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9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7909in"/>
    </style:style>
    <style:style style:name="co5" style:family="table-column">
      <style:table-column-properties fo:break-before="auto" style:column-width="3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661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3.2744in"/>
    </style:style>
    <style:style style:name="co10" style:family="table-column">
      <style:table-column-properties fo:break-before="auto" style:column-width="3.1362in"/>
    </style:style>
    <style:style style:name="co11" style:family="table-column">
      <style:table-column-properties fo:break-before="auto" style:column-width="3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od-encoding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HanoiTower/0004-hanoi_tower-60-0.asp</text:p>
          </table:table-cell>
          <table:table-cell office:value-type="float" office:value="415.55" calcext:value-type="float">
            <text:p>415.55</text:p>
          </table:table-cell>
          <table:table-cell office:value-type="float" office:value="415.459" calcext:value-type="float">
            <text:p>415.459</text:p>
          </table:table-cell>
          <table:table-cell office:value-type="float" office:value="3140130" calcext:value-type="float">
            <text:p>3140130</text:p>
          </table:table-cell>
          <table:table-cell office:value-type="float" office:value="2715388" calcext:value-type="float">
            <text:p>271538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70997" calcext:value-type="float">
            <text:p>9770997</text:p>
          </table:table-cell>
          <table:table-cell office:value-type="float" office:value="7132096" calcext:value-type="float">
            <text:p>713209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06582" calcext:value-type="float">
            <text:p>9006582</text:p>
          </table:table-cell>
          <table:table-cell office:value-type="float" office:value="6754867" calcext:value-type="float">
            <text:p>675486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84882" calcext:value-type="float">
            <text:p>8584882</text:p>
          </table:table-cell>
          <table:table-cell office:value-type="float" office:value="6397977" calcext:value-type="float">
            <text:p>639797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6348" calcext:value-type="float">
            <text:p>9036348</text:p>
          </table:table-cell>
          <table:table-cell office:value-type="float" office:value="6683976" calcext:value-type="float">
            <text:p>668397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42018" calcext:value-type="float">
            <text:p>8942018</text:p>
          </table:table-cell>
          <table:table-cell office:value-type="float" office:value="6546675" calcext:value-type="float">
            <text:p>65466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40609" calcext:value-type="float">
            <text:p>8840609</text:p>
          </table:table-cell>
          <table:table-cell office:value-type="float" office:value="6573352" calcext:value-type="float">
            <text:p>657335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MIN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IN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IN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IN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IN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IN([.$M3];[#REF!];[.$S3];[#REF!];[.$Y3];[#REF!];[.$AE3];[#REF!];[.$AK3];[#REF!];[.$AQ3];[#REF!])" office:value-type="string" office:string-value="" calcext:value-type="error">
            <text:p>#REF!</text:p>
          </table:table-cell>
          <table:table-cell table:formula="of:=MEDIAN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EDIAN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EDIAN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EDIAN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EDIAN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EDIAN([.$M3];[#REF!];[.$S3];[#REF!];[.$Y3];[#REF!];[.$AE3];[#REF!];[.$AK3];[#REF!];[.$AQ3];[#REF!])" office:value-type="string" office:string-value="" calcext:value-type="error">
            <text:p>#REF!</text:p>
          </table:table-cell>
          <table:table-cell table:formula="of:=MAX([.$H3];[#REF!];[.$N3];[#REF!];[.$T3];[#REF!];[.$Z3];[#REF!];[.$AF3];[#REF!];[.$AL3];[#REF!])" office:value-type="string" office:string-value="" calcext:value-type="error">
            <text:p>#REF!</text:p>
          </table:table-cell>
          <table:table-cell table:formula="of:=MAX([.$I3];[#REF!];[.$O3];[#REF!];[.$U3];[#REF!];[.$AA3];[#REF!];[.$AG3];[#REF!];[.$AM3];[#REF!])" office:value-type="string" office:string-value="" calcext:value-type="error">
            <text:p>#REF!</text:p>
          </table:table-cell>
          <table:table-cell table:formula="of:=MAX([.$J3];[#REF!];[.$P3];[#REF!];[.$V3];[#REF!];[.$AB3];[#REF!];[.$AH3];[#REF!];[.$AN3];[#REF!])" office:value-type="string" office:string-value="" calcext:value-type="error">
            <text:p>#REF!</text:p>
          </table:table-cell>
          <table:table-cell table:formula="of:=MAX([.$K3];[#REF!];[.$Q3];[#REF!];[.$W3];[#REF!];[.$AC3];[#REF!];[.$AI3];[#REF!];[.$AO3];[#REF!])" office:value-type="string" office:string-value="" calcext:value-type="error">
            <text:p>#REF!</text:p>
          </table:table-cell>
          <table:table-cell table:formula="of:=MAX([.$L3];[#REF!];[.$R3];[#REF!];[.$X3];[#REF!];[.$AD3];[#REF!];[.$AJ3];[#REF!];[.$AP3];[#REF!])" office:value-type="string" office:string-value="" calcext:value-type="error">
            <text:p>#REF!</text:p>
          </table:table-cell>
          <table:table-cell table:formula="of:=MAX([.$M3];[#REF!];[.$S3];[#REF!];[.$Y3];[#REF!];[.$AE3];[#REF!];[.$AK3];[#REF!];[.$AQ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05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35844" calcext:value-type="float">
            <text:p>5835844</text:p>
          </table:table-cell>
          <table:table-cell office:value-type="float" office:value="5036308" calcext:value-type="float">
            <text:p>503630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25181" calcext:value-type="float">
            <text:p>9525181</text:p>
          </table:table-cell>
          <table:table-cell office:value-type="float" office:value="6921215" calcext:value-type="float">
            <text:p>692121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1326" calcext:value-type="float">
            <text:p>8701326</text:p>
          </table:table-cell>
          <table:table-cell office:value-type="float" office:value="6323512" calcext:value-type="float">
            <text:p>632351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61735" calcext:value-type="float">
            <text:p>8461735</text:p>
          </table:table-cell>
          <table:table-cell office:value-type="float" office:value="6209053" calcext:value-type="float">
            <text:p>620905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69291" calcext:value-type="float">
            <text:p>9369291</text:p>
          </table:table-cell>
          <table:table-cell office:value-type="float" office:value="6835356" calcext:value-type="float">
            <text:p>683535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77130" calcext:value-type="float">
            <text:p>8177130</text:p>
          </table:table-cell>
          <table:table-cell office:value-type="float" office:value="6075464" calcext:value-type="float">
            <text:p>607546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90295" calcext:value-type="float">
            <text:p>8690295</text:p>
          </table:table-cell>
          <table:table-cell office:value-type="float" office:value="6384649" calcext:value-type="float">
            <text:p>638464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MIN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IN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IN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IN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IN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IN([.$M4];[#REF!];[.$S4];[#REF!];[.$Y4];[#REF!];[.$AE4];[#REF!];[.$AK4];[#REF!];[.$AQ4];[#REF!])" office:value-type="string" office:string-value="" calcext:value-type="error">
            <text:p>#REF!</text:p>
          </table:table-cell>
          <table:table-cell table:formula="of:=MEDIAN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EDIAN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EDIAN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EDIAN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EDIAN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EDIAN([.$M4];[#REF!];[.$S4];[#REF!];[.$Y4];[#REF!];[.$AE4];[#REF!];[.$AK4];[#REF!];[.$AQ4];[#REF!])" office:value-type="string" office:string-value="" calcext:value-type="error">
            <text:p>#REF!</text:p>
          </table:table-cell>
          <table:table-cell table:formula="of:=MAX([.$H4];[#REF!];[.$N4];[#REF!];[.$T4];[#REF!];[.$Z4];[#REF!];[.$AF4];[#REF!];[.$AL4];[#REF!])" office:value-type="string" office:string-value="" calcext:value-type="error">
            <text:p>#REF!</text:p>
          </table:table-cell>
          <table:table-cell table:formula="of:=MAX([.$I4];[#REF!];[.$O4];[#REF!];[.$U4];[#REF!];[.$AA4];[#REF!];[.$AG4];[#REF!];[.$AM4];[#REF!])" office:value-type="string" office:string-value="" calcext:value-type="error">
            <text:p>#REF!</text:p>
          </table:table-cell>
          <table:table-cell table:formula="of:=MAX([.$J4];[#REF!];[.$P4];[#REF!];[.$V4];[#REF!];[.$AB4];[#REF!];[.$AH4];[#REF!];[.$AN4];[#REF!])" office:value-type="string" office:string-value="" calcext:value-type="error">
            <text:p>#REF!</text:p>
          </table:table-cell>
          <table:table-cell table:formula="of:=MAX([.$K4];[#REF!];[.$Q4];[#REF!];[.$W4];[#REF!];[.$AC4];[#REF!];[.$AI4];[#REF!];[.$AO4];[#REF!])" office:value-type="string" office:string-value="" calcext:value-type="error">
            <text:p>#REF!</text:p>
          </table:table-cell>
          <table:table-cell table:formula="of:=MAX([.$L4];[#REF!];[.$R4];[#REF!];[.$X4];[#REF!];[.$AD4];[#REF!];[.$AJ4];[#REF!];[.$AP4];[#REF!])" office:value-type="string" office:string-value="" calcext:value-type="error">
            <text:p>#REF!</text:p>
          </table:table-cell>
          <table:table-cell table:formula="of:=MAX([.$M4];[#REF!];[.$S4];[#REF!];[.$Y4];[#REF!];[.$AE4];[#REF!];[.$AK4];[#REF!];[.$AQ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07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63690" calcext:value-type="float">
            <text:p>6263690</text:p>
          </table:table-cell>
          <table:table-cell office:value-type="float" office:value="5353913" calcext:value-type="float">
            <text:p>535391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08847" calcext:value-type="float">
            <text:p>9608847</text:p>
          </table:table-cell>
          <table:table-cell office:value-type="float" office:value="6886305" calcext:value-type="float">
            <text:p>688630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08288" calcext:value-type="float">
            <text:p>9108288</text:p>
          </table:table-cell>
          <table:table-cell office:value-type="float" office:value="6587719" calcext:value-type="float">
            <text:p>658771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80884" calcext:value-type="float">
            <text:p>7980884</text:p>
          </table:table-cell>
          <table:table-cell office:value-type="float" office:value="5893091" calcext:value-type="float">
            <text:p>589309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44697" calcext:value-type="float">
            <text:p>9244697</text:p>
          </table:table-cell>
          <table:table-cell office:value-type="float" office:value="6675944" calcext:value-type="float">
            <text:p>667594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9314" calcext:value-type="float">
            <text:p>8709314</text:p>
          </table:table-cell>
          <table:table-cell office:value-type="float" office:value="6413655" calcext:value-type="float">
            <text:p>64136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03934" calcext:value-type="float">
            <text:p>8603934</text:p>
          </table:table-cell>
          <table:table-cell office:value-type="float" office:value="6188992" calcext:value-type="float">
            <text:p>618899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MIN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IN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IN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IN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IN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IN([.$M5];[#REF!];[.$S5];[#REF!];[.$Y5];[#REF!];[.$AE5];[#REF!];[.$AK5];[#REF!];[.$AQ5];[#REF!])" office:value-type="string" office:string-value="" calcext:value-type="error">
            <text:p>#REF!</text:p>
          </table:table-cell>
          <table:table-cell table:formula="of:=MEDIAN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EDIAN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EDIAN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EDIAN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EDIAN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EDIAN([.$M5];[#REF!];[.$S5];[#REF!];[.$Y5];[#REF!];[.$AE5];[#REF!];[.$AK5];[#REF!];[.$AQ5];[#REF!])" office:value-type="string" office:string-value="" calcext:value-type="error">
            <text:p>#REF!</text:p>
          </table:table-cell>
          <table:table-cell table:formula="of:=MAX([.$H5];[#REF!];[.$N5];[#REF!];[.$T5];[#REF!];[.$Z5];[#REF!];[.$AF5];[#REF!];[.$AL5];[#REF!])" office:value-type="string" office:string-value="" calcext:value-type="error">
            <text:p>#REF!</text:p>
          </table:table-cell>
          <table:table-cell table:formula="of:=MAX([.$I5];[#REF!];[.$O5];[#REF!];[.$U5];[#REF!];[.$AA5];[#REF!];[.$AG5];[#REF!];[.$AM5];[#REF!])" office:value-type="string" office:string-value="" calcext:value-type="error">
            <text:p>#REF!</text:p>
          </table:table-cell>
          <table:table-cell table:formula="of:=MAX([.$J5];[#REF!];[.$P5];[#REF!];[.$V5];[#REF!];[.$AB5];[#REF!];[.$AH5];[#REF!];[.$AN5];[#REF!])" office:value-type="string" office:string-value="" calcext:value-type="error">
            <text:p>#REF!</text:p>
          </table:table-cell>
          <table:table-cell table:formula="of:=MAX([.$K5];[#REF!];[.$Q5];[#REF!];[.$W5];[#REF!];[.$AC5];[#REF!];[.$AI5];[#REF!];[.$AO5];[#REF!])" office:value-type="string" office:string-value="" calcext:value-type="error">
            <text:p>#REF!</text:p>
          </table:table-cell>
          <table:table-cell table:formula="of:=MAX([.$L5];[#REF!];[.$R5];[#REF!];[.$X5];[#REF!];[.$AD5];[#REF!];[.$AJ5];[#REF!];[.$AP5];[#REF!])" office:value-type="string" office:string-value="" calcext:value-type="error">
            <text:p>#REF!</text:p>
          </table:table-cell>
          <table:table-cell table:formula="of:=MAX([.$M5];[#REF!];[.$S5];[#REF!];[.$Y5];[#REF!];[.$AE5];[#REF!];[.$AK5];[#REF!];[.$AQ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08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43592" calcext:value-type="float">
            <text:p>6743592</text:p>
          </table:table-cell>
          <table:table-cell office:value-type="float" office:value="5690599" calcext:value-type="float">
            <text:p>569059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53160" calcext:value-type="float">
            <text:p>9253160</text:p>
          </table:table-cell>
          <table:table-cell office:value-type="float" office:value="6657154" calcext:value-type="float">
            <text:p>665715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92558" calcext:value-type="float">
            <text:p>8392558</text:p>
          </table:table-cell>
          <table:table-cell office:value-type="float" office:value="4686755" calcext:value-type="float">
            <text:p>468675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03485" calcext:value-type="float">
            <text:p>8103485</text:p>
          </table:table-cell>
          <table:table-cell office:value-type="float" office:value="5794694" calcext:value-type="float">
            <text:p>579469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87167" calcext:value-type="float">
            <text:p>8787167</text:p>
          </table:table-cell>
          <table:table-cell office:value-type="float" office:value="6331563" calcext:value-type="float">
            <text:p>633156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40778" calcext:value-type="float">
            <text:p>8740778</text:p>
          </table:table-cell>
          <table:table-cell office:value-type="float" office:value="6427543" calcext:value-type="float">
            <text:p>642754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9919" calcext:value-type="float">
            <text:p>8629919</text:p>
          </table:table-cell>
          <table:table-cell office:value-type="float" office:value="6361738" calcext:value-type="float">
            <text:p>636173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MIN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IN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IN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IN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IN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IN([.$M6];[#REF!];[.$S6];[#REF!];[.$Y6];[#REF!];[.$AE6];[#REF!];[.$AK6];[#REF!];[.$AQ6];[#REF!])" office:value-type="string" office:string-value="" calcext:value-type="error">
            <text:p>#REF!</text:p>
          </table:table-cell>
          <table:table-cell table:formula="of:=MEDIAN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EDIAN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EDIAN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EDIAN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EDIAN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EDIAN([.$M6];[#REF!];[.$S6];[#REF!];[.$Y6];[#REF!];[.$AE6];[#REF!];[.$AK6];[#REF!];[.$AQ6];[#REF!])" office:value-type="string" office:string-value="" calcext:value-type="error">
            <text:p>#REF!</text:p>
          </table:table-cell>
          <table:table-cell table:formula="of:=MAX([.$H6];[#REF!];[.$N6];[#REF!];[.$T6];[#REF!];[.$Z6];[#REF!];[.$AF6];[#REF!];[.$AL6];[#REF!])" office:value-type="string" office:string-value="" calcext:value-type="error">
            <text:p>#REF!</text:p>
          </table:table-cell>
          <table:table-cell table:formula="of:=MAX([.$I6];[#REF!];[.$O6];[#REF!];[.$U6];[#REF!];[.$AA6];[#REF!];[.$AG6];[#REF!];[.$AM6];[#REF!])" office:value-type="string" office:string-value="" calcext:value-type="error">
            <text:p>#REF!</text:p>
          </table:table-cell>
          <table:table-cell table:formula="of:=MAX([.$J6];[#REF!];[.$P6];[#REF!];[.$V6];[#REF!];[.$AB6];[#REF!];[.$AH6];[#REF!];[.$AN6];[#REF!])" office:value-type="string" office:string-value="" calcext:value-type="error">
            <text:p>#REF!</text:p>
          </table:table-cell>
          <table:table-cell table:formula="of:=MAX([.$K6];[#REF!];[.$Q6];[#REF!];[.$W6];[#REF!];[.$AC6];[#REF!];[.$AI6];[#REF!];[.$AO6];[#REF!])" office:value-type="string" office:string-value="" calcext:value-type="error">
            <text:p>#REF!</text:p>
          </table:table-cell>
          <table:table-cell table:formula="of:=MAX([.$L6];[#REF!];[.$R6];[#REF!];[.$X6];[#REF!];[.$AD6];[#REF!];[.$AJ6];[#REF!];[.$AP6];[#REF!])" office:value-type="string" office:string-value="" calcext:value-type="error">
            <text:p>#REF!</text:p>
          </table:table-cell>
          <table:table-cell table:formula="of:=MAX([.$M6];[#REF!];[.$S6];[#REF!];[.$Y6];[#REF!];[.$AE6];[#REF!];[.$AK6];[#REF!];[.$AQ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13-hanoi_tower-32-0.asp</text:p>
          </table:table-cell>
          <table:table-cell office:value-type="float" office:value="525.39" calcext:value-type="float">
            <text:p>525.39</text:p>
          </table:table-cell>
          <table:table-cell office:value-type="float" office:value="525.305" calcext:value-type="float">
            <text:p>525.305</text:p>
          </table:table-cell>
          <table:table-cell office:value-type="float" office:value="4626910" calcext:value-type="float">
            <text:p>4626910</text:p>
          </table:table-cell>
          <table:table-cell office:value-type="float" office:value="4108903" calcext:value-type="float">
            <text:p>41089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92165" calcext:value-type="float">
            <text:p>10892165</text:p>
          </table:table-cell>
          <table:table-cell office:value-type="float" office:value="8250593" calcext:value-type="float">
            <text:p>825059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46635" calcext:value-type="float">
            <text:p>9546635</text:p>
          </table:table-cell>
          <table:table-cell office:value-type="float" office:value="7477824" calcext:value-type="float">
            <text:p>747782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43102" calcext:value-type="float">
            <text:p>8543102</text:p>
          </table:table-cell>
          <table:table-cell office:value-type="float" office:value="6717972" calcext:value-type="float">
            <text:p>67179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07402" calcext:value-type="float">
            <text:p>10107402</text:p>
          </table:table-cell>
          <table:table-cell office:value-type="float" office:value="7804709" calcext:value-type="float">
            <text:p>78047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30398" calcext:value-type="float">
            <text:p>10630398</text:p>
          </table:table-cell>
          <table:table-cell office:value-type="float" office:value="8120748" calcext:value-type="float">
            <text:p>812074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74170" calcext:value-type="float">
            <text:p>9574170</text:p>
          </table:table-cell>
          <table:table-cell office:value-type="float" office:value="7440799" calcext:value-type="float">
            <text:p>744079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MIN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IN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IN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IN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IN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IN([.$M7];[#REF!];[.$S7];[#REF!];[.$Y7];[#REF!];[.$AE7];[#REF!];[.$AK7];[#REF!];[.$AQ7];[#REF!])" office:value-type="string" office:string-value="" calcext:value-type="error">
            <text:p>#REF!</text:p>
          </table:table-cell>
          <table:table-cell table:formula="of:=MEDIAN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EDIAN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EDIAN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EDIAN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EDIAN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EDIAN([.$M7];[#REF!];[.$S7];[#REF!];[.$Y7];[#REF!];[.$AE7];[#REF!];[.$AK7];[#REF!];[.$AQ7];[#REF!])" office:value-type="string" office:string-value="" calcext:value-type="error">
            <text:p>#REF!</text:p>
          </table:table-cell>
          <table:table-cell table:formula="of:=MAX([.$H7];[#REF!];[.$N7];[#REF!];[.$T7];[#REF!];[.$Z7];[#REF!];[.$AF7];[#REF!];[.$AL7];[#REF!])" office:value-type="string" office:string-value="" calcext:value-type="error">
            <text:p>#REF!</text:p>
          </table:table-cell>
          <table:table-cell table:formula="of:=MAX([.$I7];[#REF!];[.$O7];[#REF!];[.$U7];[#REF!];[.$AA7];[#REF!];[.$AG7];[#REF!];[.$AM7];[#REF!])" office:value-type="string" office:string-value="" calcext:value-type="error">
            <text:p>#REF!</text:p>
          </table:table-cell>
          <table:table-cell table:formula="of:=MAX([.$J7];[#REF!];[.$P7];[#REF!];[.$V7];[#REF!];[.$AB7];[#REF!];[.$AH7];[#REF!];[.$AN7];[#REF!])" office:value-type="string" office:string-value="" calcext:value-type="error">
            <text:p>#REF!</text:p>
          </table:table-cell>
          <table:table-cell table:formula="of:=MAX([.$K7];[#REF!];[.$Q7];[#REF!];[.$W7];[#REF!];[.$AC7];[#REF!];[.$AI7];[#REF!];[.$AO7];[#REF!])" office:value-type="string" office:string-value="" calcext:value-type="error">
            <text:p>#REF!</text:p>
          </table:table-cell>
          <table:table-cell table:formula="of:=MAX([.$L7];[#REF!];[.$R7];[#REF!];[.$X7];[#REF!];[.$AD7];[#REF!];[.$AJ7];[#REF!];[.$AP7];[#REF!])" office:value-type="string" office:string-value="" calcext:value-type="error">
            <text:p>#REF!</text:p>
          </table:table-cell>
          <table:table-cell table:formula="of:=MAX([.$M7];[#REF!];[.$S7];[#REF!];[.$Y7];[#REF!];[.$AE7];[#REF!];[.$AK7];[#REF!];[.$AQ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21-hanoi_tower-40-0.asp</text:p>
          </table:table-cell>
          <table:table-cell office:value-type="float" office:value="220.29" calcext:value-type="float">
            <text:p>220.29</text:p>
          </table:table-cell>
          <table:table-cell office:value-type="float" office:value="220.209" calcext:value-type="float">
            <text:p>220.209</text:p>
          </table:table-cell>
          <table:table-cell office:value-type="float" office:value="2001644" calcext:value-type="float">
            <text:p>2001644</text:p>
          </table:table-cell>
          <table:table-cell office:value-type="float" office:value="1734777" calcext:value-type="float">
            <text:p>17347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63989" calcext:value-type="float">
            <text:p>11263989</text:p>
          </table:table-cell>
          <table:table-cell office:value-type="float" office:value="8014342" calcext:value-type="float">
            <text:p>801434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90641" calcext:value-type="float">
            <text:p>9190641</text:p>
          </table:table-cell>
          <table:table-cell office:value-type="float" office:value="6976014" calcext:value-type="float">
            <text:p>69760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31884" calcext:value-type="float">
            <text:p>8031884</text:p>
          </table:table-cell>
          <table:table-cell office:value-type="float" office:value="6089634" calcext:value-type="float">
            <text:p>60896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74704" calcext:value-type="float">
            <text:p>9474704</text:p>
          </table:table-cell>
          <table:table-cell office:value-type="float" office:value="7131472" calcext:value-type="float">
            <text:p>71314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0815" calcext:value-type="float">
            <text:p>9990815</text:p>
          </table:table-cell>
          <table:table-cell office:value-type="float" office:value="7446638" calcext:value-type="float">
            <text:p>74466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08545" calcext:value-type="float">
            <text:p>9708545</text:p>
          </table:table-cell>
          <table:table-cell office:value-type="float" office:value="7387081" calcext:value-type="float">
            <text:p>73870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MIN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IN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IN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IN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IN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IN([.$M8];[#REF!];[.$S8];[#REF!];[.$Y8];[#REF!];[.$AE8];[#REF!];[.$AK8];[#REF!];[.$AQ8];[#REF!])" office:value-type="string" office:string-value="" calcext:value-type="error">
            <text:p>#REF!</text:p>
          </table:table-cell>
          <table:table-cell table:formula="of:=MEDIAN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EDIAN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EDIAN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EDIAN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EDIAN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EDIAN([.$M8];[#REF!];[.$S8];[#REF!];[.$Y8];[#REF!];[.$AE8];[#REF!];[.$AK8];[#REF!];[.$AQ8];[#REF!])" office:value-type="string" office:string-value="" calcext:value-type="error">
            <text:p>#REF!</text:p>
          </table:table-cell>
          <table:table-cell table:formula="of:=MAX([.$H8];[#REF!];[.$N8];[#REF!];[.$T8];[#REF!];[.$Z8];[#REF!];[.$AF8];[#REF!];[.$AL8];[#REF!])" office:value-type="string" office:string-value="" calcext:value-type="error">
            <text:p>#REF!</text:p>
          </table:table-cell>
          <table:table-cell table:formula="of:=MAX([.$I8];[#REF!];[.$O8];[#REF!];[.$U8];[#REF!];[.$AA8];[#REF!];[.$AG8];[#REF!];[.$AM8];[#REF!])" office:value-type="string" office:string-value="" calcext:value-type="error">
            <text:p>#REF!</text:p>
          </table:table-cell>
          <table:table-cell table:formula="of:=MAX([.$J8];[#REF!];[.$P8];[#REF!];[.$V8];[#REF!];[.$AB8];[#REF!];[.$AH8];[#REF!];[.$AN8];[#REF!])" office:value-type="string" office:string-value="" calcext:value-type="error">
            <text:p>#REF!</text:p>
          </table:table-cell>
          <table:table-cell table:formula="of:=MAX([.$K8];[#REF!];[.$Q8];[#REF!];[.$W8];[#REF!];[.$AC8];[#REF!];[.$AI8];[#REF!];[.$AO8];[#REF!])" office:value-type="string" office:string-value="" calcext:value-type="error">
            <text:p>#REF!</text:p>
          </table:table-cell>
          <table:table-cell table:formula="of:=MAX([.$L8];[#REF!];[.$R8];[#REF!];[.$X8];[#REF!];[.$AD8];[#REF!];[.$AJ8];[#REF!];[.$AP8];[#REF!])" office:value-type="string" office:string-value="" calcext:value-type="error">
            <text:p>#REF!</text:p>
          </table:table-cell>
          <table:table-cell table:formula="of:=MAX([.$M8];[#REF!];[.$S8];[#REF!];[.$Y8];[#REF!];[.$AE8];[#REF!];[.$AK8];[#REF!];[.$AQ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22-hanoi_tower-60-0.asp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55" calcext:value-type="float">
            <text:p>31.255</text:p>
          </table:table-cell>
          <table:table-cell office:value-type="float" office:value="413204" calcext:value-type="float">
            <text:p>413204</text:p>
          </table:table-cell>
          <table:table-cell office:value-type="float" office:value="365688" calcext:value-type="float">
            <text:p>3656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.24" calcext:value-type="float">
            <text:p>14.24</text:p>
          </table:table-cell>
          <table:table-cell office:value-type="float" office:value="13.611" calcext:value-type="float">
            <text:p>13.611</text:p>
          </table:table-cell>
          <table:table-cell office:value-type="float" office:value="216345" calcext:value-type="float">
            <text:p>216345</text:p>
          </table:table-cell>
          <table:table-cell office:value-type="float" office:value="135678" calcext:value-type="float">
            <text:p>13567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8648" calcext:value-type="float">
            <text:p>118648</text:p>
          </table:table-cell>
          <table:table-cell office:value-type="float" office:value="77037" calcext:value-type="float">
            <text:p>77037</text:p>
          </table:table-cell>
          <table:table-cell office:value-type="float" office:value="85" calcext:value-type="float">
            <text:p>85</text:p>
          </table:table-cell>
          <table:table-cell office:value-type="float" office:value="920" calcext:value-type="float">
            <text:p>920</text:p>
          </table:table-cell>
          <table:table-cell office:value-type="float" office:value="10.6" calcext:value-type="float">
            <text:p>10.6</text:p>
          </table:table-cell>
          <table:table-cell office:value-type="float" office:value="9.907" calcext:value-type="float">
            <text:p>9.907</text:p>
          </table:table-cell>
          <table:table-cell office:value-type="float" office:value="115358" calcext:value-type="float">
            <text:p>115358</text:p>
          </table:table-cell>
          <table:table-cell office:value-type="float" office:value="74935" calcext:value-type="float">
            <text:p>74935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office:value-type="float" office:value="14.95" calcext:value-type="float">
            <text:p>14.95</text:p>
          </table:table-cell>
          <table:table-cell office:value-type="float" office:value="14.394" calcext:value-type="float">
            <text:p>14.394</text:p>
          </table:table-cell>
          <table:table-cell office:value-type="float" office:value="186716" calcext:value-type="float">
            <text:p>186716</text:p>
          </table:table-cell>
          <table:table-cell office:value-type="float" office:value="118665" calcext:value-type="float">
            <text:p>118665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.82" calcext:value-type="float">
            <text:p>14.82</text:p>
          </table:table-cell>
          <table:table-cell office:value-type="float" office:value="14.115" calcext:value-type="float">
            <text:p>14.115</text:p>
          </table:table-cell>
          <table:table-cell office:value-type="float" office:value="205473" calcext:value-type="float">
            <text:p>205473</text:p>
          </table:table-cell>
          <table:table-cell office:value-type="float" office:value="131151" calcext:value-type="float">
            <text:p>131151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7.93" calcext:value-type="float">
            <text:p>7.93</text:p>
          </table:table-cell>
          <table:table-cell office:value-type="float" office:value="7.151" calcext:value-type="float">
            <text:p>7.151</text:p>
          </table:table-cell>
          <table:table-cell office:value-type="float" office:value="86613" calcext:value-type="float">
            <text:p>86613</text:p>
          </table:table-cell>
          <table:table-cell office:value-type="float" office:value="56110" calcext:value-type="float">
            <text:p>56110</text:p>
          </table:table-cell>
          <table:table-cell office:value-type="float" office:value="53" calcext:value-type="float">
            <text:p>53</text:p>
          </table:table-cell>
          <table:table-cell office:value-type="float" office:value="451" calcext:value-type="float">
            <text:p>451</text:p>
          </table:table-cell>
          <table:table-cell table:formula="of:=MIN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IN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IN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IN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IN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IN([.$M9];[#REF!];[.$S9];[#REF!];[.$Y9];[#REF!];[.$AE9];[#REF!];[.$AK9];[#REF!];[.$AQ9];[#REF!])" office:value-type="string" office:string-value="" calcext:value-type="error">
            <text:p>#REF!</text:p>
          </table:table-cell>
          <table:table-cell table:formula="of:=MEDIAN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EDIAN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EDIAN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EDIAN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EDIAN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EDIAN([.$M9];[#REF!];[.$S9];[#REF!];[.$Y9];[#REF!];[.$AE9];[#REF!];[.$AK9];[#REF!];[.$AQ9];[#REF!])" office:value-type="string" office:string-value="" calcext:value-type="error">
            <text:p>#REF!</text:p>
          </table:table-cell>
          <table:table-cell table:formula="of:=MAX([.$H9];[#REF!];[.$N9];[#REF!];[.$T9];[#REF!];[.$Z9];[#REF!];[.$AF9];[#REF!];[.$AL9];[#REF!])" office:value-type="string" office:string-value="" calcext:value-type="error">
            <text:p>#REF!</text:p>
          </table:table-cell>
          <table:table-cell table:formula="of:=MAX([.$I9];[#REF!];[.$O9];[#REF!];[.$U9];[#REF!];[.$AA9];[#REF!];[.$AG9];[#REF!];[.$AM9];[#REF!])" office:value-type="string" office:string-value="" calcext:value-type="error">
            <text:p>#REF!</text:p>
          </table:table-cell>
          <table:table-cell table:formula="of:=MAX([.$J9];[#REF!];[.$P9];[#REF!];[.$V9];[#REF!];[.$AB9];[#REF!];[.$AH9];[#REF!];[.$AN9];[#REF!])" office:value-type="string" office:string-value="" calcext:value-type="error">
            <text:p>#REF!</text:p>
          </table:table-cell>
          <table:table-cell table:formula="of:=MAX([.$K9];[#REF!];[.$Q9];[#REF!];[.$W9];[#REF!];[.$AC9];[#REF!];[.$AI9];[#REF!];[.$AO9];[#REF!])" office:value-type="string" office:string-value="" calcext:value-type="error">
            <text:p>#REF!</text:p>
          </table:table-cell>
          <table:table-cell table:formula="of:=MAX([.$L9];[#REF!];[.$R9];[#REF!];[.$X9];[#REF!];[.$AD9];[#REF!];[.$AJ9];[#REF!];[.$AP9];[#REF!])" office:value-type="string" office:string-value="" calcext:value-type="error">
            <text:p>#REF!</text:p>
          </table:table-cell>
          <table:table-cell table:formula="of:=MAX([.$M9];[#REF!];[.$S9];[#REF!];[.$Y9];[#REF!];[.$AE9];[#REF!];[.$AK9];[#REF!];[.$AQ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23-hanoi_tower-60-0.asp</text:p>
          </table:table-cell>
          <table:table-cell office:value-type="float" office:value="34.01" calcext:value-type="float">
            <text:p>34.01</text:p>
          </table:table-cell>
          <table:table-cell office:value-type="float" office:value="33.926" calcext:value-type="float">
            <text:p>33.926</text:p>
          </table:table-cell>
          <table:table-cell office:value-type="float" office:value="427140" calcext:value-type="float">
            <text:p>427140</text:p>
          </table:table-cell>
          <table:table-cell office:value-type="float" office:value="373319" calcext:value-type="float">
            <text:p>3733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7.878" calcext:value-type="float">
            <text:p>7.878</text:p>
          </table:table-cell>
          <table:table-cell office:value-type="float" office:value="99944" calcext:value-type="float">
            <text:p>99944</text:p>
          </table:table-cell>
          <table:table-cell office:value-type="float" office:value="69004" calcext:value-type="float">
            <text:p>690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1.02" calcext:value-type="float">
            <text:p>21.02</text:p>
          </table:table-cell>
          <table:table-cell office:value-type="float" office:value="20.112" calcext:value-type="float">
            <text:p>20.112</text:p>
          </table:table-cell>
          <table:table-cell office:value-type="float" office:value="195798" calcext:value-type="float">
            <text:p>195798</text:p>
          </table:table-cell>
          <table:table-cell office:value-type="float" office:value="141231" calcext:value-type="float">
            <text:p>141231</text:p>
          </table:table-cell>
          <table:table-cell office:value-type="float" office:value="79" calcext:value-type="float">
            <text:p>79</text:p>
          </table:table-cell>
          <table:table-cell office:value-type="float" office:value="996" calcext:value-type="float">
            <text:p>996</text:p>
          </table:table-cell>
          <table:table-cell office:value-type="float" office:value="15.78" calcext:value-type="float">
            <text:p>15.78</text:p>
          </table:table-cell>
          <table:table-cell office:value-type="float" office:value="15.158" calcext:value-type="float">
            <text:p>15.158</text:p>
          </table:table-cell>
          <table:table-cell office:value-type="float" office:value="173945" calcext:value-type="float">
            <text:p>173945</text:p>
          </table:table-cell>
          <table:table-cell office:value-type="float" office:value="122914" calcext:value-type="float">
            <text:p>122914</text:p>
          </table:table-cell>
          <table:table-cell office:value-type="float" office:value="65" calcext:value-type="float">
            <text:p>65</text:p>
          </table:table-cell>
          <table:table-cell office:value-type="float" office:value="720" calcext:value-type="float">
            <text:p>720</text:p>
          </table:table-cell>
          <table:table-cell office:value-type="float" office:value="9.89" calcext:value-type="float">
            <text:p>9.89</text:p>
          </table:table-cell>
          <table:table-cell office:value-type="float" office:value="9.274" calcext:value-type="float">
            <text:p>9.274</text:p>
          </table:table-cell>
          <table:table-cell office:value-type="float" office:value="100610" calcext:value-type="float">
            <text:p>100610</text:p>
          </table:table-cell>
          <table:table-cell office:value-type="float" office:value="72208" calcext:value-type="float">
            <text:p>7220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9.41" calcext:value-type="float">
            <text:p>9.41</text:p>
          </table:table-cell>
          <table:table-cell office:value-type="float" office:value="8.752" calcext:value-type="float">
            <text:p>8.752</text:p>
          </table:table-cell>
          <table:table-cell office:value-type="float" office:value="103696" calcext:value-type="float">
            <text:p>103696</text:p>
          </table:table-cell>
          <table:table-cell office:value-type="float" office:value="71194" calcext:value-type="float">
            <text:p>71194</text:p>
          </table:table-cell>
          <table:table-cell office:value-type="float" office:value="44" calcext:value-type="float">
            <text:p>44</text:p>
          </table:table-cell>
          <table:table-cell office:value-type="float" office:value="209" calcext:value-type="float">
            <text:p>209</text:p>
          </table:table-cell>
          <table:table-cell office:value-type="float" office:value="10.86" calcext:value-type="float">
            <text:p>10.86</text:p>
          </table:table-cell>
          <table:table-cell office:value-type="float" office:value="10.071" calcext:value-type="float">
            <text:p>10.071</text:p>
          </table:table-cell>
          <table:table-cell office:value-type="float" office:value="105491" calcext:value-type="float">
            <text:p>105491</text:p>
          </table:table-cell>
          <table:table-cell office:value-type="float" office:value="75167" calcext:value-type="float">
            <text:p>75167</text:p>
          </table:table-cell>
          <table:table-cell office:value-type="float" office:value="54" calcext:value-type="float">
            <text:p>54</text:p>
          </table:table-cell>
          <table:table-cell office:value-type="float" office:value="561" calcext:value-type="float">
            <text:p>561</text:p>
          </table:table-cell>
          <table:table-cell table:formula="of:=MIN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IN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IN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IN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IN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IN([.$M10];[#REF!];[.$S10];[#REF!];[.$Y10];[#REF!];[.$AE10];[#REF!];[.$AK10];[#REF!];[.$AQ10];[#REF!])" office:value-type="string" office:string-value="" calcext:value-type="error">
            <text:p>#REF!</text:p>
          </table:table-cell>
          <table:table-cell table:formula="of:=MEDIAN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EDIAN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EDIAN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EDIAN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EDIAN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EDIAN([.$M10];[#REF!];[.$S10];[#REF!];[.$Y10];[#REF!];[.$AE10];[#REF!];[.$AK10];[#REF!];[.$AQ10];[#REF!])" office:value-type="string" office:string-value="" calcext:value-type="error">
            <text:p>#REF!</text:p>
          </table:table-cell>
          <table:table-cell table:formula="of:=MAX([.$H10];[#REF!];[.$N10];[#REF!];[.$T10];[#REF!];[.$Z10];[#REF!];[.$AF10];[#REF!];[.$AL10];[#REF!])" office:value-type="string" office:string-value="" calcext:value-type="error">
            <text:p>#REF!</text:p>
          </table:table-cell>
          <table:table-cell table:formula="of:=MAX([.$I10];[#REF!];[.$O10];[#REF!];[.$U10];[#REF!];[.$AA10];[#REF!];[.$AG10];[#REF!];[.$AM10];[#REF!])" office:value-type="string" office:string-value="" calcext:value-type="error">
            <text:p>#REF!</text:p>
          </table:table-cell>
          <table:table-cell table:formula="of:=MAX([.$J10];[#REF!];[.$P10];[#REF!];[.$V10];[#REF!];[.$AB10];[#REF!];[.$AH10];[#REF!];[.$AN10];[#REF!])" office:value-type="string" office:string-value="" calcext:value-type="error">
            <text:p>#REF!</text:p>
          </table:table-cell>
          <table:table-cell table:formula="of:=MAX([.$K10];[#REF!];[.$Q10];[#REF!];[.$W10];[#REF!];[.$AC10];[#REF!];[.$AI10];[#REF!];[.$AO10];[#REF!])" office:value-type="string" office:string-value="" calcext:value-type="error">
            <text:p>#REF!</text:p>
          </table:table-cell>
          <table:table-cell table:formula="of:=MAX([.$L10];[#REF!];[.$R10];[#REF!];[.$X10];[#REF!];[.$AD10];[#REF!];[.$AJ10];[#REF!];[.$AP10];[#REF!])" office:value-type="string" office:string-value="" calcext:value-type="error">
            <text:p>#REF!</text:p>
          </table:table-cell>
          <table:table-cell table:formula="of:=MAX([.$M10];[#REF!];[.$S10];[#REF!];[.$Y10];[#REF!];[.$AE10];[#REF!];[.$AK10];[#REF!];[.$AQ1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25-hanoi_tower-60-0.asp</text:p>
          </table:table-cell>
          <table:table-cell office:value-type="float" office:value="135.17" calcext:value-type="float">
            <text:p>135.17</text:p>
          </table:table-cell>
          <table:table-cell office:value-type="float" office:value="135.096" calcext:value-type="float">
            <text:p>135.096</text:p>
          </table:table-cell>
          <table:table-cell office:value-type="float" office:value="1364637" calcext:value-type="float">
            <text:p>1364637</text:p>
          </table:table-cell>
          <table:table-cell office:value-type="float" office:value="1202135" calcext:value-type="float">
            <text:p>12021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89.73" calcext:value-type="float">
            <text:p>389.73</text:p>
          </table:table-cell>
          <table:table-cell office:value-type="float" office:value="388.679" calcext:value-type="float">
            <text:p>388.679</text:p>
          </table:table-cell>
          <table:table-cell office:value-type="float" office:value="4621099" calcext:value-type="float">
            <text:p>4621099</text:p>
          </table:table-cell>
          <table:table-cell office:value-type="float" office:value="3477954" calcext:value-type="float">
            <text:p>34779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56.36" calcext:value-type="float">
            <text:p>656.36</text:p>
          </table:table-cell>
          <table:table-cell office:value-type="float" office:value="655.12" calcext:value-type="float">
            <text:p>655.12</text:p>
          </table:table-cell>
          <table:table-cell office:value-type="float" office:value="5937021" calcext:value-type="float">
            <text:p>5937021</text:p>
          </table:table-cell>
          <table:table-cell office:value-type="float" office:value="4635681" calcext:value-type="float">
            <text:p>4635681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office:value-type="float" office:value="634.935" calcext:value-type="float">
            <text:p>634.935</text:p>
          </table:table-cell>
          <table:table-cell office:value-type="float" office:value="5978516" calcext:value-type="float">
            <text:p>5978516</text:p>
          </table:table-cell>
          <table:table-cell office:value-type="float" office:value="4628788" calcext:value-type="float">
            <text:p>4628788</text:p>
          </table:table-cell>
          <table:table-cell office:value-type="float" office:value="104" calcext:value-type="float">
            <text:p>104</text:p>
          </table:table-cell>
          <table:table-cell office:value-type="float" office:value="1217" calcext:value-type="float">
            <text:p>1217</text:p>
          </table:table-cell>
          <table:table-cell office:value-type="float" office:value="567.15" calcext:value-type="float">
            <text:p>567.15</text:p>
          </table:table-cell>
          <table:table-cell office:value-type="float" office:value="566.488" calcext:value-type="float">
            <text:p>566.488</text:p>
          </table:table-cell>
          <table:table-cell office:value-type="float" office:value="5650513" calcext:value-type="float">
            <text:p>5650513</text:p>
          </table:table-cell>
          <table:table-cell office:value-type="float" office:value="4364276" calcext:value-type="float">
            <text:p>4364276</text:p>
          </table:table-cell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395.27" calcext:value-type="float">
            <text:p>395.27</text:p>
          </table:table-cell>
          <table:table-cell office:value-type="float" office:value="394.269" calcext:value-type="float">
            <text:p>394.269</text:p>
          </table:table-cell>
          <table:table-cell office:value-type="float" office:value="4411425" calcext:value-type="float">
            <text:p>4411425</text:p>
          </table:table-cell>
          <table:table-cell office:value-type="float" office:value="3229170" calcext:value-type="float">
            <text:p>3229170</text:p>
          </table:table-cell>
          <table:table-cell office:value-type="float" office:value="68" calcext:value-type="float">
            <text:p>68</text:p>
          </table:table-cell>
          <table:table-cell office:value-type="float" office:value="274" calcext:value-type="float">
            <text:p>274</text:p>
          </table:table-cell>
          <table:table-cell office:value-type="float" office:value="645.92" calcext:value-type="float">
            <text:p>645.92</text:p>
          </table:table-cell>
          <table:table-cell office:value-type="float" office:value="644.43" calcext:value-type="float">
            <text:p>644.43</text:p>
          </table:table-cell>
          <table:table-cell office:value-type="float" office:value="6497310" calcext:value-type="float">
            <text:p>6497310</text:p>
          </table:table-cell>
          <table:table-cell office:value-type="float" office:value="5064207" calcext:value-type="float">
            <text:p>5064207</text:p>
          </table:table-cell>
          <table:table-cell office:value-type="float" office:value="87" calcext:value-type="float">
            <text:p>87</text:p>
          </table:table-cell>
          <table:table-cell office:value-type="float" office:value="959" calcext:value-type="float">
            <text:p>959</text:p>
          </table:table-cell>
          <table:table-cell table:formula="of:=MIN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IN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IN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IN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IN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IN([.$M11];[#REF!];[.$S11];[#REF!];[.$Y11];[#REF!];[.$AE11];[#REF!];[.$AK11];[#REF!];[.$AQ11];[#REF!])" office:value-type="string" office:string-value="" calcext:value-type="error">
            <text:p>#REF!</text:p>
          </table:table-cell>
          <table:table-cell table:formula="of:=MEDIAN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EDIAN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EDIAN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EDIAN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EDIAN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EDIAN([.$M11];[#REF!];[.$S11];[#REF!];[.$Y11];[#REF!];[.$AE11];[#REF!];[.$AK11];[#REF!];[.$AQ11];[#REF!])" office:value-type="string" office:string-value="" calcext:value-type="error">
            <text:p>#REF!</text:p>
          </table:table-cell>
          <table:table-cell table:formula="of:=MAX([.$H11];[#REF!];[.$N11];[#REF!];[.$T11];[#REF!];[.$Z11];[#REF!];[.$AF11];[#REF!];[.$AL11];[#REF!])" office:value-type="string" office:string-value="" calcext:value-type="error">
            <text:p>#REF!</text:p>
          </table:table-cell>
          <table:table-cell table:formula="of:=MAX([.$I11];[#REF!];[.$O11];[#REF!];[.$U11];[#REF!];[.$AA11];[#REF!];[.$AG11];[#REF!];[.$AM11];[#REF!])" office:value-type="string" office:string-value="" calcext:value-type="error">
            <text:p>#REF!</text:p>
          </table:table-cell>
          <table:table-cell table:formula="of:=MAX([.$J11];[#REF!];[.$P11];[#REF!];[.$V11];[#REF!];[.$AB11];[#REF!];[.$AH11];[#REF!];[.$AN11];[#REF!])" office:value-type="string" office:string-value="" calcext:value-type="error">
            <text:p>#REF!</text:p>
          </table:table-cell>
          <table:table-cell table:formula="of:=MAX([.$K11];[#REF!];[.$Q11];[#REF!];[.$W11];[#REF!];[.$AC11];[#REF!];[.$AI11];[#REF!];[.$AO11];[#REF!])" office:value-type="string" office:string-value="" calcext:value-type="error">
            <text:p>#REF!</text:p>
          </table:table-cell>
          <table:table-cell table:formula="of:=MAX([.$L11];[#REF!];[.$R11];[#REF!];[.$X11];[#REF!];[.$AD11];[#REF!];[.$AJ11];[#REF!];[.$AP11];[#REF!])" office:value-type="string" office:string-value="" calcext:value-type="error">
            <text:p>#REF!</text:p>
          </table:table-cell>
          <table:table-cell table:formula="of:=MAX([.$M11];[#REF!];[.$S11];[#REF!];[.$Y11];[#REF!];[.$AE11];[#REF!];[.$AK11];[#REF!];[.$AQ1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32-hanoi_tower-60-0.asp</text:p>
          </table:table-cell>
          <table:table-cell office:value-type="float" office:value="11.57" calcext:value-type="float">
            <text:p>11.57</text:p>
          </table:table-cell>
          <table:table-cell office:value-type="float" office:value="11.483" calcext:value-type="float">
            <text:p>11.483</text:p>
          </table:table-cell>
          <table:table-cell office:value-type="float" office:value="156680" calcext:value-type="float">
            <text:p>156680</text:p>
          </table:table-cell>
          <table:table-cell office:value-type="float" office:value="123747" calcext:value-type="float">
            <text:p>1237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36.497" calcext:value-type="float">
            <text:p>36.497</text:p>
          </table:table-cell>
          <table:table-cell office:value-type="float" office:value="466613" calcext:value-type="float">
            <text:p>466613</text:p>
          </table:table-cell>
          <table:table-cell office:value-type="float" office:value="323099" calcext:value-type="float">
            <text:p>32309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office:value-type="float" office:value="47.234" calcext:value-type="float">
            <text:p>47.234</text:p>
          </table:table-cell>
          <table:table-cell office:value-type="float" office:value="527848" calcext:value-type="float">
            <text:p>527848</text:p>
          </table:table-cell>
          <table:table-cell office:value-type="float" office:value="381535" calcext:value-type="float">
            <text:p>381535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40.28" calcext:value-type="float">
            <text:p>40.28</text:p>
          </table:table-cell>
          <table:table-cell office:value-type="float" office:value="38.649" calcext:value-type="float">
            <text:p>38.649</text:p>
          </table:table-cell>
          <table:table-cell office:value-type="float" office:value="384379" calcext:value-type="float">
            <text:p>384379</text:p>
          </table:table-cell>
          <table:table-cell office:value-type="float" office:value="284603" calcext:value-type="float">
            <text:p>284603</text:p>
          </table:table-cell>
          <table:table-cell office:value-type="float" office:value="103" calcext:value-type="float">
            <text:p>103</text:p>
          </table:table-cell>
          <table:table-cell office:value-type="float" office:value="1500" calcext:value-type="float">
            <text:p>1500</text:p>
          </table:table-cell>
          <table:table-cell office:value-type="float" office:value="77.04" calcext:value-type="float">
            <text:p>77.04</text:p>
          </table:table-cell>
          <table:table-cell office:value-type="float" office:value="76.219" calcext:value-type="float">
            <text:p>76.219</text:p>
          </table:table-cell>
          <table:table-cell office:value-type="float" office:value="826164" calcext:value-type="float">
            <text:p>826164</text:p>
          </table:table-cell>
          <table:table-cell office:value-type="float" office:value="597155" calcext:value-type="float">
            <text:p>597155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23.75" calcext:value-type="float">
            <text:p>23.75</text:p>
          </table:table-cell>
          <table:table-cell office:value-type="float" office:value="22.595" calcext:value-type="float">
            <text:p>22.595</text:p>
          </table:table-cell>
          <table:table-cell office:value-type="float" office:value="258040" calcext:value-type="float">
            <text:p>258040</text:p>
          </table:table-cell>
          <table:table-cell office:value-type="float" office:value="186304" calcext:value-type="float">
            <text:p>186304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7.63" calcext:value-type="float">
            <text:p>47.63</text:p>
          </table:table-cell>
          <table:table-cell office:value-type="float" office:value="45.913" calcext:value-type="float">
            <text:p>45.913</text:p>
          </table:table-cell>
          <table:table-cell office:value-type="float" office:value="482935" calcext:value-type="float">
            <text:p>482935</text:p>
          </table:table-cell>
          <table:table-cell office:value-type="float" office:value="351532" calcext:value-type="float">
            <text:p>351532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table:formula="of:=MIN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IN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IN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IN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IN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IN([.$M12];[#REF!];[.$S12];[#REF!];[.$Y12];[#REF!];[.$AE12];[#REF!];[.$AK12];[#REF!];[.$AQ12];[#REF!])" office:value-type="string" office:string-value="" calcext:value-type="error">
            <text:p>#REF!</text:p>
          </table:table-cell>
          <table:table-cell table:formula="of:=MEDIAN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EDIAN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EDIAN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EDIAN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EDIAN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EDIAN([.$M12];[#REF!];[.$S12];[#REF!];[.$Y12];[#REF!];[.$AE12];[#REF!];[.$AK12];[#REF!];[.$AQ12];[#REF!])" office:value-type="string" office:string-value="" calcext:value-type="error">
            <text:p>#REF!</text:p>
          </table:table-cell>
          <table:table-cell table:formula="of:=MAX([.$H12];[#REF!];[.$N12];[#REF!];[.$T12];[#REF!];[.$Z12];[#REF!];[.$AF12];[#REF!];[.$AL12];[#REF!])" office:value-type="string" office:string-value="" calcext:value-type="error">
            <text:p>#REF!</text:p>
          </table:table-cell>
          <table:table-cell table:formula="of:=MAX([.$I12];[#REF!];[.$O12];[#REF!];[.$U12];[#REF!];[.$AA12];[#REF!];[.$AG12];[#REF!];[.$AM12];[#REF!])" office:value-type="string" office:string-value="" calcext:value-type="error">
            <text:p>#REF!</text:p>
          </table:table-cell>
          <table:table-cell table:formula="of:=MAX([.$J12];[#REF!];[.$P12];[#REF!];[.$V12];[#REF!];[.$AB12];[#REF!];[.$AH12];[#REF!];[.$AN12];[#REF!])" office:value-type="string" office:string-value="" calcext:value-type="error">
            <text:p>#REF!</text:p>
          </table:table-cell>
          <table:table-cell table:formula="of:=MAX([.$K12];[#REF!];[.$Q12];[#REF!];[.$W12];[#REF!];[.$AC12];[#REF!];[.$AI12];[#REF!];[.$AO12];[#REF!])" office:value-type="string" office:string-value="" calcext:value-type="error">
            <text:p>#REF!</text:p>
          </table:table-cell>
          <table:table-cell table:formula="of:=MAX([.$L12];[#REF!];[.$R12];[#REF!];[.$X12];[#REF!];[.$AD12];[#REF!];[.$AJ12];[#REF!];[.$AP12];[#REF!])" office:value-type="string" office:string-value="" calcext:value-type="error">
            <text:p>#REF!</text:p>
          </table:table-cell>
          <table:table-cell table:formula="of:=MAX([.$M12];[#REF!];[.$S12];[#REF!];[.$Y12];[#REF!];[.$AE12];[#REF!];[.$AK12];[#REF!];[.$AQ1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36-hanoi_tower-80-0.asp</text:p>
          </table:table-cell>
          <table:table-cell office:value-type="float" office:value="14.6" calcext:value-type="float">
            <text:p>14.6</text:p>
          </table:table-cell>
          <table:table-cell office:value-type="float" office:value="14.523" calcext:value-type="float">
            <text:p>14.523</text:p>
          </table:table-cell>
          <table:table-cell office:value-type="float" office:value="188204" calcext:value-type="float">
            <text:p>188204</text:p>
          </table:table-cell>
          <table:table-cell office:value-type="float" office:value="153938" calcext:value-type="float">
            <text:p>1539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22.422" calcext:value-type="float">
            <text:p>22.422</text:p>
          </table:table-cell>
          <table:table-cell office:value-type="float" office:value="283932" calcext:value-type="float">
            <text:p>283932</text:p>
          </table:table-cell>
          <table:table-cell office:value-type="float" office:value="199423" calcext:value-type="float">
            <text:p>1994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4.35" calcext:value-type="float">
            <text:p>94.35</text:p>
          </table:table-cell>
          <table:table-cell office:value-type="float" office:value="93.272" calcext:value-type="float">
            <text:p>93.272</text:p>
          </table:table-cell>
          <table:table-cell office:value-type="float" office:value="978564" calcext:value-type="float">
            <text:p>978564</text:p>
          </table:table-cell>
          <table:table-cell office:value-type="float" office:value="752371" calcext:value-type="float">
            <text:p>752371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70.83" calcext:value-type="float">
            <text:p>70.83</text:p>
          </table:table-cell>
          <table:table-cell office:value-type="float" office:value="69.361" calcext:value-type="float">
            <text:p>69.361</text:p>
          </table:table-cell>
          <table:table-cell office:value-type="float" office:value="679554" calcext:value-type="float">
            <text:p>679554</text:p>
          </table:table-cell>
          <table:table-cell office:value-type="float" office:value="530471" calcext:value-type="float">
            <text:p>530471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26.19" calcext:value-type="float">
            <text:p>26.19</text:p>
          </table:table-cell>
          <table:table-cell office:value-type="float" office:value="25.291" calcext:value-type="float">
            <text:p>25.291</text:p>
          </table:table-cell>
          <table:table-cell office:value-type="float" office:value="282866" calcext:value-type="float">
            <text:p>282866</text:p>
          </table:table-cell>
          <table:table-cell office:value-type="float" office:value="210028" calcext:value-type="float">
            <text:p>210028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8.83" calcext:value-type="float">
            <text:p>18.83</text:p>
          </table:table-cell>
          <table:table-cell office:value-type="float" office:value="17.544" calcext:value-type="float">
            <text:p>17.544</text:p>
          </table:table-cell>
          <table:table-cell office:value-type="float" office:value="194225" calcext:value-type="float">
            <text:p>194225</text:p>
          </table:table-cell>
          <table:table-cell office:value-type="float" office:value="148672" calcext:value-type="float">
            <text:p>148672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19.46" calcext:value-type="float">
            <text:p>19.46</text:p>
          </table:table-cell>
          <table:table-cell office:value-type="float" office:value="17.903" calcext:value-type="float">
            <text:p>17.903</text:p>
          </table:table-cell>
          <table:table-cell office:value-type="float" office:value="172543" calcext:value-type="float">
            <text:p>172543</text:p>
          </table:table-cell>
          <table:table-cell office:value-type="float" office:value="130147" calcext:value-type="float">
            <text:p>130147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table:formula="of:=MIN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IN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IN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IN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IN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IN([.$M13];[#REF!];[.$S13];[#REF!];[.$Y13];[#REF!];[.$AE13];[#REF!];[.$AK13];[#REF!];[.$AQ13];[#REF!])" office:value-type="string" office:string-value="" calcext:value-type="error">
            <text:p>#REF!</text:p>
          </table:table-cell>
          <table:table-cell table:formula="of:=MEDIAN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EDIAN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EDIAN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EDIAN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EDIAN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EDIAN([.$M13];[#REF!];[.$S13];[#REF!];[.$Y13];[#REF!];[.$AE13];[#REF!];[.$AK13];[#REF!];[.$AQ13];[#REF!])" office:value-type="string" office:string-value="" calcext:value-type="error">
            <text:p>#REF!</text:p>
          </table:table-cell>
          <table:table-cell table:formula="of:=MAX([.$H13];[#REF!];[.$N13];[#REF!];[.$T13];[#REF!];[.$Z13];[#REF!];[.$AF13];[#REF!];[.$AL13];[#REF!])" office:value-type="string" office:string-value="" calcext:value-type="error">
            <text:p>#REF!</text:p>
          </table:table-cell>
          <table:table-cell table:formula="of:=MAX([.$I13];[#REF!];[.$O13];[#REF!];[.$U13];[#REF!];[.$AA13];[#REF!];[.$AG13];[#REF!];[.$AM13];[#REF!])" office:value-type="string" office:string-value="" calcext:value-type="error">
            <text:p>#REF!</text:p>
          </table:table-cell>
          <table:table-cell table:formula="of:=MAX([.$J13];[#REF!];[.$P13];[#REF!];[.$V13];[#REF!];[.$AB13];[#REF!];[.$AH13];[#REF!];[.$AN13];[#REF!])" office:value-type="string" office:string-value="" calcext:value-type="error">
            <text:p>#REF!</text:p>
          </table:table-cell>
          <table:table-cell table:formula="of:=MAX([.$K13];[#REF!];[.$Q13];[#REF!];[.$W13];[#REF!];[.$AC13];[#REF!];[.$AI13];[#REF!];[.$AO13];[#REF!])" office:value-type="string" office:string-value="" calcext:value-type="error">
            <text:p>#REF!</text:p>
          </table:table-cell>
          <table:table-cell table:formula="of:=MAX([.$L13];[#REF!];[.$R13];[#REF!];[.$X13];[#REF!];[.$AD13];[#REF!];[.$AJ13];[#REF!];[.$AP13];[#REF!])" office:value-type="string" office:string-value="" calcext:value-type="error">
            <text:p>#REF!</text:p>
          </table:table-cell>
          <table:table-cell table:formula="of:=MAX([.$M13];[#REF!];[.$S13];[#REF!];[.$Y13];[#REF!];[.$AE13];[#REF!];[.$AK13];[#REF!];[.$AQ1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39-hanoi_tower-80-0.asp</text:p>
          </table:table-cell>
          <table:table-cell office:value-type="float" office:value="46.34" calcext:value-type="float">
            <text:p>46.34</text:p>
          </table:table-cell>
          <table:table-cell office:value-type="float" office:value="46.252" calcext:value-type="float">
            <text:p>46.252</text:p>
          </table:table-cell>
          <table:table-cell office:value-type="float" office:value="489535" calcext:value-type="float">
            <text:p>489535</text:p>
          </table:table-cell>
          <table:table-cell office:value-type="float" office:value="404366" calcext:value-type="float">
            <text:p>40436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5.32" calcext:value-type="float">
            <text:p>85.32</text:p>
          </table:table-cell>
          <table:table-cell office:value-type="float" office:value="84.359" calcext:value-type="float">
            <text:p>84.359</text:p>
          </table:table-cell>
          <table:table-cell office:value-type="float" office:value="1071549" calcext:value-type="float">
            <text:p>1071549</text:p>
          </table:table-cell>
          <table:table-cell office:value-type="float" office:value="762362" calcext:value-type="float">
            <text:p>7623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11.12" calcext:value-type="float">
            <text:p>311.12</text:p>
          </table:table-cell>
          <table:table-cell office:value-type="float" office:value="310.126" calcext:value-type="float">
            <text:p>310.126</text:p>
          </table:table-cell>
          <table:table-cell office:value-type="float" office:value="3107012" calcext:value-type="float">
            <text:p>3107012</text:p>
          </table:table-cell>
          <table:table-cell office:value-type="float" office:value="2315626" calcext:value-type="float">
            <text:p>2315626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367.6" calcext:value-type="float">
            <text:p>367.6</text:p>
          </table:table-cell>
          <table:table-cell office:value-type="float" office:value="366.129" calcext:value-type="float">
            <text:p>366.129</text:p>
          </table:table-cell>
          <table:table-cell office:value-type="float" office:value="3152557" calcext:value-type="float">
            <text:p>3152557</text:p>
          </table:table-cell>
          <table:table-cell office:value-type="float" office:value="2368717" calcext:value-type="float">
            <text:p>2368717</text:p>
          </table:table-cell>
          <table:table-cell office:value-type="float" office:value="109" calcext:value-type="float">
            <text:p>109</text:p>
          </table:table-cell>
          <table:table-cell office:value-type="float" office:value="1500" calcext:value-type="float">
            <text:p>1500</text:p>
          </table:table-cell>
          <table:table-cell office:value-type="float" office:value="203.28" calcext:value-type="float">
            <text:p>203.28</text:p>
          </table:table-cell>
          <table:table-cell office:value-type="float" office:value="202.582" calcext:value-type="float">
            <text:p>202.582</text:p>
          </table:table-cell>
          <table:table-cell office:value-type="float" office:value="2002553" calcext:value-type="float">
            <text:p>2002553</text:p>
          </table:table-cell>
          <table:table-cell office:value-type="float" office:value="1488682" calcext:value-type="float">
            <text:p>1488682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76.17" calcext:value-type="float">
            <text:p>76.17</text:p>
          </table:table-cell>
          <table:table-cell office:value-type="float" office:value="74.582" calcext:value-type="float">
            <text:p>74.582</text:p>
          </table:table-cell>
          <table:table-cell office:value-type="float" office:value="827221" calcext:value-type="float">
            <text:p>827221</text:p>
          </table:table-cell>
          <table:table-cell office:value-type="float" office:value="586183" calcext:value-type="float">
            <text:p>586183</text:p>
          </table:table-cell>
          <table:table-cell office:value-type="float" office:value="56" calcext:value-type="float">
            <text:p>56</text:p>
          </table:table-cell>
          <table:table-cell office:value-type="float" office:value="378" calcext:value-type="float">
            <text:p>378</text:p>
          </table:table-cell>
          <table:table-cell office:value-type="float" office:value="113.2" calcext:value-type="float">
            <text:p>113.2</text:p>
          </table:table-cell>
          <table:table-cell office:value-type="float" office:value="111.399" calcext:value-type="float">
            <text:p>111.399</text:p>
          </table:table-cell>
          <table:table-cell office:value-type="float" office:value="1124461" calcext:value-type="float">
            <text:p>1124461</text:p>
          </table:table-cell>
          <table:table-cell office:value-type="float" office:value="850189" calcext:value-type="float">
            <text:p>85018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formula="of:=MIN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IN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IN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IN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IN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IN([.$M14];[#REF!];[.$S14];[#REF!];[.$Y14];[#REF!];[.$AE14];[#REF!];[.$AK14];[#REF!];[.$AQ14];[#REF!])" office:value-type="string" office:string-value="" calcext:value-type="error">
            <text:p>#REF!</text:p>
          </table:table-cell>
          <table:table-cell table:formula="of:=MEDIAN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EDIAN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EDIAN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EDIAN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EDIAN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EDIAN([.$M14];[#REF!];[.$S14];[#REF!];[.$Y14];[#REF!];[.$AE14];[#REF!];[.$AK14];[#REF!];[.$AQ14];[#REF!])" office:value-type="string" office:string-value="" calcext:value-type="error">
            <text:p>#REF!</text:p>
          </table:table-cell>
          <table:table-cell table:formula="of:=MAX([.$H14];[#REF!];[.$N14];[#REF!];[.$T14];[#REF!];[.$Z14];[#REF!];[.$AF14];[#REF!];[.$AL14];[#REF!])" office:value-type="string" office:string-value="" calcext:value-type="error">
            <text:p>#REF!</text:p>
          </table:table-cell>
          <table:table-cell table:formula="of:=MAX([.$I14];[#REF!];[.$O14];[#REF!];[.$U14];[#REF!];[.$AA14];[#REF!];[.$AG14];[#REF!];[.$AM14];[#REF!])" office:value-type="string" office:string-value="" calcext:value-type="error">
            <text:p>#REF!</text:p>
          </table:table-cell>
          <table:table-cell table:formula="of:=MAX([.$J14];[#REF!];[.$P14];[#REF!];[.$V14];[#REF!];[.$AB14];[#REF!];[.$AH14];[#REF!];[.$AN14];[#REF!])" office:value-type="string" office:string-value="" calcext:value-type="error">
            <text:p>#REF!</text:p>
          </table:table-cell>
          <table:table-cell table:formula="of:=MAX([.$K14];[#REF!];[.$Q14];[#REF!];[.$W14];[#REF!];[.$AC14];[#REF!];[.$AI14];[#REF!];[.$AO14];[#REF!])" office:value-type="string" office:string-value="" calcext:value-type="error">
            <text:p>#REF!</text:p>
          </table:table-cell>
          <table:table-cell table:formula="of:=MAX([.$L14];[#REF!];[.$R14];[#REF!];[.$X14];[#REF!];[.$AD14];[#REF!];[.$AJ14];[#REF!];[.$AP14];[#REF!])" office:value-type="string" office:string-value="" calcext:value-type="error">
            <text:p>#REF!</text:p>
          </table:table-cell>
          <table:table-cell table:formula="of:=MAX([.$M14];[#REF!];[.$S14];[#REF!];[.$Y14];[#REF!];[.$AE14];[#REF!];[.$AK14];[#REF!];[.$AQ1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40-hanoi_tower-80-0.asp</text:p>
          </table:table-cell>
          <table:table-cell office:value-type="float" office:value="79.15" calcext:value-type="float">
            <text:p>79.15</text:p>
          </table:table-cell>
          <table:table-cell office:value-type="float" office:value="79.057" calcext:value-type="float">
            <text:p>79.057</text:p>
          </table:table-cell>
          <table:table-cell office:value-type="float" office:value="746769" calcext:value-type="float">
            <text:p>746769</text:p>
          </table:table-cell>
          <table:table-cell office:value-type="float" office:value="623577" calcext:value-type="float">
            <text:p>62357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1.54" calcext:value-type="float">
            <text:p>241.54</text:p>
          </table:table-cell>
          <table:table-cell office:value-type="float" office:value="240.608" calcext:value-type="float">
            <text:p>240.608</text:p>
          </table:table-cell>
          <table:table-cell office:value-type="float" office:value="2825203" calcext:value-type="float">
            <text:p>2825203</text:p>
          </table:table-cell>
          <table:table-cell office:value-type="float" office:value="2130635" calcext:value-type="float">
            <text:p>213063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86.833" calcext:value-type="float">
            <text:p>86.833</text:p>
          </table:table-cell>
          <table:table-cell office:value-type="float" office:value="944702" calcext:value-type="float">
            <text:p>944702</text:p>
          </table:table-cell>
          <table:table-cell office:value-type="float" office:value="693835" calcext:value-type="float">
            <text:p>693835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120.04" calcext:value-type="float">
            <text:p>120.04</text:p>
          </table:table-cell>
          <table:table-cell office:value-type="float" office:value="118.66" calcext:value-type="float">
            <text:p>118.66</text:p>
          </table:table-cell>
          <table:table-cell office:value-type="float" office:value="1112500" calcext:value-type="float">
            <text:p>1112500</text:p>
          </table:table-cell>
          <table:table-cell office:value-type="float" office:value="813000" calcext:value-type="float">
            <text:p>813000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218" calcext:value-type="float">
            <text:p>218</text:p>
          </table:table-cell>
          <table:table-cell office:value-type="float" office:value="217.29" calcext:value-type="float">
            <text:p>217.29</text:p>
          </table:table-cell>
          <table:table-cell office:value-type="float" office:value="2377445" calcext:value-type="float">
            <text:p>2377445</text:p>
          </table:table-cell>
          <table:table-cell office:value-type="float" office:value="1748217" calcext:value-type="float">
            <text:p>1748217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253.07" calcext:value-type="float">
            <text:p>253.07</text:p>
          </table:table-cell>
          <table:table-cell office:value-type="float" office:value="251.435" calcext:value-type="float">
            <text:p>251.435</text:p>
          </table:table-cell>
          <table:table-cell office:value-type="float" office:value="2632783" calcext:value-type="float">
            <text:p>2632783</text:p>
          </table:table-cell>
          <table:table-cell office:value-type="float" office:value="2063517" calcext:value-type="float">
            <text:p>2063517</text:p>
          </table:table-cell>
          <table:table-cell office:value-type="float" office:value="63" calcext:value-type="float">
            <text:p>63</text:p>
          </table:table-cell>
          <table:table-cell office:value-type="float" office:value="323" calcext:value-type="float">
            <text:p>323</text:p>
          </table:table-cell>
          <table:table-cell office:value-type="float" office:value="166.84" calcext:value-type="float">
            <text:p>166.84</text:p>
          </table:table-cell>
          <table:table-cell office:value-type="float" office:value="165.055" calcext:value-type="float">
            <text:p>165.055</text:p>
          </table:table-cell>
          <table:table-cell office:value-type="float" office:value="1541980" calcext:value-type="float">
            <text:p>1541980</text:p>
          </table:table-cell>
          <table:table-cell office:value-type="float" office:value="1155784" calcext:value-type="float">
            <text:p>115578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table:formula="of:=MIN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IN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IN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IN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IN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IN([.$M15];[#REF!];[.$S15];[#REF!];[.$Y15];[#REF!];[.$AE15];[#REF!];[.$AK15];[#REF!];[.$AQ15];[#REF!])" office:value-type="string" office:string-value="" calcext:value-type="error">
            <text:p>#REF!</text:p>
          </table:table-cell>
          <table:table-cell table:formula="of:=MEDIAN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EDIAN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EDIAN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EDIAN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EDIAN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EDIAN([.$M15];[#REF!];[.$S15];[#REF!];[.$Y15];[#REF!];[.$AE15];[#REF!];[.$AK15];[#REF!];[.$AQ15];[#REF!])" office:value-type="string" office:string-value="" calcext:value-type="error">
            <text:p>#REF!</text:p>
          </table:table-cell>
          <table:table-cell table:formula="of:=MAX([.$H15];[#REF!];[.$N15];[#REF!];[.$T15];[#REF!];[.$Z15];[#REF!];[.$AF15];[#REF!];[.$AL15];[#REF!])" office:value-type="string" office:string-value="" calcext:value-type="error">
            <text:p>#REF!</text:p>
          </table:table-cell>
          <table:table-cell table:formula="of:=MAX([.$I15];[#REF!];[.$O15];[#REF!];[.$U15];[#REF!];[.$AA15];[#REF!];[.$AG15];[#REF!];[.$AM15];[#REF!])" office:value-type="string" office:string-value="" calcext:value-type="error">
            <text:p>#REF!</text:p>
          </table:table-cell>
          <table:table-cell table:formula="of:=MAX([.$J15];[#REF!];[.$P15];[#REF!];[.$V15];[#REF!];[.$AB15];[#REF!];[.$AH15];[#REF!];[.$AN15];[#REF!])" office:value-type="string" office:string-value="" calcext:value-type="error">
            <text:p>#REF!</text:p>
          </table:table-cell>
          <table:table-cell table:formula="of:=MAX([.$K15];[#REF!];[.$Q15];[#REF!];[.$W15];[#REF!];[.$AC15];[#REF!];[.$AI15];[#REF!];[.$AO15];[#REF!])" office:value-type="string" office:string-value="" calcext:value-type="error">
            <text:p>#REF!</text:p>
          </table:table-cell>
          <table:table-cell table:formula="of:=MAX([.$L15];[#REF!];[.$R15];[#REF!];[.$X15];[#REF!];[.$AD15];[#REF!];[.$AJ15];[#REF!];[.$AP15];[#REF!])" office:value-type="string" office:string-value="" calcext:value-type="error">
            <text:p>#REF!</text:p>
          </table:table-cell>
          <table:table-cell table:formula="of:=MAX([.$M15];[#REF!];[.$S15];[#REF!];[.$Y15];[#REF!];[.$AE15];[#REF!];[.$AK15];[#REF!];[.$AQ1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46-hanoi_tower-100-0.asp</text:p>
          </table:table-cell>
          <table:table-cell office:value-type="float" office:value="125.27" calcext:value-type="float">
            <text:p>125.27</text:p>
          </table:table-cell>
          <table:table-cell office:value-type="float" office:value="125.189" calcext:value-type="float">
            <text:p>125.189</text:p>
          </table:table-cell>
          <table:table-cell office:value-type="float" office:value="1114104" calcext:value-type="float">
            <text:p>1114104</text:p>
          </table:table-cell>
          <table:table-cell office:value-type="float" office:value="961071" calcext:value-type="float">
            <text:p>9610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65929" calcext:value-type="float">
            <text:p>8665929</text:p>
          </table:table-cell>
          <table:table-cell office:value-type="float" office:value="6803599" calcext:value-type="float">
            <text:p>68035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82.65" calcext:value-type="float">
            <text:p>582.65</text:p>
          </table:table-cell>
          <table:table-cell office:value-type="float" office:value="581.126" calcext:value-type="float">
            <text:p>581.126</text:p>
          </table:table-cell>
          <table:table-cell office:value-type="float" office:value="5760354" calcext:value-type="float">
            <text:p>5760354</text:p>
          </table:table-cell>
          <table:table-cell office:value-type="float" office:value="4436082" calcext:value-type="float">
            <text:p>4436082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492.33" calcext:value-type="float">
            <text:p>492.33</text:p>
          </table:table-cell>
          <table:table-cell office:value-type="float" office:value="490.908" calcext:value-type="float">
            <text:p>490.908</text:p>
          </table:table-cell>
          <table:table-cell office:value-type="float" office:value="4588425" calcext:value-type="float">
            <text:p>4588425</text:p>
          </table:table-cell>
          <table:table-cell office:value-type="float" office:value="3506536" calcext:value-type="float">
            <text:p>3506536</text:p>
          </table:table-cell>
          <table:table-cell office:value-type="float" office:value="108" calcext:value-type="float">
            <text:p>108</text:p>
          </table:table-cell>
          <table:table-cell office:value-type="float" office:value="1500" calcext:value-type="float">
            <text:p>1500</text:p>
          </table:table-cell>
          <table:table-cell office:value-type="float" office:value="373.29" calcext:value-type="float">
            <text:p>373.29</text:p>
          </table:table-cell>
          <table:table-cell office:value-type="float" office:value="372.606" calcext:value-type="float">
            <text:p>372.606</text:p>
          </table:table-cell>
          <table:table-cell office:value-type="float" office:value="3840617" calcext:value-type="float">
            <text:p>3840617</text:p>
          </table:table-cell>
          <table:table-cell office:value-type="float" office:value="2910297" calcext:value-type="float">
            <text:p>2910297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520.66" calcext:value-type="float">
            <text:p>520.66</text:p>
          </table:table-cell>
          <table:table-cell office:value-type="float" office:value="519.258" calcext:value-type="float">
            <text:p>519.258</text:p>
          </table:table-cell>
          <table:table-cell office:value-type="float" office:value="4747362" calcext:value-type="float">
            <text:p>4747362</text:p>
          </table:table-cell>
          <table:table-cell office:value-type="float" office:value="3638116" calcext:value-type="float">
            <text:p>3638116</text:p>
          </table:table-cell>
          <table:table-cell office:value-type="float" office:value="77" calcext:value-type="float">
            <text:p>77</text:p>
          </table:table-cell>
          <table:table-cell office:value-type="float" office:value="372" calcext:value-type="float">
            <text:p>372</text:p>
          </table:table-cell>
          <table:table-cell office:value-type="float" office:value="629.54" calcext:value-type="float">
            <text:p>629.54</text:p>
          </table:table-cell>
          <table:table-cell office:value-type="float" office:value="627.717" calcext:value-type="float">
            <text:p>627.717</text:p>
          </table:table-cell>
          <table:table-cell office:value-type="float" office:value="5939263" calcext:value-type="float">
            <text:p>5939263</text:p>
          </table:table-cell>
          <table:table-cell office:value-type="float" office:value="4594835" calcext:value-type="float">
            <text:p>4594835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formula="of:=MIN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IN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IN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IN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IN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IN([.$M16];[#REF!];[.$S16];[#REF!];[.$Y16];[#REF!];[.$AE16];[#REF!];[.$AK16];[#REF!];[.$AQ16];[#REF!])" office:value-type="string" office:string-value="" calcext:value-type="error">
            <text:p>#REF!</text:p>
          </table:table-cell>
          <table:table-cell table:formula="of:=MEDIAN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EDIAN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EDIAN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EDIAN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EDIAN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EDIAN([.$M16];[#REF!];[.$S16];[#REF!];[.$Y16];[#REF!];[.$AE16];[#REF!];[.$AK16];[#REF!];[.$AQ16];[#REF!])" office:value-type="string" office:string-value="" calcext:value-type="error">
            <text:p>#REF!</text:p>
          </table:table-cell>
          <table:table-cell table:formula="of:=MAX([.$H16];[#REF!];[.$N16];[#REF!];[.$T16];[#REF!];[.$Z16];[#REF!];[.$AF16];[#REF!];[.$AL16];[#REF!])" office:value-type="string" office:string-value="" calcext:value-type="error">
            <text:p>#REF!</text:p>
          </table:table-cell>
          <table:table-cell table:formula="of:=MAX([.$I16];[#REF!];[.$O16];[#REF!];[.$U16];[#REF!];[.$AA16];[#REF!];[.$AG16];[#REF!];[.$AM16];[#REF!])" office:value-type="string" office:string-value="" calcext:value-type="error">
            <text:p>#REF!</text:p>
          </table:table-cell>
          <table:table-cell table:formula="of:=MAX([.$J16];[#REF!];[.$P16];[#REF!];[.$V16];[#REF!];[.$AB16];[#REF!];[.$AH16];[#REF!];[.$AN16];[#REF!])" office:value-type="string" office:string-value="" calcext:value-type="error">
            <text:p>#REF!</text:p>
          </table:table-cell>
          <table:table-cell table:formula="of:=MAX([.$K16];[#REF!];[.$Q16];[#REF!];[.$W16];[#REF!];[.$AC16];[#REF!];[.$AI16];[#REF!];[.$AO16];[#REF!])" office:value-type="string" office:string-value="" calcext:value-type="error">
            <text:p>#REF!</text:p>
          </table:table-cell>
          <table:table-cell table:formula="of:=MAX([.$L16];[#REF!];[.$R16];[#REF!];[.$X16];[#REF!];[.$AD16];[#REF!];[.$AJ16];[#REF!];[.$AP16];[#REF!])" office:value-type="string" office:string-value="" calcext:value-type="error">
            <text:p>#REF!</text:p>
          </table:table-cell>
          <table:table-cell table:formula="of:=MAX([.$M16];[#REF!];[.$S16];[#REF!];[.$Y16];[#REF!];[.$AE16];[#REF!];[.$AK16];[#REF!];[.$AQ1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47-hanoi_tower-120-0.asp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54" calcext:value-type="float">
            <text:p>12.554</text:p>
          </table:table-cell>
          <table:table-cell office:value-type="float" office:value="180784" calcext:value-type="float">
            <text:p>180784</text:p>
          </table:table-cell>
          <table:table-cell office:value-type="float" office:value="151730" calcext:value-type="float">
            <text:p>1517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158" calcext:value-type="float">
            <text:p>121.158</text:p>
          </table:table-cell>
          <table:table-cell office:value-type="float" office:value="1584754" calcext:value-type="float">
            <text:p>1584754</text:p>
          </table:table-cell>
          <table:table-cell office:value-type="float" office:value="1189772" calcext:value-type="float">
            <text:p>11897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4.91" calcext:value-type="float">
            <text:p>44.91</text:p>
          </table:table-cell>
          <table:table-cell office:value-type="float" office:value="44.107" calcext:value-type="float">
            <text:p>44.107</text:p>
          </table:table-cell>
          <table:table-cell office:value-type="float" office:value="481533" calcext:value-type="float">
            <text:p>481533</text:p>
          </table:table-cell>
          <table:table-cell office:value-type="float" office:value="383087" calcext:value-type="float">
            <text:p>383087</text:p>
          </table:table-cell>
          <table:table-cell office:value-type="float" office:value="70" calcext:value-type="float">
            <text:p>70</text:p>
          </table:table-cell>
          <table:table-cell office:value-type="float" office:value="855" calcext:value-type="float">
            <text:p>855</text:p>
          </table:table-cell>
          <table:table-cell office:value-type="float" office:value="28.65" calcext:value-type="float">
            <text:p>28.65</text:p>
          </table:table-cell>
          <table:table-cell office:value-type="float" office:value="28.071" calcext:value-type="float">
            <text:p>28.071</text:p>
          </table:table-cell>
          <table:table-cell office:value-type="float" office:value="308177" calcext:value-type="float">
            <text:p>308177</text:p>
          </table:table-cell>
          <table:table-cell office:value-type="float" office:value="242700" calcext:value-type="float">
            <text:p>242700</text:p>
          </table:table-cell>
          <table:table-cell office:value-type="float" office:value="64" calcext:value-type="float">
            <text:p>64</text:p>
          </table:table-cell>
          <table:table-cell office:value-type="float" office:value="727" calcext:value-type="float">
            <text:p>727</text:p>
          </table:table-cell>
          <table:table-cell office:value-type="float" office:value="34.28" calcext:value-type="float">
            <text:p>34.28</text:p>
          </table:table-cell>
          <table:table-cell office:value-type="float" office:value="33.663" calcext:value-type="float">
            <text:p>33.663</text:p>
          </table:table-cell>
          <table:table-cell office:value-type="float" office:value="379615" calcext:value-type="float">
            <text:p>379615</text:p>
          </table:table-cell>
          <table:table-cell office:value-type="float" office:value="294314" calcext:value-type="float">
            <text:p>294314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7.22" calcext:value-type="float">
            <text:p>7.22</text:p>
          </table:table-cell>
          <table:table-cell office:value-type="float" office:value="6.745" calcext:value-type="float">
            <text:p>6.745</text:p>
          </table:table-cell>
          <table:table-cell office:value-type="float" office:value="77914" calcext:value-type="float">
            <text:p>77914</text:p>
          </table:table-cell>
          <table:table-cell office:value-type="float" office:value="58729" calcext:value-type="float">
            <text:p>58729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3.44" calcext:value-type="float">
            <text:p>13.44</text:p>
          </table:table-cell>
          <table:table-cell office:value-type="float" office:value="12.907" calcext:value-type="float">
            <text:p>12.907</text:p>
          </table:table-cell>
          <table:table-cell office:value-type="float" office:value="145951" calcext:value-type="float">
            <text:p>145951</text:p>
          </table:table-cell>
          <table:table-cell office:value-type="float" office:value="113885" calcext:value-type="float">
            <text:p>113885</text:p>
          </table:table-cell>
          <table:table-cell office:value-type="float" office:value="51" calcext:value-type="float">
            <text:p>51</text:p>
          </table:table-cell>
          <table:table-cell office:value-type="float" office:value="554" calcext:value-type="float">
            <text:p>554</text:p>
          </table:table-cell>
          <table:table-cell table:formula="of:=MIN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IN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IN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IN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IN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IN([.$M17];[#REF!];[.$S17];[#REF!];[.$Y17];[#REF!];[.$AE17];[#REF!];[.$AK17];[#REF!];[.$AQ17];[#REF!])" office:value-type="string" office:string-value="" calcext:value-type="error">
            <text:p>#REF!</text:p>
          </table:table-cell>
          <table:table-cell table:formula="of:=MEDIAN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EDIAN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EDIAN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EDIAN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EDIAN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EDIAN([.$M17];[#REF!];[.$S17];[#REF!];[.$Y17];[#REF!];[.$AE17];[#REF!];[.$AK17];[#REF!];[.$AQ17];[#REF!])" office:value-type="string" office:string-value="" calcext:value-type="error">
            <text:p>#REF!</text:p>
          </table:table-cell>
          <table:table-cell table:formula="of:=MAX([.$H17];[#REF!];[.$N17];[#REF!];[.$T17];[#REF!];[.$Z17];[#REF!];[.$AF17];[#REF!];[.$AL17];[#REF!])" office:value-type="string" office:string-value="" calcext:value-type="error">
            <text:p>#REF!</text:p>
          </table:table-cell>
          <table:table-cell table:formula="of:=MAX([.$I17];[#REF!];[.$O17];[#REF!];[.$U17];[#REF!];[.$AA17];[#REF!];[.$AG17];[#REF!];[.$AM17];[#REF!])" office:value-type="string" office:string-value="" calcext:value-type="error">
            <text:p>#REF!</text:p>
          </table:table-cell>
          <table:table-cell table:formula="of:=MAX([.$J17];[#REF!];[.$P17];[#REF!];[.$V17];[#REF!];[.$AB17];[#REF!];[.$AH17];[#REF!];[.$AN17];[#REF!])" office:value-type="string" office:string-value="" calcext:value-type="error">
            <text:p>#REF!</text:p>
          </table:table-cell>
          <table:table-cell table:formula="of:=MAX([.$K17];[#REF!];[.$Q17];[#REF!];[.$W17];[#REF!];[.$AC17];[#REF!];[.$AI17];[#REF!];[.$AO17];[#REF!])" office:value-type="string" office:string-value="" calcext:value-type="error">
            <text:p>#REF!</text:p>
          </table:table-cell>
          <table:table-cell table:formula="of:=MAX([.$L17];[#REF!];[.$R17];[#REF!];[.$X17];[#REF!];[.$AD17];[#REF!];[.$AJ17];[#REF!];[.$AP17];[#REF!])" office:value-type="string" office:string-value="" calcext:value-type="error">
            <text:p>#REF!</text:p>
          </table:table-cell>
          <table:table-cell table:formula="of:=MAX([.$M17];[#REF!];[.$S17];[#REF!];[.$Y17];[#REF!];[.$AE17];[#REF!];[.$AK17];[#REF!];[.$AQ1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48-hanoi_tower-120-0.asp</text:p>
          </table:table-cell>
          <table:table-cell office:value-type="float" office:value="33.91" calcext:value-type="float">
            <text:p>33.91</text:p>
          </table:table-cell>
          <table:table-cell office:value-type="float" office:value="33.846" calcext:value-type="float">
            <text:p>33.846</text:p>
          </table:table-cell>
          <table:table-cell office:value-type="float" office:value="393623" calcext:value-type="float">
            <text:p>393623</text:p>
          </table:table-cell>
          <table:table-cell office:value-type="float" office:value="336404" calcext:value-type="float">
            <text:p>3364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.79" calcext:value-type="float">
            <text:p>205.79</text:p>
          </table:table-cell>
          <table:table-cell office:value-type="float" office:value="205.15" calcext:value-type="float">
            <text:p>205.15</text:p>
          </table:table-cell>
          <table:table-cell office:value-type="float" office:value="2503384" calcext:value-type="float">
            <text:p>2503384</text:p>
          </table:table-cell>
          <table:table-cell office:value-type="float" office:value="1917734" calcext:value-type="float">
            <text:p>19177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.08" calcext:value-type="float">
            <text:p>40.08</text:p>
          </table:table-cell>
          <table:table-cell office:value-type="float" office:value="39.322" calcext:value-type="float">
            <text:p>39.322</text:p>
          </table:table-cell>
          <table:table-cell office:value-type="float" office:value="424999" calcext:value-type="float">
            <text:p>424999</text:p>
          </table:table-cell>
          <table:table-cell office:value-type="float" office:value="336040" calcext:value-type="float">
            <text:p>336040</text:p>
          </table:table-cell>
          <table:table-cell office:value-type="float" office:value="70" calcext:value-type="float">
            <text:p>70</text:p>
          </table:table-cell>
          <table:table-cell office:value-type="float" office:value="805" calcext:value-type="float">
            <text:p>80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06.203" calcext:value-type="float">
            <text:p>306.203</text:p>
          </table:table-cell>
          <table:table-cell office:value-type="float" office:value="3121244" calcext:value-type="float">
            <text:p>3121244</text:p>
          </table:table-cell>
          <table:table-cell office:value-type="float" office:value="2477877" calcext:value-type="float">
            <text:p>2477877</text:p>
          </table:table-cell>
          <table:table-cell office:value-type="float" office:value="74" calcext:value-type="float">
            <text:p>74</text:p>
          </table:table-cell>
          <table:table-cell office:value-type="float" office:value="659" calcext:value-type="float">
            <text:p>659</text:p>
          </table:table-cell>
          <table:table-cell office:value-type="float" office:value="275.6" calcext:value-type="float">
            <text:p>275.6</text:p>
          </table:table-cell>
          <table:table-cell office:value-type="float" office:value="275.036" calcext:value-type="float">
            <text:p>275.036</text:p>
          </table:table-cell>
          <table:table-cell office:value-type="float" office:value="2961983" calcext:value-type="float">
            <text:p>2961983</text:p>
          </table:table-cell>
          <table:table-cell office:value-type="float" office:value="2355858" calcext:value-type="float">
            <text:p>2355858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0.84" calcext:value-type="float">
            <text:p>50.84</text:p>
          </table:table-cell>
          <table:table-cell office:value-type="float" office:value="50.246" calcext:value-type="float">
            <text:p>50.246</text:p>
          </table:table-cell>
          <table:table-cell office:value-type="float" office:value="642975" calcext:value-type="float">
            <text:p>642975</text:p>
          </table:table-cell>
          <table:table-cell office:value-type="float" office:value="497130" calcext:value-type="float">
            <text:p>497130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0.613" calcext:value-type="float">
            <text:p>100.613</text:p>
          </table:table-cell>
          <table:table-cell office:value-type="float" office:value="1151043" calcext:value-type="float">
            <text:p>1151043</text:p>
          </table:table-cell>
          <table:table-cell office:value-type="float" office:value="907552" calcext:value-type="float">
            <text:p>907552</text:p>
          </table:table-cell>
          <table:table-cell office:value-type="float" office:value="57" calcext:value-type="float">
            <text:p>57</text:p>
          </table:table-cell>
          <table:table-cell office:value-type="float" office:value="484" calcext:value-type="float">
            <text:p>484</text:p>
          </table:table-cell>
          <table:table-cell table:formula="of:=MIN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IN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IN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IN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IN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IN([.$M18];[#REF!];[.$S18];[#REF!];[.$Y18];[#REF!];[.$AE18];[#REF!];[.$AK18];[#REF!];[.$AQ18];[#REF!])" office:value-type="string" office:string-value="" calcext:value-type="error">
            <text:p>#REF!</text:p>
          </table:table-cell>
          <table:table-cell table:formula="of:=MEDIAN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EDIAN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EDIAN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EDIAN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EDIAN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EDIAN([.$M18];[#REF!];[.$S18];[#REF!];[.$Y18];[#REF!];[.$AE18];[#REF!];[.$AK18];[#REF!];[.$AQ18];[#REF!])" office:value-type="string" office:string-value="" calcext:value-type="error">
            <text:p>#REF!</text:p>
          </table:table-cell>
          <table:table-cell table:formula="of:=MAX([.$H18];[#REF!];[.$N18];[#REF!];[.$T18];[#REF!];[.$Z18];[#REF!];[.$AF18];[#REF!];[.$AL18];[#REF!])" office:value-type="string" office:string-value="" calcext:value-type="error">
            <text:p>#REF!</text:p>
          </table:table-cell>
          <table:table-cell table:formula="of:=MAX([.$I18];[#REF!];[.$O18];[#REF!];[.$U18];[#REF!];[.$AA18];[#REF!];[.$AG18];[#REF!];[.$AM18];[#REF!])" office:value-type="string" office:string-value="" calcext:value-type="error">
            <text:p>#REF!</text:p>
          </table:table-cell>
          <table:table-cell table:formula="of:=MAX([.$J18];[#REF!];[.$P18];[#REF!];[.$V18];[#REF!];[.$AB18];[#REF!];[.$AH18];[#REF!];[.$AN18];[#REF!])" office:value-type="string" office:string-value="" calcext:value-type="error">
            <text:p>#REF!</text:p>
          </table:table-cell>
          <table:table-cell table:formula="of:=MAX([.$K18];[#REF!];[.$Q18];[#REF!];[.$W18];[#REF!];[.$AC18];[#REF!];[.$AI18];[#REF!];[.$AO18];[#REF!])" office:value-type="string" office:string-value="" calcext:value-type="error">
            <text:p>#REF!</text:p>
          </table:table-cell>
          <table:table-cell table:formula="of:=MAX([.$L18];[#REF!];[.$R18];[#REF!];[.$X18];[#REF!];[.$AD18];[#REF!];[.$AJ18];[#REF!];[.$AP18];[#REF!])" office:value-type="string" office:string-value="" calcext:value-type="error">
            <text:p>#REF!</text:p>
          </table:table-cell>
          <table:table-cell table:formula="of:=MAX([.$M18];[#REF!];[.$S18];[#REF!];[.$Y18];[#REF!];[.$AE18];[#REF!];[.$AK18];[#REF!];[.$AQ1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50-hanoi_tower-120-0.asp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746" calcext:value-type="float">
            <text:p>123.746</text:p>
          </table:table-cell>
          <table:table-cell office:value-type="float" office:value="1192307" calcext:value-type="float">
            <text:p>1192307</text:p>
          </table:table-cell>
          <table:table-cell office:value-type="float" office:value="1014124" calcext:value-type="float">
            <text:p>10141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19.59" calcext:value-type="float">
            <text:p>619.59</text:p>
          </table:table-cell>
          <table:table-cell office:value-type="float" office:value="618.726" calcext:value-type="float">
            <text:p>618.726</text:p>
          </table:table-cell>
          <table:table-cell office:value-type="float" office:value="6708755" calcext:value-type="float">
            <text:p>6708755</text:p>
          </table:table-cell>
          <table:table-cell office:value-type="float" office:value="5229448" calcext:value-type="float">
            <text:p>522944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23429" calcext:value-type="float">
            <text:p>8523429</text:p>
          </table:table-cell>
          <table:table-cell office:value-type="float" office:value="6890963" calcext:value-type="float">
            <text:p>689096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5565" calcext:value-type="float">
            <text:p>8625565</text:p>
          </table:table-cell>
          <table:table-cell office:value-type="float" office:value="6898170" calcext:value-type="float">
            <text:p>689817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70.92" calcext:value-type="float">
            <text:p>670.92</text:p>
          </table:table-cell>
          <table:table-cell office:value-type="float" office:value="670.282" calcext:value-type="float">
            <text:p>670.282</text:p>
          </table:table-cell>
          <table:table-cell office:value-type="float" office:value="6906958" calcext:value-type="float">
            <text:p>6906958</text:p>
          </table:table-cell>
          <table:table-cell office:value-type="float" office:value="5500334" calcext:value-type="float">
            <text:p>5500334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97.56" calcext:value-type="float">
            <text:p>697.56</text:p>
          </table:table-cell>
          <table:table-cell office:value-type="float" office:value="696.666" calcext:value-type="float">
            <text:p>696.666</text:p>
          </table:table-cell>
          <table:table-cell office:value-type="float" office:value="7415488" calcext:value-type="float">
            <text:p>7415488</text:p>
          </table:table-cell>
          <table:table-cell office:value-type="float" office:value="5823856" calcext:value-type="float">
            <text:p>5823856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859.93" calcext:value-type="float">
            <text:p>859.93</text:p>
          </table:table-cell>
          <table:table-cell office:value-type="float" office:value="858.767" calcext:value-type="float">
            <text:p>858.767</text:p>
          </table:table-cell>
          <table:table-cell office:value-type="float" office:value="8340072" calcext:value-type="float">
            <text:p>8340072</text:p>
          </table:table-cell>
          <table:table-cell office:value-type="float" office:value="6649101" calcext:value-type="float">
            <text:p>6649101</text:p>
          </table:table-cell>
          <table:table-cell office:value-type="float" office:value="81" calcext:value-type="float">
            <text:p>81</text:p>
          </table:table-cell>
          <table:table-cell office:value-type="float" office:value="677" calcext:value-type="float">
            <text:p>677</text:p>
          </table:table-cell>
          <table:table-cell table:formula="of:=MIN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IN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IN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IN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IN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IN([.$M19];[#REF!];[.$S19];[#REF!];[.$Y19];[#REF!];[.$AE19];[#REF!];[.$AK19];[#REF!];[.$AQ19];[#REF!])" office:value-type="string" office:string-value="" calcext:value-type="error">
            <text:p>#REF!</text:p>
          </table:table-cell>
          <table:table-cell table:formula="of:=MEDIAN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EDIAN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EDIAN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EDIAN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EDIAN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EDIAN([.$M19];[#REF!];[.$S19];[#REF!];[.$Y19];[#REF!];[.$AE19];[#REF!];[.$AK19];[#REF!];[.$AQ19];[#REF!])" office:value-type="string" office:string-value="" calcext:value-type="error">
            <text:p>#REF!</text:p>
          </table:table-cell>
          <table:table-cell table:formula="of:=MAX([.$H19];[#REF!];[.$N19];[#REF!];[.$T19];[#REF!];[.$Z19];[#REF!];[.$AF19];[#REF!];[.$AL19];[#REF!])" office:value-type="string" office:string-value="" calcext:value-type="error">
            <text:p>#REF!</text:p>
          </table:table-cell>
          <table:table-cell table:formula="of:=MAX([.$I19];[#REF!];[.$O19];[#REF!];[.$U19];[#REF!];[.$AA19];[#REF!];[.$AG19];[#REF!];[.$AM19];[#REF!])" office:value-type="string" office:string-value="" calcext:value-type="error">
            <text:p>#REF!</text:p>
          </table:table-cell>
          <table:table-cell table:formula="of:=MAX([.$J19];[#REF!];[.$P19];[#REF!];[.$V19];[#REF!];[.$AB19];[#REF!];[.$AH19];[#REF!];[.$AN19];[#REF!])" office:value-type="string" office:string-value="" calcext:value-type="error">
            <text:p>#REF!</text:p>
          </table:table-cell>
          <table:table-cell table:formula="of:=MAX([.$K19];[#REF!];[.$Q19];[#REF!];[.$W19];[#REF!];[.$AC19];[#REF!];[.$AI19];[#REF!];[.$AO19];[#REF!])" office:value-type="string" office:string-value="" calcext:value-type="error">
            <text:p>#REF!</text:p>
          </table:table-cell>
          <table:table-cell table:formula="of:=MAX([.$L19];[#REF!];[.$R19];[#REF!];[.$X19];[#REF!];[.$AD19];[#REF!];[.$AJ19];[#REF!];[.$AP19];[#REF!])" office:value-type="string" office:string-value="" calcext:value-type="error">
            <text:p>#REF!</text:p>
          </table:table-cell>
          <table:table-cell table:formula="of:=MAX([.$M19];[#REF!];[.$S19];[#REF!];[.$Y19];[#REF!];[.$AE19];[#REF!];[.$AK19];[#REF!];[.$AQ1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56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41723" calcext:value-type="float">
            <text:p>6541723</text:p>
          </table:table-cell>
          <table:table-cell office:value-type="float" office:value="5530615" calcext:value-type="float">
            <text:p>55306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78003" calcext:value-type="float">
            <text:p>9478003</text:p>
          </table:table-cell>
          <table:table-cell office:value-type="float" office:value="7506178" calcext:value-type="float">
            <text:p>75061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41670" calcext:value-type="float">
            <text:p>7441670</text:p>
          </table:table-cell>
          <table:table-cell office:value-type="float" office:value="6058191" calcext:value-type="float">
            <text:p>60581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16811" calcext:value-type="float">
            <text:p>7916811</text:p>
          </table:table-cell>
          <table:table-cell office:value-type="float" office:value="6424764" calcext:value-type="float">
            <text:p>642476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58937" calcext:value-type="float">
            <text:p>8058937</text:p>
          </table:table-cell>
          <table:table-cell office:value-type="float" office:value="6498562" calcext:value-type="float">
            <text:p>64985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25097" calcext:value-type="float">
            <text:p>8525097</text:p>
          </table:table-cell>
          <table:table-cell office:value-type="float" office:value="6826035" calcext:value-type="float">
            <text:p>68260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44963" calcext:value-type="float">
            <text:p>8044963</text:p>
          </table:table-cell>
          <table:table-cell office:value-type="float" office:value="6435572" calcext:value-type="float">
            <text:p>643557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MIN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IN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IN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IN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IN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IN([.$M20];[#REF!];[.$S20];[#REF!];[.$Y20];[#REF!];[.$AE20];[#REF!];[.$AK20];[#REF!];[.$AQ20];[#REF!])" office:value-type="string" office:string-value="" calcext:value-type="error">
            <text:p>#REF!</text:p>
          </table:table-cell>
          <table:table-cell table:formula="of:=MEDIAN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EDIAN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EDIAN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EDIAN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EDIAN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EDIAN([.$M20];[#REF!];[.$S20];[#REF!];[.$Y20];[#REF!];[.$AE20];[#REF!];[.$AK20];[#REF!];[.$AQ20];[#REF!])" office:value-type="string" office:string-value="" calcext:value-type="error">
            <text:p>#REF!</text:p>
          </table:table-cell>
          <table:table-cell table:formula="of:=MAX([.$H20];[#REF!];[.$N20];[#REF!];[.$T20];[#REF!];[.$Z20];[#REF!];[.$AF20];[#REF!];[.$AL20];[#REF!])" office:value-type="string" office:string-value="" calcext:value-type="error">
            <text:p>#REF!</text:p>
          </table:table-cell>
          <table:table-cell table:formula="of:=MAX([.$I20];[#REF!];[.$O20];[#REF!];[.$U20];[#REF!];[.$AA20];[#REF!];[.$AG20];[#REF!];[.$AM20];[#REF!])" office:value-type="string" office:string-value="" calcext:value-type="error">
            <text:p>#REF!</text:p>
          </table:table-cell>
          <table:table-cell table:formula="of:=MAX([.$J20];[#REF!];[.$P20];[#REF!];[.$V20];[#REF!];[.$AB20];[#REF!];[.$AH20];[#REF!];[.$AN20];[#REF!])" office:value-type="string" office:string-value="" calcext:value-type="error">
            <text:p>#REF!</text:p>
          </table:table-cell>
          <table:table-cell table:formula="of:=MAX([.$K20];[#REF!];[.$Q20];[#REF!];[.$W20];[#REF!];[.$AC20];[#REF!];[.$AI20];[#REF!];[.$AO20];[#REF!])" office:value-type="string" office:string-value="" calcext:value-type="error">
            <text:p>#REF!</text:p>
          </table:table-cell>
          <table:table-cell table:formula="of:=MAX([.$L20];[#REF!];[.$R20];[#REF!];[.$X20];[#REF!];[.$AD20];[#REF!];[.$AJ20];[#REF!];[.$AP20];[#REF!])" office:value-type="string" office:string-value="" calcext:value-type="error">
            <text:p>#REF!</text:p>
          </table:table-cell>
          <table:table-cell table:formula="of:=MAX([.$M20];[#REF!];[.$S20];[#REF!];[.$Y20];[#REF!];[.$AE20];[#REF!];[.$AK20];[#REF!];[.$AQ2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59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08510" calcext:value-type="float">
            <text:p>6408510</text:p>
          </table:table-cell>
          <table:table-cell office:value-type="float" office:value="5449978" calcext:value-type="float">
            <text:p>544997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05914" calcext:value-type="float">
            <text:p>8905914</text:p>
          </table:table-cell>
          <table:table-cell office:value-type="float" office:value="7075485" calcext:value-type="float">
            <text:p>707548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91146" calcext:value-type="float">
            <text:p>7991146</text:p>
          </table:table-cell>
          <table:table-cell office:value-type="float" office:value="6335928" calcext:value-type="float">
            <text:p>633592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30837" calcext:value-type="float">
            <text:p>8030837</text:p>
          </table:table-cell>
          <table:table-cell office:value-type="float" office:value="6408372" calcext:value-type="float">
            <text:p>64083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25471" calcext:value-type="float">
            <text:p>8225471</text:p>
          </table:table-cell>
          <table:table-cell office:value-type="float" office:value="6524664" calcext:value-type="float">
            <text:p>652466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73719" calcext:value-type="float">
            <text:p>8473719</text:p>
          </table:table-cell>
          <table:table-cell office:value-type="float" office:value="6671679" calcext:value-type="float">
            <text:p>66716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6870" calcext:value-type="float">
            <text:p>8356870</text:p>
          </table:table-cell>
          <table:table-cell office:value-type="float" office:value="6634358" calcext:value-type="float">
            <text:p>663435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MIN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IN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IN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IN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IN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IN([.$M21];[#REF!];[.$S21];[#REF!];[.$Y21];[#REF!];[.$AE21];[#REF!];[.$AK21];[#REF!];[.$AQ21];[#REF!])" office:value-type="string" office:string-value="" calcext:value-type="error">
            <text:p>#REF!</text:p>
          </table:table-cell>
          <table:table-cell table:formula="of:=MEDIAN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EDIAN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EDIAN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EDIAN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EDIAN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EDIAN([.$M21];[#REF!];[.$S21];[#REF!];[.$Y21];[#REF!];[.$AE21];[#REF!];[.$AK21];[#REF!];[.$AQ21];[#REF!])" office:value-type="string" office:string-value="" calcext:value-type="error">
            <text:p>#REF!</text:p>
          </table:table-cell>
          <table:table-cell table:formula="of:=MAX([.$H21];[#REF!];[.$N21];[#REF!];[.$T21];[#REF!];[.$Z21];[#REF!];[.$AF21];[#REF!];[.$AL21];[#REF!])" office:value-type="string" office:string-value="" calcext:value-type="error">
            <text:p>#REF!</text:p>
          </table:table-cell>
          <table:table-cell table:formula="of:=MAX([.$I21];[#REF!];[.$O21];[#REF!];[.$U21];[#REF!];[.$AA21];[#REF!];[.$AG21];[#REF!];[.$AM21];[#REF!])" office:value-type="string" office:string-value="" calcext:value-type="error">
            <text:p>#REF!</text:p>
          </table:table-cell>
          <table:table-cell table:formula="of:=MAX([.$J21];[#REF!];[.$P21];[#REF!];[.$V21];[#REF!];[.$AB21];[#REF!];[.$AH21];[#REF!];[.$AN21];[#REF!])" office:value-type="string" office:string-value="" calcext:value-type="error">
            <text:p>#REF!</text:p>
          </table:table-cell>
          <table:table-cell table:formula="of:=MAX([.$K21];[#REF!];[.$Q21];[#REF!];[.$W21];[#REF!];[.$AC21];[#REF!];[.$AI21];[#REF!];[.$AO21];[#REF!])" office:value-type="string" office:string-value="" calcext:value-type="error">
            <text:p>#REF!</text:p>
          </table:table-cell>
          <table:table-cell table:formula="of:=MAX([.$L21];[#REF!];[.$R21];[#REF!];[.$X21];[#REF!];[.$AD21];[#REF!];[.$AJ21];[#REF!];[.$AP21];[#REF!])" office:value-type="string" office:string-value="" calcext:value-type="error">
            <text:p>#REF!</text:p>
          </table:table-cell>
          <table:table-cell table:formula="of:=MAX([.$M21];[#REF!];[.$S21];[#REF!];[.$Y21];[#REF!];[.$AE21];[#REF!];[.$AK21];[#REF!];[.$AQ2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HanoiTower/0060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66544" calcext:value-type="float">
            <text:p>6766544</text:p>
          </table:table-cell>
          <table:table-cell office:value-type="float" office:value="5705195" calcext:value-type="float">
            <text:p>570519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66566" calcext:value-type="float">
            <text:p>8366566</text:p>
          </table:table-cell>
          <table:table-cell office:value-type="float" office:value="6677587" calcext:value-type="float">
            <text:p>667758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40899" calcext:value-type="float">
            <text:p>7140899</text:p>
          </table:table-cell>
          <table:table-cell office:value-type="float" office:value="5856516" calcext:value-type="float">
            <text:p>58565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67287" calcext:value-type="float">
            <text:p>7167287</text:p>
          </table:table-cell>
          <table:table-cell office:value-type="float" office:value="5862897" calcext:value-type="float">
            <text:p>586289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43845" calcext:value-type="float">
            <text:p>7643845</text:p>
          </table:table-cell>
          <table:table-cell office:value-type="float" office:value="6240664" calcext:value-type="float">
            <text:p>624066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7723" calcext:value-type="float">
            <text:p>8357723</text:p>
          </table:table-cell>
          <table:table-cell office:value-type="float" office:value="6662790" calcext:value-type="float">
            <text:p>666279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18609" calcext:value-type="float">
            <text:p>7518609</text:p>
          </table:table-cell>
          <table:table-cell office:value-type="float" office:value="6084398" calcext:value-type="float">
            <text:p>60843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MIN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IN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IN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IN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IN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IN([.$M22];[#REF!];[.$S22];[#REF!];[.$Y22];[#REF!];[.$AE22];[#REF!];[.$AK22];[#REF!];[.$AQ22];[#REF!])" office:value-type="string" office:string-value="" calcext:value-type="error">
            <text:p>#REF!</text:p>
          </table:table-cell>
          <table:table-cell table:formula="of:=MEDIAN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EDIAN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EDIAN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EDIAN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EDIAN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EDIAN([.$M22];[#REF!];[.$S22];[#REF!];[.$Y22];[#REF!];[.$AE22];[#REF!];[.$AK22];[#REF!];[.$AQ22];[#REF!])" office:value-type="string" office:string-value="" calcext:value-type="error">
            <text:p>#REF!</text:p>
          </table:table-cell>
          <table:table-cell table:formula="of:=MAX([.$H22];[#REF!];[.$N22];[#REF!];[.$T22];[#REF!];[.$Z22];[#REF!];[.$AF22];[#REF!];[.$AL22];[#REF!])" office:value-type="string" office:string-value="" calcext:value-type="error">
            <text:p>#REF!</text:p>
          </table:table-cell>
          <table:table-cell table:formula="of:=MAX([.$I22];[#REF!];[.$O22];[#REF!];[.$U22];[#REF!];[.$AA22];[#REF!];[.$AG22];[#REF!];[.$AM22];[#REF!])" office:value-type="string" office:string-value="" calcext:value-type="error">
            <text:p>#REF!</text:p>
          </table:table-cell>
          <table:table-cell table:formula="of:=MAX([.$J22];[#REF!];[.$P22];[#REF!];[.$V22];[#REF!];[.$AB22];[#REF!];[.$AH22];[#REF!];[.$AN22];[#REF!])" office:value-type="string" office:string-value="" calcext:value-type="error">
            <text:p>#REF!</text:p>
          </table:table-cell>
          <table:table-cell table:formula="of:=MAX([.$K22];[#REF!];[.$Q22];[#REF!];[.$W22];[#REF!];[.$AC22];[#REF!];[.$AI22];[#REF!];[.$AO22];[#REF!])" office:value-type="string" office:string-value="" calcext:value-type="error">
            <text:p>#REF!</text:p>
          </table:table-cell>
          <table:table-cell table:formula="of:=MAX([.$L22];[#REF!];[.$R22];[#REF!];[.$X22];[#REF!];[.$AD22];[#REF!];[.$AJ22];[#REF!];[.$AP22];[#REF!])" office:value-type="string" office:string-value="" calcext:value-type="error">
            <text:p>#REF!</text:p>
          </table:table-cell>
          <table:table-cell table:formula="of:=MAX([.$M22];[#REF!];[.$S22];[#REF!];[.$Y22];[#REF!];[.$AE22];[#REF!];[.$AK22];[#REF!];[.$AQ2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25-labyrinth-14-0.asp</text:p>
          </table:table-cell>
          <table:table-cell office:value-type="float" office:value="0.74" calcext:value-type="float">
            <text:p>0.74</text:p>
          </table:table-cell>
          <table:table-cell office:value-type="float" office:value="0.679" calcext:value-type="float">
            <text:p>0.679</text:p>
          </table:table-cell>
          <table:table-cell office:value-type="float" office:value="3346" calcext:value-type="float">
            <text:p>3346</text:p>
          </table:table-cell>
          <table:table-cell office:value-type="float" office:value="2357" calcext:value-type="float">
            <text:p>2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007" calcext:value-type="float">
            <text:p>3.007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027" calcext:value-type="float">
            <text:p>3.027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009" calcext:value-type="float">
            <text:p>3.009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2.88" calcext:value-type="float">
            <text:p>2.88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024" calcext:value-type="float">
            <text:p>3.024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031" calcext:value-type="float">
            <text:p>3.031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IN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IN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IN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IN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IN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IN([.$M23];[#REF!];[.$S23];[#REF!];[.$Y23];[#REF!];[.$AE23];[#REF!];[.$AK23];[#REF!];[.$AQ23];[#REF!])" office:value-type="string" office:string-value="" calcext:value-type="error">
            <text:p>#REF!</text:p>
          </table:table-cell>
          <table:table-cell table:formula="of:=MEDIAN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EDIAN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EDIAN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EDIAN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EDIAN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EDIAN([.$M23];[#REF!];[.$S23];[#REF!];[.$Y23];[#REF!];[.$AE23];[#REF!];[.$AK23];[#REF!];[.$AQ23];[#REF!])" office:value-type="string" office:string-value="" calcext:value-type="error">
            <text:p>#REF!</text:p>
          </table:table-cell>
          <table:table-cell table:formula="of:=MAX([.$H23];[#REF!];[.$N23];[#REF!];[.$T23];[#REF!];[.$Z23];[#REF!];[.$AF23];[#REF!];[.$AL23];[#REF!])" office:value-type="string" office:string-value="" calcext:value-type="error">
            <text:p>#REF!</text:p>
          </table:table-cell>
          <table:table-cell table:formula="of:=MAX([.$I23];[#REF!];[.$O23];[#REF!];[.$U23];[#REF!];[.$AA23];[#REF!];[.$AG23];[#REF!];[.$AM23];[#REF!])" office:value-type="string" office:string-value="" calcext:value-type="error">
            <text:p>#REF!</text:p>
          </table:table-cell>
          <table:table-cell table:formula="of:=MAX([.$J23];[#REF!];[.$P23];[#REF!];[.$V23];[#REF!];[.$AB23];[#REF!];[.$AH23];[#REF!];[.$AN23];[#REF!])" office:value-type="string" office:string-value="" calcext:value-type="error">
            <text:p>#REF!</text:p>
          </table:table-cell>
          <table:table-cell table:formula="of:=MAX([.$K23];[#REF!];[.$Q23];[#REF!];[.$W23];[#REF!];[.$AC23];[#REF!];[.$AI23];[#REF!];[.$AO23];[#REF!])" office:value-type="string" office:string-value="" calcext:value-type="error">
            <text:p>#REF!</text:p>
          </table:table-cell>
          <table:table-cell table:formula="of:=MAX([.$L23];[#REF!];[.$R23];[#REF!];[.$X23];[#REF!];[.$AD23];[#REF!];[.$AJ23];[#REF!];[.$AP23];[#REF!])" office:value-type="string" office:string-value="" calcext:value-type="error">
            <text:p>#REF!</text:p>
          </table:table-cell>
          <table:table-cell table:formula="of:=MAX([.$M23];[#REF!];[.$S23];[#REF!];[.$Y23];[#REF!];[.$AE23];[#REF!];[.$AK23];[#REF!];[.$AQ2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45-labyrinth-11-0.asp</text:p>
          </table:table-cell>
          <table:table-cell office:value-type="float" office:value="15.3" calcext:value-type="float">
            <text:p>15.3</text:p>
          </table:table-cell>
          <table:table-cell office:value-type="float" office:value="15.249" calcext:value-type="float">
            <text:p>15.249</text:p>
          </table:table-cell>
          <table:table-cell office:value-type="float" office:value="83388" calcext:value-type="float">
            <text:p>83388</text:p>
          </table:table-cell>
          <table:table-cell office:value-type="float" office:value="63384" calcext:value-type="float">
            <text:p>633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9" calcext:value-type="float">
            <text:p>0.599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3" calcext:value-type="float">
            <text:p>0.593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7" calcext:value-type="float">
            <text:p>0.597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594" calcext:value-type="float">
            <text:p>0.594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589" calcext:value-type="float">
            <text:p>0.589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MIN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IN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IN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IN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IN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IN([.$M24];[#REF!];[.$S24];[#REF!];[.$Y24];[#REF!];[.$AE24];[#REF!];[.$AK24];[#REF!];[.$AQ24];[#REF!])" office:value-type="string" office:string-value="" calcext:value-type="error">
            <text:p>#REF!</text:p>
          </table:table-cell>
          <table:table-cell table:formula="of:=MEDIAN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EDIAN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EDIAN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EDIAN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EDIAN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EDIAN([.$M24];[#REF!];[.$S24];[#REF!];[.$Y24];[#REF!];[.$AE24];[#REF!];[.$AK24];[#REF!];[.$AQ24];[#REF!])" office:value-type="string" office:string-value="" calcext:value-type="error">
            <text:p>#REF!</text:p>
          </table:table-cell>
          <table:table-cell table:formula="of:=MAX([.$H24];[#REF!];[.$N24];[#REF!];[.$T24];[#REF!];[.$Z24];[#REF!];[.$AF24];[#REF!];[.$AL24];[#REF!])" office:value-type="string" office:string-value="" calcext:value-type="error">
            <text:p>#REF!</text:p>
          </table:table-cell>
          <table:table-cell table:formula="of:=MAX([.$I24];[#REF!];[.$O24];[#REF!];[.$U24];[#REF!];[.$AA24];[#REF!];[.$AG24];[#REF!];[.$AM24];[#REF!])" office:value-type="string" office:string-value="" calcext:value-type="error">
            <text:p>#REF!</text:p>
          </table:table-cell>
          <table:table-cell table:formula="of:=MAX([.$J24];[#REF!];[.$P24];[#REF!];[.$V24];[#REF!];[.$AB24];[#REF!];[.$AH24];[#REF!];[.$AN24];[#REF!])" office:value-type="string" office:string-value="" calcext:value-type="error">
            <text:p>#REF!</text:p>
          </table:table-cell>
          <table:table-cell table:formula="of:=MAX([.$K24];[#REF!];[.$Q24];[#REF!];[.$W24];[#REF!];[.$AC24];[#REF!];[.$AI24];[#REF!];[.$AO24];[#REF!])" office:value-type="string" office:string-value="" calcext:value-type="error">
            <text:p>#REF!</text:p>
          </table:table-cell>
          <table:table-cell table:formula="of:=MAX([.$L24];[#REF!];[.$R24];[#REF!];[.$X24];[#REF!];[.$AD24];[#REF!];[.$AJ24];[#REF!];[.$AP24];[#REF!])" office:value-type="string" office:string-value="" calcext:value-type="error">
            <text:p>#REF!</text:p>
          </table:table-cell>
          <table:table-cell table:formula="of:=MAX([.$M24];[#REF!];[.$S24];[#REF!];[.$Y24];[#REF!];[.$AE24];[#REF!];[.$AK24];[#REF!];[.$AQ2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60-labyrinth-13-0.asp</text:p>
          </table:table-cell>
          <table:table-cell office:value-type="float" office:value="1.36" calcext:value-type="float">
            <text:p>1.36</text:p>
          </table:table-cell>
          <table:table-cell office:value-type="float" office:value="1.294" calcext:value-type="float">
            <text:p>1.294</text:p>
          </table:table-cell>
          <table:table-cell office:value-type="float" office:value="6900" calcext:value-type="float">
            <text:p>6900</text:p>
          </table:table-cell>
          <table:table-cell office:value-type="float" office:value="4837" calcext:value-type="float">
            <text:p>48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48" calcext:value-type="float">
            <text:p>1.848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57" calcext:value-type="float">
            <text:p>1.857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834" calcext:value-type="float">
            <text:p>1.834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913" calcext:value-type="float">
            <text:p>1.913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1.955" calcext:value-type="float">
            <text:p>1.955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MIN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IN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IN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IN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IN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IN([.$M25];[#REF!];[.$S25];[#REF!];[.$Y25];[#REF!];[.$AE25];[#REF!];[.$AK25];[#REF!];[.$AQ25];[#REF!])" office:value-type="string" office:string-value="" calcext:value-type="error">
            <text:p>#REF!</text:p>
          </table:table-cell>
          <table:table-cell table:formula="of:=MEDIAN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EDIAN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EDIAN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EDIAN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EDIAN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EDIAN([.$M25];[#REF!];[.$S25];[#REF!];[.$Y25];[#REF!];[.$AE25];[#REF!];[.$AK25];[#REF!];[.$AQ25];[#REF!])" office:value-type="string" office:string-value="" calcext:value-type="error">
            <text:p>#REF!</text:p>
          </table:table-cell>
          <table:table-cell table:formula="of:=MAX([.$H25];[#REF!];[.$N25];[#REF!];[.$T25];[#REF!];[.$Z25];[#REF!];[.$AF25];[#REF!];[.$AL25];[#REF!])" office:value-type="string" office:string-value="" calcext:value-type="error">
            <text:p>#REF!</text:p>
          </table:table-cell>
          <table:table-cell table:formula="of:=MAX([.$I25];[#REF!];[.$O25];[#REF!];[.$U25];[#REF!];[.$AA25];[#REF!];[.$AG25];[#REF!];[.$AM25];[#REF!])" office:value-type="string" office:string-value="" calcext:value-type="error">
            <text:p>#REF!</text:p>
          </table:table-cell>
          <table:table-cell table:formula="of:=MAX([.$J25];[#REF!];[.$P25];[#REF!];[.$V25];[#REF!];[.$AB25];[#REF!];[.$AH25];[#REF!];[.$AN25];[#REF!])" office:value-type="string" office:string-value="" calcext:value-type="error">
            <text:p>#REF!</text:p>
          </table:table-cell>
          <table:table-cell table:formula="of:=MAX([.$K25];[#REF!];[.$Q25];[#REF!];[.$W25];[#REF!];[.$AC25];[#REF!];[.$AI25];[#REF!];[.$AO25];[#REF!])" office:value-type="string" office:string-value="" calcext:value-type="error">
            <text:p>#REF!</text:p>
          </table:table-cell>
          <table:table-cell table:formula="of:=MAX([.$L25];[#REF!];[.$R25];[#REF!];[.$X25];[#REF!];[.$AD25];[#REF!];[.$AJ25];[#REF!];[.$AP25];[#REF!])" office:value-type="string" office:string-value="" calcext:value-type="error">
            <text:p>#REF!</text:p>
          </table:table-cell>
          <table:table-cell table:formula="of:=MAX([.$M25];[#REF!];[.$S25];[#REF!];[.$Y25];[#REF!];[.$AE25];[#REF!];[.$AK25];[#REF!];[.$AQ2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75-labyrinth-13-0.asp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.675" calcext:value-type="float">
            <text:p>149.675</text:p>
          </table:table-cell>
          <table:table-cell office:value-type="float" office:value="502769" calcext:value-type="float">
            <text:p>502769</text:p>
          </table:table-cell>
          <table:table-cell office:value-type="float" office:value="400909" calcext:value-type="float">
            <text:p>4009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657" calcext:value-type="float">
            <text:p>2.657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679" calcext:value-type="float">
            <text:p>2.679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51" calcext:value-type="float">
            <text:p>2.51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453" calcext:value-type="float">
            <text:p>2.453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2.723" calcext:value-type="float">
            <text:p>2.723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747" calcext:value-type="float">
            <text:p>2.747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MIN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IN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IN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IN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IN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IN([.$M26];[#REF!];[.$S26];[#REF!];[.$Y26];[#REF!];[.$AE26];[#REF!];[.$AK26];[#REF!];[.$AQ26];[#REF!])" office:value-type="string" office:string-value="" calcext:value-type="error">
            <text:p>#REF!</text:p>
          </table:table-cell>
          <table:table-cell table:formula="of:=MEDIAN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EDIAN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EDIAN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EDIAN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EDIAN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EDIAN([.$M26];[#REF!];[.$S26];[#REF!];[.$Y26];[#REF!];[.$AE26];[#REF!];[.$AK26];[#REF!];[.$AQ26];[#REF!])" office:value-type="string" office:string-value="" calcext:value-type="error">
            <text:p>#REF!</text:p>
          </table:table-cell>
          <table:table-cell table:formula="of:=MAX([.$H26];[#REF!];[.$N26];[#REF!];[.$T26];[#REF!];[.$Z26];[#REF!];[.$AF26];[#REF!];[.$AL26];[#REF!])" office:value-type="string" office:string-value="" calcext:value-type="error">
            <text:p>#REF!</text:p>
          </table:table-cell>
          <table:table-cell table:formula="of:=MAX([.$I26];[#REF!];[.$O26];[#REF!];[.$U26];[#REF!];[.$AA26];[#REF!];[.$AG26];[#REF!];[.$AM26];[#REF!])" office:value-type="string" office:string-value="" calcext:value-type="error">
            <text:p>#REF!</text:p>
          </table:table-cell>
          <table:table-cell table:formula="of:=MAX([.$J26];[#REF!];[.$P26];[#REF!];[.$V26];[#REF!];[.$AB26];[#REF!];[.$AH26];[#REF!];[.$AN26];[#REF!])" office:value-type="string" office:string-value="" calcext:value-type="error">
            <text:p>#REF!</text:p>
          </table:table-cell>
          <table:table-cell table:formula="of:=MAX([.$K26];[#REF!];[.$Q26];[#REF!];[.$W26];[#REF!];[.$AC26];[#REF!];[.$AI26];[#REF!];[.$AO26];[#REF!])" office:value-type="string" office:string-value="" calcext:value-type="error">
            <text:p>#REF!</text:p>
          </table:table-cell>
          <table:table-cell table:formula="of:=MAX([.$L26];[#REF!];[.$R26];[#REF!];[.$X26];[#REF!];[.$AD26];[#REF!];[.$AJ26];[#REF!];[.$AP26];[#REF!])" office:value-type="string" office:string-value="" calcext:value-type="error">
            <text:p>#REF!</text:p>
          </table:table-cell>
          <table:table-cell table:formula="of:=MAX([.$M26];[#REF!];[.$S26];[#REF!];[.$Y26];[#REF!];[.$AE26];[#REF!];[.$AK26];[#REF!];[.$AQ2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82-labyrinth-14-0.asp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2.339" calcext:value-type="float">
            <text:p>162.339</text:p>
          </table:table-cell>
          <table:table-cell office:value-type="float" office:value="545608" calcext:value-type="float">
            <text:p>545608</text:p>
          </table:table-cell>
          <table:table-cell office:value-type="float" office:value="447719" calcext:value-type="float">
            <text:p>4477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3.51" calcext:value-type="float">
            <text:p>173.51</text:p>
          </table:table-cell>
          <table:table-cell office:value-type="float" office:value="173.402" calcext:value-type="float">
            <text:p>173.402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74.02" calcext:value-type="float">
            <text:p>174.02</text:p>
          </table:table-cell>
          <table:table-cell office:value-type="float" office:value="173.911" calcext:value-type="float">
            <text:p>173.911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74.5" calcext:value-type="float">
            <text:p>174.5</text:p>
          </table:table-cell>
          <table:table-cell office:value-type="float" office:value="174.396" calcext:value-type="float">
            <text:p>174.396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9.249" calcext:value-type="float">
            <text:p>169.249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84.22" calcext:value-type="float">
            <text:p>184.22</text:p>
          </table:table-cell>
          <table:table-cell office:value-type="float" office:value="184.092" calcext:value-type="float">
            <text:p>184.092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87.27" calcext:value-type="float">
            <text:p>187.27</text:p>
          </table:table-cell>
          <table:table-cell office:value-type="float" office:value="187.153" calcext:value-type="float">
            <text:p>187.153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MIN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IN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IN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IN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IN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IN([.$M27];[#REF!];[.$S27];[#REF!];[.$Y27];[#REF!];[.$AE27];[#REF!];[.$AK27];[#REF!];[.$AQ27];[#REF!])" office:value-type="string" office:string-value="" calcext:value-type="error">
            <text:p>#REF!</text:p>
          </table:table-cell>
          <table:table-cell table:formula="of:=MEDIAN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EDIAN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EDIAN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EDIAN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EDIAN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EDIAN([.$M27];[#REF!];[.$S27];[#REF!];[.$Y27];[#REF!];[.$AE27];[#REF!];[.$AK27];[#REF!];[.$AQ27];[#REF!])" office:value-type="string" office:string-value="" calcext:value-type="error">
            <text:p>#REF!</text:p>
          </table:table-cell>
          <table:table-cell table:formula="of:=MAX([.$H27];[#REF!];[.$N27];[#REF!];[.$T27];[#REF!];[.$Z27];[#REF!];[.$AF27];[#REF!];[.$AL27];[#REF!])" office:value-type="string" office:string-value="" calcext:value-type="error">
            <text:p>#REF!</text:p>
          </table:table-cell>
          <table:table-cell table:formula="of:=MAX([.$I27];[#REF!];[.$O27];[#REF!];[.$U27];[#REF!];[.$AA27];[#REF!];[.$AG27];[#REF!];[.$AM27];[#REF!])" office:value-type="string" office:string-value="" calcext:value-type="error">
            <text:p>#REF!</text:p>
          </table:table-cell>
          <table:table-cell table:formula="of:=MAX([.$J27];[#REF!];[.$P27];[#REF!];[.$V27];[#REF!];[.$AB27];[#REF!];[.$AH27];[#REF!];[.$AN27];[#REF!])" office:value-type="string" office:string-value="" calcext:value-type="error">
            <text:p>#REF!</text:p>
          </table:table-cell>
          <table:table-cell table:formula="of:=MAX([.$K27];[#REF!];[.$Q27];[#REF!];[.$W27];[#REF!];[.$AC27];[#REF!];[.$AI27];[#REF!];[.$AO27];[#REF!])" office:value-type="string" office:string-value="" calcext:value-type="error">
            <text:p>#REF!</text:p>
          </table:table-cell>
          <table:table-cell table:formula="of:=MAX([.$L27];[#REF!];[.$R27];[#REF!];[.$X27];[#REF!];[.$AD27];[#REF!];[.$AJ27];[#REF!];[.$AP27];[#REF!])" office:value-type="string" office:string-value="" calcext:value-type="error">
            <text:p>#REF!</text:p>
          </table:table-cell>
          <table:table-cell table:formula="of:=MAX([.$M27];[#REF!];[.$S27];[#REF!];[.$Y27];[#REF!];[.$AE27];[#REF!];[.$AK27];[#REF!];[.$AQ2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83-labyrinth-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9222" calcext:value-type="float">
            <text:p>1299222</text:p>
          </table:table-cell>
          <table:table-cell office:value-type="float" office:value="1074646" calcext:value-type="float">
            <text:p>10746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86670" calcext:value-type="float">
            <text:p>15986670</text:p>
          </table:table-cell>
          <table:table-cell office:value-type="float" office:value="655116" calcext:value-type="float">
            <text:p>65511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40459" calcext:value-type="float">
            <text:p>15540459</text:p>
          </table:table-cell>
          <table:table-cell office:value-type="float" office:value="642031" calcext:value-type="float">
            <text:p>64203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68793" calcext:value-type="float">
            <text:p>15468793</text:p>
          </table:table-cell>
          <table:table-cell office:value-type="float" office:value="636728" calcext:value-type="float">
            <text:p>63672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63432" calcext:value-type="float">
            <text:p>15463432</text:p>
          </table:table-cell>
          <table:table-cell office:value-type="float" office:value="635747" calcext:value-type="float">
            <text:p>63574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660124" calcext:value-type="float">
            <text:p>15660124</text:p>
          </table:table-cell>
          <table:table-cell office:value-type="float" office:value="645565" calcext:value-type="float">
            <text:p>64556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79504" calcext:value-type="float">
            <text:p>15479504</text:p>
          </table:table-cell>
          <table:table-cell office:value-type="float" office:value="638305" calcext:value-type="float">
            <text:p>63830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MIN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IN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IN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IN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IN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IN([.$M28];[#REF!];[.$S28];[#REF!];[.$Y28];[#REF!];[.$AE28];[#REF!];[.$AK28];[#REF!];[.$AQ28];[#REF!])" office:value-type="string" office:string-value="" calcext:value-type="error">
            <text:p>#REF!</text:p>
          </table:table-cell>
          <table:table-cell table:formula="of:=MEDIAN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EDIAN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EDIAN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EDIAN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EDIAN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EDIAN([.$M28];[#REF!];[.$S28];[#REF!];[.$Y28];[#REF!];[.$AE28];[#REF!];[.$AK28];[#REF!];[.$AQ28];[#REF!])" office:value-type="string" office:string-value="" calcext:value-type="error">
            <text:p>#REF!</text:p>
          </table:table-cell>
          <table:table-cell table:formula="of:=MAX([.$H28];[#REF!];[.$N28];[#REF!];[.$T28];[#REF!];[.$Z28];[#REF!];[.$AF28];[#REF!];[.$AL28];[#REF!])" office:value-type="string" office:string-value="" calcext:value-type="error">
            <text:p>#REF!</text:p>
          </table:table-cell>
          <table:table-cell table:formula="of:=MAX([.$I28];[#REF!];[.$O28];[#REF!];[.$U28];[#REF!];[.$AA28];[#REF!];[.$AG28];[#REF!];[.$AM28];[#REF!])" office:value-type="string" office:string-value="" calcext:value-type="error">
            <text:p>#REF!</text:p>
          </table:table-cell>
          <table:table-cell table:formula="of:=MAX([.$J28];[#REF!];[.$P28];[#REF!];[.$V28];[#REF!];[.$AB28];[#REF!];[.$AH28];[#REF!];[.$AN28];[#REF!])" office:value-type="string" office:string-value="" calcext:value-type="error">
            <text:p>#REF!</text:p>
          </table:table-cell>
          <table:table-cell table:formula="of:=MAX([.$K28];[#REF!];[.$Q28];[#REF!];[.$W28];[#REF!];[.$AC28];[#REF!];[.$AI28];[#REF!];[.$AO28];[#REF!])" office:value-type="string" office:string-value="" calcext:value-type="error">
            <text:p>#REF!</text:p>
          </table:table-cell>
          <table:table-cell table:formula="of:=MAX([.$L28];[#REF!];[.$R28];[#REF!];[.$X28];[#REF!];[.$AD28];[#REF!];[.$AJ28];[#REF!];[.$AP28];[#REF!])" office:value-type="string" office:string-value="" calcext:value-type="error">
            <text:p>#REF!</text:p>
          </table:table-cell>
          <table:table-cell table:formula="of:=MAX([.$M28];[#REF!];[.$S28];[#REF!];[.$Y28];[#REF!];[.$AE28];[#REF!];[.$AK28];[#REF!];[.$AQ2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094-labyrinth-17-0.asp</text:p>
          </table:table-cell>
          <table:table-cell office:value-type="float" office:value="35.54" calcext:value-type="float">
            <text:p>35.54</text:p>
          </table:table-cell>
          <table:table-cell office:value-type="float" office:value="35.478" calcext:value-type="float">
            <text:p>35.478</text:p>
          </table:table-cell>
          <table:table-cell office:value-type="float" office:value="104974" calcext:value-type="float">
            <text:p>104974</text:p>
          </table:table-cell>
          <table:table-cell office:value-type="float" office:value="79066" calcext:value-type="float">
            <text:p>790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7.94" calcext:value-type="float">
            <text:p>177.94</text:p>
          </table:table-cell>
          <table:table-cell office:value-type="float" office:value="177.829" calcext:value-type="float">
            <text:p>177.82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4.51" calcext:value-type="float">
            <text:p>174.51</text:p>
          </table:table-cell>
          <table:table-cell office:value-type="float" office:value="174.378" calcext:value-type="float">
            <text:p>174.378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90.27" calcext:value-type="float">
            <text:p>190.27</text:p>
          </table:table-cell>
          <table:table-cell office:value-type="float" office:value="190.162" calcext:value-type="float">
            <text:p>190.162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2.853" calcext:value-type="float">
            <text:p>182.853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87.31" calcext:value-type="float">
            <text:p>187.31</text:p>
          </table:table-cell>
          <table:table-cell office:value-type="float" office:value="187.184" calcext:value-type="float">
            <text:p>187.184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75.3" calcext:value-type="float">
            <text:p>175.3</text:p>
          </table:table-cell>
          <table:table-cell office:value-type="float" office:value="175.179" calcext:value-type="float">
            <text:p>175.17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MIN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IN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IN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IN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IN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IN([.$M29];[#REF!];[.$S29];[#REF!];[.$Y29];[#REF!];[.$AE29];[#REF!];[.$AK29];[#REF!];[.$AQ29];[#REF!])" office:value-type="string" office:string-value="" calcext:value-type="error">
            <text:p>#REF!</text:p>
          </table:table-cell>
          <table:table-cell table:formula="of:=MEDIAN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EDIAN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EDIAN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EDIAN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EDIAN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EDIAN([.$M29];[#REF!];[.$S29];[#REF!];[.$Y29];[#REF!];[.$AE29];[#REF!];[.$AK29];[#REF!];[.$AQ29];[#REF!])" office:value-type="string" office:string-value="" calcext:value-type="error">
            <text:p>#REF!</text:p>
          </table:table-cell>
          <table:table-cell table:formula="of:=MAX([.$H29];[#REF!];[.$N29];[#REF!];[.$T29];[#REF!];[.$Z29];[#REF!];[.$AF29];[#REF!];[.$AL29];[#REF!])" office:value-type="string" office:string-value="" calcext:value-type="error">
            <text:p>#REF!</text:p>
          </table:table-cell>
          <table:table-cell table:formula="of:=MAX([.$I29];[#REF!];[.$O29];[#REF!];[.$U29];[#REF!];[.$AA29];[#REF!];[.$AG29];[#REF!];[.$AM29];[#REF!])" office:value-type="string" office:string-value="" calcext:value-type="error">
            <text:p>#REF!</text:p>
          </table:table-cell>
          <table:table-cell table:formula="of:=MAX([.$J29];[#REF!];[.$P29];[#REF!];[.$V29];[#REF!];[.$AB29];[#REF!];[.$AH29];[#REF!];[.$AN29];[#REF!])" office:value-type="string" office:string-value="" calcext:value-type="error">
            <text:p>#REF!</text:p>
          </table:table-cell>
          <table:table-cell table:formula="of:=MAX([.$K29];[#REF!];[.$Q29];[#REF!];[.$W29];[#REF!];[.$AC29];[#REF!];[.$AI29];[#REF!];[.$AO29];[#REF!])" office:value-type="string" office:string-value="" calcext:value-type="error">
            <text:p>#REF!</text:p>
          </table:table-cell>
          <table:table-cell table:formula="of:=MAX([.$L29];[#REF!];[.$R29];[#REF!];[.$X29];[#REF!];[.$AD29];[#REF!];[.$AJ29];[#REF!];[.$AP29];[#REF!])" office:value-type="string" office:string-value="" calcext:value-type="error">
            <text:p>#REF!</text:p>
          </table:table-cell>
          <table:table-cell table:formula="of:=MAX([.$M29];[#REF!];[.$S29];[#REF!];[.$Y29];[#REF!];[.$AE29];[#REF!];[.$AK29];[#REF!];[.$AQ2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117-labyrinth-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5320" calcext:value-type="float">
            <text:p>1295320</text:p>
          </table:table-cell>
          <table:table-cell office:value-type="float" office:value="1080720" calcext:value-type="float">
            <text:p>10807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85248" calcext:value-type="float">
            <text:p>13185248</text:p>
          </table:table-cell>
          <table:table-cell office:value-type="float" office:value="701967" calcext:value-type="float">
            <text:p>70196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07865" calcext:value-type="float">
            <text:p>13007865</text:p>
          </table:table-cell>
          <table:table-cell office:value-type="float" office:value="697192" calcext:value-type="float">
            <text:p>697192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17228" calcext:value-type="float">
            <text:p>13017228</text:p>
          </table:table-cell>
          <table:table-cell office:value-type="float" office:value="697530" calcext:value-type="float">
            <text:p>69753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57550" calcext:value-type="float">
            <text:p>13157550</text:p>
          </table:table-cell>
          <table:table-cell office:value-type="float" office:value="700284" calcext:value-type="float">
            <text:p>70028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15244" calcext:value-type="float">
            <text:p>12915244</text:p>
          </table:table-cell>
          <table:table-cell office:value-type="float" office:value="693738" calcext:value-type="float">
            <text:p>69373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03178" calcext:value-type="float">
            <text:p>12803178</text:p>
          </table:table-cell>
          <table:table-cell office:value-type="float" office:value="686772" calcext:value-type="float">
            <text:p>68677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MIN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IN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IN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IN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IN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IN([.$M30];[#REF!];[.$S30];[#REF!];[.$Y30];[#REF!];[.$AE30];[#REF!];[.$AK30];[#REF!];[.$AQ30];[#REF!])" office:value-type="string" office:string-value="" calcext:value-type="error">
            <text:p>#REF!</text:p>
          </table:table-cell>
          <table:table-cell table:formula="of:=MEDIAN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EDIAN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EDIAN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EDIAN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EDIAN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EDIAN([.$M30];[#REF!];[.$S30];[#REF!];[.$Y30];[#REF!];[.$AE30];[#REF!];[.$AK30];[#REF!];[.$AQ30];[#REF!])" office:value-type="string" office:string-value="" calcext:value-type="error">
            <text:p>#REF!</text:p>
          </table:table-cell>
          <table:table-cell table:formula="of:=MAX([.$H30];[#REF!];[.$N30];[#REF!];[.$T30];[#REF!];[.$Z30];[#REF!];[.$AF30];[#REF!];[.$AL30];[#REF!])" office:value-type="string" office:string-value="" calcext:value-type="error">
            <text:p>#REF!</text:p>
          </table:table-cell>
          <table:table-cell table:formula="of:=MAX([.$I30];[#REF!];[.$O30];[#REF!];[.$U30];[#REF!];[.$AA30];[#REF!];[.$AG30];[#REF!];[.$AM30];[#REF!])" office:value-type="string" office:string-value="" calcext:value-type="error">
            <text:p>#REF!</text:p>
          </table:table-cell>
          <table:table-cell table:formula="of:=MAX([.$J30];[#REF!];[.$P30];[#REF!];[.$V30];[#REF!];[.$AB30];[#REF!];[.$AH30];[#REF!];[.$AN30];[#REF!])" office:value-type="string" office:string-value="" calcext:value-type="error">
            <text:p>#REF!</text:p>
          </table:table-cell>
          <table:table-cell table:formula="of:=MAX([.$K30];[#REF!];[.$Q30];[#REF!];[.$W30];[#REF!];[.$AC30];[#REF!];[.$AI30];[#REF!];[.$AO30];[#REF!])" office:value-type="string" office:string-value="" calcext:value-type="error">
            <text:p>#REF!</text:p>
          </table:table-cell>
          <table:table-cell table:formula="of:=MAX([.$L30];[#REF!];[.$R30];[#REF!];[.$X30];[#REF!];[.$AD30];[#REF!];[.$AJ30];[#REF!];[.$AP30];[#REF!])" office:value-type="string" office:string-value="" calcext:value-type="error">
            <text:p>#REF!</text:p>
          </table:table-cell>
          <table:table-cell table:formula="of:=MAX([.$M30];[#REF!];[.$S30];[#REF!];[.$Y30];[#REF!];[.$AE30];[#REF!];[.$AK30];[#REF!];[.$AQ3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130-labyrinth-14-0.asp</text:p>
          </table:table-cell>
          <table:table-cell office:value-type="float" office:value="419.32" calcext:value-type="float">
            <text:p>419.32</text:p>
          </table:table-cell>
          <table:table-cell office:value-type="float" office:value="419.24" calcext:value-type="float">
            <text:p>419.24</text:p>
          </table:table-cell>
          <table:table-cell office:value-type="float" office:value="1170219" calcext:value-type="float">
            <text:p>1170219</text:p>
          </table:table-cell>
          <table:table-cell office:value-type="float" office:value="979262" calcext:value-type="float">
            <text:p>97926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48223" calcext:value-type="float">
            <text:p>9248223</text:p>
          </table:table-cell>
          <table:table-cell office:value-type="float" office:value="1378944" calcext:value-type="float">
            <text:p>137894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27559" calcext:value-type="float">
            <text:p>9227559</text:p>
          </table:table-cell>
          <table:table-cell office:value-type="float" office:value="1376540" calcext:value-type="float">
            <text:p>137654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26492" calcext:value-type="float">
            <text:p>9126492</text:p>
          </table:table-cell>
          <table:table-cell office:value-type="float" office:value="1343793" calcext:value-type="float">
            <text:p>134379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84752" calcext:value-type="float">
            <text:p>9184752</text:p>
          </table:table-cell>
          <table:table-cell office:value-type="float" office:value="1360972" calcext:value-type="float">
            <text:p>136097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06660" calcext:value-type="float">
            <text:p>9106660</text:p>
          </table:table-cell>
          <table:table-cell office:value-type="float" office:value="1339865" calcext:value-type="float">
            <text:p>133986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34578" calcext:value-type="float">
            <text:p>9134578</text:p>
          </table:table-cell>
          <table:table-cell office:value-type="float" office:value="1346312" calcext:value-type="float">
            <text:p>134631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MIN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IN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IN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IN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IN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IN([.$M31];[#REF!];[.$S31];[#REF!];[.$Y31];[#REF!];[.$AE31];[#REF!];[.$AK31];[#REF!];[.$AQ31];[#REF!])" office:value-type="string" office:string-value="" calcext:value-type="error">
            <text:p>#REF!</text:p>
          </table:table-cell>
          <table:table-cell table:formula="of:=MEDIAN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EDIAN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EDIAN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EDIAN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EDIAN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EDIAN([.$M31];[#REF!];[.$S31];[#REF!];[.$Y31];[#REF!];[.$AE31];[#REF!];[.$AK31];[#REF!];[.$AQ31];[#REF!])" office:value-type="string" office:string-value="" calcext:value-type="error">
            <text:p>#REF!</text:p>
          </table:table-cell>
          <table:table-cell table:formula="of:=MAX([.$H31];[#REF!];[.$N31];[#REF!];[.$T31];[#REF!];[.$Z31];[#REF!];[.$AF31];[#REF!];[.$AL31];[#REF!])" office:value-type="string" office:string-value="" calcext:value-type="error">
            <text:p>#REF!</text:p>
          </table:table-cell>
          <table:table-cell table:formula="of:=MAX([.$I31];[#REF!];[.$O31];[#REF!];[.$U31];[#REF!];[.$AA31];[#REF!];[.$AG31];[#REF!];[.$AM31];[#REF!])" office:value-type="string" office:string-value="" calcext:value-type="error">
            <text:p>#REF!</text:p>
          </table:table-cell>
          <table:table-cell table:formula="of:=MAX([.$J31];[#REF!];[.$P31];[#REF!];[.$V31];[#REF!];[.$AB31];[#REF!];[.$AH31];[#REF!];[.$AN31];[#REF!])" office:value-type="string" office:string-value="" calcext:value-type="error">
            <text:p>#REF!</text:p>
          </table:table-cell>
          <table:table-cell table:formula="of:=MAX([.$K31];[#REF!];[.$Q31];[#REF!];[.$W31];[#REF!];[.$AC31];[#REF!];[.$AI31];[#REF!];[.$AO31];[#REF!])" office:value-type="string" office:string-value="" calcext:value-type="error">
            <text:p>#REF!</text:p>
          </table:table-cell>
          <table:table-cell table:formula="of:=MAX([.$L31];[#REF!];[.$R31];[#REF!];[.$X31];[#REF!];[.$AD31];[#REF!];[.$AJ31];[#REF!];[.$AP31];[#REF!])" office:value-type="string" office:string-value="" calcext:value-type="error">
            <text:p>#REF!</text:p>
          </table:table-cell>
          <table:table-cell table:formula="of:=MAX([.$M31];[#REF!];[.$S31];[#REF!];[.$Y31];[#REF!];[.$AE31];[#REF!];[.$AK31];[#REF!];[.$AQ3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151-labyrinth-19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8293" calcext:value-type="float">
            <text:p>1438293</text:p>
          </table:table-cell>
          <table:table-cell office:value-type="float" office:value="1143456" calcext:value-type="float">
            <text:p>11434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36424" calcext:value-type="float">
            <text:p>13136424</text:p>
          </table:table-cell>
          <table:table-cell office:value-type="float" office:value="846589" calcext:value-type="float">
            <text:p>846589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91741" calcext:value-type="float">
            <text:p>13191741</text:p>
          </table:table-cell>
          <table:table-cell office:value-type="float" office:value="852530" calcext:value-type="float">
            <text:p>85253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57644" calcext:value-type="float">
            <text:p>12857644</text:p>
          </table:table-cell>
          <table:table-cell office:value-type="float" office:value="832137" calcext:value-type="float">
            <text:p>83213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63348" calcext:value-type="float">
            <text:p>13163348</text:p>
          </table:table-cell>
          <table:table-cell office:value-type="float" office:value="849232" calcext:value-type="float">
            <text:p>84923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75823" calcext:value-type="float">
            <text:p>13175823</text:p>
          </table:table-cell>
          <table:table-cell office:value-type="float" office:value="851856" calcext:value-type="float">
            <text:p>85185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51682" calcext:value-type="float">
            <text:p>13051682</text:p>
          </table:table-cell>
          <table:table-cell office:value-type="float" office:value="842861" calcext:value-type="float">
            <text:p>84286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MIN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IN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IN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IN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IN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IN([.$M32];[#REF!];[.$S32];[#REF!];[.$Y32];[#REF!];[.$AE32];[#REF!];[.$AK32];[#REF!];[.$AQ32];[#REF!])" office:value-type="string" office:string-value="" calcext:value-type="error">
            <text:p>#REF!</text:p>
          </table:table-cell>
          <table:table-cell table:formula="of:=MEDIAN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EDIAN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EDIAN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EDIAN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EDIAN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EDIAN([.$M32];[#REF!];[.$S32];[#REF!];[.$Y32];[#REF!];[.$AE32];[#REF!];[.$AK32];[#REF!];[.$AQ32];[#REF!])" office:value-type="string" office:string-value="" calcext:value-type="error">
            <text:p>#REF!</text:p>
          </table:table-cell>
          <table:table-cell table:formula="of:=MAX([.$H32];[#REF!];[.$N32];[#REF!];[.$T32];[#REF!];[.$Z32];[#REF!];[.$AF32];[#REF!];[.$AL32];[#REF!])" office:value-type="string" office:string-value="" calcext:value-type="error">
            <text:p>#REF!</text:p>
          </table:table-cell>
          <table:table-cell table:formula="of:=MAX([.$I32];[#REF!];[.$O32];[#REF!];[.$U32];[#REF!];[.$AA32];[#REF!];[.$AG32];[#REF!];[.$AM32];[#REF!])" office:value-type="string" office:string-value="" calcext:value-type="error">
            <text:p>#REF!</text:p>
          </table:table-cell>
          <table:table-cell table:formula="of:=MAX([.$J32];[#REF!];[.$P32];[#REF!];[.$V32];[#REF!];[.$AB32];[#REF!];[.$AH32];[#REF!];[.$AN32];[#REF!])" office:value-type="string" office:string-value="" calcext:value-type="error">
            <text:p>#REF!</text:p>
          </table:table-cell>
          <table:table-cell table:formula="of:=MAX([.$K32];[#REF!];[.$Q32];[#REF!];[.$W32];[#REF!];[.$AC32];[#REF!];[.$AI32];[#REF!];[.$AO32];[#REF!])" office:value-type="string" office:string-value="" calcext:value-type="error">
            <text:p>#REF!</text:p>
          </table:table-cell>
          <table:table-cell table:formula="of:=MAX([.$L32];[#REF!];[.$R32];[#REF!];[.$X32];[#REF!];[.$AD32];[#REF!];[.$AJ32];[#REF!];[.$AP32];[#REF!])" office:value-type="string" office:string-value="" calcext:value-type="error">
            <text:p>#REF!</text:p>
          </table:table-cell>
          <table:table-cell table:formula="of:=MAX([.$M32];[#REF!];[.$S32];[#REF!];[.$Y32];[#REF!];[.$AE32];[#REF!];[.$AK32];[#REF!];[.$AQ3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157-labyrinth-1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78370" calcext:value-type="float">
            <text:p>2078370</text:p>
          </table:table-cell>
          <table:table-cell office:value-type="float" office:value="1762446" calcext:value-type="float">
            <text:p>176244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61437" calcext:value-type="float">
            <text:p>10061437</text:p>
          </table:table-cell>
          <table:table-cell office:value-type="float" office:value="1525275" calcext:value-type="float">
            <text:p>152527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68326" calcext:value-type="float">
            <text:p>10168326</text:p>
          </table:table-cell>
          <table:table-cell office:value-type="float" office:value="1548881" calcext:value-type="float">
            <text:p>154888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4424" calcext:value-type="float">
            <text:p>9994424</text:p>
          </table:table-cell>
          <table:table-cell office:value-type="float" office:value="1510477" calcext:value-type="float">
            <text:p>1510477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16707" calcext:value-type="float">
            <text:p>10116707</text:p>
          </table:table-cell>
          <table:table-cell office:value-type="float" office:value="1538307" calcext:value-type="float">
            <text:p>153830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99219" calcext:value-type="float">
            <text:p>10099219</text:p>
          </table:table-cell>
          <table:table-cell office:value-type="float" office:value="1534025" calcext:value-type="float">
            <text:p>153402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83420" calcext:value-type="float">
            <text:p>9983420</text:p>
          </table:table-cell>
          <table:table-cell office:value-type="float" office:value="1508048" calcext:value-type="float">
            <text:p>150804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MIN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IN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IN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IN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IN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IN([.$M33];[#REF!];[.$S33];[#REF!];[.$Y33];[#REF!];[.$AE33];[#REF!];[.$AK33];[#REF!];[.$AQ33];[#REF!])" office:value-type="string" office:string-value="" calcext:value-type="error">
            <text:p>#REF!</text:p>
          </table:table-cell>
          <table:table-cell table:formula="of:=MEDIAN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EDIAN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EDIAN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EDIAN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EDIAN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EDIAN([.$M33];[#REF!];[.$S33];[#REF!];[.$Y33];[#REF!];[.$AE33];[#REF!];[.$AK33];[#REF!];[.$AQ33];[#REF!])" office:value-type="string" office:string-value="" calcext:value-type="error">
            <text:p>#REF!</text:p>
          </table:table-cell>
          <table:table-cell table:formula="of:=MAX([.$H33];[#REF!];[.$N33];[#REF!];[.$T33];[#REF!];[.$Z33];[#REF!];[.$AF33];[#REF!];[.$AL33];[#REF!])" office:value-type="string" office:string-value="" calcext:value-type="error">
            <text:p>#REF!</text:p>
          </table:table-cell>
          <table:table-cell table:formula="of:=MAX([.$I33];[#REF!];[.$O33];[#REF!];[.$U33];[#REF!];[.$AA33];[#REF!];[.$AG33];[#REF!];[.$AM33];[#REF!])" office:value-type="string" office:string-value="" calcext:value-type="error">
            <text:p>#REF!</text:p>
          </table:table-cell>
          <table:table-cell table:formula="of:=MAX([.$J33];[#REF!];[.$P33];[#REF!];[.$V33];[#REF!];[.$AB33];[#REF!];[.$AH33];[#REF!];[.$AN33];[#REF!])" office:value-type="string" office:string-value="" calcext:value-type="error">
            <text:p>#REF!</text:p>
          </table:table-cell>
          <table:table-cell table:formula="of:=MAX([.$K33];[#REF!];[.$Q33];[#REF!];[.$W33];[#REF!];[.$AC33];[#REF!];[.$AI33];[#REF!];[.$AO33];[#REF!])" office:value-type="string" office:string-value="" calcext:value-type="error">
            <text:p>#REF!</text:p>
          </table:table-cell>
          <table:table-cell table:formula="of:=MAX([.$L33];[#REF!];[.$R33];[#REF!];[.$X33];[#REF!];[.$AD33];[#REF!];[.$AJ33];[#REF!];[.$AP33];[#REF!])" office:value-type="string" office:string-value="" calcext:value-type="error">
            <text:p>#REF!</text:p>
          </table:table-cell>
          <table:table-cell table:formula="of:=MAX([.$M33];[#REF!];[.$S33];[#REF!];[.$Y33];[#REF!];[.$AE33];[#REF!];[.$AK33];[#REF!];[.$AQ3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192-labyrinth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2880" calcext:value-type="float">
            <text:p>1502880</text:p>
          </table:table-cell>
          <table:table-cell office:value-type="float" office:value="1279218" calcext:value-type="float">
            <text:p>12792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96468" calcext:value-type="float">
            <text:p>10896468</text:p>
          </table:table-cell>
          <table:table-cell office:value-type="float" office:value="1026628" calcext:value-type="float">
            <text:p>102662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15747" calcext:value-type="float">
            <text:p>10715747</text:p>
          </table:table-cell>
          <table:table-cell office:value-type="float" office:value="996116" calcext:value-type="float">
            <text:p>99611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50664" calcext:value-type="float">
            <text:p>10750664</text:p>
          </table:table-cell>
          <table:table-cell office:value-type="float" office:value="1002559" calcext:value-type="float">
            <text:p>100255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64831" calcext:value-type="float">
            <text:p>10764831</text:p>
          </table:table-cell>
          <table:table-cell office:value-type="float" office:value="1004759" calcext:value-type="float">
            <text:p>100475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88709" calcext:value-type="float">
            <text:p>10788709</text:p>
          </table:table-cell>
          <table:table-cell office:value-type="float" office:value="1009938" calcext:value-type="float">
            <text:p>100993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40534" calcext:value-type="float">
            <text:p>10840534</text:p>
          </table:table-cell>
          <table:table-cell office:value-type="float" office:value="1018562" calcext:value-type="float">
            <text:p>101856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MIN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IN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IN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IN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IN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IN([.$M34];[#REF!];[.$S34];[#REF!];[.$Y34];[#REF!];[.$AE34];[#REF!];[.$AK34];[#REF!];[.$AQ34];[#REF!])" office:value-type="string" office:string-value="" calcext:value-type="error">
            <text:p>#REF!</text:p>
          </table:table-cell>
          <table:table-cell table:formula="of:=MEDIAN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EDIAN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EDIAN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EDIAN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EDIAN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EDIAN([.$M34];[#REF!];[.$S34];[#REF!];[.$Y34];[#REF!];[.$AE34];[#REF!];[.$AK34];[#REF!];[.$AQ34];[#REF!])" office:value-type="string" office:string-value="" calcext:value-type="error">
            <text:p>#REF!</text:p>
          </table:table-cell>
          <table:table-cell table:formula="of:=MAX([.$H34];[#REF!];[.$N34];[#REF!];[.$T34];[#REF!];[.$Z34];[#REF!];[.$AF34];[#REF!];[.$AL34];[#REF!])" office:value-type="string" office:string-value="" calcext:value-type="error">
            <text:p>#REF!</text:p>
          </table:table-cell>
          <table:table-cell table:formula="of:=MAX([.$I34];[#REF!];[.$O34];[#REF!];[.$U34];[#REF!];[.$AA34];[#REF!];[.$AG34];[#REF!];[.$AM34];[#REF!])" office:value-type="string" office:string-value="" calcext:value-type="error">
            <text:p>#REF!</text:p>
          </table:table-cell>
          <table:table-cell table:formula="of:=MAX([.$J34];[#REF!];[.$P34];[#REF!];[.$V34];[#REF!];[.$AB34];[#REF!];[.$AH34];[#REF!];[.$AN34];[#REF!])" office:value-type="string" office:string-value="" calcext:value-type="error">
            <text:p>#REF!</text:p>
          </table:table-cell>
          <table:table-cell table:formula="of:=MAX([.$K34];[#REF!];[.$Q34];[#REF!];[.$W34];[#REF!];[.$AC34];[#REF!];[.$AI34];[#REF!];[.$AO34];[#REF!])" office:value-type="string" office:string-value="" calcext:value-type="error">
            <text:p>#REF!</text:p>
          </table:table-cell>
          <table:table-cell table:formula="of:=MAX([.$L34];[#REF!];[.$R34];[#REF!];[.$X34];[#REF!];[.$AD34];[#REF!];[.$AJ34];[#REF!];[.$AP34];[#REF!])" office:value-type="string" office:string-value="" calcext:value-type="error">
            <text:p>#REF!</text:p>
          </table:table-cell>
          <table:table-cell table:formula="of:=MAX([.$M34];[#REF!];[.$S34];[#REF!];[.$Y34];[#REF!];[.$AE34];[#REF!];[.$AK34];[#REF!];[.$AQ3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04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52338" calcext:value-type="float">
            <text:p>3652338</text:p>
          </table:table-cell>
          <table:table-cell office:value-type="float" office:value="1036425" calcext:value-type="float">
            <text:p>103642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12374" calcext:value-type="float">
            <text:p>13812374</text:p>
          </table:table-cell>
          <table:table-cell office:value-type="float" office:value="720990" calcext:value-type="float">
            <text:p>72099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091107" calcext:value-type="float">
            <text:p>14091107</text:p>
          </table:table-cell>
          <table:table-cell office:value-type="float" office:value="736898" calcext:value-type="float">
            <text:p>73689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05021" calcext:value-type="float">
            <text:p>13805021</text:p>
          </table:table-cell>
          <table:table-cell office:value-type="float" office:value="720180" calcext:value-type="float">
            <text:p>72018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1845" calcext:value-type="float">
            <text:p>13921845</text:p>
          </table:table-cell>
          <table:table-cell office:value-type="float" office:value="728393" calcext:value-type="float">
            <text:p>72839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2021" calcext:value-type="float">
            <text:p>13922021</text:p>
          </table:table-cell>
          <table:table-cell office:value-type="float" office:value="728432" calcext:value-type="float">
            <text:p>72843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90524" calcext:value-type="float">
            <text:p>13890524</text:p>
          </table:table-cell>
          <table:table-cell office:value-type="float" office:value="726754" calcext:value-type="float">
            <text:p>72675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MIN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IN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IN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IN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IN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IN([.$M35];[#REF!];[.$S35];[#REF!];[.$Y35];[#REF!];[.$AE35];[#REF!];[.$AK35];[#REF!];[.$AQ35];[#REF!])" office:value-type="string" office:string-value="" calcext:value-type="error">
            <text:p>#REF!</text:p>
          </table:table-cell>
          <table:table-cell table:formula="of:=MEDIAN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EDIAN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EDIAN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EDIAN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EDIAN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EDIAN([.$M35];[#REF!];[.$S35];[#REF!];[.$Y35];[#REF!];[.$AE35];[#REF!];[.$AK35];[#REF!];[.$AQ35];[#REF!])" office:value-type="string" office:string-value="" calcext:value-type="error">
            <text:p>#REF!</text:p>
          </table:table-cell>
          <table:table-cell table:formula="of:=MAX([.$H35];[#REF!];[.$N35];[#REF!];[.$T35];[#REF!];[.$Z35];[#REF!];[.$AF35];[#REF!];[.$AL35];[#REF!])" office:value-type="string" office:string-value="" calcext:value-type="error">
            <text:p>#REF!</text:p>
          </table:table-cell>
          <table:table-cell table:formula="of:=MAX([.$I35];[#REF!];[.$O35];[#REF!];[.$U35];[#REF!];[.$AA35];[#REF!];[.$AG35];[#REF!];[.$AM35];[#REF!])" office:value-type="string" office:string-value="" calcext:value-type="error">
            <text:p>#REF!</text:p>
          </table:table-cell>
          <table:table-cell table:formula="of:=MAX([.$J35];[#REF!];[.$P35];[#REF!];[.$V35];[#REF!];[.$AB35];[#REF!];[.$AH35];[#REF!];[.$AN35];[#REF!])" office:value-type="string" office:string-value="" calcext:value-type="error">
            <text:p>#REF!</text:p>
          </table:table-cell>
          <table:table-cell table:formula="of:=MAX([.$K35];[#REF!];[.$Q35];[#REF!];[.$W35];[#REF!];[.$AC35];[#REF!];[.$AI35];[#REF!];[.$AO35];[#REF!])" office:value-type="string" office:string-value="" calcext:value-type="error">
            <text:p>#REF!</text:p>
          </table:table-cell>
          <table:table-cell table:formula="of:=MAX([.$L35];[#REF!];[.$R35];[#REF!];[.$X35];[#REF!];[.$AD35];[#REF!];[.$AJ35];[#REF!];[.$AP35];[#REF!])" office:value-type="string" office:string-value="" calcext:value-type="error">
            <text:p>#REF!</text:p>
          </table:table-cell>
          <table:table-cell table:formula="of:=MAX([.$M35];[#REF!];[.$S35];[#REF!];[.$Y35];[#REF!];[.$AE35];[#REF!];[.$AK35];[#REF!];[.$AQ3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05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3163" calcext:value-type="float">
            <text:p>1593163</text:p>
          </table:table-cell>
          <table:table-cell office:value-type="float" office:value="1222620" calcext:value-type="float">
            <text:p>122262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87194" calcext:value-type="float">
            <text:p>16887194</text:p>
          </table:table-cell>
          <table:table-cell office:value-type="float" office:value="797377" calcext:value-type="float">
            <text:p>79737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19250" calcext:value-type="float">
            <text:p>16819250</text:p>
          </table:table-cell>
          <table:table-cell office:value-type="float" office:value="790295" calcext:value-type="float">
            <text:p>79029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36791" calcext:value-type="float">
            <text:p>16636791</text:p>
          </table:table-cell>
          <table:table-cell office:value-type="float" office:value="780327" calcext:value-type="float">
            <text:p>78032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05164" calcext:value-type="float">
            <text:p>16705164</text:p>
          </table:table-cell>
          <table:table-cell office:value-type="float" office:value="783608" calcext:value-type="float">
            <text:p>78360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36857" calcext:value-type="float">
            <text:p>16836857</text:p>
          </table:table-cell>
          <table:table-cell office:value-type="float" office:value="791369" calcext:value-type="float">
            <text:p>791369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22737" calcext:value-type="float">
            <text:p>16822737</text:p>
          </table:table-cell>
          <table:table-cell office:value-type="float" office:value="790365" calcext:value-type="float">
            <text:p>79036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MIN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IN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IN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IN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IN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IN([.$M36];[#REF!];[.$S36];[#REF!];[.$Y36];[#REF!];[.$AE36];[#REF!];[.$AK36];[#REF!];[.$AQ36];[#REF!])" office:value-type="string" office:string-value="" calcext:value-type="error">
            <text:p>#REF!</text:p>
          </table:table-cell>
          <table:table-cell table:formula="of:=MEDIAN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EDIAN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EDIAN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EDIAN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EDIAN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EDIAN([.$M36];[#REF!];[.$S36];[#REF!];[.$Y36];[#REF!];[.$AE36];[#REF!];[.$AK36];[#REF!];[.$AQ36];[#REF!])" office:value-type="string" office:string-value="" calcext:value-type="error">
            <text:p>#REF!</text:p>
          </table:table-cell>
          <table:table-cell table:formula="of:=MAX([.$H36];[#REF!];[.$N36];[#REF!];[.$T36];[#REF!];[.$Z36];[#REF!];[.$AF36];[#REF!];[.$AL36];[#REF!])" office:value-type="string" office:string-value="" calcext:value-type="error">
            <text:p>#REF!</text:p>
          </table:table-cell>
          <table:table-cell table:formula="of:=MAX([.$I36];[#REF!];[.$O36];[#REF!];[.$U36];[#REF!];[.$AA36];[#REF!];[.$AG36];[#REF!];[.$AM36];[#REF!])" office:value-type="string" office:string-value="" calcext:value-type="error">
            <text:p>#REF!</text:p>
          </table:table-cell>
          <table:table-cell table:formula="of:=MAX([.$J36];[#REF!];[.$P36];[#REF!];[.$V36];[#REF!];[.$AB36];[#REF!];[.$AH36];[#REF!];[.$AN36];[#REF!])" office:value-type="string" office:string-value="" calcext:value-type="error">
            <text:p>#REF!</text:p>
          </table:table-cell>
          <table:table-cell table:formula="of:=MAX([.$K36];[#REF!];[.$Q36];[#REF!];[.$W36];[#REF!];[.$AC36];[#REF!];[.$AI36];[#REF!];[.$AO36];[#REF!])" office:value-type="string" office:string-value="" calcext:value-type="error">
            <text:p>#REF!</text:p>
          </table:table-cell>
          <table:table-cell table:formula="of:=MAX([.$L36];[#REF!];[.$R36];[#REF!];[.$X36];[#REF!];[.$AD36];[#REF!];[.$AJ36];[#REF!];[.$AP36];[#REF!])" office:value-type="string" office:string-value="" calcext:value-type="error">
            <text:p>#REF!</text:p>
          </table:table-cell>
          <table:table-cell table:formula="of:=MAX([.$M36];[#REF!];[.$S36];[#REF!];[.$Y36];[#REF!];[.$AE36];[#REF!];[.$AK36];[#REF!];[.$AQ3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07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8733" calcext:value-type="float">
            <text:p>1598733</text:p>
          </table:table-cell>
          <table:table-cell office:value-type="float" office:value="1320386" calcext:value-type="float">
            <text:p>13203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80078" calcext:value-type="float">
            <text:p>13580078</text:p>
          </table:table-cell>
          <table:table-cell office:value-type="float" office:value="791336" calcext:value-type="float">
            <text:p>79133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49815" calcext:value-type="float">
            <text:p>13449815</text:p>
          </table:table-cell>
          <table:table-cell office:value-type="float" office:value="782386" calcext:value-type="float">
            <text:p>78238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79725" calcext:value-type="float">
            <text:p>13479725</text:p>
          </table:table-cell>
          <table:table-cell office:value-type="float" office:value="784578" calcext:value-type="float">
            <text:p>78457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52177" calcext:value-type="float">
            <text:p>13552177</text:p>
          </table:table-cell>
          <table:table-cell office:value-type="float" office:value="789940" calcext:value-type="float">
            <text:p>78994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67891" calcext:value-type="float">
            <text:p>13367891</text:p>
          </table:table-cell>
          <table:table-cell office:value-type="float" office:value="775110" calcext:value-type="float">
            <text:p>77511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39380" calcext:value-type="float">
            <text:p>13339380</text:p>
          </table:table-cell>
          <table:table-cell office:value-type="float" office:value="773648" calcext:value-type="float">
            <text:p>77364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MIN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IN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IN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IN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IN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IN([.$M37];[#REF!];[.$S37];[#REF!];[.$Y37];[#REF!];[.$AE37];[#REF!];[.$AK37];[#REF!];[.$AQ37];[#REF!])" office:value-type="string" office:string-value="" calcext:value-type="error">
            <text:p>#REF!</text:p>
          </table:table-cell>
          <table:table-cell table:formula="of:=MEDIAN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EDIAN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EDIAN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EDIAN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EDIAN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EDIAN([.$M37];[#REF!];[.$S37];[#REF!];[.$Y37];[#REF!];[.$AE37];[#REF!];[.$AK37];[#REF!];[.$AQ37];[#REF!])" office:value-type="string" office:string-value="" calcext:value-type="error">
            <text:p>#REF!</text:p>
          </table:table-cell>
          <table:table-cell table:formula="of:=MAX([.$H37];[#REF!];[.$N37];[#REF!];[.$T37];[#REF!];[.$Z37];[#REF!];[.$AF37];[#REF!];[.$AL37];[#REF!])" office:value-type="string" office:string-value="" calcext:value-type="error">
            <text:p>#REF!</text:p>
          </table:table-cell>
          <table:table-cell table:formula="of:=MAX([.$I37];[#REF!];[.$O37];[#REF!];[.$U37];[#REF!];[.$AA37];[#REF!];[.$AG37];[#REF!];[.$AM37];[#REF!])" office:value-type="string" office:string-value="" calcext:value-type="error">
            <text:p>#REF!</text:p>
          </table:table-cell>
          <table:table-cell table:formula="of:=MAX([.$J37];[#REF!];[.$P37];[#REF!];[.$V37];[#REF!];[.$AB37];[#REF!];[.$AH37];[#REF!];[.$AN37];[#REF!])" office:value-type="string" office:string-value="" calcext:value-type="error">
            <text:p>#REF!</text:p>
          </table:table-cell>
          <table:table-cell table:formula="of:=MAX([.$K37];[#REF!];[.$Q37];[#REF!];[.$W37];[#REF!];[.$AC37];[#REF!];[.$AI37];[#REF!];[.$AO37];[#REF!])" office:value-type="string" office:string-value="" calcext:value-type="error">
            <text:p>#REF!</text:p>
          </table:table-cell>
          <table:table-cell table:formula="of:=MAX([.$L37];[#REF!];[.$R37];[#REF!];[.$X37];[#REF!];[.$AD37];[#REF!];[.$AJ37];[#REF!];[.$AP37];[#REF!])" office:value-type="string" office:string-value="" calcext:value-type="error">
            <text:p>#REF!</text:p>
          </table:table-cell>
          <table:table-cell table:formula="of:=MAX([.$M37];[#REF!];[.$S37];[#REF!];[.$Y37];[#REF!];[.$AE37];[#REF!];[.$AK37];[#REF!];[.$AQ3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09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79402" calcext:value-type="float">
            <text:p>1579402</text:p>
          </table:table-cell>
          <table:table-cell office:value-type="float" office:value="1331591" calcext:value-type="float">
            <text:p>13315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598695" calcext:value-type="float">
            <text:p>12598695</text:p>
          </table:table-cell>
          <table:table-cell office:value-type="float" office:value="775165" calcext:value-type="float">
            <text:p>77516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632676" calcext:value-type="float">
            <text:p>12632676</text:p>
          </table:table-cell>
          <table:table-cell office:value-type="float" office:value="778011" calcext:value-type="float">
            <text:p>77801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25476" calcext:value-type="float">
            <text:p>12425476</text:p>
          </table:table-cell>
          <table:table-cell office:value-type="float" office:value="765194" calcext:value-type="float">
            <text:p>76519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589573" calcext:value-type="float">
            <text:p>12589573</text:p>
          </table:table-cell>
          <table:table-cell office:value-type="float" office:value="774629" calcext:value-type="float">
            <text:p>77462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24990" calcext:value-type="float">
            <text:p>12424990</text:p>
          </table:table-cell>
          <table:table-cell office:value-type="float" office:value="765090" calcext:value-type="float">
            <text:p>76509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46651" calcext:value-type="float">
            <text:p>12446651</text:p>
          </table:table-cell>
          <table:table-cell office:value-type="float" office:value="767380" calcext:value-type="float">
            <text:p>76738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MIN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IN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IN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IN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IN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IN([.$M38];[#REF!];[.$S38];[#REF!];[.$Y38];[#REF!];[.$AE38];[#REF!];[.$AK38];[#REF!];[.$AQ38];[#REF!])" office:value-type="string" office:string-value="" calcext:value-type="error">
            <text:p>#REF!</text:p>
          </table:table-cell>
          <table:table-cell table:formula="of:=MEDIAN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EDIAN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EDIAN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EDIAN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EDIAN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EDIAN([.$M38];[#REF!];[.$S38];[#REF!];[.$Y38];[#REF!];[.$AE38];[#REF!];[.$AK38];[#REF!];[.$AQ38];[#REF!])" office:value-type="string" office:string-value="" calcext:value-type="error">
            <text:p>#REF!</text:p>
          </table:table-cell>
          <table:table-cell table:formula="of:=MAX([.$H38];[#REF!];[.$N38];[#REF!];[.$T38];[#REF!];[.$Z38];[#REF!];[.$AF38];[#REF!];[.$AL38];[#REF!])" office:value-type="string" office:string-value="" calcext:value-type="error">
            <text:p>#REF!</text:p>
          </table:table-cell>
          <table:table-cell table:formula="of:=MAX([.$I38];[#REF!];[.$O38];[#REF!];[.$U38];[#REF!];[.$AA38];[#REF!];[.$AG38];[#REF!];[.$AM38];[#REF!])" office:value-type="string" office:string-value="" calcext:value-type="error">
            <text:p>#REF!</text:p>
          </table:table-cell>
          <table:table-cell table:formula="of:=MAX([.$J38];[#REF!];[.$P38];[#REF!];[.$V38];[#REF!];[.$AB38];[#REF!];[.$AH38];[#REF!];[.$AN38];[#REF!])" office:value-type="string" office:string-value="" calcext:value-type="error">
            <text:p>#REF!</text:p>
          </table:table-cell>
          <table:table-cell table:formula="of:=MAX([.$K38];[#REF!];[.$Q38];[#REF!];[.$W38];[#REF!];[.$AC38];[#REF!];[.$AI38];[#REF!];[.$AO38];[#REF!])" office:value-type="string" office:string-value="" calcext:value-type="error">
            <text:p>#REF!</text:p>
          </table:table-cell>
          <table:table-cell table:formula="of:=MAX([.$L38];[#REF!];[.$R38];[#REF!];[.$X38];[#REF!];[.$AD38];[#REF!];[.$AJ38];[#REF!];[.$AP38];[#REF!])" office:value-type="string" office:string-value="" calcext:value-type="error">
            <text:p>#REF!</text:p>
          </table:table-cell>
          <table:table-cell table:formula="of:=MAX([.$M38];[#REF!];[.$S38];[#REF!];[.$Y38];[#REF!];[.$AE38];[#REF!];[.$AK38];[#REF!];[.$AQ3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10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5391" calcext:value-type="float">
            <text:p>1315391</text:p>
          </table:table-cell>
          <table:table-cell office:value-type="float" office:value="1034848" calcext:value-type="float">
            <text:p>10348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43157" calcext:value-type="float">
            <text:p>15143157</text:p>
          </table:table-cell>
          <table:table-cell office:value-type="float" office:value="831874" calcext:value-type="float">
            <text:p>83187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78681" calcext:value-type="float">
            <text:p>15078681</text:p>
          </table:table-cell>
          <table:table-cell office:value-type="float" office:value="829810" calcext:value-type="float">
            <text:p>82981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23060" calcext:value-type="float">
            <text:p>15123060</text:p>
          </table:table-cell>
          <table:table-cell office:value-type="float" office:value="831231" calcext:value-type="float">
            <text:p>83123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80524" calcext:value-type="float">
            <text:p>15080524</text:p>
          </table:table-cell>
          <table:table-cell office:value-type="float" office:value="829829" calcext:value-type="float">
            <text:p>82982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48217" calcext:value-type="float">
            <text:p>15448217</text:p>
          </table:table-cell>
          <table:table-cell office:value-type="float" office:value="848067" calcext:value-type="float">
            <text:p>8480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65382" calcext:value-type="float">
            <text:p>15065382</text:p>
          </table:table-cell>
          <table:table-cell office:value-type="float" office:value="827554" calcext:value-type="float">
            <text:p>82755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MIN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IN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IN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IN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IN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IN([.$M39];[#REF!];[.$S39];[#REF!];[.$Y39];[#REF!];[.$AE39];[#REF!];[.$AK39];[#REF!];[.$AQ39];[#REF!])" office:value-type="string" office:string-value="" calcext:value-type="error">
            <text:p>#REF!</text:p>
          </table:table-cell>
          <table:table-cell table:formula="of:=MEDIAN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EDIAN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EDIAN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EDIAN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EDIAN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EDIAN([.$M39];[#REF!];[.$S39];[#REF!];[.$Y39];[#REF!];[.$AE39];[#REF!];[.$AK39];[#REF!];[.$AQ39];[#REF!])" office:value-type="string" office:string-value="" calcext:value-type="error">
            <text:p>#REF!</text:p>
          </table:table-cell>
          <table:table-cell table:formula="of:=MAX([.$H39];[#REF!];[.$N39];[#REF!];[.$T39];[#REF!];[.$Z39];[#REF!];[.$AF39];[#REF!];[.$AL39];[#REF!])" office:value-type="string" office:string-value="" calcext:value-type="error">
            <text:p>#REF!</text:p>
          </table:table-cell>
          <table:table-cell table:formula="of:=MAX([.$I39];[#REF!];[.$O39];[#REF!];[.$U39];[#REF!];[.$AA39];[#REF!];[.$AG39];[#REF!];[.$AM39];[#REF!])" office:value-type="string" office:string-value="" calcext:value-type="error">
            <text:p>#REF!</text:p>
          </table:table-cell>
          <table:table-cell table:formula="of:=MAX([.$J39];[#REF!];[.$P39];[#REF!];[.$V39];[#REF!];[.$AB39];[#REF!];[.$AH39];[#REF!];[.$AN39];[#REF!])" office:value-type="string" office:string-value="" calcext:value-type="error">
            <text:p>#REF!</text:p>
          </table:table-cell>
          <table:table-cell table:formula="of:=MAX([.$K39];[#REF!];[.$Q39];[#REF!];[.$W39];[#REF!];[.$AC39];[#REF!];[.$AI39];[#REF!];[.$AO39];[#REF!])" office:value-type="string" office:string-value="" calcext:value-type="error">
            <text:p>#REF!</text:p>
          </table:table-cell>
          <table:table-cell table:formula="of:=MAX([.$L39];[#REF!];[.$R39];[#REF!];[.$X39];[#REF!];[.$AD39];[#REF!];[.$AJ39];[#REF!];[.$AP39];[#REF!])" office:value-type="string" office:string-value="" calcext:value-type="error">
            <text:p>#REF!</text:p>
          </table:table-cell>
          <table:table-cell table:formula="of:=MAX([.$M39];[#REF!];[.$S39];[#REF!];[.$Y39];[#REF!];[.$AE39];[#REF!];[.$AK39];[#REF!];[.$AQ3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15-labyrinth-21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08810" calcext:value-type="float">
            <text:p>1408810</text:p>
          </table:table-cell>
          <table:table-cell office:value-type="float" office:value="1106438" calcext:value-type="float">
            <text:p>110643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42190" calcext:value-type="float">
            <text:p>15242190</text:p>
          </table:table-cell>
          <table:table-cell office:value-type="float" office:value="791011" calcext:value-type="float">
            <text:p>79101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29150" calcext:value-type="float">
            <text:p>15429150</text:p>
          </table:table-cell>
          <table:table-cell office:value-type="float" office:value="799366" calcext:value-type="float">
            <text:p>79936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7674" calcext:value-type="float">
            <text:p>15217674</text:p>
          </table:table-cell>
          <table:table-cell office:value-type="float" office:value="789708" calcext:value-type="float">
            <text:p>78970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80965" calcext:value-type="float">
            <text:p>15580965</text:p>
          </table:table-cell>
          <table:table-cell office:value-type="float" office:value="809955" calcext:value-type="float">
            <text:p>80995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7298" calcext:value-type="float">
            <text:p>15217298</text:p>
          </table:table-cell>
          <table:table-cell office:value-type="float" office:value="789497" calcext:value-type="float">
            <text:p>78949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0818" calcext:value-type="float">
            <text:p>15210818</text:p>
          </table:table-cell>
          <table:table-cell office:value-type="float" office:value="786776" calcext:value-type="float">
            <text:p>78677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MIN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IN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IN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IN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IN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IN([.$M40];[#REF!];[.$S40];[#REF!];[.$Y40];[#REF!];[.$AE40];[#REF!];[.$AK40];[#REF!];[.$AQ40];[#REF!])" office:value-type="string" office:string-value="" calcext:value-type="error">
            <text:p>#REF!</text:p>
          </table:table-cell>
          <table:table-cell table:formula="of:=MEDIAN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EDIAN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EDIAN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EDIAN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EDIAN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EDIAN([.$M40];[#REF!];[.$S40];[#REF!];[.$Y40];[#REF!];[.$AE40];[#REF!];[.$AK40];[#REF!];[.$AQ40];[#REF!])" office:value-type="string" office:string-value="" calcext:value-type="error">
            <text:p>#REF!</text:p>
          </table:table-cell>
          <table:table-cell table:formula="of:=MAX([.$H40];[#REF!];[.$N40];[#REF!];[.$T40];[#REF!];[.$Z40];[#REF!];[.$AF40];[#REF!];[.$AL40];[#REF!])" office:value-type="string" office:string-value="" calcext:value-type="error">
            <text:p>#REF!</text:p>
          </table:table-cell>
          <table:table-cell table:formula="of:=MAX([.$I40];[#REF!];[.$O40];[#REF!];[.$U40];[#REF!];[.$AA40];[#REF!];[.$AG40];[#REF!];[.$AM40];[#REF!])" office:value-type="string" office:string-value="" calcext:value-type="error">
            <text:p>#REF!</text:p>
          </table:table-cell>
          <table:table-cell table:formula="of:=MAX([.$J40];[#REF!];[.$P40];[#REF!];[.$V40];[#REF!];[.$AB40];[#REF!];[.$AH40];[#REF!];[.$AN40];[#REF!])" office:value-type="string" office:string-value="" calcext:value-type="error">
            <text:p>#REF!</text:p>
          </table:table-cell>
          <table:table-cell table:formula="of:=MAX([.$K40];[#REF!];[.$Q40];[#REF!];[.$W40];[#REF!];[.$AC40];[#REF!];[.$AI40];[#REF!];[.$AO40];[#REF!])" office:value-type="string" office:string-value="" calcext:value-type="error">
            <text:p>#REF!</text:p>
          </table:table-cell>
          <table:table-cell table:formula="of:=MAX([.$L40];[#REF!];[.$R40];[#REF!];[.$X40];[#REF!];[.$AD40];[#REF!];[.$AJ40];[#REF!];[.$AP40];[#REF!])" office:value-type="string" office:string-value="" calcext:value-type="error">
            <text:p>#REF!</text:p>
          </table:table-cell>
          <table:table-cell table:formula="of:=MAX([.$M40];[#REF!];[.$S40];[#REF!];[.$Y40];[#REF!];[.$AE40];[#REF!];[.$AK40];[#REF!];[.$AQ4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38-labyrinth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7425" calcext:value-type="float">
            <text:p>1397425</text:p>
          </table:table-cell>
          <table:table-cell office:value-type="float" office:value="1152992" calcext:value-type="float">
            <text:p>11529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76360" calcext:value-type="float">
            <text:p>15876360</text:p>
          </table:table-cell>
          <table:table-cell office:value-type="float" office:value="744760" calcext:value-type="float">
            <text:p>74476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90145" calcext:value-type="float">
            <text:p>16090145</text:p>
          </table:table-cell>
          <table:table-cell office:value-type="float" office:value="755865" calcext:value-type="float">
            <text:p>75586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52237" calcext:value-type="float">
            <text:p>16052237</text:p>
          </table:table-cell>
          <table:table-cell office:value-type="float" office:value="753646" calcext:value-type="float">
            <text:p>75364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31606" calcext:value-type="float">
            <text:p>15931606</text:p>
          </table:table-cell>
          <table:table-cell office:value-type="float" office:value="748984" calcext:value-type="float">
            <text:p>74898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94221" calcext:value-type="float">
            <text:p>15894221</text:p>
          </table:table-cell>
          <table:table-cell office:value-type="float" office:value="745423" calcext:value-type="float">
            <text:p>74542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61808" calcext:value-type="float">
            <text:p>16061808</text:p>
          </table:table-cell>
          <table:table-cell office:value-type="float" office:value="754328" calcext:value-type="float">
            <text:p>75432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MIN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IN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IN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IN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IN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IN([.$M41];[#REF!];[.$S41];[#REF!];[.$Y41];[#REF!];[.$AE41];[#REF!];[.$AK41];[#REF!];[.$AQ41];[#REF!])" office:value-type="string" office:string-value="" calcext:value-type="error">
            <text:p>#REF!</text:p>
          </table:table-cell>
          <table:table-cell table:formula="of:=MEDIAN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EDIAN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EDIAN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EDIAN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EDIAN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EDIAN([.$M41];[#REF!];[.$S41];[#REF!];[.$Y41];[#REF!];[.$AE41];[#REF!];[.$AK41];[#REF!];[.$AQ41];[#REF!])" office:value-type="string" office:string-value="" calcext:value-type="error">
            <text:p>#REF!</text:p>
          </table:table-cell>
          <table:table-cell table:formula="of:=MAX([.$H41];[#REF!];[.$N41];[#REF!];[.$T41];[#REF!];[.$Z41];[#REF!];[.$AF41];[#REF!];[.$AL41];[#REF!])" office:value-type="string" office:string-value="" calcext:value-type="error">
            <text:p>#REF!</text:p>
          </table:table-cell>
          <table:table-cell table:formula="of:=MAX([.$I41];[#REF!];[.$O41];[#REF!];[.$U41];[#REF!];[.$AA41];[#REF!];[.$AG41];[#REF!];[.$AM41];[#REF!])" office:value-type="string" office:string-value="" calcext:value-type="error">
            <text:p>#REF!</text:p>
          </table:table-cell>
          <table:table-cell table:formula="of:=MAX([.$J41];[#REF!];[.$P41];[#REF!];[.$V41];[#REF!];[.$AB41];[#REF!];[.$AH41];[#REF!];[.$AN41];[#REF!])" office:value-type="string" office:string-value="" calcext:value-type="error">
            <text:p>#REF!</text:p>
          </table:table-cell>
          <table:table-cell table:formula="of:=MAX([.$K41];[#REF!];[.$Q41];[#REF!];[.$W41];[#REF!];[.$AC41];[#REF!];[.$AI41];[#REF!];[.$AO41];[#REF!])" office:value-type="string" office:string-value="" calcext:value-type="error">
            <text:p>#REF!</text:p>
          </table:table-cell>
          <table:table-cell table:formula="of:=MAX([.$L41];[#REF!];[.$R41];[#REF!];[.$X41];[#REF!];[.$AD41];[#REF!];[.$AJ41];[#REF!];[.$AP41];[#REF!])" office:value-type="string" office:string-value="" calcext:value-type="error">
            <text:p>#REF!</text:p>
          </table:table-cell>
          <table:table-cell table:formula="of:=MAX([.$M41];[#REF!];[.$S41];[#REF!];[.$Y41];[#REF!];[.$AE41];[#REF!];[.$AK41];[#REF!];[.$AQ4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/0241-labyrinth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3513" calcext:value-type="float">
            <text:p>1343513</text:p>
          </table:table-cell>
          <table:table-cell office:value-type="float" office:value="1117756" calcext:value-type="float">
            <text:p>11177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37369" calcext:value-type="float">
            <text:p>11737369</text:p>
          </table:table-cell>
          <table:table-cell office:value-type="float" office:value="677242" calcext:value-type="float">
            <text:p>67724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67308" calcext:value-type="float">
            <text:p>11567308</text:p>
          </table:table-cell>
          <table:table-cell office:value-type="float" office:value="667126" calcext:value-type="float">
            <text:p>66712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876221" calcext:value-type="float">
            <text:p>11876221</text:p>
          </table:table-cell>
          <table:table-cell office:value-type="float" office:value="684933" calcext:value-type="float">
            <text:p>68493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78217" calcext:value-type="float">
            <text:p>11578217</text:p>
          </table:table-cell>
          <table:table-cell office:value-type="float" office:value="668511" calcext:value-type="float">
            <text:p>66851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08848" calcext:value-type="float">
            <text:p>11708848</text:p>
          </table:table-cell>
          <table:table-cell office:value-type="float" office:value="675717" calcext:value-type="float">
            <text:p>67571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40874" calcext:value-type="float">
            <text:p>11640874</text:p>
          </table:table-cell>
          <table:table-cell office:value-type="float" office:value="672661" calcext:value-type="float">
            <text:p>67266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MIN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IN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IN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IN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IN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IN([.$M42];[#REF!];[.$S42];[#REF!];[.$Y42];[#REF!];[.$AE42];[#REF!];[.$AK42];[#REF!];[.$AQ42];[#REF!])" office:value-type="string" office:string-value="" calcext:value-type="error">
            <text:p>#REF!</text:p>
          </table:table-cell>
          <table:table-cell table:formula="of:=MEDIAN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EDIAN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EDIAN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EDIAN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EDIAN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EDIAN([.$M42];[#REF!];[.$S42];[#REF!];[.$Y42];[#REF!];[.$AE42];[#REF!];[.$AK42];[#REF!];[.$AQ42];[#REF!])" office:value-type="string" office:string-value="" calcext:value-type="error">
            <text:p>#REF!</text:p>
          </table:table-cell>
          <table:table-cell table:formula="of:=MAX([.$H42];[#REF!];[.$N42];[#REF!];[.$T42];[#REF!];[.$Z42];[#REF!];[.$AF42];[#REF!];[.$AL42];[#REF!])" office:value-type="string" office:string-value="" calcext:value-type="error">
            <text:p>#REF!</text:p>
          </table:table-cell>
          <table:table-cell table:formula="of:=MAX([.$I42];[#REF!];[.$O42];[#REF!];[.$U42];[#REF!];[.$AA42];[#REF!];[.$AG42];[#REF!];[.$AM42];[#REF!])" office:value-type="string" office:string-value="" calcext:value-type="error">
            <text:p>#REF!</text:p>
          </table:table-cell>
          <table:table-cell table:formula="of:=MAX([.$J42];[#REF!];[.$P42];[#REF!];[.$V42];[#REF!];[.$AB42];[#REF!];[.$AH42];[#REF!];[.$AN42];[#REF!])" office:value-type="string" office:string-value="" calcext:value-type="error">
            <text:p>#REF!</text:p>
          </table:table-cell>
          <table:table-cell table:formula="of:=MAX([.$K42];[#REF!];[.$Q42];[#REF!];[.$W42];[#REF!];[.$AC42];[#REF!];[.$AI42];[#REF!];[.$AO42];[#REF!])" office:value-type="string" office:string-value="" calcext:value-type="error">
            <text:p>#REF!</text:p>
          </table:table-cell>
          <table:table-cell table:formula="of:=MAX([.$L42];[#REF!];[.$R42];[#REF!];[.$X42];[#REF!];[.$AD42];[#REF!];[.$AJ42];[#REF!];[.$AP42];[#REF!])" office:value-type="string" office:string-value="" calcext:value-type="error">
            <text:p>#REF!</text:p>
          </table:table-cell>
          <table:table-cell table:formula="of:=MAX([.$M42];[#REF!];[.$S42];[#REF!];[.$Y42];[#REF!];[.$AE42];[#REF!];[.$AK42];[#REF!];[.$AQ4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06-nomystery-55-0.asp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69" calcext:value-type="float">
            <text:p>11.869</text:p>
          </table:table-cell>
          <table:table-cell office:value-type="float" office:value="94442" calcext:value-type="float">
            <text:p>94442</text:p>
          </table:table-cell>
          <table:table-cell office:value-type="float" office:value="67119" calcext:value-type="float">
            <text:p>67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0.87" calcext:value-type="float">
            <text:p>120.87</text:p>
          </table:table-cell>
          <table:table-cell office:value-type="float" office:value="120.161" calcext:value-type="float">
            <text:p>120.161</text:p>
          </table:table-cell>
          <table:table-cell office:value-type="float" office:value="639529" calcext:value-type="float">
            <text:p>639529</text:p>
          </table:table-cell>
          <table:table-cell office:value-type="float" office:value="438011" calcext:value-type="float">
            <text:p>4380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7.12" calcext:value-type="float">
            <text:p>57.12</text:p>
          </table:table-cell>
          <table:table-cell office:value-type="float" office:value="55.794" calcext:value-type="float">
            <text:p>55.794</text:p>
          </table:table-cell>
          <table:table-cell office:value-type="float" office:value="349158" calcext:value-type="float">
            <text:p>349158</text:p>
          </table:table-cell>
          <table:table-cell office:value-type="float" office:value="242838" calcext:value-type="float">
            <text:p>242838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95.19" calcext:value-type="float">
            <text:p>95.19</text:p>
          </table:table-cell>
          <table:table-cell office:value-type="float" office:value="93.864" calcext:value-type="float">
            <text:p>93.864</text:p>
          </table:table-cell>
          <table:table-cell office:value-type="float" office:value="530621" calcext:value-type="float">
            <text:p>530621</text:p>
          </table:table-cell>
          <table:table-cell office:value-type="float" office:value="381855" calcext:value-type="float">
            <text:p>381855</text:p>
          </table:table-cell>
          <table:table-cell office:value-type="float" office:value="99" calcext:value-type="float">
            <text:p>99</text:p>
          </table:table-cell>
          <table:table-cell office:value-type="float" office:value="1500" calcext:value-type="float">
            <text:p>1500</text:p>
          </table:table-cell>
          <table:table-cell office:value-type="float" office:value="77.06" calcext:value-type="float">
            <text:p>77.06</text:p>
          </table:table-cell>
          <table:table-cell office:value-type="float" office:value="76.552" calcext:value-type="float">
            <text:p>76.552</text:p>
          </table:table-cell>
          <table:table-cell office:value-type="float" office:value="462213" calcext:value-type="float">
            <text:p>462213</text:p>
          </table:table-cell>
          <table:table-cell office:value-type="float" office:value="326060" calcext:value-type="float">
            <text:p>326060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79.43" calcext:value-type="float">
            <text:p>179.43</text:p>
          </table:table-cell>
          <table:table-cell office:value-type="float" office:value="178.289" calcext:value-type="float">
            <text:p>178.289</text:p>
          </table:table-cell>
          <table:table-cell office:value-type="float" office:value="914837" calcext:value-type="float">
            <text:p>914837</text:p>
          </table:table-cell>
          <table:table-cell office:value-type="float" office:value="657158" calcext:value-type="float">
            <text:p>657158</text:p>
          </table:table-cell>
          <table:table-cell office:value-type="float" office:value="74" calcext:value-type="float">
            <text:p>74</text:p>
          </table:table-cell>
          <table:table-cell office:value-type="float" office:value="699" calcext:value-type="float">
            <text:p>699</text:p>
          </table:table-cell>
          <table:table-cell office:value-type="float" office:value="13.52" calcext:value-type="float">
            <text:p>13.52</text:p>
          </table:table-cell>
          <table:table-cell office:value-type="float" office:value="12.246" calcext:value-type="float">
            <text:p>12.246</text:p>
          </table:table-cell>
          <table:table-cell office:value-type="float" office:value="84764" calcext:value-type="float">
            <text:p>84764</text:p>
          </table:table-cell>
          <table:table-cell office:value-type="float" office:value="53542" calcext:value-type="float">
            <text:p>53542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table:formula="of:=MIN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IN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IN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IN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IN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IN([.$M43];[#REF!];[.$S43];[#REF!];[.$Y43];[#REF!];[.$AE43];[#REF!];[.$AK43];[#REF!];[.$AQ43];[#REF!])" office:value-type="string" office:string-value="" calcext:value-type="error">
            <text:p>#REF!</text:p>
          </table:table-cell>
          <table:table-cell table:formula="of:=MEDIAN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EDIAN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EDIAN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EDIAN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EDIAN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EDIAN([.$M43];[#REF!];[.$S43];[#REF!];[.$Y43];[#REF!];[.$AE43];[#REF!];[.$AK43];[#REF!];[.$AQ43];[#REF!])" office:value-type="string" office:string-value="" calcext:value-type="error">
            <text:p>#REF!</text:p>
          </table:table-cell>
          <table:table-cell table:formula="of:=MAX([.$H43];[#REF!];[.$N43];[#REF!];[.$T43];[#REF!];[.$Z43];[#REF!];[.$AF43];[#REF!];[.$AL43];[#REF!])" office:value-type="string" office:string-value="" calcext:value-type="error">
            <text:p>#REF!</text:p>
          </table:table-cell>
          <table:table-cell table:formula="of:=MAX([.$I43];[#REF!];[.$O43];[#REF!];[.$U43];[#REF!];[.$AA43];[#REF!];[.$AG43];[#REF!];[.$AM43];[#REF!])" office:value-type="string" office:string-value="" calcext:value-type="error">
            <text:p>#REF!</text:p>
          </table:table-cell>
          <table:table-cell table:formula="of:=MAX([.$J43];[#REF!];[.$P43];[#REF!];[.$V43];[#REF!];[.$AB43];[#REF!];[.$AH43];[#REF!];[.$AN43];[#REF!])" office:value-type="string" office:string-value="" calcext:value-type="error">
            <text:p>#REF!</text:p>
          </table:table-cell>
          <table:table-cell table:formula="of:=MAX([.$K43];[#REF!];[.$Q43];[#REF!];[.$W43];[#REF!];[.$AC43];[#REF!];[.$AI43];[#REF!];[.$AO43];[#REF!])" office:value-type="string" office:string-value="" calcext:value-type="error">
            <text:p>#REF!</text:p>
          </table:table-cell>
          <table:table-cell table:formula="of:=MAX([.$L43];[#REF!];[.$R43];[#REF!];[.$X43];[#REF!];[.$AD43];[#REF!];[.$AJ43];[#REF!];[.$AP43];[#REF!])" office:value-type="string" office:string-value="" calcext:value-type="error">
            <text:p>#REF!</text:p>
          </table:table-cell>
          <table:table-cell table:formula="of:=MAX([.$M43];[#REF!];[.$S43];[#REF!];[.$Y43];[#REF!];[.$AE43];[#REF!];[.$AK43];[#REF!];[.$AQ4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07-nomystery-57-0.asp</text:p>
          </table:table-cell>
          <table:table-cell office:value-type="float" office:value="3.52" calcext:value-type="float">
            <text:p>3.52</text:p>
          </table:table-cell>
          <table:table-cell office:value-type="float" office:value="3.47" calcext:value-type="float">
            <text:p>3.47</text:p>
          </table:table-cell>
          <table:table-cell office:value-type="float" office:value="36196" calcext:value-type="float">
            <text:p>36196</text:p>
          </table:table-cell>
          <table:table-cell office:value-type="float" office:value="23319" calcext:value-type="float">
            <text:p>233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5.273" calcext:value-type="float">
            <text:p>5.273</text:p>
          </table:table-cell>
          <table:table-cell office:value-type="float" office:value="36857" calcext:value-type="float">
            <text:p>36857</text:p>
          </table:table-cell>
          <table:table-cell office:value-type="float" office:value="22687" calcext:value-type="float">
            <text:p>2268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.09" calcext:value-type="float">
            <text:p>10.09</text:p>
          </table:table-cell>
          <table:table-cell office:value-type="float" office:value="9.266" calcext:value-type="float">
            <text:p>9.266</text:p>
          </table:table-cell>
          <table:table-cell office:value-type="float" office:value="56493" calcext:value-type="float">
            <text:p>56493</text:p>
          </table:table-cell>
          <table:table-cell office:value-type="float" office:value="38808" calcext:value-type="float">
            <text:p>38808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.951" calcext:value-type="float">
            <text:p>3.951</text:p>
          </table:table-cell>
          <table:table-cell office:value-type="float" office:value="27639" calcext:value-type="float">
            <text:p>27639</text:p>
          </table:table-cell>
          <table:table-cell office:value-type="float" office:value="16533" calcext:value-type="float">
            <text:p>16533</text:p>
          </table:table-cell>
          <table:table-cell office:value-type="float" office:value="73" calcext:value-type="float">
            <text:p>73</text:p>
          </table:table-cell>
          <table:table-cell office:value-type="float" office:value="902" calcext:value-type="float">
            <text:p>902</text:p>
          </table:table-cell>
          <table:table-cell office:value-type="float" office:value="2.53" calcext:value-type="float">
            <text:p>2.53</text:p>
          </table:table-cell>
          <table:table-cell office:value-type="float" office:value="2.054" calcext:value-type="float">
            <text:p>2.054</text:p>
          </table:table-cell>
          <table:table-cell office:value-type="float" office:value="17453" calcext:value-type="float">
            <text:p>17453</text:p>
          </table:table-cell>
          <table:table-cell office:value-type="float" office:value="9498" calcext:value-type="float">
            <text:p>9498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5.45" calcext:value-type="float">
            <text:p>5.45</text:p>
          </table:table-cell>
          <table:table-cell office:value-type="float" office:value="4.81" calcext:value-type="float">
            <text:p>4.81</text:p>
          </table:table-cell>
          <table:table-cell office:value-type="float" office:value="36331" calcext:value-type="float">
            <text:p>36331</text:p>
          </table:table-cell>
          <table:table-cell office:value-type="float" office:value="21736" calcext:value-type="float">
            <text:p>21736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11.04" calcext:value-type="float">
            <text:p>11.04</text:p>
          </table:table-cell>
          <table:table-cell office:value-type="float" office:value="10.301" calcext:value-type="float">
            <text:p>10.301</text:p>
          </table:table-cell>
          <table:table-cell office:value-type="float" office:value="61675" calcext:value-type="float">
            <text:p>61675</text:p>
          </table:table-cell>
          <table:table-cell office:value-type="float" office:value="42522" calcext:value-type="float">
            <text:p>42522</text:p>
          </table:table-cell>
          <table:table-cell office:value-type="float" office:value="64" calcext:value-type="float">
            <text:p>64</text:p>
          </table:table-cell>
          <table:table-cell office:value-type="float" office:value="788" calcext:value-type="float">
            <text:p>788</text:p>
          </table:table-cell>
          <table:table-cell table:formula="of:=MIN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IN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IN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IN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IN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IN([.$M44];[#REF!];[.$S44];[#REF!];[.$Y44];[#REF!];[.$AE44];[#REF!];[.$AK44];[#REF!];[.$AQ44];[#REF!])" office:value-type="string" office:string-value="" calcext:value-type="error">
            <text:p>#REF!</text:p>
          </table:table-cell>
          <table:table-cell table:formula="of:=MEDIAN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EDIAN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EDIAN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EDIAN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EDIAN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EDIAN([.$M44];[#REF!];[.$S44];[#REF!];[.$Y44];[#REF!];[.$AE44];[#REF!];[.$AK44];[#REF!];[.$AQ44];[#REF!])" office:value-type="string" office:string-value="" calcext:value-type="error">
            <text:p>#REF!</text:p>
          </table:table-cell>
          <table:table-cell table:formula="of:=MAX([.$H44];[#REF!];[.$N44];[#REF!];[.$T44];[#REF!];[.$Z44];[#REF!];[.$AF44];[#REF!];[.$AL44];[#REF!])" office:value-type="string" office:string-value="" calcext:value-type="error">
            <text:p>#REF!</text:p>
          </table:table-cell>
          <table:table-cell table:formula="of:=MAX([.$I44];[#REF!];[.$O44];[#REF!];[.$U44];[#REF!];[.$AA44];[#REF!];[.$AG44];[#REF!];[.$AM44];[#REF!])" office:value-type="string" office:string-value="" calcext:value-type="error">
            <text:p>#REF!</text:p>
          </table:table-cell>
          <table:table-cell table:formula="of:=MAX([.$J44];[#REF!];[.$P44];[#REF!];[.$V44];[#REF!];[.$AB44];[#REF!];[.$AH44];[#REF!];[.$AN44];[#REF!])" office:value-type="string" office:string-value="" calcext:value-type="error">
            <text:p>#REF!</text:p>
          </table:table-cell>
          <table:table-cell table:formula="of:=MAX([.$K44];[#REF!];[.$Q44];[#REF!];[.$W44];[#REF!];[.$AC44];[#REF!];[.$AI44];[#REF!];[.$AO44];[#REF!])" office:value-type="string" office:string-value="" calcext:value-type="error">
            <text:p>#REF!</text:p>
          </table:table-cell>
          <table:table-cell table:formula="of:=MAX([.$L44];[#REF!];[.$R44];[#REF!];[.$X44];[#REF!];[.$AD44];[#REF!];[.$AJ44];[#REF!];[.$AP44];[#REF!])" office:value-type="string" office:string-value="" calcext:value-type="error">
            <text:p>#REF!</text:p>
          </table:table-cell>
          <table:table-cell table:formula="of:=MAX([.$M44];[#REF!];[.$S44];[#REF!];[.$Y44];[#REF!];[.$AE44];[#REF!];[.$AK44];[#REF!];[.$AQ4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09-nomystery-63-0.asp</text:p>
          </table:table-cell>
          <table:table-cell office:value-type="float" office:value="6.43" calcext:value-type="float">
            <text:p>6.43</text:p>
          </table:table-cell>
          <table:table-cell office:value-type="float" office:value="6.377" calcext:value-type="float">
            <text:p>6.377</text:p>
          </table:table-cell>
          <table:table-cell office:value-type="float" office:value="58638" calcext:value-type="float">
            <text:p>58638</text:p>
          </table:table-cell>
          <table:table-cell office:value-type="float" office:value="40026" calcext:value-type="float">
            <text:p>400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.19" calcext:value-type="float">
            <text:p>14.19</text:p>
          </table:table-cell>
          <table:table-cell office:value-type="float" office:value="12.973" calcext:value-type="float">
            <text:p>12.973</text:p>
          </table:table-cell>
          <table:table-cell office:value-type="float" office:value="85294" calcext:value-type="float">
            <text:p>85294</text:p>
          </table:table-cell>
          <table:table-cell office:value-type="float" office:value="56342" calcext:value-type="float">
            <text:p>563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.02" calcext:value-type="float">
            <text:p>16.02</text:p>
          </table:table-cell>
          <table:table-cell office:value-type="float" office:value="14.603" calcext:value-type="float">
            <text:p>14.603</text:p>
          </table:table-cell>
          <table:table-cell office:value-type="float" office:value="107894" calcext:value-type="float">
            <text:p>107894</text:p>
          </table:table-cell>
          <table:table-cell office:value-type="float" office:value="73908" calcext:value-type="float">
            <text:p>73908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14.9" calcext:value-type="float">
            <text:p>14.9</text:p>
          </table:table-cell>
          <table:table-cell office:value-type="float" office:value="13.416" calcext:value-type="float">
            <text:p>13.416</text:p>
          </table:table-cell>
          <table:table-cell office:value-type="float" office:value="93174" calcext:value-type="float">
            <text:p>93174</text:p>
          </table:table-cell>
          <table:table-cell office:value-type="float" office:value="63549" calcext:value-type="float">
            <text:p>63549</text:p>
          </table:table-cell>
          <table:table-cell office:value-type="float" office:value="95" calcext:value-type="float">
            <text:p>95</text:p>
          </table:table-cell>
          <table:table-cell office:value-type="float" office:value="1500" calcext:value-type="float">
            <text:p>1500</text:p>
          </table:table-cell>
          <table:table-cell office:value-type="float" office:value="29.81" calcext:value-type="float">
            <text:p>29.81</text:p>
          </table:table-cell>
          <table:table-cell office:value-type="float" office:value="29.289" calcext:value-type="float">
            <text:p>29.289</text:p>
          </table:table-cell>
          <table:table-cell office:value-type="float" office:value="189700" calcext:value-type="float">
            <text:p>189700</text:p>
          </table:table-cell>
          <table:table-cell office:value-type="float" office:value="132993" calcext:value-type="float">
            <text:p>132993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.28" calcext:value-type="float">
            <text:p>14.28</text:p>
          </table:table-cell>
          <table:table-cell office:value-type="float" office:value="13.247" calcext:value-type="float">
            <text:p>13.247</text:p>
          </table:table-cell>
          <table:table-cell office:value-type="float" office:value="88536" calcext:value-type="float">
            <text:p>88536</text:p>
          </table:table-cell>
          <table:table-cell office:value-type="float" office:value="59542" calcext:value-type="float">
            <text:p>59542</text:p>
          </table:table-cell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office:value-type="float" office:value="12.24" calcext:value-type="float">
            <text:p>12.24</text:p>
          </table:table-cell>
          <table:table-cell office:value-type="float" office:value="11.056" calcext:value-type="float">
            <text:p>11.056</text:p>
          </table:table-cell>
          <table:table-cell office:value-type="float" office:value="79777" calcext:value-type="float">
            <text:p>79777</text:p>
          </table:table-cell>
          <table:table-cell office:value-type="float" office:value="54352" calcext:value-type="float">
            <text:p>54352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MIN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IN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IN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IN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IN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IN([.$M45];[#REF!];[.$S45];[#REF!];[.$Y45];[#REF!];[.$AE45];[#REF!];[.$AK45];[#REF!];[.$AQ45];[#REF!])" office:value-type="string" office:string-value="" calcext:value-type="error">
            <text:p>#REF!</text:p>
          </table:table-cell>
          <table:table-cell table:formula="of:=MEDIAN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EDIAN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EDIAN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EDIAN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EDIAN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EDIAN([.$M45];[#REF!];[.$S45];[#REF!];[.$Y45];[#REF!];[.$AE45];[#REF!];[.$AK45];[#REF!];[.$AQ45];[#REF!])" office:value-type="string" office:string-value="" calcext:value-type="error">
            <text:p>#REF!</text:p>
          </table:table-cell>
          <table:table-cell table:formula="of:=MAX([.$H45];[#REF!];[.$N45];[#REF!];[.$T45];[#REF!];[.$Z45];[#REF!];[.$AF45];[#REF!];[.$AL45];[#REF!])" office:value-type="string" office:string-value="" calcext:value-type="error">
            <text:p>#REF!</text:p>
          </table:table-cell>
          <table:table-cell table:formula="of:=MAX([.$I45];[#REF!];[.$O45];[#REF!];[.$U45];[#REF!];[.$AA45];[#REF!];[.$AG45];[#REF!];[.$AM45];[#REF!])" office:value-type="string" office:string-value="" calcext:value-type="error">
            <text:p>#REF!</text:p>
          </table:table-cell>
          <table:table-cell table:formula="of:=MAX([.$J45];[#REF!];[.$P45];[#REF!];[.$V45];[#REF!];[.$AB45];[#REF!];[.$AH45];[#REF!];[.$AN45];[#REF!])" office:value-type="string" office:string-value="" calcext:value-type="error">
            <text:p>#REF!</text:p>
          </table:table-cell>
          <table:table-cell table:formula="of:=MAX([.$K45];[#REF!];[.$Q45];[#REF!];[.$W45];[#REF!];[.$AC45];[#REF!];[.$AI45];[#REF!];[.$AO45];[#REF!])" office:value-type="string" office:string-value="" calcext:value-type="error">
            <text:p>#REF!</text:p>
          </table:table-cell>
          <table:table-cell table:formula="of:=MAX([.$L45];[#REF!];[.$R45];[#REF!];[.$X45];[#REF!];[.$AD45];[#REF!];[.$AJ45];[#REF!];[.$AP45];[#REF!])" office:value-type="string" office:string-value="" calcext:value-type="error">
            <text:p>#REF!</text:p>
          </table:table-cell>
          <table:table-cell table:formula="of:=MAX([.$M45];[#REF!];[.$S45];[#REF!];[.$Y45];[#REF!];[.$AE45];[#REF!];[.$AK45];[#REF!];[.$AQ4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12-nomystery-84-0.asp</text:p>
          </table:table-cell>
          <table:table-cell office:value-type="float" office:value="61.82" calcext:value-type="float">
            <text:p>61.82</text:p>
          </table:table-cell>
          <table:table-cell office:value-type="float" office:value="61.749" calcext:value-type="float">
            <text:p>61.749</text:p>
          </table:table-cell>
          <table:table-cell office:value-type="float" office:value="282399" calcext:value-type="float">
            <text:p>282399</text:p>
          </table:table-cell>
          <table:table-cell office:value-type="float" office:value="186562" calcext:value-type="float">
            <text:p>1865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92148" calcext:value-type="float">
            <text:p>2492148</text:p>
          </table:table-cell>
          <table:table-cell office:value-type="float" office:value="1718426" calcext:value-type="float">
            <text:p>171842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433.17" calcext:value-type="float">
            <text:p>433.17</text:p>
          </table:table-cell>
          <table:table-cell office:value-type="float" office:value="432.093" calcext:value-type="float">
            <text:p>432.093</text:p>
          </table:table-cell>
          <table:table-cell office:value-type="float" office:value="1502195" calcext:value-type="float">
            <text:p>1502195</text:p>
          </table:table-cell>
          <table:table-cell office:value-type="float" office:value="1049345" calcext:value-type="float">
            <text:p>1049345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461.28" calcext:value-type="float">
            <text:p>461.28</text:p>
          </table:table-cell>
          <table:table-cell office:value-type="float" office:value="460.24" calcext:value-type="float">
            <text:p>460.24</text:p>
          </table:table-cell>
          <table:table-cell office:value-type="float" office:value="1632628" calcext:value-type="float">
            <text:p>1632628</text:p>
          </table:table-cell>
          <table:table-cell office:value-type="float" office:value="1159515" calcext:value-type="float">
            <text:p>1159515</text:p>
          </table:table-cell>
          <table:table-cell office:value-type="float" office:value="162" calcext:value-type="float">
            <text:p>162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8492" calcext:value-type="float">
            <text:p>2278492</text:p>
          </table:table-cell>
          <table:table-cell office:value-type="float" office:value="1573946" calcext:value-type="float">
            <text:p>157394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11661" calcext:value-type="float">
            <text:p>2611661</text:p>
          </table:table-cell>
          <table:table-cell office:value-type="float" office:value="1846874" calcext:value-type="float">
            <text:p>184687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59.75" calcext:value-type="float">
            <text:p>559.75</text:p>
          </table:table-cell>
          <table:table-cell office:value-type="float" office:value="558.726" calcext:value-type="float">
            <text:p>558.726</text:p>
          </table:table-cell>
          <table:table-cell office:value-type="float" office:value="1840617" calcext:value-type="float">
            <text:p>1840617</text:p>
          </table:table-cell>
          <table:table-cell office:value-type="float" office:value="1295120" calcext:value-type="float">
            <text:p>1295120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table:formula="of:=MIN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IN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IN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IN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IN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IN([.$M46];[#REF!];[.$S46];[#REF!];[.$Y46];[#REF!];[.$AE46];[#REF!];[.$AK46];[#REF!];[.$AQ46];[#REF!])" office:value-type="string" office:string-value="" calcext:value-type="error">
            <text:p>#REF!</text:p>
          </table:table-cell>
          <table:table-cell table:formula="of:=MEDIAN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EDIAN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EDIAN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EDIAN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EDIAN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EDIAN([.$M46];[#REF!];[.$S46];[#REF!];[.$Y46];[#REF!];[.$AE46];[#REF!];[.$AK46];[#REF!];[.$AQ46];[#REF!])" office:value-type="string" office:string-value="" calcext:value-type="error">
            <text:p>#REF!</text:p>
          </table:table-cell>
          <table:table-cell table:formula="of:=MAX([.$H46];[#REF!];[.$N46];[#REF!];[.$T46];[#REF!];[.$Z46];[#REF!];[.$AF46];[#REF!];[.$AL46];[#REF!])" office:value-type="string" office:string-value="" calcext:value-type="error">
            <text:p>#REF!</text:p>
          </table:table-cell>
          <table:table-cell table:formula="of:=MAX([.$I46];[#REF!];[.$O46];[#REF!];[.$U46];[#REF!];[.$AA46];[#REF!];[.$AG46];[#REF!];[.$AM46];[#REF!])" office:value-type="string" office:string-value="" calcext:value-type="error">
            <text:p>#REF!</text:p>
          </table:table-cell>
          <table:table-cell table:formula="of:=MAX([.$J46];[#REF!];[.$P46];[#REF!];[.$V46];[#REF!];[.$AB46];[#REF!];[.$AH46];[#REF!];[.$AN46];[#REF!])" office:value-type="string" office:string-value="" calcext:value-type="error">
            <text:p>#REF!</text:p>
          </table:table-cell>
          <table:table-cell table:formula="of:=MAX([.$K46];[#REF!];[.$Q46];[#REF!];[.$W46];[#REF!];[.$AC46];[#REF!];[.$AI46];[#REF!];[.$AO46];[#REF!])" office:value-type="string" office:string-value="" calcext:value-type="error">
            <text:p>#REF!</text:p>
          </table:table-cell>
          <table:table-cell table:formula="of:=MAX([.$L46];[#REF!];[.$R46];[#REF!];[.$X46];[#REF!];[.$AD46];[#REF!];[.$AJ46];[#REF!];[.$AP46];[#REF!])" office:value-type="string" office:string-value="" calcext:value-type="error">
            <text:p>#REF!</text:p>
          </table:table-cell>
          <table:table-cell table:formula="of:=MAX([.$M46];[#REF!];[.$S46];[#REF!];[.$Y46];[#REF!];[.$AE46];[#REF!];[.$AK46];[#REF!];[.$AQ4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14-nomystery-73-0.asp</text:p>
          </table:table-cell>
          <table:table-cell office:value-type="float" office:value="167.94" calcext:value-type="float">
            <text:p>167.94</text:p>
          </table:table-cell>
          <table:table-cell office:value-type="float" office:value="167.873" calcext:value-type="float">
            <text:p>167.873</text:p>
          </table:table-cell>
          <table:table-cell office:value-type="float" office:value="663027" calcext:value-type="float">
            <text:p>663027</text:p>
          </table:table-cell>
          <table:table-cell office:value-type="float" office:value="463961" calcext:value-type="float">
            <text:p>4639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80.4" calcext:value-type="float">
            <text:p>380.4</text:p>
          </table:table-cell>
          <table:table-cell office:value-type="float" office:value="379.422" calcext:value-type="float">
            <text:p>379.422</text:p>
          </table:table-cell>
          <table:table-cell office:value-type="float" office:value="1513776" calcext:value-type="float">
            <text:p>1513776</text:p>
          </table:table-cell>
          <table:table-cell office:value-type="float" office:value="1054698" calcext:value-type="float">
            <text:p>105469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69.05" calcext:value-type="float">
            <text:p>769.05</text:p>
          </table:table-cell>
          <table:table-cell office:value-type="float" office:value="767.918" calcext:value-type="float">
            <text:p>767.918</text:p>
          </table:table-cell>
          <table:table-cell office:value-type="float" office:value="2769912" calcext:value-type="float">
            <text:p>2769912</text:p>
          </table:table-cell>
          <table:table-cell office:value-type="float" office:value="1972190" calcext:value-type="float">
            <text:p>1972190</text:p>
          </table:table-cell>
          <table:table-cell office:value-type="float" office:value="138" calcext:value-type="float">
            <text:p>1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0839" calcext:value-type="float">
            <text:p>3140839</text:p>
          </table:table-cell>
          <table:table-cell office:value-type="float" office:value="2291595" calcext:value-type="float">
            <text:p>229159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67.3" calcext:value-type="float">
            <text:p>467.3</text:p>
          </table:table-cell>
          <table:table-cell office:value-type="float" office:value="466.775" calcext:value-type="float">
            <text:p>466.775</text:p>
          </table:table-cell>
          <table:table-cell office:value-type="float" office:value="1810753" calcext:value-type="float">
            <text:p>1810753</text:p>
          </table:table-cell>
          <table:table-cell office:value-type="float" office:value="1256888" calcext:value-type="float">
            <text:p>1256888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12505" calcext:value-type="float">
            <text:p>2912505</text:p>
          </table:table-cell>
          <table:table-cell office:value-type="float" office:value="2084777" calcext:value-type="float">
            <text:p>208477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27.38" calcext:value-type="float">
            <text:p>427.38</text:p>
          </table:table-cell>
          <table:table-cell office:value-type="float" office:value="426.229" calcext:value-type="float">
            <text:p>426.229</text:p>
          </table:table-cell>
          <table:table-cell office:value-type="float" office:value="1727952" calcext:value-type="float">
            <text:p>1727952</text:p>
          </table:table-cell>
          <table:table-cell office:value-type="float" office:value="1220242" calcext:value-type="float">
            <text:p>1220242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table:formula="of:=MIN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IN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IN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IN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IN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IN([.$M47];[#REF!];[.$S47];[#REF!];[.$Y47];[#REF!];[.$AE47];[#REF!];[.$AK47];[#REF!];[.$AQ47];[#REF!])" office:value-type="string" office:string-value="" calcext:value-type="error">
            <text:p>#REF!</text:p>
          </table:table-cell>
          <table:table-cell table:formula="of:=MEDIAN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EDIAN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EDIAN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EDIAN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EDIAN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EDIAN([.$M47];[#REF!];[.$S47];[#REF!];[.$Y47];[#REF!];[.$AE47];[#REF!];[.$AK47];[#REF!];[.$AQ47];[#REF!])" office:value-type="string" office:string-value="" calcext:value-type="error">
            <text:p>#REF!</text:p>
          </table:table-cell>
          <table:table-cell table:formula="of:=MAX([.$H47];[#REF!];[.$N47];[#REF!];[.$T47];[#REF!];[.$Z47];[#REF!];[.$AF47];[#REF!];[.$AL47];[#REF!])" office:value-type="string" office:string-value="" calcext:value-type="error">
            <text:p>#REF!</text:p>
          </table:table-cell>
          <table:table-cell table:formula="of:=MAX([.$I47];[#REF!];[.$O47];[#REF!];[.$U47];[#REF!];[.$AA47];[#REF!];[.$AG47];[#REF!];[.$AM47];[#REF!])" office:value-type="string" office:string-value="" calcext:value-type="error">
            <text:p>#REF!</text:p>
          </table:table-cell>
          <table:table-cell table:formula="of:=MAX([.$J47];[#REF!];[.$P47];[#REF!];[.$V47];[#REF!];[.$AB47];[#REF!];[.$AH47];[#REF!];[.$AN47];[#REF!])" office:value-type="string" office:string-value="" calcext:value-type="error">
            <text:p>#REF!</text:p>
          </table:table-cell>
          <table:table-cell table:formula="of:=MAX([.$K47];[#REF!];[.$Q47];[#REF!];[.$W47];[#REF!];[.$AC47];[#REF!];[.$AI47];[#REF!];[.$AO47];[#REF!])" office:value-type="string" office:string-value="" calcext:value-type="error">
            <text:p>#REF!</text:p>
          </table:table-cell>
          <table:table-cell table:formula="of:=MAX([.$L47];[#REF!];[.$R47];[#REF!];[.$X47];[#REF!];[.$AD47];[#REF!];[.$AJ47];[#REF!];[.$AP47];[#REF!])" office:value-type="string" office:string-value="" calcext:value-type="error">
            <text:p>#REF!</text:p>
          </table:table-cell>
          <table:table-cell table:formula="of:=MAX([.$M47];[#REF!];[.$S47];[#REF!];[.$Y47];[#REF!];[.$AE47];[#REF!];[.$AK47];[#REF!];[.$AQ4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24-nomystery-86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00036" calcext:value-type="float">
            <text:p>2100036</text:p>
          </table:table-cell>
          <table:table-cell office:value-type="float" office:value="1455567" calcext:value-type="float">
            <text:p>145556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642124" calcext:value-type="float">
            <text:p>12642124</text:p>
          </table:table-cell>
          <table:table-cell office:value-type="float" office:value="2016001" calcext:value-type="float">
            <text:p>201600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73236" calcext:value-type="float">
            <text:p>2673236</text:p>
          </table:table-cell>
          <table:table-cell office:value-type="float" office:value="1848761" calcext:value-type="float">
            <text:p>18487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18088" calcext:value-type="float">
            <text:p>9118088</text:p>
          </table:table-cell>
          <table:table-cell office:value-type="float" office:value="1989078" calcext:value-type="float">
            <text:p>198907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6805" calcext:value-type="float">
            <text:p>2736805</text:p>
          </table:table-cell>
          <table:table-cell office:value-type="float" office:value="1930835" calcext:value-type="float">
            <text:p>193083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2098" calcext:value-type="float">
            <text:p>2782098</text:p>
          </table:table-cell>
          <table:table-cell office:value-type="float" office:value="1932999" calcext:value-type="float">
            <text:p>193299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95170" calcext:value-type="float">
            <text:p>2895170</text:p>
          </table:table-cell>
          <table:table-cell office:value-type="float" office:value="2009799" calcext:value-type="float">
            <text:p>200979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MIN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IN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IN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IN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IN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IN([.$M48];[#REF!];[.$S48];[#REF!];[.$Y48];[#REF!];[.$AE48];[#REF!];[.$AK48];[#REF!];[.$AQ48];[#REF!])" office:value-type="string" office:string-value="" calcext:value-type="error">
            <text:p>#REF!</text:p>
          </table:table-cell>
          <table:table-cell table:formula="of:=MEDIAN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EDIAN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EDIAN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EDIAN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EDIAN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EDIAN([.$M48];[#REF!];[.$S48];[#REF!];[.$Y48];[#REF!];[.$AE48];[#REF!];[.$AK48];[#REF!];[.$AQ48];[#REF!])" office:value-type="string" office:string-value="" calcext:value-type="error">
            <text:p>#REF!</text:p>
          </table:table-cell>
          <table:table-cell table:formula="of:=MAX([.$H48];[#REF!];[.$N48];[#REF!];[.$T48];[#REF!];[.$Z48];[#REF!];[.$AF48];[#REF!];[.$AL48];[#REF!])" office:value-type="string" office:string-value="" calcext:value-type="error">
            <text:p>#REF!</text:p>
          </table:table-cell>
          <table:table-cell table:formula="of:=MAX([.$I48];[#REF!];[.$O48];[#REF!];[.$U48];[#REF!];[.$AA48];[#REF!];[.$AG48];[#REF!];[.$AM48];[#REF!])" office:value-type="string" office:string-value="" calcext:value-type="error">
            <text:p>#REF!</text:p>
          </table:table-cell>
          <table:table-cell table:formula="of:=MAX([.$J48];[#REF!];[.$P48];[#REF!];[.$V48];[#REF!];[.$AB48];[#REF!];[.$AH48];[#REF!];[.$AN48];[#REF!])" office:value-type="string" office:string-value="" calcext:value-type="error">
            <text:p>#REF!</text:p>
          </table:table-cell>
          <table:table-cell table:formula="of:=MAX([.$K48];[#REF!];[.$Q48];[#REF!];[.$W48];[#REF!];[.$AC48];[#REF!];[.$AI48];[#REF!];[.$AO48];[#REF!])" office:value-type="string" office:string-value="" calcext:value-type="error">
            <text:p>#REF!</text:p>
          </table:table-cell>
          <table:table-cell table:formula="of:=MAX([.$L48];[#REF!];[.$R48];[#REF!];[.$X48];[#REF!];[.$AD48];[#REF!];[.$AJ48];[#REF!];[.$AP48];[#REF!])" office:value-type="string" office:string-value="" calcext:value-type="error">
            <text:p>#REF!</text:p>
          </table:table-cell>
          <table:table-cell table:formula="of:=MAX([.$M48];[#REF!];[.$S48];[#REF!];[.$Y48];[#REF!];[.$AE48];[#REF!];[.$AK48];[#REF!];[.$AQ4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25-nomystery-8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259007" calcext:value-type="float">
            <text:p>125900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2680" calcext:value-type="float">
            <text:p>2502680</text:p>
          </table:table-cell>
          <table:table-cell office:value-type="float" office:value="1729454" calcext:value-type="float">
            <text:p>17294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0467" calcext:value-type="float">
            <text:p>2540467</text:p>
          </table:table-cell>
          <table:table-cell office:value-type="float" office:value="1792186" calcext:value-type="float">
            <text:p>179218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3628" calcext:value-type="float">
            <text:p>2503628</text:p>
          </table:table-cell>
          <table:table-cell office:value-type="float" office:value="1787231" calcext:value-type="float">
            <text:p>178723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45045" calcext:value-type="float">
            <text:p>2445045</text:p>
          </table:table-cell>
          <table:table-cell office:value-type="float" office:value="1714814" calcext:value-type="float">
            <text:p>171481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7321" calcext:value-type="float">
            <text:p>2467321</text:p>
          </table:table-cell>
          <table:table-cell office:value-type="float" office:value="1753639" calcext:value-type="float">
            <text:p>175363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2195" calcext:value-type="float">
            <text:p>2502195</text:p>
          </table:table-cell>
          <table:table-cell office:value-type="float" office:value="1789215" calcext:value-type="float">
            <text:p>178921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MIN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IN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IN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IN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IN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IN([.$M49];[#REF!];[.$S49];[#REF!];[.$Y49];[#REF!];[.$AE49];[#REF!];[.$AK49];[#REF!];[.$AQ49];[#REF!])" office:value-type="string" office:string-value="" calcext:value-type="error">
            <text:p>#REF!</text:p>
          </table:table-cell>
          <table:table-cell table:formula="of:=MEDIAN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EDIAN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EDIAN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EDIAN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EDIAN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EDIAN([.$M49];[#REF!];[.$S49];[#REF!];[.$Y49];[#REF!];[.$AE49];[#REF!];[.$AK49];[#REF!];[.$AQ49];[#REF!])" office:value-type="string" office:string-value="" calcext:value-type="error">
            <text:p>#REF!</text:p>
          </table:table-cell>
          <table:table-cell table:formula="of:=MAX([.$H49];[#REF!];[.$N49];[#REF!];[.$T49];[#REF!];[.$Z49];[#REF!];[.$AF49];[#REF!];[.$AL49];[#REF!])" office:value-type="string" office:string-value="" calcext:value-type="error">
            <text:p>#REF!</text:p>
          </table:table-cell>
          <table:table-cell table:formula="of:=MAX([.$I49];[#REF!];[.$O49];[#REF!];[.$U49];[#REF!];[.$AA49];[#REF!];[.$AG49];[#REF!];[.$AM49];[#REF!])" office:value-type="string" office:string-value="" calcext:value-type="error">
            <text:p>#REF!</text:p>
          </table:table-cell>
          <table:table-cell table:formula="of:=MAX([.$J49];[#REF!];[.$P49];[#REF!];[.$V49];[#REF!];[.$AB49];[#REF!];[.$AH49];[#REF!];[.$AN49];[#REF!])" office:value-type="string" office:string-value="" calcext:value-type="error">
            <text:p>#REF!</text:p>
          </table:table-cell>
          <table:table-cell table:formula="of:=MAX([.$K49];[#REF!];[.$Q49];[#REF!];[.$W49];[#REF!];[.$AC49];[#REF!];[.$AI49];[#REF!];[.$AO49];[#REF!])" office:value-type="string" office:string-value="" calcext:value-type="error">
            <text:p>#REF!</text:p>
          </table:table-cell>
          <table:table-cell table:formula="of:=MAX([.$L49];[#REF!];[.$R49];[#REF!];[.$X49];[#REF!];[.$AD49];[#REF!];[.$AJ49];[#REF!];[.$AP49];[#REF!])" office:value-type="string" office:string-value="" calcext:value-type="error">
            <text:p>#REF!</text:p>
          </table:table-cell>
          <table:table-cell table:formula="of:=MAX([.$M49];[#REF!];[.$S49];[#REF!];[.$Y49];[#REF!];[.$AE49];[#REF!];[.$AK49];[#REF!];[.$AQ4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27-nomystery-17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8098" calcext:value-type="float">
            <text:p>1588098</text:p>
          </table:table-cell>
          <table:table-cell office:value-type="float" office:value="1045881" calcext:value-type="float">
            <text:p>104588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5791" calcext:value-type="float">
            <text:p>2275791</text:p>
          </table:table-cell>
          <table:table-cell office:value-type="float" office:value="1515360" calcext:value-type="float">
            <text:p>151536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19408" calcext:value-type="float">
            <text:p>2319408</text:p>
          </table:table-cell>
          <table:table-cell office:value-type="float" office:value="1457488" calcext:value-type="float">
            <text:p>145748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042899" calcext:value-type="float">
            <text:p>4042899</text:p>
          </table:table-cell>
          <table:table-cell office:value-type="float" office:value="1357502" calcext:value-type="float">
            <text:p>135750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765625" calcext:value-type="float">
            <text:p>4765625</text:p>
          </table:table-cell>
          <table:table-cell office:value-type="float" office:value="1362619" calcext:value-type="float">
            <text:p>13626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5153" calcext:value-type="float">
            <text:p>2425153</text:p>
          </table:table-cell>
          <table:table-cell office:value-type="float" office:value="1296261" calcext:value-type="float">
            <text:p>129626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01993" calcext:value-type="float">
            <text:p>5001993</text:p>
          </table:table-cell>
          <table:table-cell office:value-type="float" office:value="1455745" calcext:value-type="float">
            <text:p>145574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MIN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IN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IN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IN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IN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IN([.$M50];[#REF!];[.$S50];[#REF!];[.$Y50];[#REF!];[.$AE50];[#REF!];[.$AK50];[#REF!];[.$AQ50];[#REF!])" office:value-type="string" office:string-value="" calcext:value-type="error">
            <text:p>#REF!</text:p>
          </table:table-cell>
          <table:table-cell table:formula="of:=MEDIAN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EDIAN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EDIAN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EDIAN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EDIAN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EDIAN([.$M50];[#REF!];[.$S50];[#REF!];[.$Y50];[#REF!];[.$AE50];[#REF!];[.$AK50];[#REF!];[.$AQ50];[#REF!])" office:value-type="string" office:string-value="" calcext:value-type="error">
            <text:p>#REF!</text:p>
          </table:table-cell>
          <table:table-cell table:formula="of:=MAX([.$H50];[#REF!];[.$N50];[#REF!];[.$T50];[#REF!];[.$Z50];[#REF!];[.$AF50];[#REF!];[.$AL50];[#REF!])" office:value-type="string" office:string-value="" calcext:value-type="error">
            <text:p>#REF!</text:p>
          </table:table-cell>
          <table:table-cell table:formula="of:=MAX([.$I50];[#REF!];[.$O50];[#REF!];[.$U50];[#REF!];[.$AA50];[#REF!];[.$AG50];[#REF!];[.$AM50];[#REF!])" office:value-type="string" office:string-value="" calcext:value-type="error">
            <text:p>#REF!</text:p>
          </table:table-cell>
          <table:table-cell table:formula="of:=MAX([.$J50];[#REF!];[.$P50];[#REF!];[.$V50];[#REF!];[.$AB50];[#REF!];[.$AH50];[#REF!];[.$AN50];[#REF!])" office:value-type="string" office:string-value="" calcext:value-type="error">
            <text:p>#REF!</text:p>
          </table:table-cell>
          <table:table-cell table:formula="of:=MAX([.$K50];[#REF!];[.$Q50];[#REF!];[.$W50];[#REF!];[.$AC50];[#REF!];[.$AI50];[#REF!];[.$AO50];[#REF!])" office:value-type="string" office:string-value="" calcext:value-type="error">
            <text:p>#REF!</text:p>
          </table:table-cell>
          <table:table-cell table:formula="of:=MAX([.$L50];[#REF!];[.$R50];[#REF!];[.$X50];[#REF!];[.$AD50];[#REF!];[.$AJ50];[#REF!];[.$AP50];[#REF!])" office:value-type="string" office:string-value="" calcext:value-type="error">
            <text:p>#REF!</text:p>
          </table:table-cell>
          <table:table-cell table:formula="of:=MAX([.$M50];[#REF!];[.$S50];[#REF!];[.$Y50];[#REF!];[.$AE50];[#REF!];[.$AK50];[#REF!];[.$AQ5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28-nomystery-16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053943" calcext:value-type="float">
            <text:p>4053943</text:p>
          </table:table-cell>
          <table:table-cell office:value-type="float" office:value="1143095" calcext:value-type="float">
            <text:p>114309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60214" calcext:value-type="float">
            <text:p>4560214</text:p>
          </table:table-cell>
          <table:table-cell office:value-type="float" office:value="1369830" calcext:value-type="float">
            <text:p>136983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30937" calcext:value-type="float">
            <text:p>5630937</text:p>
          </table:table-cell>
          <table:table-cell office:value-type="float" office:value="1534436" calcext:value-type="float">
            <text:p>153443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361851" calcext:value-type="float">
            <text:p>5361851</text:p>
          </table:table-cell>
          <table:table-cell office:value-type="float" office:value="1525278" calcext:value-type="float">
            <text:p>152527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141569" calcext:value-type="float">
            <text:p>5141569</text:p>
          </table:table-cell>
          <table:table-cell office:value-type="float" office:value="1438001" calcext:value-type="float">
            <text:p>1438001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864388" calcext:value-type="float">
            <text:p>4864388</text:p>
          </table:table-cell>
          <table:table-cell office:value-type="float" office:value="1448756" calcext:value-type="float">
            <text:p>144875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251045" calcext:value-type="float">
            <text:p>5251045</text:p>
          </table:table-cell>
          <table:table-cell office:value-type="float" office:value="1324360" calcext:value-type="float">
            <text:p>132436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MIN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IN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IN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IN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IN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IN([.$M51];[#REF!];[.$S51];[#REF!];[.$Y51];[#REF!];[.$AE51];[#REF!];[.$AK51];[#REF!];[.$AQ51];[#REF!])" office:value-type="string" office:string-value="" calcext:value-type="error">
            <text:p>#REF!</text:p>
          </table:table-cell>
          <table:table-cell table:formula="of:=MEDIAN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EDIAN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EDIAN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EDIAN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EDIAN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EDIAN([.$M51];[#REF!];[.$S51];[#REF!];[.$Y51];[#REF!];[.$AE51];[#REF!];[.$AK51];[#REF!];[.$AQ51];[#REF!])" office:value-type="string" office:string-value="" calcext:value-type="error">
            <text:p>#REF!</text:p>
          </table:table-cell>
          <table:table-cell table:formula="of:=MAX([.$H51];[#REF!];[.$N51];[#REF!];[.$T51];[#REF!];[.$Z51];[#REF!];[.$AF51];[#REF!];[.$AL51];[#REF!])" office:value-type="string" office:string-value="" calcext:value-type="error">
            <text:p>#REF!</text:p>
          </table:table-cell>
          <table:table-cell table:formula="of:=MAX([.$I51];[#REF!];[.$O51];[#REF!];[.$U51];[#REF!];[.$AA51];[#REF!];[.$AG51];[#REF!];[.$AM51];[#REF!])" office:value-type="string" office:string-value="" calcext:value-type="error">
            <text:p>#REF!</text:p>
          </table:table-cell>
          <table:table-cell table:formula="of:=MAX([.$J51];[#REF!];[.$P51];[#REF!];[.$V51];[#REF!];[.$AB51];[#REF!];[.$AH51];[#REF!];[.$AN51];[#REF!])" office:value-type="string" office:string-value="" calcext:value-type="error">
            <text:p>#REF!</text:p>
          </table:table-cell>
          <table:table-cell table:formula="of:=MAX([.$K51];[#REF!];[.$Q51];[#REF!];[.$W51];[#REF!];[.$AC51];[#REF!];[.$AI51];[#REF!];[.$AO51];[#REF!])" office:value-type="string" office:string-value="" calcext:value-type="error">
            <text:p>#REF!</text:p>
          </table:table-cell>
          <table:table-cell table:formula="of:=MAX([.$L51];[#REF!];[.$R51];[#REF!];[.$X51];[#REF!];[.$AD51];[#REF!];[.$AJ51];[#REF!];[.$AP51];[#REF!])" office:value-type="string" office:string-value="" calcext:value-type="error">
            <text:p>#REF!</text:p>
          </table:table-cell>
          <table:table-cell table:formula="of:=MAX([.$M51];[#REF!];[.$S51];[#REF!];[.$Y51];[#REF!];[.$AE51];[#REF!];[.$AK51];[#REF!];[.$AQ5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29-nomystery-1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17301" calcext:value-type="float">
            <text:p>1717301</text:p>
          </table:table-cell>
          <table:table-cell office:value-type="float" office:value="1213352" calcext:value-type="float">
            <text:p>121335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31488" calcext:value-type="float">
            <text:p>6531488</text:p>
          </table:table-cell>
          <table:table-cell office:value-type="float" office:value="1691411" calcext:value-type="float">
            <text:p>169141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82537" calcext:value-type="float">
            <text:p>6882537</text:p>
          </table:table-cell>
          <table:table-cell office:value-type="float" office:value="1749344" calcext:value-type="float">
            <text:p>174934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79542" calcext:value-type="float">
            <text:p>3679542</text:p>
          </table:table-cell>
          <table:table-cell office:value-type="float" office:value="1720137" calcext:value-type="float">
            <text:p>172013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926314" calcext:value-type="float">
            <text:p>4926314</text:p>
          </table:table-cell>
          <table:table-cell office:value-type="float" office:value="1722456" calcext:value-type="float">
            <text:p>172245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33242" calcext:value-type="float">
            <text:p>6933242</text:p>
          </table:table-cell>
          <table:table-cell office:value-type="float" office:value="1669912" calcext:value-type="float">
            <text:p>166991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59129" calcext:value-type="float">
            <text:p>7159129</text:p>
          </table:table-cell>
          <table:table-cell office:value-type="float" office:value="1725485" calcext:value-type="float">
            <text:p>172548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MIN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IN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IN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IN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IN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IN([.$M52];[#REF!];[.$S52];[#REF!];[.$Y52];[#REF!];[.$AE52];[#REF!];[.$AK52];[#REF!];[.$AQ52];[#REF!])" office:value-type="string" office:string-value="" calcext:value-type="error">
            <text:p>#REF!</text:p>
          </table:table-cell>
          <table:table-cell table:formula="of:=MEDIAN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EDIAN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EDIAN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EDIAN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EDIAN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EDIAN([.$M52];[#REF!];[.$S52];[#REF!];[.$Y52];[#REF!];[.$AE52];[#REF!];[.$AK52];[#REF!];[.$AQ52];[#REF!])" office:value-type="string" office:string-value="" calcext:value-type="error">
            <text:p>#REF!</text:p>
          </table:table-cell>
          <table:table-cell table:formula="of:=MAX([.$H52];[#REF!];[.$N52];[#REF!];[.$T52];[#REF!];[.$Z52];[#REF!];[.$AF52];[#REF!];[.$AL52];[#REF!])" office:value-type="string" office:string-value="" calcext:value-type="error">
            <text:p>#REF!</text:p>
          </table:table-cell>
          <table:table-cell table:formula="of:=MAX([.$I52];[#REF!];[.$O52];[#REF!];[.$U52];[#REF!];[.$AA52];[#REF!];[.$AG52];[#REF!];[.$AM52];[#REF!])" office:value-type="string" office:string-value="" calcext:value-type="error">
            <text:p>#REF!</text:p>
          </table:table-cell>
          <table:table-cell table:formula="of:=MAX([.$J52];[#REF!];[.$P52];[#REF!];[.$V52];[#REF!];[.$AB52];[#REF!];[.$AH52];[#REF!];[.$AN52];[#REF!])" office:value-type="string" office:string-value="" calcext:value-type="error">
            <text:p>#REF!</text:p>
          </table:table-cell>
          <table:table-cell table:formula="of:=MAX([.$K52];[#REF!];[.$Q52];[#REF!];[.$W52];[#REF!];[.$AC52];[#REF!];[.$AI52];[#REF!];[.$AO52];[#REF!])" office:value-type="string" office:string-value="" calcext:value-type="error">
            <text:p>#REF!</text:p>
          </table:table-cell>
          <table:table-cell table:formula="of:=MAX([.$L52];[#REF!];[.$R52];[#REF!];[.$X52];[#REF!];[.$AD52];[#REF!];[.$AJ52];[#REF!];[.$AP52];[#REF!])" office:value-type="string" office:string-value="" calcext:value-type="error">
            <text:p>#REF!</text:p>
          </table:table-cell>
          <table:table-cell table:formula="of:=MAX([.$M52];[#REF!];[.$S52];[#REF!];[.$Y52];[#REF!];[.$AE52];[#REF!];[.$AK52];[#REF!];[.$AQ5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0-nomystery-1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5901" calcext:value-type="float">
            <text:p>1645901</text:p>
          </table:table-cell>
          <table:table-cell office:value-type="float" office:value="1189970" calcext:value-type="float">
            <text:p>118997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2828" calcext:value-type="float">
            <text:p>2512828</text:p>
          </table:table-cell>
          <table:table-cell office:value-type="float" office:value="1640979" calcext:value-type="float">
            <text:p>164097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15467" calcext:value-type="float">
            <text:p>2615467</text:p>
          </table:table-cell>
          <table:table-cell office:value-type="float" office:value="1758289" calcext:value-type="float">
            <text:p>1758289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70856" calcext:value-type="float">
            <text:p>6570856</text:p>
          </table:table-cell>
          <table:table-cell office:value-type="float" office:value="1690805" calcext:value-type="float">
            <text:p>169080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62717" calcext:value-type="float">
            <text:p>7962717</text:p>
          </table:table-cell>
          <table:table-cell office:value-type="float" office:value="1657304" calcext:value-type="float">
            <text:p>165730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81387" calcext:value-type="float">
            <text:p>2581387</text:p>
          </table:table-cell>
          <table:table-cell office:value-type="float" office:value="1729040" calcext:value-type="float">
            <text:p>172904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88724" calcext:value-type="float">
            <text:p>7588724</text:p>
          </table:table-cell>
          <table:table-cell office:value-type="float" office:value="1685916" calcext:value-type="float">
            <text:p>168591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MIN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IN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IN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IN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IN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IN([.$M53];[#REF!];[.$S53];[#REF!];[.$Y53];[#REF!];[.$AE53];[#REF!];[.$AK53];[#REF!];[.$AQ53];[#REF!])" office:value-type="string" office:string-value="" calcext:value-type="error">
            <text:p>#REF!</text:p>
          </table:table-cell>
          <table:table-cell table:formula="of:=MEDIAN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EDIAN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EDIAN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EDIAN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EDIAN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EDIAN([.$M53];[#REF!];[.$S53];[#REF!];[.$Y53];[#REF!];[.$AE53];[#REF!];[.$AK53];[#REF!];[.$AQ53];[#REF!])" office:value-type="string" office:string-value="" calcext:value-type="error">
            <text:p>#REF!</text:p>
          </table:table-cell>
          <table:table-cell table:formula="of:=MAX([.$H53];[#REF!];[.$N53];[#REF!];[.$T53];[#REF!];[.$Z53];[#REF!];[.$AF53];[#REF!];[.$AL53];[#REF!])" office:value-type="string" office:string-value="" calcext:value-type="error">
            <text:p>#REF!</text:p>
          </table:table-cell>
          <table:table-cell table:formula="of:=MAX([.$I53];[#REF!];[.$O53];[#REF!];[.$U53];[#REF!];[.$AA53];[#REF!];[.$AG53];[#REF!];[.$AM53];[#REF!])" office:value-type="string" office:string-value="" calcext:value-type="error">
            <text:p>#REF!</text:p>
          </table:table-cell>
          <table:table-cell table:formula="of:=MAX([.$J53];[#REF!];[.$P53];[#REF!];[.$V53];[#REF!];[.$AB53];[#REF!];[.$AH53];[#REF!];[.$AN53];[#REF!])" office:value-type="string" office:string-value="" calcext:value-type="error">
            <text:p>#REF!</text:p>
          </table:table-cell>
          <table:table-cell table:formula="of:=MAX([.$K53];[#REF!];[.$Q53];[#REF!];[.$W53];[#REF!];[.$AC53];[#REF!];[.$AI53];[#REF!];[.$AO53];[#REF!])" office:value-type="string" office:string-value="" calcext:value-type="error">
            <text:p>#REF!</text:p>
          </table:table-cell>
          <table:table-cell table:formula="of:=MAX([.$L53];[#REF!];[.$R53];[#REF!];[.$X53];[#REF!];[.$AD53];[#REF!];[.$AJ53];[#REF!];[.$AP53];[#REF!])" office:value-type="string" office:string-value="" calcext:value-type="error">
            <text:p>#REF!</text:p>
          </table:table-cell>
          <table:table-cell table:formula="of:=MAX([.$M53];[#REF!];[.$S53];[#REF!];[.$Y53];[#REF!];[.$AE53];[#REF!];[.$AK53];[#REF!];[.$AQ5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1-nomystery-52-0.asp</text:p>
          </table:table-cell>
          <table:table-cell office:value-type="float" office:value="3.92" calcext:value-type="float">
            <text:p>3.92</text:p>
          </table:table-cell>
          <table:table-cell office:value-type="float" office:value="3.864" calcext:value-type="float">
            <text:p>3.864</text:p>
          </table:table-cell>
          <table:table-cell office:value-type="float" office:value="44037" calcext:value-type="float">
            <text:p>44037</text:p>
          </table:table-cell>
          <table:table-cell office:value-type="float" office:value="31308" calcext:value-type="float">
            <text:p>313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1.515" calcext:value-type="float">
            <text:p>1.515</text:p>
          </table:table-cell>
          <table:table-cell office:value-type="float" office:value="17480" calcext:value-type="float">
            <text:p>17480</text:p>
          </table:table-cell>
          <table:table-cell office:value-type="float" office:value="8529" calcext:value-type="float">
            <text:p>85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015" calcext:value-type="float">
            <text:p>3.015</text:p>
          </table:table-cell>
          <table:table-cell office:value-type="float" office:value="26321" calcext:value-type="float">
            <text:p>26321</text:p>
          </table:table-cell>
          <table:table-cell office:value-type="float" office:value="16840" calcext:value-type="float">
            <text:p>16840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5.72" calcext:value-type="float">
            <text:p>5.72</text:p>
          </table:table-cell>
          <table:table-cell office:value-type="float" office:value="4.769" calcext:value-type="float">
            <text:p>4.769</text:p>
          </table:table-cell>
          <table:table-cell office:value-type="float" office:value="40750" calcext:value-type="float">
            <text:p>40750</text:p>
          </table:table-cell>
          <table:table-cell office:value-type="float" office:value="28177" calcext:value-type="float">
            <text:p>28177</text:p>
          </table:table-cell>
          <table:table-cell office:value-type="float" office:value="75" calcext:value-type="float">
            <text:p>75</text:p>
          </table:table-cell>
          <table:table-cell office:value-type="float" office:value="948" calcext:value-type="float">
            <text:p>948</text:p>
          </table:table-cell>
          <table:table-cell office:value-type="float" office:value="4.19" calcext:value-type="float">
            <text:p>4.19</text:p>
          </table:table-cell>
          <table:table-cell office:value-type="float" office:value="3.694" calcext:value-type="float">
            <text:p>3.694</text:p>
          </table:table-cell>
          <table:table-cell office:value-type="float" office:value="36078" calcext:value-type="float">
            <text:p>36078</text:p>
          </table:table-cell>
          <table:table-cell office:value-type="float" office:value="23297" calcext:value-type="float">
            <text:p>23297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4.51" calcext:value-type="float">
            <text:p>4.51</text:p>
          </table:table-cell>
          <table:table-cell office:value-type="float" office:value="3.808" calcext:value-type="float">
            <text:p>3.808</text:p>
          </table:table-cell>
          <table:table-cell office:value-type="float" office:value="39294" calcext:value-type="float">
            <text:p>39294</text:p>
          </table:table-cell>
          <table:table-cell office:value-type="float" office:value="24119" calcext:value-type="float">
            <text:p>24119</text:p>
          </table:table-cell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2.4" calcext:value-type="float">
            <text:p>2.4</text:p>
          </table:table-cell>
          <table:table-cell office:value-type="float" office:value="1.653" calcext:value-type="float">
            <text:p>1.653</text:p>
          </table:table-cell>
          <table:table-cell office:value-type="float" office:value="14538" calcext:value-type="float">
            <text:p>14538</text:p>
          </table:table-cell>
          <table:table-cell office:value-type="float" office:value="7508" calcext:value-type="float">
            <text:p>7508</text:p>
          </table:table-cell>
          <table:table-cell office:value-type="float" office:value="62" calcext:value-type="float">
            <text:p>62</text:p>
          </table:table-cell>
          <table:table-cell office:value-type="float" office:value="828" calcext:value-type="float">
            <text:p>828</text:p>
          </table:table-cell>
          <table:table-cell table:formula="of:=MIN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IN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IN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IN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IN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IN([.$M54];[#REF!];[.$S54];[#REF!];[.$Y54];[#REF!];[.$AE54];[#REF!];[.$AK54];[#REF!];[.$AQ54];[#REF!])" office:value-type="string" office:string-value="" calcext:value-type="error">
            <text:p>#REF!</text:p>
          </table:table-cell>
          <table:table-cell table:formula="of:=MEDIAN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EDIAN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EDIAN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EDIAN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EDIAN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EDIAN([.$M54];[#REF!];[.$S54];[#REF!];[.$Y54];[#REF!];[.$AE54];[#REF!];[.$AK54];[#REF!];[.$AQ54];[#REF!])" office:value-type="string" office:string-value="" calcext:value-type="error">
            <text:p>#REF!</text:p>
          </table:table-cell>
          <table:table-cell table:formula="of:=MAX([.$H54];[#REF!];[.$N54];[#REF!];[.$T54];[#REF!];[.$Z54];[#REF!];[.$AF54];[#REF!];[.$AL54];[#REF!])" office:value-type="string" office:string-value="" calcext:value-type="error">
            <text:p>#REF!</text:p>
          </table:table-cell>
          <table:table-cell table:formula="of:=MAX([.$I54];[#REF!];[.$O54];[#REF!];[.$U54];[#REF!];[.$AA54];[#REF!];[.$AG54];[#REF!];[.$AM54];[#REF!])" office:value-type="string" office:string-value="" calcext:value-type="error">
            <text:p>#REF!</text:p>
          </table:table-cell>
          <table:table-cell table:formula="of:=MAX([.$J54];[#REF!];[.$P54];[#REF!];[.$V54];[#REF!];[.$AB54];[#REF!];[.$AH54];[#REF!];[.$AN54];[#REF!])" office:value-type="string" office:string-value="" calcext:value-type="error">
            <text:p>#REF!</text:p>
          </table:table-cell>
          <table:table-cell table:formula="of:=MAX([.$K54];[#REF!];[.$Q54];[#REF!];[.$W54];[#REF!];[.$AC54];[#REF!];[.$AI54];[#REF!];[.$AO54];[#REF!])" office:value-type="string" office:string-value="" calcext:value-type="error">
            <text:p>#REF!</text:p>
          </table:table-cell>
          <table:table-cell table:formula="of:=MAX([.$L54];[#REF!];[.$R54];[#REF!];[.$X54];[#REF!];[.$AD54];[#REF!];[.$AJ54];[#REF!];[.$AP54];[#REF!])" office:value-type="string" office:string-value="" calcext:value-type="error">
            <text:p>#REF!</text:p>
          </table:table-cell>
          <table:table-cell table:formula="of:=MAX([.$M54];[#REF!];[.$S54];[#REF!];[.$Y54];[#REF!];[.$AE54];[#REF!];[.$AK54];[#REF!];[.$AQ5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3-nomystery-32-0.asp</text:p>
          </table:table-cell>
          <table:table-cell office:value-type="float" office:value="1.34" calcext:value-type="float">
            <text:p>1.34</text:p>
          </table:table-cell>
          <table:table-cell office:value-type="float" office:value="1.276" calcext:value-type="float">
            <text:p>1.276</text:p>
          </table:table-cell>
          <table:table-cell office:value-type="float" office:value="17489" calcext:value-type="float">
            <text:p>17489</text:p>
          </table:table-cell>
          <table:table-cell office:value-type="float" office:value="12370" calcext:value-type="float">
            <text:p>123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2.578" calcext:value-type="float">
            <text:p>2.578</text:p>
          </table:table-cell>
          <table:table-cell office:value-type="float" office:value="19232" calcext:value-type="float">
            <text:p>19232</text:p>
          </table:table-cell>
          <table:table-cell office:value-type="float" office:value="12090" calcext:value-type="float">
            <text:p>120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281" calcext:value-type="float">
            <text:p>1.281</text:p>
          </table:table-cell>
          <table:table-cell office:value-type="float" office:value="7034" calcext:value-type="float">
            <text:p>7034</text:p>
          </table:table-cell>
          <table:table-cell office:value-type="float" office:value="4454" calcext:value-type="float">
            <text:p>4454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1.74" calcext:value-type="float">
            <text:p>1.74</text:p>
          </table:table-cell>
          <table:table-cell office:value-type="float" office:value="1.219" calcext:value-type="float">
            <text:p>1.219</text:p>
          </table:table-cell>
          <table:table-cell office:value-type="float" office:value="7034" calcext:value-type="float">
            <text:p>7034</text:p>
          </table:table-cell>
          <table:table-cell office:value-type="float" office:value="4454" calcext:value-type="float">
            <text:p>4454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1.68" calcext:value-type="float">
            <text:p>1.68</text:p>
          </table:table-cell>
          <table:table-cell office:value-type="float" office:value="1.19" calcext:value-type="float">
            <text:p>1.19</text:p>
          </table:table-cell>
          <table:table-cell office:value-type="float" office:value="7491" calcext:value-type="float">
            <text:p>7491</text:p>
          </table:table-cell>
          <table:table-cell office:value-type="float" office:value="4737" calcext:value-type="float">
            <text:p>4737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81" calcext:value-type="float">
            <text:p>2.81</text:p>
          </table:table-cell>
          <table:table-cell office:value-type="float" office:value="2.178" calcext:value-type="float">
            <text:p>2.178</text:p>
          </table:table-cell>
          <table:table-cell office:value-type="float" office:value="17176" calcext:value-type="float">
            <text:p>17176</text:p>
          </table:table-cell>
          <table:table-cell office:value-type="float" office:value="11422" calcext:value-type="float">
            <text:p>11422</text:p>
          </table:table-cell>
          <table:table-cell office:value-type="float" office:value="40" calcext:value-type="float">
            <text:p>40</text:p>
          </table:table-cell>
          <table:table-cell office:value-type="float" office:value="414" calcext:value-type="float">
            <text:p>414</text:p>
          </table:table-cell>
          <table:table-cell office:value-type="float" office:value="2.52" calcext:value-type="float">
            <text:p>2.52</text:p>
          </table:table-cell>
          <table:table-cell office:value-type="float" office:value="1.66" calcext:value-type="float">
            <text:p>1.66</text:p>
          </table:table-cell>
          <table:table-cell office:value-type="float" office:value="8308" calcext:value-type="float">
            <text:p>8308</text:p>
          </table:table-cell>
          <table:table-cell office:value-type="float" office:value="5667" calcext:value-type="float">
            <text:p>5667</text:p>
          </table:table-cell>
          <table:table-cell office:value-type="float" office:value="64" calcext:value-type="float">
            <text:p>64</text:p>
          </table:table-cell>
          <table:table-cell office:value-type="float" office:value="865" calcext:value-type="float">
            <text:p>865</text:p>
          </table:table-cell>
          <table:table-cell table:formula="of:=MIN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IN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IN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IN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IN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IN([.$M55];[#REF!];[.$S55];[#REF!];[.$Y55];[#REF!];[.$AE55];[#REF!];[.$AK55];[#REF!];[.$AQ55];[#REF!])" office:value-type="string" office:string-value="" calcext:value-type="error">
            <text:p>#REF!</text:p>
          </table:table-cell>
          <table:table-cell table:formula="of:=MEDIAN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EDIAN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EDIAN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EDIAN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EDIAN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EDIAN([.$M55];[#REF!];[.$S55];[#REF!];[.$Y55];[#REF!];[.$AE55];[#REF!];[.$AK55];[#REF!];[.$AQ55];[#REF!])" office:value-type="string" office:string-value="" calcext:value-type="error">
            <text:p>#REF!</text:p>
          </table:table-cell>
          <table:table-cell table:formula="of:=MAX([.$H55];[#REF!];[.$N55];[#REF!];[.$T55];[#REF!];[.$Z55];[#REF!];[.$AF55];[#REF!];[.$AL55];[#REF!])" office:value-type="string" office:string-value="" calcext:value-type="error">
            <text:p>#REF!</text:p>
          </table:table-cell>
          <table:table-cell table:formula="of:=MAX([.$I55];[#REF!];[.$O55];[#REF!];[.$U55];[#REF!];[.$AA55];[#REF!];[.$AG55];[#REF!];[.$AM55];[#REF!])" office:value-type="string" office:string-value="" calcext:value-type="error">
            <text:p>#REF!</text:p>
          </table:table-cell>
          <table:table-cell table:formula="of:=MAX([.$J55];[#REF!];[.$P55];[#REF!];[.$V55];[#REF!];[.$AB55];[#REF!];[.$AH55];[#REF!];[.$AN55];[#REF!])" office:value-type="string" office:string-value="" calcext:value-type="error">
            <text:p>#REF!</text:p>
          </table:table-cell>
          <table:table-cell table:formula="of:=MAX([.$K55];[#REF!];[.$Q55];[#REF!];[.$W55];[#REF!];[.$AC55];[#REF!];[.$AI55];[#REF!];[.$AO55];[#REF!])" office:value-type="string" office:string-value="" calcext:value-type="error">
            <text:p>#REF!</text:p>
          </table:table-cell>
          <table:table-cell table:formula="of:=MAX([.$L55];[#REF!];[.$R55];[#REF!];[.$X55];[#REF!];[.$AD55];[#REF!];[.$AJ55];[#REF!];[.$AP55];[#REF!])" office:value-type="string" office:string-value="" calcext:value-type="error">
            <text:p>#REF!</text:p>
          </table:table-cell>
          <table:table-cell table:formula="of:=MAX([.$M55];[#REF!];[.$S55];[#REF!];[.$Y55];[#REF!];[.$AE55];[#REF!];[.$AK55];[#REF!];[.$AQ5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4-nomystery-64-0.asp</text:p>
          </table:table-cell>
          <table:table-cell office:value-type="float" office:value="1.19" calcext:value-type="float">
            <text:p>1.19</text:p>
          </table:table-cell>
          <table:table-cell office:value-type="float" office:value="1.133" calcext:value-type="float">
            <text:p>1.133</text:p>
          </table:table-cell>
          <table:table-cell office:value-type="float" office:value="14349" calcext:value-type="float">
            <text:p>14349</text:p>
          </table:table-cell>
          <table:table-cell office:value-type="float" office:value="9076" calcext:value-type="float">
            <text:p>90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office:value-type="float" office:value="3.339" calcext:value-type="float">
            <text:p>3.339</text:p>
          </table:table-cell>
          <table:table-cell office:value-type="float" office:value="29397" calcext:value-type="float">
            <text:p>29397</text:p>
          </table:table-cell>
          <table:table-cell office:value-type="float" office:value="17222" calcext:value-type="float">
            <text:p>1722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1.997" calcext:value-type="float">
            <text:p>1.997</text:p>
          </table:table-cell>
          <table:table-cell office:value-type="float" office:value="11652" calcext:value-type="float">
            <text:p>11652</text:p>
          </table:table-cell>
          <table:table-cell office:value-type="float" office:value="6982" calcext:value-type="float">
            <text:p>6982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.331" calcext:value-type="float">
            <text:p>4.331</text:p>
          </table:table-cell>
          <table:table-cell office:value-type="float" office:value="28286" calcext:value-type="float">
            <text:p>28286</text:p>
          </table:table-cell>
          <table:table-cell office:value-type="float" office:value="18573" calcext:value-type="float">
            <text:p>18573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4.1" calcext:value-type="float">
            <text:p>4.1</text:p>
          </table:table-cell>
          <table:table-cell office:value-type="float" office:value="3.645" calcext:value-type="float">
            <text:p>3.645</text:p>
          </table:table-cell>
          <table:table-cell office:value-type="float" office:value="29103" calcext:value-type="float">
            <text:p>29103</text:p>
          </table:table-cell>
          <table:table-cell office:value-type="float" office:value="17889" calcext:value-type="float">
            <text:p>17889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63" calcext:value-type="float">
            <text:p>2.63</text:p>
          </table:table-cell>
          <table:table-cell office:value-type="float" office:value="2.097" calcext:value-type="float">
            <text:p>2.097</text:p>
          </table:table-cell>
          <table:table-cell office:value-type="float" office:value="14449" calcext:value-type="float">
            <text:p>14449</text:p>
          </table:table-cell>
          <table:table-cell office:value-type="float" office:value="8387" calcext:value-type="float">
            <text:p>8387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2.45" calcext:value-type="float">
            <text:p>2.45</text:p>
          </table:table-cell>
          <table:table-cell office:value-type="float" office:value="1.724" calcext:value-type="float">
            <text:p>1.724</text:p>
          </table:table-cell>
          <table:table-cell office:value-type="float" office:value="11054" calcext:value-type="float">
            <text:p>11054</text:p>
          </table:table-cell>
          <table:table-cell office:value-type="float" office:value="6691" calcext:value-type="float">
            <text:p>6691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table:formula="of:=MIN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IN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IN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IN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IN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IN([.$M56];[#REF!];[.$S56];[#REF!];[.$Y56];[#REF!];[.$AE56];[#REF!];[.$AK56];[#REF!];[.$AQ56];[#REF!])" office:value-type="string" office:string-value="" calcext:value-type="error">
            <text:p>#REF!</text:p>
          </table:table-cell>
          <table:table-cell table:formula="of:=MEDIAN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EDIAN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EDIAN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EDIAN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EDIAN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EDIAN([.$M56];[#REF!];[.$S56];[#REF!];[.$Y56];[#REF!];[.$AE56];[#REF!];[.$AK56];[#REF!];[.$AQ56];[#REF!])" office:value-type="string" office:string-value="" calcext:value-type="error">
            <text:p>#REF!</text:p>
          </table:table-cell>
          <table:table-cell table:formula="of:=MAX([.$H56];[#REF!];[.$N56];[#REF!];[.$T56];[#REF!];[.$Z56];[#REF!];[.$AF56];[#REF!];[.$AL56];[#REF!])" office:value-type="string" office:string-value="" calcext:value-type="error">
            <text:p>#REF!</text:p>
          </table:table-cell>
          <table:table-cell table:formula="of:=MAX([.$I56];[#REF!];[.$O56];[#REF!];[.$U56];[#REF!];[.$AA56];[#REF!];[.$AG56];[#REF!];[.$AM56];[#REF!])" office:value-type="string" office:string-value="" calcext:value-type="error">
            <text:p>#REF!</text:p>
          </table:table-cell>
          <table:table-cell table:formula="of:=MAX([.$J56];[#REF!];[.$P56];[#REF!];[.$V56];[#REF!];[.$AB56];[#REF!];[.$AH56];[#REF!];[.$AN56];[#REF!])" office:value-type="string" office:string-value="" calcext:value-type="error">
            <text:p>#REF!</text:p>
          </table:table-cell>
          <table:table-cell table:formula="of:=MAX([.$K56];[#REF!];[.$Q56];[#REF!];[.$W56];[#REF!];[.$AC56];[#REF!];[.$AI56];[#REF!];[.$AO56];[#REF!])" office:value-type="string" office:string-value="" calcext:value-type="error">
            <text:p>#REF!</text:p>
          </table:table-cell>
          <table:table-cell table:formula="of:=MAX([.$L56];[#REF!];[.$R56];[#REF!];[.$X56];[#REF!];[.$AD56];[#REF!];[.$AJ56];[#REF!];[.$AP56];[#REF!])" office:value-type="string" office:string-value="" calcext:value-type="error">
            <text:p>#REF!</text:p>
          </table:table-cell>
          <table:table-cell table:formula="of:=MAX([.$M56];[#REF!];[.$S56];[#REF!];[.$Y56];[#REF!];[.$AE56];[#REF!];[.$AK56];[#REF!];[.$AQ5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7-nomystery-36-0.asp</text:p>
          </table:table-cell>
          <table:table-cell office:value-type="float" office:value="18.44" calcext:value-type="float">
            <text:p>18.44</text:p>
          </table:table-cell>
          <table:table-cell office:value-type="float" office:value="18.384" calcext:value-type="float">
            <text:p>18.384</text:p>
          </table:table-cell>
          <table:table-cell office:value-type="float" office:value="151429" calcext:value-type="float">
            <text:p>151429</text:p>
          </table:table-cell>
          <table:table-cell office:value-type="float" office:value="109634" calcext:value-type="float">
            <text:p>1096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1.83" calcext:value-type="float">
            <text:p>51.83</text:p>
          </table:table-cell>
          <table:table-cell office:value-type="float" office:value="50.834" calcext:value-type="float">
            <text:p>50.834</text:p>
          </table:table-cell>
          <table:table-cell office:value-type="float" office:value="378837" calcext:value-type="float">
            <text:p>378837</text:p>
          </table:table-cell>
          <table:table-cell office:value-type="float" office:value="262739" calcext:value-type="float">
            <text:p>2627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.16" calcext:value-type="float">
            <text:p>17.16</text:p>
          </table:table-cell>
          <table:table-cell office:value-type="float" office:value="15.839" calcext:value-type="float">
            <text:p>15.839</text:p>
          </table:table-cell>
          <table:table-cell office:value-type="float" office:value="126385" calcext:value-type="float">
            <text:p>126385</text:p>
          </table:table-cell>
          <table:table-cell office:value-type="float" office:value="85553" calcext:value-type="float">
            <text:p>85553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64.92" calcext:value-type="float">
            <text:p>64.92</text:p>
          </table:table-cell>
          <table:table-cell office:value-type="float" office:value="63.602" calcext:value-type="float">
            <text:p>63.602</text:p>
          </table:table-cell>
          <table:table-cell office:value-type="float" office:value="413983" calcext:value-type="float">
            <text:p>413983</text:p>
          </table:table-cell>
          <table:table-cell office:value-type="float" office:value="302867" calcext:value-type="float">
            <text:p>302867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57.42" calcext:value-type="float">
            <text:p>57.42</text:p>
          </table:table-cell>
          <table:table-cell office:value-type="float" office:value="56.883" calcext:value-type="float">
            <text:p>56.883</text:p>
          </table:table-cell>
          <table:table-cell office:value-type="float" office:value="408006" calcext:value-type="float">
            <text:p>408006</text:p>
          </table:table-cell>
          <table:table-cell office:value-type="float" office:value="282713" calcext:value-type="float">
            <text:p>282713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37.6" calcext:value-type="float">
            <text:p>37.6</text:p>
          </table:table-cell>
          <table:table-cell office:value-type="float" office:value="36.58" calcext:value-type="float">
            <text:p>36.58</text:p>
          </table:table-cell>
          <table:table-cell office:value-type="float" office:value="286786" calcext:value-type="float">
            <text:p>286786</text:p>
          </table:table-cell>
          <table:table-cell office:value-type="float" office:value="205466" calcext:value-type="float">
            <text:p>205466</text:p>
          </table:table-cell>
          <table:table-cell office:value-type="float" office:value="47" calcext:value-type="float">
            <text:p>47</text:p>
          </table:table-cell>
          <table:table-cell office:value-type="float" office:value="526" calcext:value-type="float">
            <text:p>526</text:p>
          </table:table-cell>
          <table:table-cell office:value-type="float" office:value="26.36" calcext:value-type="float">
            <text:p>26.36</text:p>
          </table:table-cell>
          <table:table-cell office:value-type="float" office:value="25.05" calcext:value-type="float">
            <text:p>25.05</text:p>
          </table:table-cell>
          <table:table-cell office:value-type="float" office:value="195495" calcext:value-type="float">
            <text:p>195495</text:p>
          </table:table-cell>
          <table:table-cell office:value-type="float" office:value="135511" calcext:value-type="float">
            <text:p>135511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table:formula="of:=MIN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IN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IN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IN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IN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IN([.$M57];[#REF!];[.$S57];[#REF!];[.$Y57];[#REF!];[.$AE57];[#REF!];[.$AK57];[#REF!];[.$AQ57];[#REF!])" office:value-type="string" office:string-value="" calcext:value-type="error">
            <text:p>#REF!</text:p>
          </table:table-cell>
          <table:table-cell table:formula="of:=MEDIAN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EDIAN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EDIAN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EDIAN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EDIAN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EDIAN([.$M57];[#REF!];[.$S57];[#REF!];[.$Y57];[#REF!];[.$AE57];[#REF!];[.$AK57];[#REF!];[.$AQ57];[#REF!])" office:value-type="string" office:string-value="" calcext:value-type="error">
            <text:p>#REF!</text:p>
          </table:table-cell>
          <table:table-cell table:formula="of:=MAX([.$H57];[#REF!];[.$N57];[#REF!];[.$T57];[#REF!];[.$Z57];[#REF!];[.$AF57];[#REF!];[.$AL57];[#REF!])" office:value-type="string" office:string-value="" calcext:value-type="error">
            <text:p>#REF!</text:p>
          </table:table-cell>
          <table:table-cell table:formula="of:=MAX([.$I57];[#REF!];[.$O57];[#REF!];[.$U57];[#REF!];[.$AA57];[#REF!];[.$AG57];[#REF!];[.$AM57];[#REF!])" office:value-type="string" office:string-value="" calcext:value-type="error">
            <text:p>#REF!</text:p>
          </table:table-cell>
          <table:table-cell table:formula="of:=MAX([.$J57];[#REF!];[.$P57];[#REF!];[.$V57];[#REF!];[.$AB57];[#REF!];[.$AH57];[#REF!];[.$AN57];[#REF!])" office:value-type="string" office:string-value="" calcext:value-type="error">
            <text:p>#REF!</text:p>
          </table:table-cell>
          <table:table-cell table:formula="of:=MAX([.$K57];[#REF!];[.$Q57];[#REF!];[.$W57];[#REF!];[.$AC57];[#REF!];[.$AI57];[#REF!];[.$AO57];[#REF!])" office:value-type="string" office:string-value="" calcext:value-type="error">
            <text:p>#REF!</text:p>
          </table:table-cell>
          <table:table-cell table:formula="of:=MAX([.$L57];[#REF!];[.$R57];[#REF!];[.$X57];[#REF!];[.$AD57];[#REF!];[.$AJ57];[#REF!];[.$AP57];[#REF!])" office:value-type="string" office:string-value="" calcext:value-type="error">
            <text:p>#REF!</text:p>
          </table:table-cell>
          <table:table-cell table:formula="of:=MAX([.$M57];[#REF!];[.$S57];[#REF!];[.$Y57];[#REF!];[.$AE57];[#REF!];[.$AK57];[#REF!];[.$AQ5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8-nomystery-63-0.asp</text:p>
          </table:table-cell>
          <table:table-cell office:value-type="float" office:value="26.82" calcext:value-type="float">
            <text:p>26.82</text:p>
          </table:table-cell>
          <table:table-cell office:value-type="float" office:value="26.768" calcext:value-type="float">
            <text:p>26.768</text:p>
          </table:table-cell>
          <table:table-cell office:value-type="float" office:value="162731" calcext:value-type="float">
            <text:p>162731</text:p>
          </table:table-cell>
          <table:table-cell office:value-type="float" office:value="113956" calcext:value-type="float">
            <text:p>1139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8.741" calcext:value-type="float">
            <text:p>208.741</text:p>
          </table:table-cell>
          <table:table-cell office:value-type="float" office:value="852454" calcext:value-type="float">
            <text:p>852454</text:p>
          </table:table-cell>
          <table:table-cell office:value-type="float" office:value="591874" calcext:value-type="float">
            <text:p>59187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2.281" calcext:value-type="float">
            <text:p>182.281</text:p>
          </table:table-cell>
          <table:table-cell office:value-type="float" office:value="911750" calcext:value-type="float">
            <text:p>911750</text:p>
          </table:table-cell>
          <table:table-cell office:value-type="float" office:value="656059" calcext:value-type="float">
            <text:p>656059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189.14" calcext:value-type="float">
            <text:p>189.14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957424" calcext:value-type="float">
            <text:p>957424</text:p>
          </table:table-cell>
          <table:table-cell office:value-type="float" office:value="698339" calcext:value-type="float">
            <text:p>698339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114.52" calcext:value-type="float">
            <text:p>114.52</text:p>
          </table:table-cell>
          <table:table-cell office:value-type="float" office:value="113.989" calcext:value-type="float">
            <text:p>113.989</text:p>
          </table:table-cell>
          <table:table-cell office:value-type="float" office:value="541625" calcext:value-type="float">
            <text:p>541625</text:p>
          </table:table-cell>
          <table:table-cell office:value-type="float" office:value="385871" calcext:value-type="float">
            <text:p>385871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18.58" calcext:value-type="float">
            <text:p>118.58</text:p>
          </table:table-cell>
          <table:table-cell office:value-type="float" office:value="117.505" calcext:value-type="float">
            <text:p>117.505</text:p>
          </table:table-cell>
          <table:table-cell office:value-type="float" office:value="645999" calcext:value-type="float">
            <text:p>645999</text:p>
          </table:table-cell>
          <table:table-cell office:value-type="float" office:value="456923" calcext:value-type="float">
            <text:p>456923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office:value-type="float" office:value="58.47" calcext:value-type="float">
            <text:p>58.47</text:p>
          </table:table-cell>
          <table:table-cell office:value-type="float" office:value="57.226" calcext:value-type="float">
            <text:p>57.226</text:p>
          </table:table-cell>
          <table:table-cell office:value-type="float" office:value="340030" calcext:value-type="float">
            <text:p>340030</text:p>
          </table:table-cell>
          <table:table-cell office:value-type="float" office:value="231629" calcext:value-type="float">
            <text:p>231629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table:formula="of:=MIN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IN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IN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IN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IN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IN([.$M58];[#REF!];[.$S58];[#REF!];[.$Y58];[#REF!];[.$AE58];[#REF!];[.$AK58];[#REF!];[.$AQ58];[#REF!])" office:value-type="string" office:string-value="" calcext:value-type="error">
            <text:p>#REF!</text:p>
          </table:table-cell>
          <table:table-cell table:formula="of:=MEDIAN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EDIAN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EDIAN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EDIAN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EDIAN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EDIAN([.$M58];[#REF!];[.$S58];[#REF!];[.$Y58];[#REF!];[.$AE58];[#REF!];[.$AK58];[#REF!];[.$AQ58];[#REF!])" office:value-type="string" office:string-value="" calcext:value-type="error">
            <text:p>#REF!</text:p>
          </table:table-cell>
          <table:table-cell table:formula="of:=MAX([.$H58];[#REF!];[.$N58];[#REF!];[.$T58];[#REF!];[.$Z58];[#REF!];[.$AF58];[#REF!];[.$AL58];[#REF!])" office:value-type="string" office:string-value="" calcext:value-type="error">
            <text:p>#REF!</text:p>
          </table:table-cell>
          <table:table-cell table:formula="of:=MAX([.$I58];[#REF!];[.$O58];[#REF!];[.$U58];[#REF!];[.$AA58];[#REF!];[.$AG58];[#REF!];[.$AM58];[#REF!])" office:value-type="string" office:string-value="" calcext:value-type="error">
            <text:p>#REF!</text:p>
          </table:table-cell>
          <table:table-cell table:formula="of:=MAX([.$J58];[#REF!];[.$P58];[#REF!];[.$V58];[#REF!];[.$AB58];[#REF!];[.$AH58];[#REF!];[.$AN58];[#REF!])" office:value-type="string" office:string-value="" calcext:value-type="error">
            <text:p>#REF!</text:p>
          </table:table-cell>
          <table:table-cell table:formula="of:=MAX([.$K58];[#REF!];[.$Q58];[#REF!];[.$W58];[#REF!];[.$AC58];[#REF!];[.$AI58];[#REF!];[.$AO58];[#REF!])" office:value-type="string" office:string-value="" calcext:value-type="error">
            <text:p>#REF!</text:p>
          </table:table-cell>
          <table:table-cell table:formula="of:=MAX([.$L58];[#REF!];[.$R58];[#REF!];[.$X58];[#REF!];[.$AD58];[#REF!];[.$AJ58];[#REF!];[.$AP58];[#REF!])" office:value-type="string" office:string-value="" calcext:value-type="error">
            <text:p>#REF!</text:p>
          </table:table-cell>
          <table:table-cell table:formula="of:=MAX([.$M58];[#REF!];[.$S58];[#REF!];[.$Y58];[#REF!];[.$AE58];[#REF!];[.$AK58];[#REF!];[.$AQ5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39-nomystery-42-0.asp</text:p>
          </table:table-cell>
          <table:table-cell office:value-type="float" office:value="4.13" calcext:value-type="float">
            <text:p>4.13</text:p>
          </table:table-cell>
          <table:table-cell office:value-type="float" office:value="4.082" calcext:value-type="float">
            <text:p>4.082</text:p>
          </table:table-cell>
          <table:table-cell office:value-type="float" office:value="48666" calcext:value-type="float">
            <text:p>48666</text:p>
          </table:table-cell>
          <table:table-cell office:value-type="float" office:value="33830" calcext:value-type="float">
            <text:p>338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4.455" calcext:value-type="float">
            <text:p>14.455</text:p>
          </table:table-cell>
          <table:table-cell office:value-type="float" office:value="129600" calcext:value-type="float">
            <text:p>129600</text:p>
          </table:table-cell>
          <table:table-cell office:value-type="float" office:value="91709" calcext:value-type="float">
            <text:p>9170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7.316" calcext:value-type="float">
            <text:p>7.316</text:p>
          </table:table-cell>
          <table:table-cell office:value-type="float" office:value="64052" calcext:value-type="float">
            <text:p>64052</text:p>
          </table:table-cell>
          <table:table-cell office:value-type="float" office:value="43819" calcext:value-type="float">
            <text:p>43819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5.33" calcext:value-type="float">
            <text:p>5.33</text:p>
          </table:table-cell>
          <table:table-cell office:value-type="float" office:value="4.026" calcext:value-type="float">
            <text:p>4.026</text:p>
          </table:table-cell>
          <table:table-cell office:value-type="float" office:value="29893" calcext:value-type="float">
            <text:p>29893</text:p>
          </table:table-cell>
          <table:table-cell office:value-type="float" office:value="19932" calcext:value-type="float">
            <text:p>19932</text:p>
          </table:table-cell>
          <table:table-cell office:value-type="float" office:value="91" calcext:value-type="float">
            <text:p>91</text:p>
          </table:table-cell>
          <table:table-cell office:value-type="float" office:value="1302" calcext:value-type="float">
            <text:p>1302</text:p>
          </table:table-cell>
          <table:table-cell office:value-type="float" office:value="13.36" calcext:value-type="float">
            <text:p>13.36</text:p>
          </table:table-cell>
          <table:table-cell office:value-type="float" office:value="12.47" calcext:value-type="float">
            <text:p>12.47</text:p>
          </table:table-cell>
          <table:table-cell office:value-type="float" office:value="117076" calcext:value-type="float">
            <text:p>117076</text:p>
          </table:table-cell>
          <table:table-cell office:value-type="float" office:value="82834" calcext:value-type="float">
            <text:p>82834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1.89" calcext:value-type="float">
            <text:p>11.89</text:p>
          </table:table-cell>
          <table:table-cell office:value-type="float" office:value="10.908" calcext:value-type="float">
            <text:p>10.908</text:p>
          </table:table-cell>
          <table:table-cell office:value-type="float" office:value="105162" calcext:value-type="float">
            <text:p>105162</text:p>
          </table:table-cell>
          <table:table-cell office:value-type="float" office:value="75038" calcext:value-type="float">
            <text:p>75038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4.87" calcext:value-type="float">
            <text:p>4.87</text:p>
          </table:table-cell>
          <table:table-cell office:value-type="float" office:value="3.687" calcext:value-type="float">
            <text:p>3.687</text:p>
          </table:table-cell>
          <table:table-cell office:value-type="float" office:value="28407" calcext:value-type="float">
            <text:p>28407</text:p>
          </table:table-cell>
          <table:table-cell office:value-type="float" office:value="18228" calcext:value-type="float">
            <text:p>18228</text:p>
          </table:table-cell>
          <table:table-cell office:value-type="float" office:value="62" calcext:value-type="float">
            <text:p>62</text:p>
          </table:table-cell>
          <table:table-cell office:value-type="float" office:value="883" calcext:value-type="float">
            <text:p>883</text:p>
          </table:table-cell>
          <table:table-cell table:formula="of:=MIN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IN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IN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IN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IN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IN([.$M59];[#REF!];[.$S59];[#REF!];[.$Y59];[#REF!];[.$AE59];[#REF!];[.$AK59];[#REF!];[.$AQ59];[#REF!])" office:value-type="string" office:string-value="" calcext:value-type="error">
            <text:p>#REF!</text:p>
          </table:table-cell>
          <table:table-cell table:formula="of:=MEDIAN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EDIAN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EDIAN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EDIAN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EDIAN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EDIAN([.$M59];[#REF!];[.$S59];[#REF!];[.$Y59];[#REF!];[.$AE59];[#REF!];[.$AK59];[#REF!];[.$AQ59];[#REF!])" office:value-type="string" office:string-value="" calcext:value-type="error">
            <text:p>#REF!</text:p>
          </table:table-cell>
          <table:table-cell table:formula="of:=MAX([.$H59];[#REF!];[.$N59];[#REF!];[.$T59];[#REF!];[.$Z59];[#REF!];[.$AF59];[#REF!];[.$AL59];[#REF!])" office:value-type="string" office:string-value="" calcext:value-type="error">
            <text:p>#REF!</text:p>
          </table:table-cell>
          <table:table-cell table:formula="of:=MAX([.$I59];[#REF!];[.$O59];[#REF!];[.$U59];[#REF!];[.$AA59];[#REF!];[.$AG59];[#REF!];[.$AM59];[#REF!])" office:value-type="string" office:string-value="" calcext:value-type="error">
            <text:p>#REF!</text:p>
          </table:table-cell>
          <table:table-cell table:formula="of:=MAX([.$J59];[#REF!];[.$P59];[#REF!];[.$V59];[#REF!];[.$AB59];[#REF!];[.$AH59];[#REF!];[.$AN59];[#REF!])" office:value-type="string" office:string-value="" calcext:value-type="error">
            <text:p>#REF!</text:p>
          </table:table-cell>
          <table:table-cell table:formula="of:=MAX([.$K59];[#REF!];[.$Q59];[#REF!];[.$W59];[#REF!];[.$AC59];[#REF!];[.$AI59];[#REF!];[.$AO59];[#REF!])" office:value-type="string" office:string-value="" calcext:value-type="error">
            <text:p>#REF!</text:p>
          </table:table-cell>
          <table:table-cell table:formula="of:=MAX([.$L59];[#REF!];[.$R59];[#REF!];[.$X59];[#REF!];[.$AD59];[#REF!];[.$AJ59];[#REF!];[.$AP59];[#REF!])" office:value-type="string" office:string-value="" calcext:value-type="error">
            <text:p>#REF!</text:p>
          </table:table-cell>
          <table:table-cell table:formula="of:=MAX([.$M59];[#REF!];[.$S59];[#REF!];[.$Y59];[#REF!];[.$AE59];[#REF!];[.$AK59];[#REF!];[.$AQ5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41-nomystery-88-0.asp</text:p>
          </table:table-cell>
          <table:table-cell office:value-type="float" office:value="103.31" calcext:value-type="float">
            <text:p>103.31</text:p>
          </table:table-cell>
          <table:table-cell office:value-type="float" office:value="103.238" calcext:value-type="float">
            <text:p>103.238</text:p>
          </table:table-cell>
          <table:table-cell office:value-type="float" office:value="389298" calcext:value-type="float">
            <text:p>389298</text:p>
          </table:table-cell>
          <table:table-cell office:value-type="float" office:value="270417" calcext:value-type="float">
            <text:p>2704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08694" calcext:value-type="float">
            <text:p>3008694</text:p>
          </table:table-cell>
          <table:table-cell office:value-type="float" office:value="2123652" calcext:value-type="float">
            <text:p>212365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25015" calcext:value-type="float">
            <text:p>2925015</text:p>
          </table:table-cell>
          <table:table-cell office:value-type="float" office:value="2082139" calcext:value-type="float">
            <text:p>208213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30557" calcext:value-type="float">
            <text:p>3130557</text:p>
          </table:table-cell>
          <table:table-cell office:value-type="float" office:value="2238522" calcext:value-type="float">
            <text:p>223852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0318" calcext:value-type="float">
            <text:p>3140318</text:p>
          </table:table-cell>
          <table:table-cell office:value-type="float" office:value="2134910" calcext:value-type="float">
            <text:p>213491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0670" calcext:value-type="float">
            <text:p>3150670</text:p>
          </table:table-cell>
          <table:table-cell office:value-type="float" office:value="2248511" calcext:value-type="float">
            <text:p>224851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5107" calcext:value-type="float">
            <text:p>3145107</text:p>
          </table:table-cell>
          <table:table-cell office:value-type="float" office:value="2233188" calcext:value-type="float">
            <text:p>223318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MIN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IN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IN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IN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IN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IN([.$M60];[#REF!];[.$S60];[#REF!];[.$Y60];[#REF!];[.$AE60];[#REF!];[.$AK60];[#REF!];[.$AQ60];[#REF!])" office:value-type="string" office:string-value="" calcext:value-type="error">
            <text:p>#REF!</text:p>
          </table:table-cell>
          <table:table-cell table:formula="of:=MEDIAN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EDIAN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EDIAN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EDIAN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EDIAN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EDIAN([.$M60];[#REF!];[.$S60];[#REF!];[.$Y60];[#REF!];[.$AE60];[#REF!];[.$AK60];[#REF!];[.$AQ60];[#REF!])" office:value-type="string" office:string-value="" calcext:value-type="error">
            <text:p>#REF!</text:p>
          </table:table-cell>
          <table:table-cell table:formula="of:=MAX([.$H60];[#REF!];[.$N60];[#REF!];[.$T60];[#REF!];[.$Z60];[#REF!];[.$AF60];[#REF!];[.$AL60];[#REF!])" office:value-type="string" office:string-value="" calcext:value-type="error">
            <text:p>#REF!</text:p>
          </table:table-cell>
          <table:table-cell table:formula="of:=MAX([.$I60];[#REF!];[.$O60];[#REF!];[.$U60];[#REF!];[.$AA60];[#REF!];[.$AG60];[#REF!];[.$AM60];[#REF!])" office:value-type="string" office:string-value="" calcext:value-type="error">
            <text:p>#REF!</text:p>
          </table:table-cell>
          <table:table-cell table:formula="of:=MAX([.$J60];[#REF!];[.$P60];[#REF!];[.$V60];[#REF!];[.$AB60];[#REF!];[.$AH60];[#REF!];[.$AN60];[#REF!])" office:value-type="string" office:string-value="" calcext:value-type="error">
            <text:p>#REF!</text:p>
          </table:table-cell>
          <table:table-cell table:formula="of:=MAX([.$K60];[#REF!];[.$Q60];[#REF!];[.$W60];[#REF!];[.$AC60];[#REF!];[.$AI60];[#REF!];[.$AO60];[#REF!])" office:value-type="string" office:string-value="" calcext:value-type="error">
            <text:p>#REF!</text:p>
          </table:table-cell>
          <table:table-cell table:formula="of:=MAX([.$L60];[#REF!];[.$R60];[#REF!];[.$X60];[#REF!];[.$AD60];[#REF!];[.$AJ60];[#REF!];[.$AP60];[#REF!])" office:value-type="string" office:string-value="" calcext:value-type="error">
            <text:p>#REF!</text:p>
          </table:table-cell>
          <table:table-cell table:formula="of:=MAX([.$M60];[#REF!];[.$S60];[#REF!];[.$Y60];[#REF!];[.$AE60];[#REF!];[.$AK60];[#REF!];[.$AQ6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42-nomystery-56-0.asp</text:p>
          </table:table-cell>
          <table:table-cell office:value-type="float" office:value="78.22" calcext:value-type="float">
            <text:p>78.22</text:p>
          </table:table-cell>
          <table:table-cell office:value-type="float" office:value="78.158" calcext:value-type="float">
            <text:p>78.158</text:p>
          </table:table-cell>
          <table:table-cell office:value-type="float" office:value="358267" calcext:value-type="float">
            <text:p>358267</text:p>
          </table:table-cell>
          <table:table-cell office:value-type="float" office:value="264326" calcext:value-type="float">
            <text:p>2643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7.17" calcext:value-type="float">
            <text:p>517.17</text:p>
          </table:table-cell>
          <table:table-cell office:value-type="float" office:value="516.136" calcext:value-type="float">
            <text:p>516.136</text:p>
          </table:table-cell>
          <table:table-cell office:value-type="float" office:value="1987035" calcext:value-type="float">
            <text:p>1987035</text:p>
          </table:table-cell>
          <table:table-cell office:value-type="float" office:value="1374647" calcext:value-type="float">
            <text:p>137464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42.26" calcext:value-type="float">
            <text:p>542.26</text:p>
          </table:table-cell>
          <table:table-cell office:value-type="float" office:value="541.065" calcext:value-type="float">
            <text:p>541.065</text:p>
          </table:table-cell>
          <table:table-cell office:value-type="float" office:value="2049335" calcext:value-type="float">
            <text:p>2049335</text:p>
          </table:table-cell>
          <table:table-cell office:value-type="float" office:value="1471931" calcext:value-type="float">
            <text:p>1471931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48.98" calcext:value-type="float">
            <text:p>48.98</text:p>
          </table:table-cell>
          <table:table-cell office:value-type="float" office:value="47.825" calcext:value-type="float">
            <text:p>47.825</text:p>
          </table:table-cell>
          <table:table-cell office:value-type="float" office:value="310836" calcext:value-type="float">
            <text:p>310836</text:p>
          </table:table-cell>
          <table:table-cell office:value-type="float" office:value="207186" calcext:value-type="float">
            <text:p>207186</text:p>
          </table:table-cell>
          <table:table-cell office:value-type="float" office:value="100" calcext:value-type="float">
            <text:p>100</text:p>
          </table:table-cell>
          <table:table-cell office:value-type="float" office:value="1480" calcext:value-type="float">
            <text:p>1480</text:p>
          </table:table-cell>
          <table:table-cell office:value-type="float" office:value="330.81" calcext:value-type="float">
            <text:p>330.81</text:p>
          </table:table-cell>
          <table:table-cell office:value-type="float" office:value="330.217" calcext:value-type="float">
            <text:p>330.217</text:p>
          </table:table-cell>
          <table:table-cell office:value-type="float" office:value="1479380" calcext:value-type="float">
            <text:p>1479380</text:p>
          </table:table-cell>
          <table:table-cell office:value-type="float" office:value="1030878" calcext:value-type="float">
            <text:p>1030878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float" office:value="470.64" calcext:value-type="float">
            <text:p>470.64</text:p>
          </table:table-cell>
          <table:table-cell office:value-type="float" office:value="469.666" calcext:value-type="float">
            <text:p>469.666</text:p>
          </table:table-cell>
          <table:table-cell office:value-type="float" office:value="1894519" calcext:value-type="float">
            <text:p>1894519</text:p>
          </table:table-cell>
          <table:table-cell office:value-type="float" office:value="1339427" calcext:value-type="float">
            <text:p>1339427</text:p>
          </table:table-cell>
          <table:table-cell office:value-type="float" office:value="104" calcext:value-type="float">
            <text:p>104</text:p>
          </table:table-cell>
          <table:table-cell office:value-type="float" office:value="550" calcext:value-type="float">
            <text:p>550</text:p>
          </table:table-cell>
          <table:table-cell office:value-type="float" office:value="49.69" calcext:value-type="float">
            <text:p>49.69</text:p>
          </table:table-cell>
          <table:table-cell office:value-type="float" office:value="48.559" calcext:value-type="float">
            <text:p>48.559</text:p>
          </table:table-cell>
          <table:table-cell office:value-type="float" office:value="325339" calcext:value-type="float">
            <text:p>325339</text:p>
          </table:table-cell>
          <table:table-cell office:value-type="float" office:value="219023" calcext:value-type="float">
            <text:p>219023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table:formula="of:=MIN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IN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IN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IN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IN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IN([.$M61];[#REF!];[.$S61];[#REF!];[.$Y61];[#REF!];[.$AE61];[#REF!];[.$AK61];[#REF!];[.$AQ61];[#REF!])" office:value-type="string" office:string-value="" calcext:value-type="error">
            <text:p>#REF!</text:p>
          </table:table-cell>
          <table:table-cell table:formula="of:=MEDIAN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EDIAN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EDIAN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EDIAN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EDIAN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EDIAN([.$M61];[#REF!];[.$S61];[#REF!];[.$Y61];[#REF!];[.$AE61];[#REF!];[.$AK61];[#REF!];[.$AQ61];[#REF!])" office:value-type="string" office:string-value="" calcext:value-type="error">
            <text:p>#REF!</text:p>
          </table:table-cell>
          <table:table-cell table:formula="of:=MAX([.$H61];[#REF!];[.$N61];[#REF!];[.$T61];[#REF!];[.$Z61];[#REF!];[.$AF61];[#REF!];[.$AL61];[#REF!])" office:value-type="string" office:string-value="" calcext:value-type="error">
            <text:p>#REF!</text:p>
          </table:table-cell>
          <table:table-cell table:formula="of:=MAX([.$I61];[#REF!];[.$O61];[#REF!];[.$U61];[#REF!];[.$AA61];[#REF!];[.$AG61];[#REF!];[.$AM61];[#REF!])" office:value-type="string" office:string-value="" calcext:value-type="error">
            <text:p>#REF!</text:p>
          </table:table-cell>
          <table:table-cell table:formula="of:=MAX([.$J61];[#REF!];[.$P61];[#REF!];[.$V61];[#REF!];[.$AB61];[#REF!];[.$AH61];[#REF!];[.$AN61];[#REF!])" office:value-type="string" office:string-value="" calcext:value-type="error">
            <text:p>#REF!</text:p>
          </table:table-cell>
          <table:table-cell table:formula="of:=MAX([.$K61];[#REF!];[.$Q61];[#REF!];[.$W61];[#REF!];[.$AC61];[#REF!];[.$AI61];[#REF!];[.$AO61];[#REF!])" office:value-type="string" office:string-value="" calcext:value-type="error">
            <text:p>#REF!</text:p>
          </table:table-cell>
          <table:table-cell table:formula="of:=MAX([.$L61];[#REF!];[.$R61];[#REF!];[.$X61];[#REF!];[.$AD61];[#REF!];[.$AJ61];[#REF!];[.$AP61];[#REF!])" office:value-type="string" office:string-value="" calcext:value-type="error">
            <text:p>#REF!</text:p>
          </table:table-cell>
          <table:table-cell table:formula="of:=MAX([.$M61];[#REF!];[.$S61];[#REF!];[.$Y61];[#REF!];[.$AE61];[#REF!];[.$AK61];[#REF!];[.$AQ6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/0045-nomystery-44-0.asp</text:p>
          </table:table-cell>
          <table:table-cell office:value-type="float" office:value="36.12" calcext:value-type="float">
            <text:p>36.12</text:p>
          </table:table-cell>
          <table:table-cell office:value-type="float" office:value="36.047" calcext:value-type="float">
            <text:p>36.047</text:p>
          </table:table-cell>
          <table:table-cell office:value-type="float" office:value="225634" calcext:value-type="float">
            <text:p>225634</text:p>
          </table:table-cell>
          <table:table-cell office:value-type="float" office:value="167201" calcext:value-type="float">
            <text:p>1672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.95" calcext:value-type="float">
            <text:p>47.95</text:p>
          </table:table-cell>
          <table:table-cell office:value-type="float" office:value="47" calcext:value-type="float">
            <text:p>47</text:p>
          </table:table-cell>
          <table:table-cell office:value-type="float" office:value="312994" calcext:value-type="float">
            <text:p>312994</text:p>
          </table:table-cell>
          <table:table-cell office:value-type="float" office:value="218502" calcext:value-type="float">
            <text:p>21850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4.99" calcext:value-type="float">
            <text:p>54.99</text:p>
          </table:table-cell>
          <table:table-cell office:value-type="float" office:value="53.612" calcext:value-type="float">
            <text:p>53.612</text:p>
          </table:table-cell>
          <table:table-cell office:value-type="float" office:value="347366" calcext:value-type="float">
            <text:p>347366</text:p>
          </table:table-cell>
          <table:table-cell office:value-type="float" office:value="252637" calcext:value-type="float">
            <text:p>252637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434258" calcext:value-type="float">
            <text:p>434258</text:p>
          </table:table-cell>
          <table:table-cell office:value-type="float" office:value="323669" calcext:value-type="float">
            <text:p>323669</text:p>
          </table:table-cell>
          <table:table-cell office:value-type="float" office:value="95" calcext:value-type="float">
            <text:p>95</text:p>
          </table:table-cell>
          <table:table-cell office:value-type="float" office:value="1396" calcext:value-type="float">
            <text:p>1396</text:p>
          </table:table-cell>
          <table:table-cell office:value-type="float" office:value="166.04" calcext:value-type="float">
            <text:p>166.04</text:p>
          </table:table-cell>
          <table:table-cell office:value-type="float" office:value="165.522" calcext:value-type="float">
            <text:p>165.522</text:p>
          </table:table-cell>
          <table:table-cell office:value-type="float" office:value="874474" calcext:value-type="float">
            <text:p>874474</text:p>
          </table:table-cell>
          <table:table-cell office:value-type="float" office:value="641627" calcext:value-type="float">
            <text:p>641627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81.57" calcext:value-type="float">
            <text:p>181.57</text:p>
          </table:table-cell>
          <table:table-cell office:value-type="float" office:value="180.464" calcext:value-type="float">
            <text:p>180.464</text:p>
          </table:table-cell>
          <table:table-cell office:value-type="float" office:value="928780" calcext:value-type="float">
            <text:p>928780</text:p>
          </table:table-cell>
          <table:table-cell office:value-type="float" office:value="686142" calcext:value-type="float">
            <text:p>686142</text:p>
          </table:table-cell>
          <table:table-cell office:value-type="float" office:value="66" calcext:value-type="float">
            <text:p>66</text:p>
          </table:table-cell>
          <table:table-cell office:value-type="float" office:value="519" calcext:value-type="float">
            <text:p>519</text:p>
          </table:table-cell>
          <table:table-cell office:value-type="float" office:value="71.03" calcext:value-type="float">
            <text:p>71.03</text:p>
          </table:table-cell>
          <table:table-cell office:value-type="float" office:value="69.633" calcext:value-type="float">
            <text:p>69.633</text:p>
          </table:table-cell>
          <table:table-cell office:value-type="float" office:value="443324" calcext:value-type="float">
            <text:p>443324</text:p>
          </table:table-cell>
          <table:table-cell office:value-type="float" office:value="324984" calcext:value-type="float">
            <text:p>324984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table:formula="of:=MIN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IN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IN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IN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IN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IN([.$M62];[#REF!];[.$S62];[#REF!];[.$Y62];[#REF!];[.$AE62];[#REF!];[.$AK62];[#REF!];[.$AQ62];[#REF!])" office:value-type="string" office:string-value="" calcext:value-type="error">
            <text:p>#REF!</text:p>
          </table:table-cell>
          <table:table-cell table:formula="of:=MEDIAN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EDIAN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EDIAN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EDIAN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EDIAN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EDIAN([.$M62];[#REF!];[.$S62];[#REF!];[.$Y62];[#REF!];[.$AE62];[#REF!];[.$AK62];[#REF!];[.$AQ62];[#REF!])" office:value-type="string" office:string-value="" calcext:value-type="error">
            <text:p>#REF!</text:p>
          </table:table-cell>
          <table:table-cell table:formula="of:=MAX([.$H62];[#REF!];[.$N62];[#REF!];[.$T62];[#REF!];[.$Z62];[#REF!];[.$AF62];[#REF!];[.$AL62];[#REF!])" office:value-type="string" office:string-value="" calcext:value-type="error">
            <text:p>#REF!</text:p>
          </table:table-cell>
          <table:table-cell table:formula="of:=MAX([.$I62];[#REF!];[.$O62];[#REF!];[.$U62];[#REF!];[.$AA62];[#REF!];[.$AG62];[#REF!];[.$AM62];[#REF!])" office:value-type="string" office:string-value="" calcext:value-type="error">
            <text:p>#REF!</text:p>
          </table:table-cell>
          <table:table-cell table:formula="of:=MAX([.$J62];[#REF!];[.$P62];[#REF!];[.$V62];[#REF!];[.$AB62];[#REF!];[.$AH62];[#REF!];[.$AN62];[#REF!])" office:value-type="string" office:string-value="" calcext:value-type="error">
            <text:p>#REF!</text:p>
          </table:table-cell>
          <table:table-cell table:formula="of:=MAX([.$K62];[#REF!];[.$Q62];[#REF!];[.$W62];[#REF!];[.$AC62];[#REF!];[.$AI62];[#REF!];[.$AO62];[#REF!])" office:value-type="string" office:string-value="" calcext:value-type="error">
            <text:p>#REF!</text:p>
          </table:table-cell>
          <table:table-cell table:formula="of:=MAX([.$L62];[#REF!];[.$R62];[#REF!];[.$X62];[#REF!];[.$AD62];[#REF!];[.$AJ62];[#REF!];[.$AP62];[#REF!])" office:value-type="string" office:string-value="" calcext:value-type="error">
            <text:p>#REF!</text:p>
          </table:table-cell>
          <table:table-cell table:formula="of:=MAX([.$M62];[#REF!];[.$S62];[#REF!];[.$Y62];[#REF!];[.$AE62];[#REF!];[.$AK62];[#REF!];[.$AQ6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07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56422" calcext:value-type="float">
            <text:p>2656422</text:p>
          </table:table-cell>
          <table:table-cell office:value-type="float" office:value="2137203" calcext:value-type="float">
            <text:p>213720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84232" calcext:value-type="float">
            <text:p>2584232</text:p>
          </table:table-cell>
          <table:table-cell office:value-type="float" office:value="1894515" calcext:value-type="float">
            <text:p>189451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0306" calcext:value-type="float">
            <text:p>2420306</text:p>
          </table:table-cell>
          <table:table-cell office:value-type="float" office:value="1801203" calcext:value-type="float">
            <text:p>180120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06440" calcext:value-type="float">
            <text:p>2206440</text:p>
          </table:table-cell>
          <table:table-cell office:value-type="float" office:value="1651305" calcext:value-type="float">
            <text:p>165130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3129" calcext:value-type="float">
            <text:p>2523129</text:p>
          </table:table-cell>
          <table:table-cell office:value-type="float" office:value="1873449" calcext:value-type="float">
            <text:p>187344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97843" calcext:value-type="float">
            <text:p>2397843</text:p>
          </table:table-cell>
          <table:table-cell office:value-type="float" office:value="1781992" calcext:value-type="float">
            <text:p>178199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3097" calcext:value-type="float">
            <text:p>2453097</text:p>
          </table:table-cell>
          <table:table-cell office:value-type="float" office:value="1834665" calcext:value-type="float">
            <text:p>183466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MIN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IN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IN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IN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IN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IN([.$M63];[#REF!];[.$S63];[#REF!];[.$Y63];[#REF!];[.$AE63];[#REF!];[.$AK63];[#REF!];[.$AQ63];[#REF!])" office:value-type="string" office:string-value="" calcext:value-type="error">
            <text:p>#REF!</text:p>
          </table:table-cell>
          <table:table-cell table:formula="of:=MEDIAN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EDIAN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EDIAN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EDIAN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EDIAN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EDIAN([.$M63];[#REF!];[.$S63];[#REF!];[.$Y63];[#REF!];[.$AE63];[#REF!];[.$AK63];[#REF!];[.$AQ63];[#REF!])" office:value-type="string" office:string-value="" calcext:value-type="error">
            <text:p>#REF!</text:p>
          </table:table-cell>
          <table:table-cell table:formula="of:=MAX([.$H63];[#REF!];[.$N63];[#REF!];[.$T63];[#REF!];[.$Z63];[#REF!];[.$AF63];[#REF!];[.$AL63];[#REF!])" office:value-type="string" office:string-value="" calcext:value-type="error">
            <text:p>#REF!</text:p>
          </table:table-cell>
          <table:table-cell table:formula="of:=MAX([.$I63];[#REF!];[.$O63];[#REF!];[.$U63];[#REF!];[.$AA63];[#REF!];[.$AG63];[#REF!];[.$AM63];[#REF!])" office:value-type="string" office:string-value="" calcext:value-type="error">
            <text:p>#REF!</text:p>
          </table:table-cell>
          <table:table-cell table:formula="of:=MAX([.$J63];[#REF!];[.$P63];[#REF!];[.$V63];[#REF!];[.$AB63];[#REF!];[.$AH63];[#REF!];[.$AN63];[#REF!])" office:value-type="string" office:string-value="" calcext:value-type="error">
            <text:p>#REF!</text:p>
          </table:table-cell>
          <table:table-cell table:formula="of:=MAX([.$K63];[#REF!];[.$Q63];[#REF!];[.$W63];[#REF!];[.$AC63];[#REF!];[.$AI63];[#REF!];[.$AO63];[#REF!])" office:value-type="string" office:string-value="" calcext:value-type="error">
            <text:p>#REF!</text:p>
          </table:table-cell>
          <table:table-cell table:formula="of:=MAX([.$L63];[#REF!];[.$R63];[#REF!];[.$X63];[#REF!];[.$AD63];[#REF!];[.$AJ63];[#REF!];[.$AP63];[#REF!])" office:value-type="string" office:string-value="" calcext:value-type="error">
            <text:p>#REF!</text:p>
          </table:table-cell>
          <table:table-cell table:formula="of:=MAX([.$M63];[#REF!];[.$S63];[#REF!];[.$Y63];[#REF!];[.$AE63];[#REF!];[.$AK63];[#REF!];[.$AQ6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18-ricochetrobot-14-0.asp</text:p>
          </table:table-cell>
          <table:table-cell office:value-type="float" office:value="682.42" calcext:value-type="float">
            <text:p>682.42</text:p>
          </table:table-cell>
          <table:table-cell office:value-type="float" office:value="682.346" calcext:value-type="float">
            <text:p>682.346</text:p>
          </table:table-cell>
          <table:table-cell office:value-type="float" office:value="1988760" calcext:value-type="float">
            <text:p>1988760</text:p>
          </table:table-cell>
          <table:table-cell office:value-type="float" office:value="1586588" calcext:value-type="float">
            <text:p>158658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0.96" calcext:value-type="float">
            <text:p>70.96</text:p>
          </table:table-cell>
          <table:table-cell office:value-type="float" office:value="70.24" calcext:value-type="float">
            <text:p>70.24</text:p>
          </table:table-cell>
          <table:table-cell office:value-type="float" office:value="306424" calcext:value-type="float">
            <text:p>306424</text:p>
          </table:table-cell>
          <table:table-cell office:value-type="float" office:value="190093" calcext:value-type="float">
            <text:p>19009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.28" calcext:value-type="float">
            <text:p>83.28</text:p>
          </table:table-cell>
          <table:table-cell office:value-type="float" office:value="82.285" calcext:value-type="float">
            <text:p>82.285</text:p>
          </table:table-cell>
          <table:table-cell office:value-type="float" office:value="367045" calcext:value-type="float">
            <text:p>367045</text:p>
          </table:table-cell>
          <table:table-cell office:value-type="float" office:value="236853" calcext:value-type="float">
            <text:p>236853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101.26" calcext:value-type="float">
            <text:p>101.26</text:p>
          </table:table-cell>
          <table:table-cell office:value-type="float" office:value="100.273" calcext:value-type="float">
            <text:p>100.273</text:p>
          </table:table-cell>
          <table:table-cell office:value-type="float" office:value="404530" calcext:value-type="float">
            <text:p>404530</text:p>
          </table:table-cell>
          <table:table-cell office:value-type="float" office:value="264764" calcext:value-type="float">
            <text:p>264764</text:p>
          </table:table-cell>
          <table:table-cell office:value-type="float" office:value="106" calcext:value-type="float">
            <text:p>106</text:p>
          </table:table-cell>
          <table:table-cell office:value-type="float" office:value="1332" calcext:value-type="float">
            <text:p>1332</text:p>
          </table:table-cell>
          <table:table-cell office:value-type="float" office:value="171.74" calcext:value-type="float">
            <text:p>171.74</text:p>
          </table:table-cell>
          <table:table-cell office:value-type="float" office:value="171.223" calcext:value-type="float">
            <text:p>171.223</text:p>
          </table:table-cell>
          <table:table-cell office:value-type="float" office:value="643643" calcext:value-type="float">
            <text:p>643643</text:p>
          </table:table-cell>
          <table:table-cell office:value-type="float" office:value="433465" calcext:value-type="float">
            <text:p>433465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93.22" calcext:value-type="float">
            <text:p>93.22</text:p>
          </table:table-cell>
          <table:table-cell office:value-type="float" office:value="92.462" calcext:value-type="float">
            <text:p>92.462</text:p>
          </table:table-cell>
          <table:table-cell office:value-type="float" office:value="375689" calcext:value-type="float">
            <text:p>375689</text:p>
          </table:table-cell>
          <table:table-cell office:value-type="float" office:value="244103" calcext:value-type="float">
            <text:p>244103</text:p>
          </table:table-cell>
          <table:table-cell office:value-type="float" office:value="74" calcext:value-type="float">
            <text:p>74</text:p>
          </table:table-cell>
          <table:table-cell office:value-type="float" office:value="593" calcext:value-type="float">
            <text:p>593</text:p>
          </table:table-cell>
          <table:table-cell office:value-type="float" office:value="195.92" calcext:value-type="float">
            <text:p>195.92</text:p>
          </table:table-cell>
          <table:table-cell office:value-type="float" office:value="195.101" calcext:value-type="float">
            <text:p>195.101</text:p>
          </table:table-cell>
          <table:table-cell office:value-type="float" office:value="732843" calcext:value-type="float">
            <text:p>732843</text:p>
          </table:table-cell>
          <table:table-cell office:value-type="float" office:value="506886" calcext:value-type="float">
            <text:p>506886</text:p>
          </table:table-cell>
          <table:table-cell office:value-type="float" office:value="100" calcext:value-type="float">
            <text:p>100</text:p>
          </table:table-cell>
          <table:table-cell office:value-type="float" office:value="852" calcext:value-type="float">
            <text:p>852</text:p>
          </table:table-cell>
          <table:table-cell table:formula="of:=MIN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IN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IN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IN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IN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IN([.$M64];[#REF!];[.$S64];[#REF!];[.$Y64];[#REF!];[.$AE64];[#REF!];[.$AK64];[#REF!];[.$AQ64];[#REF!])" office:value-type="string" office:string-value="" calcext:value-type="error">
            <text:p>#REF!</text:p>
          </table:table-cell>
          <table:table-cell table:formula="of:=MEDIAN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EDIAN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EDIAN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EDIAN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EDIAN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EDIAN([.$M64];[#REF!];[.$S64];[#REF!];[.$Y64];[#REF!];[.$AE64];[#REF!];[.$AK64];[#REF!];[.$AQ64];[#REF!])" office:value-type="string" office:string-value="" calcext:value-type="error">
            <text:p>#REF!</text:p>
          </table:table-cell>
          <table:table-cell table:formula="of:=MAX([.$H64];[#REF!];[.$N64];[#REF!];[.$T64];[#REF!];[.$Z64];[#REF!];[.$AF64];[#REF!];[.$AL64];[#REF!])" office:value-type="string" office:string-value="" calcext:value-type="error">
            <text:p>#REF!</text:p>
          </table:table-cell>
          <table:table-cell table:formula="of:=MAX([.$I64];[#REF!];[.$O64];[#REF!];[.$U64];[#REF!];[.$AA64];[#REF!];[.$AG64];[#REF!];[.$AM64];[#REF!])" office:value-type="string" office:string-value="" calcext:value-type="error">
            <text:p>#REF!</text:p>
          </table:table-cell>
          <table:table-cell table:formula="of:=MAX([.$J64];[#REF!];[.$P64];[#REF!];[.$V64];[#REF!];[.$AB64];[#REF!];[.$AH64];[#REF!];[.$AN64];[#REF!])" office:value-type="string" office:string-value="" calcext:value-type="error">
            <text:p>#REF!</text:p>
          </table:table-cell>
          <table:table-cell table:formula="of:=MAX([.$K64];[#REF!];[.$Q64];[#REF!];[.$W64];[#REF!];[.$AC64];[#REF!];[.$AI64];[#REF!];[.$AO64];[#REF!])" office:value-type="string" office:string-value="" calcext:value-type="error">
            <text:p>#REF!</text:p>
          </table:table-cell>
          <table:table-cell table:formula="of:=MAX([.$L64];[#REF!];[.$R64];[#REF!];[.$X64];[#REF!];[.$AD64];[#REF!];[.$AJ64];[#REF!];[.$AP64];[#REF!])" office:value-type="string" office:string-value="" calcext:value-type="error">
            <text:p>#REF!</text:p>
          </table:table-cell>
          <table:table-cell table:formula="of:=MAX([.$M64];[#REF!];[.$S64];[#REF!];[.$Y64];[#REF!];[.$AE64];[#REF!];[.$AK64];[#REF!];[.$AQ6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25-ricochetrobot-14-0.asp</text:p>
          </table:table-cell>
          <table:table-cell office:value-type="float" office:value="690.62" calcext:value-type="float">
            <text:p>690.62</text:p>
          </table:table-cell>
          <table:table-cell office:value-type="float" office:value="690.544" calcext:value-type="float">
            <text:p>690.544</text:p>
          </table:table-cell>
          <table:table-cell office:value-type="float" office:value="2259456" calcext:value-type="float">
            <text:p>2259456</text:p>
          </table:table-cell>
          <table:table-cell office:value-type="float" office:value="1824200" calcext:value-type="float">
            <text:p>18242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8.78" calcext:value-type="float">
            <text:p>68.78</text:p>
          </table:table-cell>
          <table:table-cell office:value-type="float" office:value="68.057" calcext:value-type="float">
            <text:p>68.057</text:p>
          </table:table-cell>
          <table:table-cell office:value-type="float" office:value="307030" calcext:value-type="float">
            <text:p>307030</text:p>
          </table:table-cell>
          <table:table-cell office:value-type="float" office:value="191825" calcext:value-type="float">
            <text:p>19182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0.98" calcext:value-type="float">
            <text:p>70.98</text:p>
          </table:table-cell>
          <table:table-cell office:value-type="float" office:value="70.123" calcext:value-type="float">
            <text:p>70.123</text:p>
          </table:table-cell>
          <table:table-cell office:value-type="float" office:value="304767" calcext:value-type="float">
            <text:p>304767</text:p>
          </table:table-cell>
          <table:table-cell office:value-type="float" office:value="194706" calcext:value-type="float">
            <text:p>194706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128.38" calcext:value-type="float">
            <text:p>128.38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483218" calcext:value-type="float">
            <text:p>483218</text:p>
          </table:table-cell>
          <table:table-cell office:value-type="float" office:value="322777" calcext:value-type="float">
            <text:p>322777</text:p>
          </table:table-cell>
          <table:table-cell office:value-type="float" office:value="108" calcext:value-type="float">
            <text:p>108</text:p>
          </table:table-cell>
          <table:table-cell office:value-type="float" office:value="1316" calcext:value-type="float">
            <text:p>1316</text:p>
          </table:table-cell>
          <table:table-cell office:value-type="float" office:value="54.74" calcext:value-type="float">
            <text:p>54.74</text:p>
          </table:table-cell>
          <table:table-cell office:value-type="float" office:value="54.201" calcext:value-type="float">
            <text:p>54.201</text:p>
          </table:table-cell>
          <table:table-cell office:value-type="float" office:value="251743" calcext:value-type="float">
            <text:p>251743</text:p>
          </table:table-cell>
          <table:table-cell office:value-type="float" office:value="156333" calcext:value-type="float">
            <text:p>156333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54.63" calcext:value-type="float">
            <text:p>54.63</text:p>
          </table:table-cell>
          <table:table-cell office:value-type="float" office:value="53.956" calcext:value-type="float">
            <text:p>53.956</text:p>
          </table:table-cell>
          <table:table-cell office:value-type="float" office:value="240261" calcext:value-type="float">
            <text:p>240261</text:p>
          </table:table-cell>
          <table:table-cell office:value-type="float" office:value="150849" calcext:value-type="float">
            <text:p>150849</text:p>
          </table:table-cell>
          <table:table-cell office:value-type="float" office:value="69" calcext:value-type="float">
            <text:p>69</text:p>
          </table:table-cell>
          <table:table-cell office:value-type="float" office:value="720" calcext:value-type="float">
            <text:p>720</text:p>
          </table:table-cell>
          <table:table-cell office:value-type="float" office:value="63.95" calcext:value-type="float">
            <text:p>63.95</text:p>
          </table:table-cell>
          <table:table-cell office:value-type="float" office:value="63.017" calcext:value-type="float">
            <text:p>63.017</text:p>
          </table:table-cell>
          <table:table-cell office:value-type="float" office:value="238235" calcext:value-type="float">
            <text:p>238235</text:p>
          </table:table-cell>
          <table:table-cell office:value-type="float" office:value="154752" calcext:value-type="float">
            <text:p>154752</text:p>
          </table:table-cell>
          <table:table-cell office:value-type="float" office:value="84" calcext:value-type="float">
            <text:p>84</text:p>
          </table:table-cell>
          <table:table-cell office:value-type="float" office:value="944" calcext:value-type="float">
            <text:p>944</text:p>
          </table:table-cell>
          <table:table-cell table:formula="of:=MIN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IN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IN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IN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IN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IN([.$M65];[#REF!];[.$S65];[#REF!];[.$Y65];[#REF!];[.$AE65];[#REF!];[.$AK65];[#REF!];[.$AQ65];[#REF!])" office:value-type="string" office:string-value="" calcext:value-type="error">
            <text:p>#REF!</text:p>
          </table:table-cell>
          <table:table-cell table:formula="of:=MEDIAN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EDIAN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EDIAN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EDIAN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EDIAN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EDIAN([.$M65];[#REF!];[.$S65];[#REF!];[.$Y65];[#REF!];[.$AE65];[#REF!];[.$AK65];[#REF!];[.$AQ65];[#REF!])" office:value-type="string" office:string-value="" calcext:value-type="error">
            <text:p>#REF!</text:p>
          </table:table-cell>
          <table:table-cell table:formula="of:=MAX([.$H65];[#REF!];[.$N65];[#REF!];[.$T65];[#REF!];[.$Z65];[#REF!];[.$AF65];[#REF!];[.$AL65];[#REF!])" office:value-type="string" office:string-value="" calcext:value-type="error">
            <text:p>#REF!</text:p>
          </table:table-cell>
          <table:table-cell table:formula="of:=MAX([.$I65];[#REF!];[.$O65];[#REF!];[.$U65];[#REF!];[.$AA65];[#REF!];[.$AG65];[#REF!];[.$AM65];[#REF!])" office:value-type="string" office:string-value="" calcext:value-type="error">
            <text:p>#REF!</text:p>
          </table:table-cell>
          <table:table-cell table:formula="of:=MAX([.$J65];[#REF!];[.$P65];[#REF!];[.$V65];[#REF!];[.$AB65];[#REF!];[.$AH65];[#REF!];[.$AN65];[#REF!])" office:value-type="string" office:string-value="" calcext:value-type="error">
            <text:p>#REF!</text:p>
          </table:table-cell>
          <table:table-cell table:formula="of:=MAX([.$K65];[#REF!];[.$Q65];[#REF!];[.$W65];[#REF!];[.$AC65];[#REF!];[.$AI65];[#REF!];[.$AO65];[#REF!])" office:value-type="string" office:string-value="" calcext:value-type="error">
            <text:p>#REF!</text:p>
          </table:table-cell>
          <table:table-cell table:formula="of:=MAX([.$L65];[#REF!];[.$R65];[#REF!];[.$X65];[#REF!];[.$AD65];[#REF!];[.$AJ65];[#REF!];[.$AP65];[#REF!])" office:value-type="string" office:string-value="" calcext:value-type="error">
            <text:p>#REF!</text:p>
          </table:table-cell>
          <table:table-cell table:formula="of:=MAX([.$M65];[#REF!];[.$S65];[#REF!];[.$Y65];[#REF!];[.$AE65];[#REF!];[.$AK65];[#REF!];[.$AQ6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30-ricochetrobot-16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9258" calcext:value-type="float">
            <text:p>2579258</text:p>
          </table:table-cell>
          <table:table-cell office:value-type="float" office:value="2076941" calcext:value-type="float">
            <text:p>20769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0523" calcext:value-type="float">
            <text:p>2600523</text:p>
          </table:table-cell>
          <table:table-cell office:value-type="float" office:value="1899197" calcext:value-type="float">
            <text:p>189919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73911" calcext:value-type="float">
            <text:p>2373911</text:p>
          </table:table-cell>
          <table:table-cell office:value-type="float" office:value="1775011" calcext:value-type="float">
            <text:p>177501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62597" calcext:value-type="float">
            <text:p>2362597</text:p>
          </table:table-cell>
          <table:table-cell office:value-type="float" office:value="1769410" calcext:value-type="float">
            <text:p>176941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9819" calcext:value-type="float">
            <text:p>2439819</text:p>
          </table:table-cell>
          <table:table-cell office:value-type="float" office:value="1797319" calcext:value-type="float">
            <text:p>179731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2404" calcext:value-type="float">
            <text:p>2432404</text:p>
          </table:table-cell>
          <table:table-cell office:value-type="float" office:value="1812147" calcext:value-type="float">
            <text:p>181214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88028" calcext:value-type="float">
            <text:p>2288028</text:p>
          </table:table-cell>
          <table:table-cell office:value-type="float" office:value="1707925" calcext:value-type="float">
            <text:p>17079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MIN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IN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IN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IN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IN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IN([.$M66];[#REF!];[.$S66];[#REF!];[.$Y66];[#REF!];[.$AE66];[#REF!];[.$AK66];[#REF!];[.$AQ66];[#REF!])" office:value-type="string" office:string-value="" calcext:value-type="error">
            <text:p>#REF!</text:p>
          </table:table-cell>
          <table:table-cell table:formula="of:=MEDIAN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EDIAN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EDIAN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EDIAN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EDIAN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EDIAN([.$M66];[#REF!];[.$S66];[#REF!];[.$Y66];[#REF!];[.$AE66];[#REF!];[.$AK66];[#REF!];[.$AQ66];[#REF!])" office:value-type="string" office:string-value="" calcext:value-type="error">
            <text:p>#REF!</text:p>
          </table:table-cell>
          <table:table-cell table:formula="of:=MAX([.$H66];[#REF!];[.$N66];[#REF!];[.$T66];[#REF!];[.$Z66];[#REF!];[.$AF66];[#REF!];[.$AL66];[#REF!])" office:value-type="string" office:string-value="" calcext:value-type="error">
            <text:p>#REF!</text:p>
          </table:table-cell>
          <table:table-cell table:formula="of:=MAX([.$I66];[#REF!];[.$O66];[#REF!];[.$U66];[#REF!];[.$AA66];[#REF!];[.$AG66];[#REF!];[.$AM66];[#REF!])" office:value-type="string" office:string-value="" calcext:value-type="error">
            <text:p>#REF!</text:p>
          </table:table-cell>
          <table:table-cell table:formula="of:=MAX([.$J66];[#REF!];[.$P66];[#REF!];[.$V66];[#REF!];[.$AB66];[#REF!];[.$AH66];[#REF!];[.$AN66];[#REF!])" office:value-type="string" office:string-value="" calcext:value-type="error">
            <text:p>#REF!</text:p>
          </table:table-cell>
          <table:table-cell table:formula="of:=MAX([.$K66];[#REF!];[.$Q66];[#REF!];[.$W66];[#REF!];[.$AC66];[#REF!];[.$AI66];[#REF!];[.$AO66];[#REF!])" office:value-type="string" office:string-value="" calcext:value-type="error">
            <text:p>#REF!</text:p>
          </table:table-cell>
          <table:table-cell table:formula="of:=MAX([.$L66];[#REF!];[.$R66];[#REF!];[.$X66];[#REF!];[.$AD66];[#REF!];[.$AJ66];[#REF!];[.$AP66];[#REF!])" office:value-type="string" office:string-value="" calcext:value-type="error">
            <text:p>#REF!</text:p>
          </table:table-cell>
          <table:table-cell table:formula="of:=MAX([.$M66];[#REF!];[.$S66];[#REF!];[.$Y66];[#REF!];[.$AE66];[#REF!];[.$AK66];[#REF!];[.$AQ6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38-ricochetrobot-13-0.asp</text:p>
          </table:table-cell>
          <table:table-cell office:value-type="float" office:value="36.36" calcext:value-type="float">
            <text:p>36.36</text:p>
          </table:table-cell>
          <table:table-cell office:value-type="float" office:value="36.309" calcext:value-type="float">
            <text:p>36.309</text:p>
          </table:table-cell>
          <table:table-cell office:value-type="float" office:value="181421" calcext:value-type="float">
            <text:p>181421</text:p>
          </table:table-cell>
          <table:table-cell office:value-type="float" office:value="132335" calcext:value-type="float">
            <text:p>13233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12.154" calcext:value-type="float">
            <text:p>12.154</text:p>
          </table:table-cell>
          <table:table-cell office:value-type="float" office:value="72612" calcext:value-type="float">
            <text:p>72612</text:p>
          </table:table-cell>
          <table:table-cell office:value-type="float" office:value="35758" calcext:value-type="float">
            <text:p>3575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2.34" calcext:value-type="float">
            <text:p>52.34</text:p>
          </table:table-cell>
          <table:table-cell office:value-type="float" office:value="51.526" calcext:value-type="float">
            <text:p>51.526</text:p>
          </table:table-cell>
          <table:table-cell office:value-type="float" office:value="237178" calcext:value-type="float">
            <text:p>237178</text:p>
          </table:table-cell>
          <table:table-cell office:value-type="float" office:value="147391" calcext:value-type="float">
            <text:p>147391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13.48" calcext:value-type="float">
            <text:p>13.48</text:p>
          </table:table-cell>
          <table:table-cell office:value-type="float" office:value="12.603" calcext:value-type="float">
            <text:p>12.603</text:p>
          </table:table-cell>
          <table:table-cell office:value-type="float" office:value="69146" calcext:value-type="float">
            <text:p>69146</text:p>
          </table:table-cell>
          <table:table-cell office:value-type="float" office:value="36974" calcext:value-type="float">
            <text:p>36974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float" office:value="15.43" calcext:value-type="float">
            <text:p>15.43</text:p>
          </table:table-cell>
          <table:table-cell office:value-type="float" office:value="14.937" calcext:value-type="float">
            <text:p>14.937</text:p>
          </table:table-cell>
          <table:table-cell office:value-type="float" office:value="88743" calcext:value-type="float">
            <text:p>88743</text:p>
          </table:table-cell>
          <table:table-cell office:value-type="float" office:value="46649" calcext:value-type="float">
            <text:p>46649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30.8" calcext:value-type="float">
            <text:p>30.8</text:p>
          </table:table-cell>
          <table:table-cell office:value-type="float" office:value="30.117" calcext:value-type="float">
            <text:p>30.117</text:p>
          </table:table-cell>
          <table:table-cell office:value-type="float" office:value="157861" calcext:value-type="float">
            <text:p>157861</text:p>
          </table:table-cell>
          <table:table-cell office:value-type="float" office:value="90607" calcext:value-type="float">
            <text:p>90607</text:p>
          </table:table-cell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office:value-type="float" office:value="27.8" calcext:value-type="float">
            <text:p>27.8</text:p>
          </table:table-cell>
          <table:table-cell office:value-type="float" office:value="27.121" calcext:value-type="float">
            <text:p>27.121</text:p>
          </table:table-cell>
          <table:table-cell office:value-type="float" office:value="145865" calcext:value-type="float">
            <text:p>145865</text:p>
          </table:table-cell>
          <table:table-cell office:value-type="float" office:value="83984" calcext:value-type="float">
            <text:p>83984</text:p>
          </table:table-cell>
          <table:table-cell office:value-type="float" office:value="72" calcext:value-type="float">
            <text:p>72</text:p>
          </table:table-cell>
          <table:table-cell office:value-type="float" office:value="859" calcext:value-type="float">
            <text:p>859</text:p>
          </table:table-cell>
          <table:table-cell table:formula="of:=MIN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IN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IN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IN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IN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IN([.$M67];[#REF!];[.$S67];[#REF!];[.$Y67];[#REF!];[.$AE67];[#REF!];[.$AK67];[#REF!];[.$AQ67];[#REF!])" office:value-type="string" office:string-value="" calcext:value-type="error">
            <text:p>#REF!</text:p>
          </table:table-cell>
          <table:table-cell table:formula="of:=MEDIAN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EDIAN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EDIAN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EDIAN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EDIAN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EDIAN([.$M67];[#REF!];[.$S67];[#REF!];[.$Y67];[#REF!];[.$AE67];[#REF!];[.$AK67];[#REF!];[.$AQ67];[#REF!])" office:value-type="string" office:string-value="" calcext:value-type="error">
            <text:p>#REF!</text:p>
          </table:table-cell>
          <table:table-cell table:formula="of:=MAX([.$H67];[#REF!];[.$N67];[#REF!];[.$T67];[#REF!];[.$Z67];[#REF!];[.$AF67];[#REF!];[.$AL67];[#REF!])" office:value-type="string" office:string-value="" calcext:value-type="error">
            <text:p>#REF!</text:p>
          </table:table-cell>
          <table:table-cell table:formula="of:=MAX([.$I67];[#REF!];[.$O67];[#REF!];[.$U67];[#REF!];[.$AA67];[#REF!];[.$AG67];[#REF!];[.$AM67];[#REF!])" office:value-type="string" office:string-value="" calcext:value-type="error">
            <text:p>#REF!</text:p>
          </table:table-cell>
          <table:table-cell table:formula="of:=MAX([.$J67];[#REF!];[.$P67];[#REF!];[.$V67];[#REF!];[.$AB67];[#REF!];[.$AH67];[#REF!];[.$AN67];[#REF!])" office:value-type="string" office:string-value="" calcext:value-type="error">
            <text:p>#REF!</text:p>
          </table:table-cell>
          <table:table-cell table:formula="of:=MAX([.$K67];[#REF!];[.$Q67];[#REF!];[.$W67];[#REF!];[.$AC67];[#REF!];[.$AI67];[#REF!];[.$AO67];[#REF!])" office:value-type="string" office:string-value="" calcext:value-type="error">
            <text:p>#REF!</text:p>
          </table:table-cell>
          <table:table-cell table:formula="of:=MAX([.$L67];[#REF!];[.$R67];[#REF!];[.$X67];[#REF!];[.$AD67];[#REF!];[.$AJ67];[#REF!];[.$AP67];[#REF!])" office:value-type="string" office:string-value="" calcext:value-type="error">
            <text:p>#REF!</text:p>
          </table:table-cell>
          <table:table-cell table:formula="of:=MAX([.$M67];[#REF!];[.$S67];[#REF!];[.$Y67];[#REF!];[.$AE67];[#REF!];[.$AK67];[#REF!];[.$AQ6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40-ricochetrobot-14-0.asp</text:p>
          </table:table-cell>
          <table:table-cell office:value-type="float" office:value="375.47" calcext:value-type="float">
            <text:p>375.47</text:p>
          </table:table-cell>
          <table:table-cell office:value-type="float" office:value="375.402" calcext:value-type="float">
            <text:p>375.402</text:p>
          </table:table-cell>
          <table:table-cell office:value-type="float" office:value="1351369" calcext:value-type="float">
            <text:p>1351369</text:p>
          </table:table-cell>
          <table:table-cell office:value-type="float" office:value="1082164" calcext:value-type="float">
            <text:p>10821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130.686" calcext:value-type="float">
            <text:p>130.686</text:p>
          </table:table-cell>
          <table:table-cell office:value-type="float" office:value="558139" calcext:value-type="float">
            <text:p>558139</text:p>
          </table:table-cell>
          <table:table-cell office:value-type="float" office:value="365507" calcext:value-type="float">
            <text:p>36550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6.36" calcext:value-type="float">
            <text:p>86.36</text:p>
          </table:table-cell>
          <table:table-cell office:value-type="float" office:value="85.512" calcext:value-type="float">
            <text:p>85.512</text:p>
          </table:table-cell>
          <table:table-cell office:value-type="float" office:value="360308" calcext:value-type="float">
            <text:p>360308</text:p>
          </table:table-cell>
          <table:table-cell office:value-type="float" office:value="231245" calcext:value-type="float">
            <text:p>231245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82.77" calcext:value-type="float">
            <text:p>82.77</text:p>
          </table:table-cell>
          <table:table-cell office:value-type="float" office:value="81.802" calcext:value-type="float">
            <text:p>81.802</text:p>
          </table:table-cell>
          <table:table-cell office:value-type="float" office:value="334177" calcext:value-type="float">
            <text:p>334177</text:p>
          </table:table-cell>
          <table:table-cell office:value-type="float" office:value="216539" calcext:value-type="float">
            <text:p>216539</text:p>
          </table:table-cell>
          <table:table-cell office:value-type="float" office:value="106" calcext:value-type="float">
            <text:p>106</text:p>
          </table:table-cell>
          <table:table-cell office:value-type="float" office:value="1368" calcext:value-type="float">
            <text:p>1368</text:p>
          </table:table-cell>
          <table:table-cell office:value-type="float" office:value="160.72" calcext:value-type="float">
            <text:p>160.72</text:p>
          </table:table-cell>
          <table:table-cell office:value-type="float" office:value="160.205" calcext:value-type="float">
            <text:p>160.205</text:p>
          </table:table-cell>
          <table:table-cell office:value-type="float" office:value="588440" calcext:value-type="float">
            <text:p>588440</text:p>
          </table:table-cell>
          <table:table-cell office:value-type="float" office:value="394725" calcext:value-type="float">
            <text:p>394725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124.7" calcext:value-type="float">
            <text:p>124.7</text:p>
          </table:table-cell>
          <table:table-cell office:value-type="float" office:value="124.025" calcext:value-type="float">
            <text:p>124.025</text:p>
          </table:table-cell>
          <table:table-cell office:value-type="float" office:value="489904" calcext:value-type="float">
            <text:p>489904</text:p>
          </table:table-cell>
          <table:table-cell office:value-type="float" office:value="324464" calcext:value-type="float">
            <text:p>324464</text:p>
          </table:table-cell>
          <table:table-cell office:value-type="float" office:value="82" calcext:value-type="float">
            <text:p>82</text:p>
          </table:table-cell>
          <table:table-cell office:value-type="float" office:value="619" calcext:value-type="float">
            <text:p>619</text:p>
          </table:table-cell>
          <table:table-cell office:value-type="float" office:value="74.92" calcext:value-type="float">
            <text:p>74.92</text:p>
          </table:table-cell>
          <table:table-cell office:value-type="float" office:value="74.177" calcext:value-type="float">
            <text:p>74.177</text:p>
          </table:table-cell>
          <table:table-cell office:value-type="float" office:value="337078" calcext:value-type="float">
            <text:p>337078</text:p>
          </table:table-cell>
          <table:table-cell office:value-type="float" office:value="213810" calcext:value-type="float">
            <text:p>213810</text:p>
          </table:table-cell>
          <table:table-cell office:value-type="float" office:value="83" calcext:value-type="float">
            <text:p>83</text:p>
          </table:table-cell>
          <table:table-cell office:value-type="float" office:value="925" calcext:value-type="float">
            <text:p>925</text:p>
          </table:table-cell>
          <table:table-cell table:formula="of:=MIN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IN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IN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IN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IN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IN([.$M68];[#REF!];[.$S68];[#REF!];[.$Y68];[#REF!];[.$AE68];[#REF!];[.$AK68];[#REF!];[.$AQ68];[#REF!])" office:value-type="string" office:string-value="" calcext:value-type="error">
            <text:p>#REF!</text:p>
          </table:table-cell>
          <table:table-cell table:formula="of:=MEDIAN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EDIAN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EDIAN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EDIAN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EDIAN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EDIAN([.$M68];[#REF!];[.$S68];[#REF!];[.$Y68];[#REF!];[.$AE68];[#REF!];[.$AK68];[#REF!];[.$AQ68];[#REF!])" office:value-type="string" office:string-value="" calcext:value-type="error">
            <text:p>#REF!</text:p>
          </table:table-cell>
          <table:table-cell table:formula="of:=MAX([.$H68];[#REF!];[.$N68];[#REF!];[.$T68];[#REF!];[.$Z68];[#REF!];[.$AF68];[#REF!];[.$AL68];[#REF!])" office:value-type="string" office:string-value="" calcext:value-type="error">
            <text:p>#REF!</text:p>
          </table:table-cell>
          <table:table-cell table:formula="of:=MAX([.$I68];[#REF!];[.$O68];[#REF!];[.$U68];[#REF!];[.$AA68];[#REF!];[.$AG68];[#REF!];[.$AM68];[#REF!])" office:value-type="string" office:string-value="" calcext:value-type="error">
            <text:p>#REF!</text:p>
          </table:table-cell>
          <table:table-cell table:formula="of:=MAX([.$J68];[#REF!];[.$P68];[#REF!];[.$V68];[#REF!];[.$AB68];[#REF!];[.$AH68];[#REF!];[.$AN68];[#REF!])" office:value-type="string" office:string-value="" calcext:value-type="error">
            <text:p>#REF!</text:p>
          </table:table-cell>
          <table:table-cell table:formula="of:=MAX([.$K68];[#REF!];[.$Q68];[#REF!];[.$W68];[#REF!];[.$AC68];[#REF!];[.$AI68];[#REF!];[.$AO68];[#REF!])" office:value-type="string" office:string-value="" calcext:value-type="error">
            <text:p>#REF!</text:p>
          </table:table-cell>
          <table:table-cell table:formula="of:=MAX([.$L68];[#REF!];[.$R68];[#REF!];[.$X68];[#REF!];[.$AD68];[#REF!];[.$AJ68];[#REF!];[.$AP68];[#REF!])" office:value-type="string" office:string-value="" calcext:value-type="error">
            <text:p>#REF!</text:p>
          </table:table-cell>
          <table:table-cell table:formula="of:=MAX([.$M68];[#REF!];[.$S68];[#REF!];[.$Y68];[#REF!];[.$AE68];[#REF!];[.$AK68];[#REF!];[.$AQ6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46-ricochetrobot-13-0.asp</text:p>
          </table:table-cell>
          <table:table-cell office:value-type="float" office:value="53.91" calcext:value-type="float">
            <text:p>53.91</text:p>
          </table:table-cell>
          <table:table-cell office:value-type="float" office:value="53.851" calcext:value-type="float">
            <text:p>53.851</text:p>
          </table:table-cell>
          <table:table-cell office:value-type="float" office:value="246282" calcext:value-type="float">
            <text:p>246282</text:p>
          </table:table-cell>
          <table:table-cell office:value-type="float" office:value="181832" calcext:value-type="float">
            <text:p>18183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office:value-type="float" office:value="24.661" calcext:value-type="float">
            <text:p>24.661</text:p>
          </table:table-cell>
          <table:table-cell office:value-type="float" office:value="123172" calcext:value-type="float">
            <text:p>123172</text:p>
          </table:table-cell>
          <table:table-cell office:value-type="float" office:value="70539" calcext:value-type="float">
            <text:p>7053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1.13" calcext:value-type="float">
            <text:p>31.13</text:p>
          </table:table-cell>
          <table:table-cell office:value-type="float" office:value="30.144" calcext:value-type="float">
            <text:p>30.144</text:p>
          </table:table-cell>
          <table:table-cell office:value-type="float" office:value="120869" calcext:value-type="float">
            <text:p>120869</text:p>
          </table:table-cell>
          <table:table-cell office:value-type="float" office:value="76467" calcext:value-type="float">
            <text:p>76467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30.78" calcext:value-type="float">
            <text:p>30.78</text:p>
          </table:table-cell>
          <table:table-cell office:value-type="float" office:value="29.835" calcext:value-type="float">
            <text:p>29.835</text:p>
          </table:table-cell>
          <table:table-cell office:value-type="float" office:value="118381" calcext:value-type="float">
            <text:p>118381</text:p>
          </table:table-cell>
          <table:table-cell office:value-type="float" office:value="75422" calcext:value-type="float">
            <text:p>75422</text:p>
          </table:table-cell>
          <table:table-cell office:value-type="float" office:value="99" calcext:value-type="float">
            <text:p>99</text:p>
          </table:table-cell>
          <table:table-cell office:value-type="float" office:value="1254" calcext:value-type="float">
            <text:p>1254</text:p>
          </table:table-cell>
          <table:table-cell office:value-type="float" office:value="29.72" calcext:value-type="float">
            <text:p>29.72</text:p>
          </table:table-cell>
          <table:table-cell office:value-type="float" office:value="29.116" calcext:value-type="float">
            <text:p>29.116</text:p>
          </table:table-cell>
          <table:table-cell office:value-type="float" office:value="116530" calcext:value-type="float">
            <text:p>116530</text:p>
          </table:table-cell>
          <table:table-cell office:value-type="float" office:value="74604" calcext:value-type="float">
            <text:p>74604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22.39" calcext:value-type="float">
            <text:p>22.39</text:p>
          </table:table-cell>
          <table:table-cell office:value-type="float" office:value="21.694" calcext:value-type="float">
            <text:p>21.694</text:p>
          </table:table-cell>
          <table:table-cell office:value-type="float" office:value="94858" calcext:value-type="float">
            <text:p>94858</text:p>
          </table:table-cell>
          <table:table-cell office:value-type="float" office:value="57806" calcext:value-type="float">
            <text:p>57806</text:p>
          </table:table-cell>
          <table:table-cell office:value-type="float" office:value="68" calcext:value-type="float">
            <text:p>68</text:p>
          </table:table-cell>
          <table:table-cell office:value-type="float" office:value="526" calcext:value-type="float">
            <text:p>526</text:p>
          </table:table-cell>
          <table:table-cell office:value-type="float" office:value="20.82" calcext:value-type="float">
            <text:p>20.82</text:p>
          </table:table-cell>
          <table:table-cell office:value-type="float" office:value="19.983" calcext:value-type="float">
            <text:p>19.983</text:p>
          </table:table-cell>
          <table:table-cell office:value-type="float" office:value="90408" calcext:value-type="float">
            <text:p>90408</text:p>
          </table:table-cell>
          <table:table-cell office:value-type="float" office:value="53808" calcext:value-type="float">
            <text:p>53808</text:p>
          </table:table-cell>
          <table:table-cell office:value-type="float" office:value="68" calcext:value-type="float">
            <text:p>68</text:p>
          </table:table-cell>
          <table:table-cell office:value-type="float" office:value="736" calcext:value-type="float">
            <text:p>736</text:p>
          </table:table-cell>
          <table:table-cell table:formula="of:=MIN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IN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IN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IN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IN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IN([.$M69];[#REF!];[.$S69];[#REF!];[.$Y69];[#REF!];[.$AE69];[#REF!];[.$AK69];[#REF!];[.$AQ69];[#REF!])" office:value-type="string" office:string-value="" calcext:value-type="error">
            <text:p>#REF!</text:p>
          </table:table-cell>
          <table:table-cell table:formula="of:=MEDIAN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EDIAN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EDIAN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EDIAN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EDIAN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EDIAN([.$M69];[#REF!];[.$S69];[#REF!];[.$Y69];[#REF!];[.$AE69];[#REF!];[.$AK69];[#REF!];[.$AQ69];[#REF!])" office:value-type="string" office:string-value="" calcext:value-type="error">
            <text:p>#REF!</text:p>
          </table:table-cell>
          <table:table-cell table:formula="of:=MAX([.$H69];[#REF!];[.$N69];[#REF!];[.$T69];[#REF!];[.$Z69];[#REF!];[.$AF69];[#REF!];[.$AL69];[#REF!])" office:value-type="string" office:string-value="" calcext:value-type="error">
            <text:p>#REF!</text:p>
          </table:table-cell>
          <table:table-cell table:formula="of:=MAX([.$I69];[#REF!];[.$O69];[#REF!];[.$U69];[#REF!];[.$AA69];[#REF!];[.$AG69];[#REF!];[.$AM69];[#REF!])" office:value-type="string" office:string-value="" calcext:value-type="error">
            <text:p>#REF!</text:p>
          </table:table-cell>
          <table:table-cell table:formula="of:=MAX([.$J69];[#REF!];[.$P69];[#REF!];[.$V69];[#REF!];[.$AB69];[#REF!];[.$AH69];[#REF!];[.$AN69];[#REF!])" office:value-type="string" office:string-value="" calcext:value-type="error">
            <text:p>#REF!</text:p>
          </table:table-cell>
          <table:table-cell table:formula="of:=MAX([.$K69];[#REF!];[.$Q69];[#REF!];[.$W69];[#REF!];[.$AC69];[#REF!];[.$AI69];[#REF!];[.$AO69];[#REF!])" office:value-type="string" office:string-value="" calcext:value-type="error">
            <text:p>#REF!</text:p>
          </table:table-cell>
          <table:table-cell table:formula="of:=MAX([.$L69];[#REF!];[.$R69];[#REF!];[.$X69];[#REF!];[.$AD69];[#REF!];[.$AJ69];[#REF!];[.$AP69];[#REF!])" office:value-type="string" office:string-value="" calcext:value-type="error">
            <text:p>#REF!</text:p>
          </table:table-cell>
          <table:table-cell table:formula="of:=MAX([.$M69];[#REF!];[.$S69];[#REF!];[.$Y69];[#REF!];[.$AE69];[#REF!];[.$AK69];[#REF!];[.$AQ6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59-ricochetrobot-1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93337" calcext:value-type="float">
            <text:p>2793337</text:p>
          </table:table-cell>
          <table:table-cell office:value-type="float" office:value="2248247" calcext:value-type="float">
            <text:p>224824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3.17" calcext:value-type="float">
            <text:p>53.17</text:p>
          </table:table-cell>
          <table:table-cell office:value-type="float" office:value="52.384" calcext:value-type="float">
            <text:p>52.384</text:p>
          </table:table-cell>
          <table:table-cell office:value-type="float" office:value="247840" calcext:value-type="float">
            <text:p>247840</text:p>
          </table:table-cell>
          <table:table-cell office:value-type="float" office:value="150541" calcext:value-type="float">
            <text:p>1505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.05" calcext:value-type="float">
            <text:p>45.05</text:p>
          </table:table-cell>
          <table:table-cell office:value-type="float" office:value="44.225" calcext:value-type="float">
            <text:p>44.225</text:p>
          </table:table-cell>
          <table:table-cell office:value-type="float" office:value="198082" calcext:value-type="float">
            <text:p>198082</text:p>
          </table:table-cell>
          <table:table-cell office:value-type="float" office:value="122802" calcext:value-type="float">
            <text:p>122802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35.08" calcext:value-type="float">
            <text:p>35.08</text:p>
          </table:table-cell>
          <table:table-cell office:value-type="float" office:value="34.23" calcext:value-type="float">
            <text:p>34.23</text:p>
          </table:table-cell>
          <table:table-cell office:value-type="float" office:value="149847" calcext:value-type="float">
            <text:p>149847</text:p>
          </table:table-cell>
          <table:table-cell office:value-type="float" office:value="95049" calcext:value-type="float">
            <text:p>95049</text:p>
          </table:table-cell>
          <table:table-cell office:value-type="float" office:value="97" calcext:value-type="float">
            <text:p>97</text:p>
          </table:table-cell>
          <table:table-cell office:value-type="float" office:value="1208" calcext:value-type="float">
            <text:p>1208</text:p>
          </table:table-cell>
          <table:table-cell office:value-type="float" office:value="74.93" calcext:value-type="float">
            <text:p>74.93</text:p>
          </table:table-cell>
          <table:table-cell office:value-type="float" office:value="74.434" calcext:value-type="float">
            <text:p>74.434</text:p>
          </table:table-cell>
          <table:table-cell office:value-type="float" office:value="319391" calcext:value-type="float">
            <text:p>319391</text:p>
          </table:table-cell>
          <table:table-cell office:value-type="float" office:value="204489" calcext:value-type="float">
            <text:p>204489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74.5" calcext:value-type="float">
            <text:p>74.5</text:p>
          </table:table-cell>
          <table:table-cell office:value-type="float" office:value="73.841" calcext:value-type="float">
            <text:p>73.841</text:p>
          </table:table-cell>
          <table:table-cell office:value-type="float" office:value="308174" calcext:value-type="float">
            <text:p>308174</text:p>
          </table:table-cell>
          <table:table-cell office:value-type="float" office:value="196478" calcext:value-type="float">
            <text:p>196478</text:p>
          </table:table-cell>
          <table:table-cell office:value-type="float" office:value="70" calcext:value-type="float">
            <text:p>70</text:p>
          </table:table-cell>
          <table:table-cell office:value-type="float" office:value="527" calcext:value-type="float">
            <text:p>527</text:p>
          </table:table-cell>
          <table:table-cell office:value-type="float" office:value="42.99" calcext:value-type="float">
            <text:p>42.99</text:p>
          </table:table-cell>
          <table:table-cell office:value-type="float" office:value="42.227" calcext:value-type="float">
            <text:p>42.227</text:p>
          </table:table-cell>
          <table:table-cell office:value-type="float" office:value="184815" calcext:value-type="float">
            <text:p>184815</text:p>
          </table:table-cell>
          <table:table-cell office:value-type="float" office:value="114485" calcext:value-type="float">
            <text:p>114485</text:p>
          </table:table-cell>
          <table:table-cell office:value-type="float" office:value="82" calcext:value-type="float">
            <text:p>82</text:p>
          </table:table-cell>
          <table:table-cell office:value-type="float" office:value="906" calcext:value-type="float">
            <text:p>906</text:p>
          </table:table-cell>
          <table:table-cell table:formula="of:=MIN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IN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IN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IN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IN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IN([.$M70];[#REF!];[.$S70];[#REF!];[.$Y70];[#REF!];[.$AE70];[#REF!];[.$AK70];[#REF!];[.$AQ70];[#REF!])" office:value-type="string" office:string-value="" calcext:value-type="error">
            <text:p>#REF!</text:p>
          </table:table-cell>
          <table:table-cell table:formula="of:=MEDIAN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EDIAN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EDIAN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EDIAN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EDIAN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EDIAN([.$M70];[#REF!];[.$S70];[#REF!];[.$Y70];[#REF!];[.$AE70];[#REF!];[.$AK70];[#REF!];[.$AQ70];[#REF!])" office:value-type="string" office:string-value="" calcext:value-type="error">
            <text:p>#REF!</text:p>
          </table:table-cell>
          <table:table-cell table:formula="of:=MAX([.$H70];[#REF!];[.$N70];[#REF!];[.$T70];[#REF!];[.$Z70];[#REF!];[.$AF70];[#REF!];[.$AL70];[#REF!])" office:value-type="string" office:string-value="" calcext:value-type="error">
            <text:p>#REF!</text:p>
          </table:table-cell>
          <table:table-cell table:formula="of:=MAX([.$I70];[#REF!];[.$O70];[#REF!];[.$U70];[#REF!];[.$AA70];[#REF!];[.$AG70];[#REF!];[.$AM70];[#REF!])" office:value-type="string" office:string-value="" calcext:value-type="error">
            <text:p>#REF!</text:p>
          </table:table-cell>
          <table:table-cell table:formula="of:=MAX([.$J70];[#REF!];[.$P70];[#REF!];[.$V70];[#REF!];[.$AB70];[#REF!];[.$AH70];[#REF!];[.$AN70];[#REF!])" office:value-type="string" office:string-value="" calcext:value-type="error">
            <text:p>#REF!</text:p>
          </table:table-cell>
          <table:table-cell table:formula="of:=MAX([.$K70];[#REF!];[.$Q70];[#REF!];[.$W70];[#REF!];[.$AC70];[#REF!];[.$AI70];[#REF!];[.$AO70];[#REF!])" office:value-type="string" office:string-value="" calcext:value-type="error">
            <text:p>#REF!</text:p>
          </table:table-cell>
          <table:table-cell table:formula="of:=MAX([.$L70];[#REF!];[.$R70];[#REF!];[.$X70];[#REF!];[.$AD70];[#REF!];[.$AJ70];[#REF!];[.$AP70];[#REF!])" office:value-type="string" office:string-value="" calcext:value-type="error">
            <text:p>#REF!</text:p>
          </table:table-cell>
          <table:table-cell table:formula="of:=MAX([.$M70];[#REF!];[.$S70];[#REF!];[.$Y70];[#REF!];[.$AE70];[#REF!];[.$AK70];[#REF!];[.$AQ7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60-ricochetrobot-14-0.asp</text:p>
          </table:table-cell>
          <table:table-cell office:value-type="float" office:value="298.62" calcext:value-type="float">
            <text:p>298.62</text:p>
          </table:table-cell>
          <table:table-cell office:value-type="float" office:value="298.555" calcext:value-type="float">
            <text:p>298.555</text:p>
          </table:table-cell>
          <table:table-cell office:value-type="float" office:value="1067830" calcext:value-type="float">
            <text:p>1067830</text:p>
          </table:table-cell>
          <table:table-cell office:value-type="float" office:value="850990" calcext:value-type="float">
            <text:p>8509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.02" calcext:value-type="float">
            <text:p>42.02</text:p>
          </table:table-cell>
          <table:table-cell office:value-type="float" office:value="41.348" calcext:value-type="float">
            <text:p>41.348</text:p>
          </table:table-cell>
          <table:table-cell office:value-type="float" office:value="193605" calcext:value-type="float">
            <text:p>193605</text:p>
          </table:table-cell>
          <table:table-cell office:value-type="float" office:value="114601" calcext:value-type="float">
            <text:p>1146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33.654" calcext:value-type="float">
            <text:p>33.654</text:p>
          </table:table-cell>
          <table:table-cell office:value-type="float" office:value="150676" calcext:value-type="float">
            <text:p>150676</text:p>
          </table:table-cell>
          <table:table-cell office:value-type="float" office:value="92170" calcext:value-type="float">
            <text:p>9217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32.08" calcext:value-type="float">
            <text:p>32.08</text:p>
          </table:table-cell>
          <table:table-cell office:value-type="float" office:value="31.171" calcext:value-type="float">
            <text:p>31.171</text:p>
          </table:table-cell>
          <table:table-cell office:value-type="float" office:value="130256" calcext:value-type="float">
            <text:p>130256</text:p>
          </table:table-cell>
          <table:table-cell office:value-type="float" office:value="81925" calcext:value-type="float">
            <text:p>81925</text:p>
          </table:table-cell>
          <table:table-cell office:value-type="float" office:value="100" calcext:value-type="float">
            <text:p>100</text:p>
          </table:table-cell>
          <table:table-cell office:value-type="float" office:value="1263" calcext:value-type="float">
            <text:p>1263</text:p>
          </table:table-cell>
          <table:table-cell office:value-type="float" office:value="47.79" calcext:value-type="float">
            <text:p>47.79</text:p>
          </table:table-cell>
          <table:table-cell office:value-type="float" office:value="47.16" calcext:value-type="float">
            <text:p>47.16</text:p>
          </table:table-cell>
          <table:table-cell office:value-type="float" office:value="219031" calcext:value-type="float">
            <text:p>219031</text:p>
          </table:table-cell>
          <table:table-cell office:value-type="float" office:value="133073" calcext:value-type="float">
            <text:p>133073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27.95" calcext:value-type="float">
            <text:p>27.95</text:p>
          </table:table-cell>
          <table:table-cell office:value-type="float" office:value="27.265" calcext:value-type="float">
            <text:p>27.265</text:p>
          </table:table-cell>
          <table:table-cell office:value-type="float" office:value="120865" calcext:value-type="float">
            <text:p>120865</text:p>
          </table:table-cell>
          <table:table-cell office:value-type="float" office:value="73203" calcext:value-type="float">
            <text:p>73203</text:p>
          </table:table-cell>
          <table:table-cell office:value-type="float" office:value="61" calcext:value-type="float">
            <text:p>61</text:p>
          </table:table-cell>
          <table:table-cell office:value-type="float" office:value="583" calcext:value-type="float">
            <text:p>583</text:p>
          </table:table-cell>
          <table:table-cell office:value-type="float" office:value="39.32" calcext:value-type="float">
            <text:p>39.32</text:p>
          </table:table-cell>
          <table:table-cell office:value-type="float" office:value="38.433" calcext:value-type="float">
            <text:p>38.433</text:p>
          </table:table-cell>
          <table:table-cell office:value-type="float" office:value="179030" calcext:value-type="float">
            <text:p>179030</text:p>
          </table:table-cell>
          <table:table-cell office:value-type="float" office:value="109023" calcext:value-type="float">
            <text:p>109023</text:p>
          </table:table-cell>
          <table:table-cell office:value-type="float" office:value="76" calcext:value-type="float">
            <text:p>76</text:p>
          </table:table-cell>
          <table:table-cell office:value-type="float" office:value="877" calcext:value-type="float">
            <text:p>877</text:p>
          </table:table-cell>
          <table:table-cell table:formula="of:=MIN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IN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IN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IN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IN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IN([.$M71];[#REF!];[.$S71];[#REF!];[.$Y71];[#REF!];[.$AE71];[#REF!];[.$AK71];[#REF!];[.$AQ71];[#REF!])" office:value-type="string" office:string-value="" calcext:value-type="error">
            <text:p>#REF!</text:p>
          </table:table-cell>
          <table:table-cell table:formula="of:=MEDIAN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EDIAN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EDIAN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EDIAN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EDIAN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EDIAN([.$M71];[#REF!];[.$S71];[#REF!];[.$Y71];[#REF!];[.$AE71];[#REF!];[.$AK71];[#REF!];[.$AQ71];[#REF!])" office:value-type="string" office:string-value="" calcext:value-type="error">
            <text:p>#REF!</text:p>
          </table:table-cell>
          <table:table-cell table:formula="of:=MAX([.$H71];[#REF!];[.$N71];[#REF!];[.$T71];[#REF!];[.$Z71];[#REF!];[.$AF71];[#REF!];[.$AL71];[#REF!])" office:value-type="string" office:string-value="" calcext:value-type="error">
            <text:p>#REF!</text:p>
          </table:table-cell>
          <table:table-cell table:formula="of:=MAX([.$I71];[#REF!];[.$O71];[#REF!];[.$U71];[#REF!];[.$AA71];[#REF!];[.$AG71];[#REF!];[.$AM71];[#REF!])" office:value-type="string" office:string-value="" calcext:value-type="error">
            <text:p>#REF!</text:p>
          </table:table-cell>
          <table:table-cell table:formula="of:=MAX([.$J71];[#REF!];[.$P71];[#REF!];[.$V71];[#REF!];[.$AB71];[#REF!];[.$AH71];[#REF!];[.$AN71];[#REF!])" office:value-type="string" office:string-value="" calcext:value-type="error">
            <text:p>#REF!</text:p>
          </table:table-cell>
          <table:table-cell table:formula="of:=MAX([.$K71];[#REF!];[.$Q71];[#REF!];[.$W71];[#REF!];[.$AC71];[#REF!];[.$AI71];[#REF!];[.$AO71];[#REF!])" office:value-type="string" office:string-value="" calcext:value-type="error">
            <text:p>#REF!</text:p>
          </table:table-cell>
          <table:table-cell table:formula="of:=MAX([.$L71];[#REF!];[.$R71];[#REF!];[.$X71];[#REF!];[.$AD71];[#REF!];[.$AJ71];[#REF!];[.$AP71];[#REF!])" office:value-type="string" office:string-value="" calcext:value-type="error">
            <text:p>#REF!</text:p>
          </table:table-cell>
          <table:table-cell table:formula="of:=MAX([.$M71];[#REF!];[.$S71];[#REF!];[.$Y71];[#REF!];[.$AE71];[#REF!];[.$AK71];[#REF!];[.$AQ7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61-ricochetrobot-14-0.asp</text:p>
          </table:table-cell>
          <table:table-cell office:value-type="float" office:value="375.38" calcext:value-type="float">
            <text:p>375.38</text:p>
          </table:table-cell>
          <table:table-cell office:value-type="float" office:value="375.308" calcext:value-type="float">
            <text:p>375.308</text:p>
          </table:table-cell>
          <table:table-cell office:value-type="float" office:value="1315399" calcext:value-type="float">
            <text:p>1315399</text:p>
          </table:table-cell>
          <table:table-cell office:value-type="float" office:value="1050582" calcext:value-type="float">
            <text:p>10505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.98" calcext:value-type="float">
            <text:p>59.98</text:p>
          </table:table-cell>
          <table:table-cell office:value-type="float" office:value="59.287" calcext:value-type="float">
            <text:p>59.287</text:p>
          </table:table-cell>
          <table:table-cell office:value-type="float" office:value="294185" calcext:value-type="float">
            <text:p>294185</text:p>
          </table:table-cell>
          <table:table-cell office:value-type="float" office:value="179476" calcext:value-type="float">
            <text:p>1794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.69</text:p>
          </table:table-cell>
          <table:table-cell office:value-type="float" office:value="41.827" calcext:value-type="float">
            <text:p>41.827</text:p>
          </table:table-cell>
          <table:table-cell office:value-type="float" office:value="187901" calcext:value-type="float">
            <text:p>187901</text:p>
          </table:table-cell>
          <table:table-cell office:value-type="float" office:value="115213" calcext:value-type="float">
            <text:p>115213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68.1" calcext:value-type="float">
            <text:p>68.1</text:p>
          </table:table-cell>
          <table:table-cell office:value-type="float" office:value="67.151" calcext:value-type="float">
            <text:p>67.151</text:p>
          </table:table-cell>
          <table:table-cell office:value-type="float" office:value="275716" calcext:value-type="float">
            <text:p>275716</text:p>
          </table:table-cell>
          <table:table-cell office:value-type="float" office:value="177241" calcext:value-type="float">
            <text:p>177241</text:p>
          </table:table-cell>
          <table:table-cell office:value-type="float" office:value="98" calcext:value-type="float">
            <text:p>98</text:p>
          </table:table-cell>
          <table:table-cell office:value-type="float" office:value="1298" calcext:value-type="float">
            <text:p>1298</text:p>
          </table:table-cell>
          <table:table-cell office:value-type="float" office:value="81.53" calcext:value-type="float">
            <text:p>81.53</text:p>
          </table:table-cell>
          <table:table-cell office:value-type="float" office:value="81.01" calcext:value-type="float">
            <text:p>81.01</text:p>
          </table:table-cell>
          <table:table-cell office:value-type="float" office:value="347871" calcext:value-type="float">
            <text:p>347871</text:p>
          </table:table-cell>
          <table:table-cell office:value-type="float" office:value="223897" calcext:value-type="float">
            <text:p>223897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44.54" calcext:value-type="float">
            <text:p>44.54</text:p>
          </table:table-cell>
          <table:table-cell office:value-type="float" office:value="43.846" calcext:value-type="float">
            <text:p>43.846</text:p>
          </table:table-cell>
          <table:table-cell office:value-type="float" office:value="182592" calcext:value-type="float">
            <text:p>182592</text:p>
          </table:table-cell>
          <table:table-cell office:value-type="float" office:value="114651" calcext:value-type="float">
            <text:p>114651</text:p>
          </table:table-cell>
          <table:table-cell office:value-type="float" office:value="65" calcext:value-type="float">
            <text:p>65</text:p>
          </table:table-cell>
          <table:table-cell office:value-type="float" office:value="541" calcext:value-type="float">
            <text:p>541</text:p>
          </table:table-cell>
          <table:table-cell office:value-type="float" office:value="41.88" calcext:value-type="float">
            <text:p>41.88</text:p>
          </table:table-cell>
          <table:table-cell office:value-type="float" office:value="41.003" calcext:value-type="float">
            <text:p>41.003</text:p>
          </table:table-cell>
          <table:table-cell office:value-type="float" office:value="185907" calcext:value-type="float">
            <text:p>185907</text:p>
          </table:table-cell>
          <table:table-cell office:value-type="float" office:value="116067" calcext:value-type="float">
            <text:p>116067</text:p>
          </table:table-cell>
          <table:table-cell office:value-type="float" office:value="74" calcext:value-type="float">
            <text:p>74</text:p>
          </table:table-cell>
          <table:table-cell office:value-type="float" office:value="847" calcext:value-type="float">
            <text:p>847</text:p>
          </table:table-cell>
          <table:table-cell table:formula="of:=MIN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IN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IN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IN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IN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IN([.$M72];[#REF!];[.$S72];[#REF!];[.$Y72];[#REF!];[.$AE72];[#REF!];[.$AK72];[#REF!];[.$AQ72];[#REF!])" office:value-type="string" office:string-value="" calcext:value-type="error">
            <text:p>#REF!</text:p>
          </table:table-cell>
          <table:table-cell table:formula="of:=MEDIAN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EDIAN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EDIAN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EDIAN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EDIAN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EDIAN([.$M72];[#REF!];[.$S72];[#REF!];[.$Y72];[#REF!];[.$AE72];[#REF!];[.$AK72];[#REF!];[.$AQ72];[#REF!])" office:value-type="string" office:string-value="" calcext:value-type="error">
            <text:p>#REF!</text:p>
          </table:table-cell>
          <table:table-cell table:formula="of:=MAX([.$H72];[#REF!];[.$N72];[#REF!];[.$T72];[#REF!];[.$Z72];[#REF!];[.$AF72];[#REF!];[.$AL72];[#REF!])" office:value-type="string" office:string-value="" calcext:value-type="error">
            <text:p>#REF!</text:p>
          </table:table-cell>
          <table:table-cell table:formula="of:=MAX([.$I72];[#REF!];[.$O72];[#REF!];[.$U72];[#REF!];[.$AA72];[#REF!];[.$AG72];[#REF!];[.$AM72];[#REF!])" office:value-type="string" office:string-value="" calcext:value-type="error">
            <text:p>#REF!</text:p>
          </table:table-cell>
          <table:table-cell table:formula="of:=MAX([.$J72];[#REF!];[.$P72];[#REF!];[.$V72];[#REF!];[.$AB72];[#REF!];[.$AH72];[#REF!];[.$AN72];[#REF!])" office:value-type="string" office:string-value="" calcext:value-type="error">
            <text:p>#REF!</text:p>
          </table:table-cell>
          <table:table-cell table:formula="of:=MAX([.$K72];[#REF!];[.$Q72];[#REF!];[.$W72];[#REF!];[.$AC72];[#REF!];[.$AI72];[#REF!];[.$AO72];[#REF!])" office:value-type="string" office:string-value="" calcext:value-type="error">
            <text:p>#REF!</text:p>
          </table:table-cell>
          <table:table-cell table:formula="of:=MAX([.$L72];[#REF!];[.$R72];[#REF!];[.$X72];[#REF!];[.$AD72];[#REF!];[.$AJ72];[#REF!];[.$AP72];[#REF!])" office:value-type="string" office:string-value="" calcext:value-type="error">
            <text:p>#REF!</text:p>
          </table:table-cell>
          <table:table-cell table:formula="of:=MAX([.$M72];[#REF!];[.$S72];[#REF!];[.$Y72];[#REF!];[.$AE72];[#REF!];[.$AK72];[#REF!];[.$AQ7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62-ricochetrobot-2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16534" calcext:value-type="float">
            <text:p>2816534</text:p>
          </table:table-cell>
          <table:table-cell office:value-type="float" office:value="2275690" calcext:value-type="float">
            <text:p>227569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50784" calcext:value-type="float">
            <text:p>2550784</text:p>
          </table:table-cell>
          <table:table-cell office:value-type="float" office:value="1874801" calcext:value-type="float">
            <text:p>187480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5908" calcext:value-type="float">
            <text:p>2295908</text:p>
          </table:table-cell>
          <table:table-cell office:value-type="float" office:value="1715622" calcext:value-type="float">
            <text:p>171562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99252" calcext:value-type="float">
            <text:p>2499252</text:p>
          </table:table-cell>
          <table:table-cell office:value-type="float" office:value="1888900" calcext:value-type="float">
            <text:p>18889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42388" calcext:value-type="float">
            <text:p>2442388</text:p>
          </table:table-cell>
          <table:table-cell office:value-type="float" office:value="1833939" calcext:value-type="float">
            <text:p>183393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7576" calcext:value-type="float">
            <text:p>2427576</text:p>
          </table:table-cell>
          <table:table-cell office:value-type="float" office:value="1815183" calcext:value-type="float">
            <text:p>181518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9062" calcext:value-type="float">
            <text:p>2459062</text:p>
          </table:table-cell>
          <table:table-cell office:value-type="float" office:value="1843280" calcext:value-type="float">
            <text:p>184328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MIN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IN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IN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IN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IN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IN([.$M73];[#REF!];[.$S73];[#REF!];[.$Y73];[#REF!];[.$AE73];[#REF!];[.$AK73];[#REF!];[.$AQ73];[#REF!])" office:value-type="string" office:string-value="" calcext:value-type="error">
            <text:p>#REF!</text:p>
          </table:table-cell>
          <table:table-cell table:formula="of:=MEDIAN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EDIAN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EDIAN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EDIAN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EDIAN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EDIAN([.$M73];[#REF!];[.$S73];[#REF!];[.$Y73];[#REF!];[.$AE73];[#REF!];[.$AK73];[#REF!];[.$AQ73];[#REF!])" office:value-type="string" office:string-value="" calcext:value-type="error">
            <text:p>#REF!</text:p>
          </table:table-cell>
          <table:table-cell table:formula="of:=MAX([.$H73];[#REF!];[.$N73];[#REF!];[.$T73];[#REF!];[.$Z73];[#REF!];[.$AF73];[#REF!];[.$AL73];[#REF!])" office:value-type="string" office:string-value="" calcext:value-type="error">
            <text:p>#REF!</text:p>
          </table:table-cell>
          <table:table-cell table:formula="of:=MAX([.$I73];[#REF!];[.$O73];[#REF!];[.$U73];[#REF!];[.$AA73];[#REF!];[.$AG73];[#REF!];[.$AM73];[#REF!])" office:value-type="string" office:string-value="" calcext:value-type="error">
            <text:p>#REF!</text:p>
          </table:table-cell>
          <table:table-cell table:formula="of:=MAX([.$J73];[#REF!];[.$P73];[#REF!];[.$V73];[#REF!];[.$AB73];[#REF!];[.$AH73];[#REF!];[.$AN73];[#REF!])" office:value-type="string" office:string-value="" calcext:value-type="error">
            <text:p>#REF!</text:p>
          </table:table-cell>
          <table:table-cell table:formula="of:=MAX([.$K73];[#REF!];[.$Q73];[#REF!];[.$W73];[#REF!];[.$AC73];[#REF!];[.$AI73];[#REF!];[.$AO73];[#REF!])" office:value-type="string" office:string-value="" calcext:value-type="error">
            <text:p>#REF!</text:p>
          </table:table-cell>
          <table:table-cell table:formula="of:=MAX([.$L73];[#REF!];[.$R73];[#REF!];[.$X73];[#REF!];[.$AD73];[#REF!];[.$AJ73];[#REF!];[.$AP73];[#REF!])" office:value-type="string" office:string-value="" calcext:value-type="error">
            <text:p>#REF!</text:p>
          </table:table-cell>
          <table:table-cell table:formula="of:=MAX([.$M73];[#REF!];[.$S73];[#REF!];[.$Y73];[#REF!];[.$AE73];[#REF!];[.$AK73];[#REF!];[.$AQ7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74-ricochetrobot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75556" calcext:value-type="float">
            <text:p>2875556</text:p>
          </table:table-cell>
          <table:table-cell office:value-type="float" office:value="2340367" calcext:value-type="float">
            <text:p>23403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6065" calcext:value-type="float">
            <text:p>2666065</text:p>
          </table:table-cell>
          <table:table-cell office:value-type="float" office:value="1955752" calcext:value-type="float">
            <text:p>19557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3134" calcext:value-type="float">
            <text:p>2433134</text:p>
          </table:table-cell>
          <table:table-cell office:value-type="float" office:value="1821166" calcext:value-type="float">
            <text:p>182116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9016" calcext:value-type="float">
            <text:p>2489016</text:p>
          </table:table-cell>
          <table:table-cell office:value-type="float" office:value="1871569" calcext:value-type="float">
            <text:p>187156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95440" calcext:value-type="float">
            <text:p>2595440</text:p>
          </table:table-cell>
          <table:table-cell office:value-type="float" office:value="1922995" calcext:value-type="float">
            <text:p>192299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63726" calcext:value-type="float">
            <text:p>2563726</text:p>
          </table:table-cell>
          <table:table-cell office:value-type="float" office:value="1921285" calcext:value-type="float">
            <text:p>192128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0232" calcext:value-type="float">
            <text:p>2570232</text:p>
          </table:table-cell>
          <table:table-cell office:value-type="float" office:value="1924024" calcext:value-type="float">
            <text:p>19240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MIN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IN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IN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IN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IN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IN([.$M74];[#REF!];[.$S74];[#REF!];[.$Y74];[#REF!];[.$AE74];[#REF!];[.$AK74];[#REF!];[.$AQ74];[#REF!])" office:value-type="string" office:string-value="" calcext:value-type="error">
            <text:p>#REF!</text:p>
          </table:table-cell>
          <table:table-cell table:formula="of:=MEDIAN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EDIAN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EDIAN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EDIAN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EDIAN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EDIAN([.$M74];[#REF!];[.$S74];[#REF!];[.$Y74];[#REF!];[.$AE74];[#REF!];[.$AK74];[#REF!];[.$AQ74];[#REF!])" office:value-type="string" office:string-value="" calcext:value-type="error">
            <text:p>#REF!</text:p>
          </table:table-cell>
          <table:table-cell table:formula="of:=MAX([.$H74];[#REF!];[.$N74];[#REF!];[.$T74];[#REF!];[.$Z74];[#REF!];[.$AF74];[#REF!];[.$AL74];[#REF!])" office:value-type="string" office:string-value="" calcext:value-type="error">
            <text:p>#REF!</text:p>
          </table:table-cell>
          <table:table-cell table:formula="of:=MAX([.$I74];[#REF!];[.$O74];[#REF!];[.$U74];[#REF!];[.$AA74];[#REF!];[.$AG74];[#REF!];[.$AM74];[#REF!])" office:value-type="string" office:string-value="" calcext:value-type="error">
            <text:p>#REF!</text:p>
          </table:table-cell>
          <table:table-cell table:formula="of:=MAX([.$J74];[#REF!];[.$P74];[#REF!];[.$V74];[#REF!];[.$AB74];[#REF!];[.$AH74];[#REF!];[.$AN74];[#REF!])" office:value-type="string" office:string-value="" calcext:value-type="error">
            <text:p>#REF!</text:p>
          </table:table-cell>
          <table:table-cell table:formula="of:=MAX([.$K74];[#REF!];[.$Q74];[#REF!];[.$W74];[#REF!];[.$AC74];[#REF!];[.$AI74];[#REF!];[.$AO74];[#REF!])" office:value-type="string" office:string-value="" calcext:value-type="error">
            <text:p>#REF!</text:p>
          </table:table-cell>
          <table:table-cell table:formula="of:=MAX([.$L74];[#REF!];[.$R74];[#REF!];[.$X74];[#REF!];[.$AD74];[#REF!];[.$AJ74];[#REF!];[.$AP74];[#REF!])" office:value-type="string" office:string-value="" calcext:value-type="error">
            <text:p>#REF!</text:p>
          </table:table-cell>
          <table:table-cell table:formula="of:=MAX([.$M74];[#REF!];[.$S74];[#REF!];[.$Y74];[#REF!];[.$AE74];[#REF!];[.$AK74];[#REF!];[.$AQ7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78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49617" calcext:value-type="float">
            <text:p>2749617</text:p>
          </table:table-cell>
          <table:table-cell office:value-type="float" office:value="2242227" calcext:value-type="float">
            <text:p>224222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6692" calcext:value-type="float">
            <text:p>2576692</text:p>
          </table:table-cell>
          <table:table-cell office:value-type="float" office:value="1882722" calcext:value-type="float">
            <text:p>188272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7370" calcext:value-type="float">
            <text:p>2277370</text:p>
          </table:table-cell>
          <table:table-cell office:value-type="float" office:value="1695670" calcext:value-type="float">
            <text:p>169567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2677" calcext:value-type="float">
            <text:p>2522677</text:p>
          </table:table-cell>
          <table:table-cell office:value-type="float" office:value="1894997" calcext:value-type="float">
            <text:p>189499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7715" calcext:value-type="float">
            <text:p>2467715</text:p>
          </table:table-cell>
          <table:table-cell office:value-type="float" office:value="1828629" calcext:value-type="float">
            <text:p>182862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7591" calcext:value-type="float">
            <text:p>2507591</text:p>
          </table:table-cell>
          <table:table-cell office:value-type="float" office:value="1868298" calcext:value-type="float">
            <text:p>186829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06971" calcext:value-type="float">
            <text:p>2306971</text:p>
          </table:table-cell>
          <table:table-cell office:value-type="float" office:value="1728722" calcext:value-type="float">
            <text:p>17287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MIN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IN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IN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IN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IN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IN([.$M75];[#REF!];[.$S75];[#REF!];[.$Y75];[#REF!];[.$AE75];[#REF!];[.$AK75];[#REF!];[.$AQ75];[#REF!])" office:value-type="string" office:string-value="" calcext:value-type="error">
            <text:p>#REF!</text:p>
          </table:table-cell>
          <table:table-cell table:formula="of:=MEDIAN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EDIAN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EDIAN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EDIAN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EDIAN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EDIAN([.$M75];[#REF!];[.$S75];[#REF!];[.$Y75];[#REF!];[.$AE75];[#REF!];[.$AK75];[#REF!];[.$AQ75];[#REF!])" office:value-type="string" office:string-value="" calcext:value-type="error">
            <text:p>#REF!</text:p>
          </table:table-cell>
          <table:table-cell table:formula="of:=MAX([.$H75];[#REF!];[.$N75];[#REF!];[.$T75];[#REF!];[.$Z75];[#REF!];[.$AF75];[#REF!];[.$AL75];[#REF!])" office:value-type="string" office:string-value="" calcext:value-type="error">
            <text:p>#REF!</text:p>
          </table:table-cell>
          <table:table-cell table:formula="of:=MAX([.$I75];[#REF!];[.$O75];[#REF!];[.$U75];[#REF!];[.$AA75];[#REF!];[.$AG75];[#REF!];[.$AM75];[#REF!])" office:value-type="string" office:string-value="" calcext:value-type="error">
            <text:p>#REF!</text:p>
          </table:table-cell>
          <table:table-cell table:formula="of:=MAX([.$J75];[#REF!];[.$P75];[#REF!];[.$V75];[#REF!];[.$AB75];[#REF!];[.$AH75];[#REF!];[.$AN75];[#REF!])" office:value-type="string" office:string-value="" calcext:value-type="error">
            <text:p>#REF!</text:p>
          </table:table-cell>
          <table:table-cell table:formula="of:=MAX([.$K75];[#REF!];[.$Q75];[#REF!];[.$W75];[#REF!];[.$AC75];[#REF!];[.$AI75];[#REF!];[.$AO75];[#REF!])" office:value-type="string" office:string-value="" calcext:value-type="error">
            <text:p>#REF!</text:p>
          </table:table-cell>
          <table:table-cell table:formula="of:=MAX([.$L75];[#REF!];[.$R75];[#REF!];[.$X75];[#REF!];[.$AD75];[#REF!];[.$AJ75];[#REF!];[.$AP75];[#REF!])" office:value-type="string" office:string-value="" calcext:value-type="error">
            <text:p>#REF!</text:p>
          </table:table-cell>
          <table:table-cell table:formula="of:=MAX([.$M75];[#REF!];[.$S75];[#REF!];[.$Y75];[#REF!];[.$AE75];[#REF!];[.$AK75];[#REF!];[.$AQ7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84-ricochetrobot-1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7725" calcext:value-type="float">
            <text:p>2737725</text:p>
          </table:table-cell>
          <table:table-cell office:value-type="float" office:value="2192653" calcext:value-type="float">
            <text:p>21926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8.72" calcext:value-type="float">
            <text:p>188.72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708777" calcext:value-type="float">
            <text:p>708777</text:p>
          </table:table-cell>
          <table:table-cell office:value-type="float" office:value="473987" calcext:value-type="float">
            <text:p>47398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4.77" calcext:value-type="float">
            <text:p>244.77</text:p>
          </table:table-cell>
          <table:table-cell office:value-type="float" office:value="243.954" calcext:value-type="float">
            <text:p>243.954</text:p>
          </table:table-cell>
          <table:table-cell office:value-type="float" office:value="834998" calcext:value-type="float">
            <text:p>834998</text:p>
          </table:table-cell>
          <table:table-cell office:value-type="float" office:value="583581" calcext:value-type="float">
            <text:p>58358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179.81" calcext:value-type="float">
            <text:p>179.81</text:p>
          </table:table-cell>
          <table:table-cell office:value-type="float" office:value="178.963" calcext:value-type="float">
            <text:p>178.963</text:p>
          </table:table-cell>
          <table:table-cell office:value-type="float" office:value="652190" calcext:value-type="float">
            <text:p>652190</text:p>
          </table:table-cell>
          <table:table-cell office:value-type="float" office:value="443825" calcext:value-type="float">
            <text:p>443825</text:p>
          </table:table-cell>
          <table:table-cell office:value-type="float" office:value="110" calcext:value-type="float">
            <text:p>110</text:p>
          </table:table-cell>
          <table:table-cell office:value-type="float" office:value="1183" calcext:value-type="float">
            <text:p>1183</text:p>
          </table:table-cell>
          <table:table-cell office:value-type="float" office:value="199.14" calcext:value-type="float">
            <text:p>199.14</text:p>
          </table:table-cell>
          <table:table-cell office:value-type="float" office:value="198.533" calcext:value-type="float">
            <text:p>198.533</text:p>
          </table:table-cell>
          <table:table-cell office:value-type="float" office:value="681888" calcext:value-type="float">
            <text:p>681888</text:p>
          </table:table-cell>
          <table:table-cell office:value-type="float" office:value="459920" calcext:value-type="float">
            <text:p>459920</text:p>
          </table:table-cell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office:value-type="float" office:value="167.45" calcext:value-type="float">
            <text:p>167.45</text:p>
          </table:table-cell>
          <table:table-cell office:value-type="float" office:value="166.779" calcext:value-type="float">
            <text:p>166.779</text:p>
          </table:table-cell>
          <table:table-cell office:value-type="float" office:value="615163" calcext:value-type="float">
            <text:p>615163</text:p>
          </table:table-cell>
          <table:table-cell office:value-type="float" office:value="414757" calcext:value-type="float">
            <text:p>414757</text:p>
          </table:table-cell>
          <table:table-cell office:value-type="float" office:value="80" calcext:value-type="float">
            <text:p>80</text:p>
          </table:table-cell>
          <table:table-cell office:value-type="float" office:value="484" calcext:value-type="float">
            <text:p>484</text:p>
          </table:table-cell>
          <table:table-cell office:value-type="float" office:value="259.62" calcext:value-type="float">
            <text:p>259.62</text:p>
          </table:table-cell>
          <table:table-cell office:value-type="float" office:value="258.788" calcext:value-type="float">
            <text:p>258.788</text:p>
          </table:table-cell>
          <table:table-cell office:value-type="float" office:value="900151" calcext:value-type="float">
            <text:p>900151</text:p>
          </table:table-cell>
          <table:table-cell office:value-type="float" office:value="629611" calcext:value-type="float">
            <text:p>629611</text:p>
          </table:table-cell>
          <table:table-cell office:value-type="float" office:value="105" calcext:value-type="float">
            <text:p>105</text:p>
          </table:table-cell>
          <table:table-cell office:value-type="float" office:value="800" calcext:value-type="float">
            <text:p>800</text:p>
          </table:table-cell>
          <table:table-cell table:formula="of:=MIN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IN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IN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IN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IN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IN([.$M76];[#REF!];[.$S76];[#REF!];[.$Y76];[#REF!];[.$AE76];[#REF!];[.$AK76];[#REF!];[.$AQ76];[#REF!])" office:value-type="string" office:string-value="" calcext:value-type="error">
            <text:p>#REF!</text:p>
          </table:table-cell>
          <table:table-cell table:formula="of:=MEDIAN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EDIAN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EDIAN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EDIAN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EDIAN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EDIAN([.$M76];[#REF!];[.$S76];[#REF!];[.$Y76];[#REF!];[.$AE76];[#REF!];[.$AK76];[#REF!];[.$AQ76];[#REF!])" office:value-type="string" office:string-value="" calcext:value-type="error">
            <text:p>#REF!</text:p>
          </table:table-cell>
          <table:table-cell table:formula="of:=MAX([.$H76];[#REF!];[.$N76];[#REF!];[.$T76];[#REF!];[.$Z76];[#REF!];[.$AF76];[#REF!];[.$AL76];[#REF!])" office:value-type="string" office:string-value="" calcext:value-type="error">
            <text:p>#REF!</text:p>
          </table:table-cell>
          <table:table-cell table:formula="of:=MAX([.$I76];[#REF!];[.$O76];[#REF!];[.$U76];[#REF!];[.$AA76];[#REF!];[.$AG76];[#REF!];[.$AM76];[#REF!])" office:value-type="string" office:string-value="" calcext:value-type="error">
            <text:p>#REF!</text:p>
          </table:table-cell>
          <table:table-cell table:formula="of:=MAX([.$J76];[#REF!];[.$P76];[#REF!];[.$V76];[#REF!];[.$AB76];[#REF!];[.$AH76];[#REF!];[.$AN76];[#REF!])" office:value-type="string" office:string-value="" calcext:value-type="error">
            <text:p>#REF!</text:p>
          </table:table-cell>
          <table:table-cell table:formula="of:=MAX([.$K76];[#REF!];[.$Q76];[#REF!];[.$W76];[#REF!];[.$AC76];[#REF!];[.$AI76];[#REF!];[.$AO76];[#REF!])" office:value-type="string" office:string-value="" calcext:value-type="error">
            <text:p>#REF!</text:p>
          </table:table-cell>
          <table:table-cell table:formula="of:=MAX([.$L76];[#REF!];[.$R76];[#REF!];[.$X76];[#REF!];[.$AD76];[#REF!];[.$AJ76];[#REF!];[.$AP76];[#REF!])" office:value-type="string" office:string-value="" calcext:value-type="error">
            <text:p>#REF!</text:p>
          </table:table-cell>
          <table:table-cell table:formula="of:=MAX([.$M76];[#REF!];[.$S76];[#REF!];[.$Y76];[#REF!];[.$AE76];[#REF!];[.$AK76];[#REF!];[.$AQ7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097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52718" calcext:value-type="float">
            <text:p>2852718</text:p>
          </table:table-cell>
          <table:table-cell office:value-type="float" office:value="2285882" calcext:value-type="float">
            <text:p>228588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5655" calcext:value-type="float">
            <text:p>2535655</text:p>
          </table:table-cell>
          <table:table-cell office:value-type="float" office:value="1838340" calcext:value-type="float">
            <text:p>183834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77099" calcext:value-type="float">
            <text:p>2377099</text:p>
          </table:table-cell>
          <table:table-cell office:value-type="float" office:value="1766985" calcext:value-type="float">
            <text:p>176698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59965" calcext:value-type="float">
            <text:p>2359965</text:p>
          </table:table-cell>
          <table:table-cell office:value-type="float" office:value="1768502" calcext:value-type="float">
            <text:p>176850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47166" calcext:value-type="float">
            <text:p>2347166</text:p>
          </table:table-cell>
          <table:table-cell office:value-type="float" office:value="1735196" calcext:value-type="float">
            <text:p>173519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7160" calcext:value-type="float">
            <text:p>2387160</text:p>
          </table:table-cell>
          <table:table-cell office:value-type="float" office:value="1759024" calcext:value-type="float">
            <text:p>175902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2977" calcext:value-type="float">
            <text:p>2292977</text:p>
          </table:table-cell>
          <table:table-cell office:value-type="float" office:value="1705236" calcext:value-type="float">
            <text:p>170523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MIN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IN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IN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IN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IN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IN([.$M77];[#REF!];[.$S77];[#REF!];[.$Y77];[#REF!];[.$AE77];[#REF!];[.$AK77];[#REF!];[.$AQ77];[#REF!])" office:value-type="string" office:string-value="" calcext:value-type="error">
            <text:p>#REF!</text:p>
          </table:table-cell>
          <table:table-cell table:formula="of:=MEDIAN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EDIAN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EDIAN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EDIAN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EDIAN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EDIAN([.$M77];[#REF!];[.$S77];[#REF!];[.$Y77];[#REF!];[.$AE77];[#REF!];[.$AK77];[#REF!];[.$AQ77];[#REF!])" office:value-type="string" office:string-value="" calcext:value-type="error">
            <text:p>#REF!</text:p>
          </table:table-cell>
          <table:table-cell table:formula="of:=MAX([.$H77];[#REF!];[.$N77];[#REF!];[.$T77];[#REF!];[.$Z77];[#REF!];[.$AF77];[#REF!];[.$AL77];[#REF!])" office:value-type="string" office:string-value="" calcext:value-type="error">
            <text:p>#REF!</text:p>
          </table:table-cell>
          <table:table-cell table:formula="of:=MAX([.$I77];[#REF!];[.$O77];[#REF!];[.$U77];[#REF!];[.$AA77];[#REF!];[.$AG77];[#REF!];[.$AM77];[#REF!])" office:value-type="string" office:string-value="" calcext:value-type="error">
            <text:p>#REF!</text:p>
          </table:table-cell>
          <table:table-cell table:formula="of:=MAX([.$J77];[#REF!];[.$P77];[#REF!];[.$V77];[#REF!];[.$AB77];[#REF!];[.$AH77];[#REF!];[.$AN77];[#REF!])" office:value-type="string" office:string-value="" calcext:value-type="error">
            <text:p>#REF!</text:p>
          </table:table-cell>
          <table:table-cell table:formula="of:=MAX([.$K77];[#REF!];[.$Q77];[#REF!];[.$W77];[#REF!];[.$AC77];[#REF!];[.$AI77];[#REF!];[.$AO77];[#REF!])" office:value-type="string" office:string-value="" calcext:value-type="error">
            <text:p>#REF!</text:p>
          </table:table-cell>
          <table:table-cell table:formula="of:=MAX([.$L77];[#REF!];[.$R77];[#REF!];[.$X77];[#REF!];[.$AD77];[#REF!];[.$AJ77];[#REF!];[.$AP77];[#REF!])" office:value-type="string" office:string-value="" calcext:value-type="error">
            <text:p>#REF!</text:p>
          </table:table-cell>
          <table:table-cell table:formula="of:=MAX([.$M77];[#REF!];[.$S77];[#REF!];[.$Y77];[#REF!];[.$AE77];[#REF!];[.$AK77];[#REF!];[.$AQ7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105-ricochetrobot-19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7343" calcext:value-type="float">
            <text:p>2787343</text:p>
          </table:table-cell>
          <table:table-cell office:value-type="float" office:value="2253552" calcext:value-type="float">
            <text:p>225355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2901" calcext:value-type="float">
            <text:p>2662901</text:p>
          </table:table-cell>
          <table:table-cell office:value-type="float" office:value="1933464" calcext:value-type="float">
            <text:p>193346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5940" calcext:value-type="float">
            <text:p>2455940</text:p>
          </table:table-cell>
          <table:table-cell office:value-type="float" office:value="1833179" calcext:value-type="float">
            <text:p>183317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36135" calcext:value-type="float">
            <text:p>2236135</text:p>
          </table:table-cell>
          <table:table-cell office:value-type="float" office:value="1658640" calcext:value-type="float">
            <text:p>165864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6184" calcext:value-type="float">
            <text:p>2506184</text:p>
          </table:table-cell>
          <table:table-cell office:value-type="float" office:value="1850995" calcext:value-type="float">
            <text:p>18509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6508" calcext:value-type="float">
            <text:p>2486508</text:p>
          </table:table-cell>
          <table:table-cell office:value-type="float" office:value="1838112" calcext:value-type="float">
            <text:p>183811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4319" calcext:value-type="float">
            <text:p>2294319</text:p>
          </table:table-cell>
          <table:table-cell office:value-type="float" office:value="1719774" calcext:value-type="float">
            <text:p>171977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MIN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IN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IN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IN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IN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IN([.$M78];[#REF!];[.$S78];[#REF!];[.$Y78];[#REF!];[.$AE78];[#REF!];[.$AK78];[#REF!];[.$AQ78];[#REF!])" office:value-type="string" office:string-value="" calcext:value-type="error">
            <text:p>#REF!</text:p>
          </table:table-cell>
          <table:table-cell table:formula="of:=MEDIAN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EDIAN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EDIAN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EDIAN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EDIAN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EDIAN([.$M78];[#REF!];[.$S78];[#REF!];[.$Y78];[#REF!];[.$AE78];[#REF!];[.$AK78];[#REF!];[.$AQ78];[#REF!])" office:value-type="string" office:string-value="" calcext:value-type="error">
            <text:p>#REF!</text:p>
          </table:table-cell>
          <table:table-cell table:formula="of:=MAX([.$H78];[#REF!];[.$N78];[#REF!];[.$T78];[#REF!];[.$Z78];[#REF!];[.$AF78];[#REF!];[.$AL78];[#REF!])" office:value-type="string" office:string-value="" calcext:value-type="error">
            <text:p>#REF!</text:p>
          </table:table-cell>
          <table:table-cell table:formula="of:=MAX([.$I78];[#REF!];[.$O78];[#REF!];[.$U78];[#REF!];[.$AA78];[#REF!];[.$AG78];[#REF!];[.$AM78];[#REF!])" office:value-type="string" office:string-value="" calcext:value-type="error">
            <text:p>#REF!</text:p>
          </table:table-cell>
          <table:table-cell table:formula="of:=MAX([.$J78];[#REF!];[.$P78];[#REF!];[.$V78];[#REF!];[.$AB78];[#REF!];[.$AH78];[#REF!];[.$AN78];[#REF!])" office:value-type="string" office:string-value="" calcext:value-type="error">
            <text:p>#REF!</text:p>
          </table:table-cell>
          <table:table-cell table:formula="of:=MAX([.$K78];[#REF!];[.$Q78];[#REF!];[.$W78];[#REF!];[.$AC78];[#REF!];[.$AI78];[#REF!];[.$AO78];[#REF!])" office:value-type="string" office:string-value="" calcext:value-type="error">
            <text:p>#REF!</text:p>
          </table:table-cell>
          <table:table-cell table:formula="of:=MAX([.$L78];[#REF!];[.$R78];[#REF!];[.$X78];[#REF!];[.$AD78];[#REF!];[.$AJ78];[#REF!];[.$AP78];[#REF!])" office:value-type="string" office:string-value="" calcext:value-type="error">
            <text:p>#REF!</text:p>
          </table:table-cell>
          <table:table-cell table:formula="of:=MAX([.$M78];[#REF!];[.$S78];[#REF!];[.$Y78];[#REF!];[.$AE78];[#REF!];[.$AK78];[#REF!];[.$AQ7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120-ricochetrobot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37720" calcext:value-type="float">
            <text:p>3037720</text:p>
          </table:table-cell>
          <table:table-cell office:value-type="float" office:value="2493859" calcext:value-type="float">
            <text:p>249385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2859" calcext:value-type="float">
            <text:p>2662859</text:p>
          </table:table-cell>
          <table:table-cell office:value-type="float" office:value="1953421" calcext:value-type="float">
            <text:p>195342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4000" calcext:value-type="float">
            <text:p>2514000</text:p>
          </table:table-cell>
          <table:table-cell office:value-type="float" office:value="1890501" calcext:value-type="float">
            <text:p>18905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45496" calcext:value-type="float">
            <text:p>2245496</text:p>
          </table:table-cell>
          <table:table-cell office:value-type="float" office:value="1675627" calcext:value-type="float">
            <text:p>167562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2449" calcext:value-type="float">
            <text:p>2542449</text:p>
          </table:table-cell>
          <table:table-cell office:value-type="float" office:value="1880912" calcext:value-type="float">
            <text:p>188091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8206" calcext:value-type="float">
            <text:p>2478206</text:p>
          </table:table-cell>
          <table:table-cell office:value-type="float" office:value="1839102" calcext:value-type="float">
            <text:p>183910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172" calcext:value-type="float">
            <text:p>2465172</text:p>
          </table:table-cell>
          <table:table-cell office:value-type="float" office:value="1857564" calcext:value-type="float">
            <text:p>185756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MIN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IN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IN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IN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IN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IN([.$M79];[#REF!];[.$S79];[#REF!];[.$Y79];[#REF!];[.$AE79];[#REF!];[.$AK79];[#REF!];[.$AQ79];[#REF!])" office:value-type="string" office:string-value="" calcext:value-type="error">
            <text:p>#REF!</text:p>
          </table:table-cell>
          <table:table-cell table:formula="of:=MEDIAN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EDIAN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EDIAN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EDIAN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EDIAN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EDIAN([.$M79];[#REF!];[.$S79];[#REF!];[.$Y79];[#REF!];[.$AE79];[#REF!];[.$AK79];[#REF!];[.$AQ79];[#REF!])" office:value-type="string" office:string-value="" calcext:value-type="error">
            <text:p>#REF!</text:p>
          </table:table-cell>
          <table:table-cell table:formula="of:=MAX([.$H79];[#REF!];[.$N79];[#REF!];[.$T79];[#REF!];[.$Z79];[#REF!];[.$AF79];[#REF!];[.$AL79];[#REF!])" office:value-type="string" office:string-value="" calcext:value-type="error">
            <text:p>#REF!</text:p>
          </table:table-cell>
          <table:table-cell table:formula="of:=MAX([.$I79];[#REF!];[.$O79];[#REF!];[.$U79];[#REF!];[.$AA79];[#REF!];[.$AG79];[#REF!];[.$AM79];[#REF!])" office:value-type="string" office:string-value="" calcext:value-type="error">
            <text:p>#REF!</text:p>
          </table:table-cell>
          <table:table-cell table:formula="of:=MAX([.$J79];[#REF!];[.$P79];[#REF!];[.$V79];[#REF!];[.$AB79];[#REF!];[.$AH79];[#REF!];[.$AN79];[#REF!])" office:value-type="string" office:string-value="" calcext:value-type="error">
            <text:p>#REF!</text:p>
          </table:table-cell>
          <table:table-cell table:formula="of:=MAX([.$K79];[#REF!];[.$Q79];[#REF!];[.$W79];[#REF!];[.$AC79];[#REF!];[.$AI79];[#REF!];[.$AO79];[#REF!])" office:value-type="string" office:string-value="" calcext:value-type="error">
            <text:p>#REF!</text:p>
          </table:table-cell>
          <table:table-cell table:formula="of:=MAX([.$L79];[#REF!];[.$R79];[#REF!];[.$X79];[#REF!];[.$AD79];[#REF!];[.$AJ79];[#REF!];[.$AP79];[#REF!])" office:value-type="string" office:string-value="" calcext:value-type="error">
            <text:p>#REF!</text:p>
          </table:table-cell>
          <table:table-cell table:formula="of:=MAX([.$M79];[#REF!];[.$S79];[#REF!];[.$Y79];[#REF!];[.$AE79];[#REF!];[.$AK79];[#REF!];[.$AQ7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188-ricochetrobot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89368" calcext:value-type="float">
            <text:p>2689368</text:p>
          </table:table-cell>
          <table:table-cell office:value-type="float" office:value="2201453" calcext:value-type="float">
            <text:p>22014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20960" calcext:value-type="float">
            <text:p>2620960</text:p>
          </table:table-cell>
          <table:table-cell office:value-type="float" office:value="1930767" calcext:value-type="float">
            <text:p>193076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3180" calcext:value-type="float">
            <text:p>2383180</text:p>
          </table:table-cell>
          <table:table-cell office:value-type="float" office:value="1777186" calcext:value-type="float">
            <text:p>177718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1286" calcext:value-type="float">
            <text:p>2501286</text:p>
          </table:table-cell>
          <table:table-cell office:value-type="float" office:value="1867756" calcext:value-type="float">
            <text:p>186775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3589" calcext:value-type="float">
            <text:p>2523589</text:p>
          </table:table-cell>
          <table:table-cell office:value-type="float" office:value="1885222" calcext:value-type="float">
            <text:p>188522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5757" calcext:value-type="float">
            <text:p>2535757</text:p>
          </table:table-cell>
          <table:table-cell office:value-type="float" office:value="1902581" calcext:value-type="float">
            <text:p>190258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086" calcext:value-type="float">
            <text:p>2465086</text:p>
          </table:table-cell>
          <table:table-cell office:value-type="float" office:value="1846682" calcext:value-type="float">
            <text:p>184668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MIN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IN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IN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IN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IN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IN([.$M80];[#REF!];[.$S80];[#REF!];[.$Y80];[#REF!];[.$AE80];[#REF!];[.$AK80];[#REF!];[.$AQ80];[#REF!])" office:value-type="string" office:string-value="" calcext:value-type="error">
            <text:p>#REF!</text:p>
          </table:table-cell>
          <table:table-cell table:formula="of:=MEDIAN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EDIAN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EDIAN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EDIAN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EDIAN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EDIAN([.$M80];[#REF!];[.$S80];[#REF!];[.$Y80];[#REF!];[.$AE80];[#REF!];[.$AK80];[#REF!];[.$AQ80];[#REF!])" office:value-type="string" office:string-value="" calcext:value-type="error">
            <text:p>#REF!</text:p>
          </table:table-cell>
          <table:table-cell table:formula="of:=MAX([.$H80];[#REF!];[.$N80];[#REF!];[.$T80];[#REF!];[.$Z80];[#REF!];[.$AF80];[#REF!];[.$AL80];[#REF!])" office:value-type="string" office:string-value="" calcext:value-type="error">
            <text:p>#REF!</text:p>
          </table:table-cell>
          <table:table-cell table:formula="of:=MAX([.$I80];[#REF!];[.$O80];[#REF!];[.$U80];[#REF!];[.$AA80];[#REF!];[.$AG80];[#REF!];[.$AM80];[#REF!])" office:value-type="string" office:string-value="" calcext:value-type="error">
            <text:p>#REF!</text:p>
          </table:table-cell>
          <table:table-cell table:formula="of:=MAX([.$J80];[#REF!];[.$P80];[#REF!];[.$V80];[#REF!];[.$AB80];[#REF!];[.$AH80];[#REF!];[.$AN80];[#REF!])" office:value-type="string" office:string-value="" calcext:value-type="error">
            <text:p>#REF!</text:p>
          </table:table-cell>
          <table:table-cell table:formula="of:=MAX([.$K80];[#REF!];[.$Q80];[#REF!];[.$W80];[#REF!];[.$AC80];[#REF!];[.$AI80];[#REF!];[.$AO80];[#REF!])" office:value-type="string" office:string-value="" calcext:value-type="error">
            <text:p>#REF!</text:p>
          </table:table-cell>
          <table:table-cell table:formula="of:=MAX([.$L80];[#REF!];[.$R80];[#REF!];[.$X80];[#REF!];[.$AD80];[#REF!];[.$AJ80];[#REF!];[.$AP80];[#REF!])" office:value-type="string" office:string-value="" calcext:value-type="error">
            <text:p>#REF!</text:p>
          </table:table-cell>
          <table:table-cell table:formula="of:=MAX([.$M80];[#REF!];[.$S80];[#REF!];[.$Y80];[#REF!];[.$AE80];[#REF!];[.$AK80];[#REF!];[.$AQ8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214-ricochetrobot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45746" calcext:value-type="float">
            <text:p>2845746</text:p>
          </table:table-cell>
          <table:table-cell office:value-type="float" office:value="2310607" calcext:value-type="float">
            <text:p>23106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1129" calcext:value-type="float">
            <text:p>2571129</text:p>
          </table:table-cell>
          <table:table-cell office:value-type="float" office:value="1868702" calcext:value-type="float">
            <text:p>186870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18829" calcext:value-type="float">
            <text:p>2418829</text:p>
          </table:table-cell>
          <table:table-cell office:value-type="float" office:value="1809712" calcext:value-type="float">
            <text:p>180971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4184" calcext:value-type="float">
            <text:p>2474184</text:p>
          </table:table-cell>
          <table:table-cell office:value-type="float" office:value="1843578" calcext:value-type="float">
            <text:p>184357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5141" calcext:value-type="float">
            <text:p>2505141</text:p>
          </table:table-cell>
          <table:table-cell office:value-type="float" office:value="1874238" calcext:value-type="float">
            <text:p>18742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0520" calcext:value-type="float">
            <text:p>2500520</text:p>
          </table:table-cell>
          <table:table-cell office:value-type="float" office:value="1855629" calcext:value-type="float">
            <text:p>185562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3210" calcext:value-type="float">
            <text:p>2513210</text:p>
          </table:table-cell>
          <table:table-cell office:value-type="float" office:value="1871360" calcext:value-type="float">
            <text:p>187136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MIN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IN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IN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IN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IN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IN([.$M81];[#REF!];[.$S81];[#REF!];[.$Y81];[#REF!];[.$AE81];[#REF!];[.$AK81];[#REF!];[.$AQ81];[#REF!])" office:value-type="string" office:string-value="" calcext:value-type="error">
            <text:p>#REF!</text:p>
          </table:table-cell>
          <table:table-cell table:formula="of:=MEDIAN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EDIAN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EDIAN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EDIAN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EDIAN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EDIAN([.$M81];[#REF!];[.$S81];[#REF!];[.$Y81];[#REF!];[.$AE81];[#REF!];[.$AK81];[#REF!];[.$AQ81];[#REF!])" office:value-type="string" office:string-value="" calcext:value-type="error">
            <text:p>#REF!</text:p>
          </table:table-cell>
          <table:table-cell table:formula="of:=MAX([.$H81];[#REF!];[.$N81];[#REF!];[.$T81];[#REF!];[.$Z81];[#REF!];[.$AF81];[#REF!];[.$AL81];[#REF!])" office:value-type="string" office:string-value="" calcext:value-type="error">
            <text:p>#REF!</text:p>
          </table:table-cell>
          <table:table-cell table:formula="of:=MAX([.$I81];[#REF!];[.$O81];[#REF!];[.$U81];[#REF!];[.$AA81];[#REF!];[.$AG81];[#REF!];[.$AM81];[#REF!])" office:value-type="string" office:string-value="" calcext:value-type="error">
            <text:p>#REF!</text:p>
          </table:table-cell>
          <table:table-cell table:formula="of:=MAX([.$J81];[#REF!];[.$P81];[#REF!];[.$V81];[#REF!];[.$AB81];[#REF!];[.$AH81];[#REF!];[.$AN81];[#REF!])" office:value-type="string" office:string-value="" calcext:value-type="error">
            <text:p>#REF!</text:p>
          </table:table-cell>
          <table:table-cell table:formula="of:=MAX([.$K81];[#REF!];[.$Q81];[#REF!];[.$W81];[#REF!];[.$AC81];[#REF!];[.$AI81];[#REF!];[.$AO81];[#REF!])" office:value-type="string" office:string-value="" calcext:value-type="error">
            <text:p>#REF!</text:p>
          </table:table-cell>
          <table:table-cell table:formula="of:=MAX([.$L81];[#REF!];[.$R81];[#REF!];[.$X81];[#REF!];[.$AD81];[#REF!];[.$AJ81];[#REF!];[.$AP81];[#REF!])" office:value-type="string" office:string-value="" calcext:value-type="error">
            <text:p>#REF!</text:p>
          </table:table-cell>
          <table:table-cell table:formula="of:=MAX([.$M81];[#REF!];[.$S81];[#REF!];[.$Y81];[#REF!];[.$AE81];[#REF!];[.$AK81];[#REF!];[.$AQ8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/230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0653" calcext:value-type="float">
            <text:p>2770653</text:p>
          </table:table-cell>
          <table:table-cell office:value-type="float" office:value="2242084" calcext:value-type="float">
            <text:p>22420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956" calcext:value-type="float">
            <text:p>2465956</text:p>
          </table:table-cell>
          <table:table-cell office:value-type="float" office:value="1816143" calcext:value-type="float">
            <text:p>181614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2416" calcext:value-type="float">
            <text:p>2382416</text:p>
          </table:table-cell>
          <table:table-cell office:value-type="float" office:value="1794391" calcext:value-type="float">
            <text:p>179439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48785" calcext:value-type="float">
            <text:p>2348785</text:p>
          </table:table-cell>
          <table:table-cell office:value-type="float" office:value="1777419" calcext:value-type="float">
            <text:p>17774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25838" calcext:value-type="float">
            <text:p>2225838</text:p>
          </table:table-cell>
          <table:table-cell office:value-type="float" office:value="1662189" calcext:value-type="float">
            <text:p>166218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1953" calcext:value-type="float">
            <text:p>2421953</text:p>
          </table:table-cell>
          <table:table-cell office:value-type="float" office:value="1832716" calcext:value-type="float">
            <text:p>183271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7268" calcext:value-type="float">
            <text:p>2387268</text:p>
          </table:table-cell>
          <table:table-cell office:value-type="float" office:value="1795918" calcext:value-type="float">
            <text:p>17959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MIN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IN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IN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IN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IN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IN([.$M82];[#REF!];[.$S82];[#REF!];[.$Y82];[#REF!];[.$AE82];[#REF!];[.$AK82];[#REF!];[.$AQ82];[#REF!])" office:value-type="string" office:string-value="" calcext:value-type="error">
            <text:p>#REF!</text:p>
          </table:table-cell>
          <table:table-cell table:formula="of:=MEDIAN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EDIAN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EDIAN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EDIAN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EDIAN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EDIAN([.$M82];[#REF!];[.$S82];[#REF!];[.$Y82];[#REF!];[.$AE82];[#REF!];[.$AK82];[#REF!];[.$AQ82];[#REF!])" office:value-type="string" office:string-value="" calcext:value-type="error">
            <text:p>#REF!</text:p>
          </table:table-cell>
          <table:table-cell table:formula="of:=MAX([.$H82];[#REF!];[.$N82];[#REF!];[.$T82];[#REF!];[.$Z82];[#REF!];[.$AF82];[#REF!];[.$AL82];[#REF!])" office:value-type="string" office:string-value="" calcext:value-type="error">
            <text:p>#REF!</text:p>
          </table:table-cell>
          <table:table-cell table:formula="of:=MAX([.$I82];[#REF!];[.$O82];[#REF!];[.$U82];[#REF!];[.$AA82];[#REF!];[.$AG82];[#REF!];[.$AM82];[#REF!])" office:value-type="string" office:string-value="" calcext:value-type="error">
            <text:p>#REF!</text:p>
          </table:table-cell>
          <table:table-cell table:formula="of:=MAX([.$J82];[#REF!];[.$P82];[#REF!];[.$V82];[#REF!];[.$AB82];[#REF!];[.$AH82];[#REF!];[.$AN82];[#REF!])" office:value-type="string" office:string-value="" calcext:value-type="error">
            <text:p>#REF!</text:p>
          </table:table-cell>
          <table:table-cell table:formula="of:=MAX([.$K82];[#REF!];[.$Q82];[#REF!];[.$W82];[#REF!];[.$AC82];[#REF!];[.$AI82];[#REF!];[.$AO82];[#REF!])" office:value-type="string" office:string-value="" calcext:value-type="error">
            <text:p>#REF!</text:p>
          </table:table-cell>
          <table:table-cell table:formula="of:=MAX([.$L82];[#REF!];[.$R82];[#REF!];[.$X82];[#REF!];[.$AD82];[#REF!];[.$AJ82];[#REF!];[.$AP82];[#REF!])" office:value-type="string" office:string-value="" calcext:value-type="error">
            <text:p>#REF!</text:p>
          </table:table-cell>
          <table:table-cell table:formula="of:=MAX([.$M82];[#REF!];[.$S82];[#REF!];[.$Y82];[#REF!];[.$AE82];[#REF!];[.$AK82];[#REF!];[.$AQ8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065-sokoban-12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IN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IN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IN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IN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IN([.$M83];[#REF!];[.$S83];[#REF!];[.$Y83];[#REF!];[.$AE83];[#REF!];[.$AK83];[#REF!];[.$AQ83];[#REF!])" office:value-type="string" office:string-value="" calcext:value-type="error">
            <text:p>#REF!</text:p>
          </table:table-cell>
          <table:table-cell table:formula="of:=MEDIAN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EDIAN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EDIAN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EDIAN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EDIAN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EDIAN([.$M83];[#REF!];[.$S83];[#REF!];[.$Y83];[#REF!];[.$AE83];[#REF!];[.$AK83];[#REF!];[.$AQ83];[#REF!])" office:value-type="string" office:string-value="" calcext:value-type="error">
            <text:p>#REF!</text:p>
          </table:table-cell>
          <table:table-cell table:formula="of:=MAX([.$H83];[#REF!];[.$N83];[#REF!];[.$T83];[#REF!];[.$Z83];[#REF!];[.$AF83];[#REF!];[.$AL83];[#REF!])" office:value-type="string" office:string-value="" calcext:value-type="error">
            <text:p>#REF!</text:p>
          </table:table-cell>
          <table:table-cell table:formula="of:=MAX([.$I83];[#REF!];[.$O83];[#REF!];[.$U83];[#REF!];[.$AA83];[#REF!];[.$AG83];[#REF!];[.$AM83];[#REF!])" office:value-type="string" office:string-value="" calcext:value-type="error">
            <text:p>#REF!</text:p>
          </table:table-cell>
          <table:table-cell table:formula="of:=MAX([.$J83];[#REF!];[.$P83];[#REF!];[.$V83];[#REF!];[.$AB83];[#REF!];[.$AH83];[#REF!];[.$AN83];[#REF!])" office:value-type="string" office:string-value="" calcext:value-type="error">
            <text:p>#REF!</text:p>
          </table:table-cell>
          <table:table-cell table:formula="of:=MAX([.$K83];[#REF!];[.$Q83];[#REF!];[.$W83];[#REF!];[.$AC83];[#REF!];[.$AI83];[#REF!];[.$AO83];[#REF!])" office:value-type="string" office:string-value="" calcext:value-type="error">
            <text:p>#REF!</text:p>
          </table:table-cell>
          <table:table-cell table:formula="of:=MAX([.$L83];[#REF!];[.$R83];[#REF!];[.$X83];[#REF!];[.$AD83];[#REF!];[.$AJ83];[#REF!];[.$AP83];[#REF!])" office:value-type="string" office:string-value="" calcext:value-type="error">
            <text:p>#REF!</text:p>
          </table:table-cell>
          <table:table-cell table:formula="of:=MAX([.$M83];[#REF!];[.$S83];[#REF!];[.$Y83];[#REF!];[.$AE83];[#REF!];[.$AK83];[#REF!];[.$AQ8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096-sokoban-3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IN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IN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IN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IN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IN([.$M84];[#REF!];[.$S84];[#REF!];[.$Y84];[#REF!];[.$AE84];[#REF!];[.$AK84];[#REF!];[.$AQ84];[#REF!])" office:value-type="string" office:string-value="" calcext:value-type="error">
            <text:p>#REF!</text:p>
          </table:table-cell>
          <table:table-cell table:formula="of:=MEDIAN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EDIAN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EDIAN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EDIAN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EDIAN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EDIAN([.$M84];[#REF!];[.$S84];[#REF!];[.$Y84];[#REF!];[.$AE84];[#REF!];[.$AK84];[#REF!];[.$AQ84];[#REF!])" office:value-type="string" office:string-value="" calcext:value-type="error">
            <text:p>#REF!</text:p>
          </table:table-cell>
          <table:table-cell table:formula="of:=MAX([.$H84];[#REF!];[.$N84];[#REF!];[.$T84];[#REF!];[.$Z84];[#REF!];[.$AF84];[#REF!];[.$AL84];[#REF!])" office:value-type="string" office:string-value="" calcext:value-type="error">
            <text:p>#REF!</text:p>
          </table:table-cell>
          <table:table-cell table:formula="of:=MAX([.$I84];[#REF!];[.$O84];[#REF!];[.$U84];[#REF!];[.$AA84];[#REF!];[.$AG84];[#REF!];[.$AM84];[#REF!])" office:value-type="string" office:string-value="" calcext:value-type="error">
            <text:p>#REF!</text:p>
          </table:table-cell>
          <table:table-cell table:formula="of:=MAX([.$J84];[#REF!];[.$P84];[#REF!];[.$V84];[#REF!];[.$AB84];[#REF!];[.$AH84];[#REF!];[.$AN84];[#REF!])" office:value-type="string" office:string-value="" calcext:value-type="error">
            <text:p>#REF!</text:p>
          </table:table-cell>
          <table:table-cell table:formula="of:=MAX([.$K84];[#REF!];[.$Q84];[#REF!];[.$W84];[#REF!];[.$AC84];[#REF!];[.$AI84];[#REF!];[.$AO84];[#REF!])" office:value-type="string" office:string-value="" calcext:value-type="error">
            <text:p>#REF!</text:p>
          </table:table-cell>
          <table:table-cell table:formula="of:=MAX([.$L84];[#REF!];[.$R84];[#REF!];[.$X84];[#REF!];[.$AD84];[#REF!];[.$AJ84];[#REF!];[.$AP84];[#REF!])" office:value-type="string" office:string-value="" calcext:value-type="error">
            <text:p>#REF!</text:p>
          </table:table-cell>
          <table:table-cell table:formula="of:=MAX([.$M84];[#REF!];[.$S84];[#REF!];[.$Y84];[#REF!];[.$AE84];[#REF!];[.$AK84];[#REF!];[.$AQ8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103-sokoban-11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IN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IN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IN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IN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IN([.$M85];[#REF!];[.$S85];[#REF!];[.$Y85];[#REF!];[.$AE85];[#REF!];[.$AK85];[#REF!];[.$AQ85];[#REF!])" office:value-type="string" office:string-value="" calcext:value-type="error">
            <text:p>#REF!</text:p>
          </table:table-cell>
          <table:table-cell table:formula="of:=MEDIAN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EDIAN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EDIAN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EDIAN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EDIAN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EDIAN([.$M85];[#REF!];[.$S85];[#REF!];[.$Y85];[#REF!];[.$AE85];[#REF!];[.$AK85];[#REF!];[.$AQ85];[#REF!])" office:value-type="string" office:string-value="" calcext:value-type="error">
            <text:p>#REF!</text:p>
          </table:table-cell>
          <table:table-cell table:formula="of:=MAX([.$H85];[#REF!];[.$N85];[#REF!];[.$T85];[#REF!];[.$Z85];[#REF!];[.$AF85];[#REF!];[.$AL85];[#REF!])" office:value-type="string" office:string-value="" calcext:value-type="error">
            <text:p>#REF!</text:p>
          </table:table-cell>
          <table:table-cell table:formula="of:=MAX([.$I85];[#REF!];[.$O85];[#REF!];[.$U85];[#REF!];[.$AA85];[#REF!];[.$AG85];[#REF!];[.$AM85];[#REF!])" office:value-type="string" office:string-value="" calcext:value-type="error">
            <text:p>#REF!</text:p>
          </table:table-cell>
          <table:table-cell table:formula="of:=MAX([.$J85];[#REF!];[.$P85];[#REF!];[.$V85];[#REF!];[.$AB85];[#REF!];[.$AH85];[#REF!];[.$AN85];[#REF!])" office:value-type="string" office:string-value="" calcext:value-type="error">
            <text:p>#REF!</text:p>
          </table:table-cell>
          <table:table-cell table:formula="of:=MAX([.$K85];[#REF!];[.$Q85];[#REF!];[.$W85];[#REF!];[.$AC85];[#REF!];[.$AI85];[#REF!];[.$AO85];[#REF!])" office:value-type="string" office:string-value="" calcext:value-type="error">
            <text:p>#REF!</text:p>
          </table:table-cell>
          <table:table-cell table:formula="of:=MAX([.$L85];[#REF!];[.$R85];[#REF!];[.$X85];[#REF!];[.$AD85];[#REF!];[.$AJ85];[#REF!];[.$AP85];[#REF!])" office:value-type="string" office:string-value="" calcext:value-type="error">
            <text:p>#REF!</text:p>
          </table:table-cell>
          <table:table-cell table:formula="of:=MAX([.$M85];[#REF!];[.$S85];[#REF!];[.$Y85];[#REF!];[.$AE85];[#REF!];[.$AK85];[#REF!];[.$AQ8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119-sokoban-42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IN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IN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IN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IN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IN([.$M86];[#REF!];[.$S86];[#REF!];[.$Y86];[#REF!];[.$AE86];[#REF!];[.$AK86];[#REF!];[.$AQ86];[#REF!])" office:value-type="string" office:string-value="" calcext:value-type="error">
            <text:p>#REF!</text:p>
          </table:table-cell>
          <table:table-cell table:formula="of:=MEDIAN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EDIAN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EDIAN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EDIAN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EDIAN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EDIAN([.$M86];[#REF!];[.$S86];[#REF!];[.$Y86];[#REF!];[.$AE86];[#REF!];[.$AK86];[#REF!];[.$AQ86];[#REF!])" office:value-type="string" office:string-value="" calcext:value-type="error">
            <text:p>#REF!</text:p>
          </table:table-cell>
          <table:table-cell table:formula="of:=MAX([.$H86];[#REF!];[.$N86];[#REF!];[.$T86];[#REF!];[.$Z86];[#REF!];[.$AF86];[#REF!];[.$AL86];[#REF!])" office:value-type="string" office:string-value="" calcext:value-type="error">
            <text:p>#REF!</text:p>
          </table:table-cell>
          <table:table-cell table:formula="of:=MAX([.$I86];[#REF!];[.$O86];[#REF!];[.$U86];[#REF!];[.$AA86];[#REF!];[.$AG86];[#REF!];[.$AM86];[#REF!])" office:value-type="string" office:string-value="" calcext:value-type="error">
            <text:p>#REF!</text:p>
          </table:table-cell>
          <table:table-cell table:formula="of:=MAX([.$J86];[#REF!];[.$P86];[#REF!];[.$V86];[#REF!];[.$AB86];[#REF!];[.$AH86];[#REF!];[.$AN86];[#REF!])" office:value-type="string" office:string-value="" calcext:value-type="error">
            <text:p>#REF!</text:p>
          </table:table-cell>
          <table:table-cell table:formula="of:=MAX([.$K86];[#REF!];[.$Q86];[#REF!];[.$W86];[#REF!];[.$AC86];[#REF!];[.$AI86];[#REF!];[.$AO86];[#REF!])" office:value-type="string" office:string-value="" calcext:value-type="error">
            <text:p>#REF!</text:p>
          </table:table-cell>
          <table:table-cell table:formula="of:=MAX([.$L86];[#REF!];[.$R86];[#REF!];[.$X86];[#REF!];[.$AD86];[#REF!];[.$AJ86];[#REF!];[.$AP86];[#REF!])" office:value-type="string" office:string-value="" calcext:value-type="error">
            <text:p>#REF!</text:p>
          </table:table-cell>
          <table:table-cell table:formula="of:=MAX([.$M86];[#REF!];[.$S86];[#REF!];[.$Y86];[#REF!];[.$AE86];[#REF!];[.$AK86];[#REF!];[.$AQ8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128-sokoban-1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IN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IN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IN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IN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IN([.$M87];[#REF!];[.$S87];[#REF!];[.$Y87];[#REF!];[.$AE87];[#REF!];[.$AK87];[#REF!];[.$AQ87];[#REF!])" office:value-type="string" office:string-value="" calcext:value-type="error">
            <text:p>#REF!</text:p>
          </table:table-cell>
          <table:table-cell table:formula="of:=MEDIAN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EDIAN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EDIAN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EDIAN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EDIAN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EDIAN([.$M87];[#REF!];[.$S87];[#REF!];[.$Y87];[#REF!];[.$AE87];[#REF!];[.$AK87];[#REF!];[.$AQ87];[#REF!])" office:value-type="string" office:string-value="" calcext:value-type="error">
            <text:p>#REF!</text:p>
          </table:table-cell>
          <table:table-cell table:formula="of:=MAX([.$H87];[#REF!];[.$N87];[#REF!];[.$T87];[#REF!];[.$Z87];[#REF!];[.$AF87];[#REF!];[.$AL87];[#REF!])" office:value-type="string" office:string-value="" calcext:value-type="error">
            <text:p>#REF!</text:p>
          </table:table-cell>
          <table:table-cell table:formula="of:=MAX([.$I87];[#REF!];[.$O87];[#REF!];[.$U87];[#REF!];[.$AA87];[#REF!];[.$AG87];[#REF!];[.$AM87];[#REF!])" office:value-type="string" office:string-value="" calcext:value-type="error">
            <text:p>#REF!</text:p>
          </table:table-cell>
          <table:table-cell table:formula="of:=MAX([.$J87];[#REF!];[.$P87];[#REF!];[.$V87];[#REF!];[.$AB87];[#REF!];[.$AH87];[#REF!];[.$AN87];[#REF!])" office:value-type="string" office:string-value="" calcext:value-type="error">
            <text:p>#REF!</text:p>
          </table:table-cell>
          <table:table-cell table:formula="of:=MAX([.$K87];[#REF!];[.$Q87];[#REF!];[.$W87];[#REF!];[.$AC87];[#REF!];[.$AI87];[#REF!];[.$AO87];[#REF!])" office:value-type="string" office:string-value="" calcext:value-type="error">
            <text:p>#REF!</text:p>
          </table:table-cell>
          <table:table-cell table:formula="of:=MAX([.$L87];[#REF!];[.$R87];[#REF!];[.$X87];[#REF!];[.$AD87];[#REF!];[.$AJ87];[#REF!];[.$AP87];[#REF!])" office:value-type="string" office:string-value="" calcext:value-type="error">
            <text:p>#REF!</text:p>
          </table:table-cell>
          <table:table-cell table:formula="of:=MAX([.$M87];[#REF!];[.$S87];[#REF!];[.$Y87];[#REF!];[.$AE87];[#REF!];[.$AK87];[#REF!];[.$AQ8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140-sokoban-6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IN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IN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IN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IN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IN([.$M88];[#REF!];[.$S88];[#REF!];[.$Y88];[#REF!];[.$AE88];[#REF!];[.$AK88];[#REF!];[.$AQ88];[#REF!])" office:value-type="string" office:string-value="" calcext:value-type="error">
            <text:p>#REF!</text:p>
          </table:table-cell>
          <table:table-cell table:formula="of:=MEDIAN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EDIAN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EDIAN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EDIAN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EDIAN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EDIAN([.$M88];[#REF!];[.$S88];[#REF!];[.$Y88];[#REF!];[.$AE88];[#REF!];[.$AK88];[#REF!];[.$AQ88];[#REF!])" office:value-type="string" office:string-value="" calcext:value-type="error">
            <text:p>#REF!</text:p>
          </table:table-cell>
          <table:table-cell table:formula="of:=MAX([.$H88];[#REF!];[.$N88];[#REF!];[.$T88];[#REF!];[.$Z88];[#REF!];[.$AF88];[#REF!];[.$AL88];[#REF!])" office:value-type="string" office:string-value="" calcext:value-type="error">
            <text:p>#REF!</text:p>
          </table:table-cell>
          <table:table-cell table:formula="of:=MAX([.$I88];[#REF!];[.$O88];[#REF!];[.$U88];[#REF!];[.$AA88];[#REF!];[.$AG88];[#REF!];[.$AM88];[#REF!])" office:value-type="string" office:string-value="" calcext:value-type="error">
            <text:p>#REF!</text:p>
          </table:table-cell>
          <table:table-cell table:formula="of:=MAX([.$J88];[#REF!];[.$P88];[#REF!];[.$V88];[#REF!];[.$AB88];[#REF!];[.$AH88];[#REF!];[.$AN88];[#REF!])" office:value-type="string" office:string-value="" calcext:value-type="error">
            <text:p>#REF!</text:p>
          </table:table-cell>
          <table:table-cell table:formula="of:=MAX([.$K88];[#REF!];[.$Q88];[#REF!];[.$W88];[#REF!];[.$AC88];[#REF!];[.$AI88];[#REF!];[.$AO88];[#REF!])" office:value-type="string" office:string-value="" calcext:value-type="error">
            <text:p>#REF!</text:p>
          </table:table-cell>
          <table:table-cell table:formula="of:=MAX([.$L88];[#REF!];[.$R88];[#REF!];[.$X88];[#REF!];[.$AD88];[#REF!];[.$AJ88];[#REF!];[.$AP88];[#REF!])" office:value-type="string" office:string-value="" calcext:value-type="error">
            <text:p>#REF!</text:p>
          </table:table-cell>
          <table:table-cell table:formula="of:=MAX([.$M88];[#REF!];[.$S88];[#REF!];[.$Y88];[#REF!];[.$AE88];[#REF!];[.$AK88];[#REF!];[.$AQ8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162-sokoban-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IN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IN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IN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IN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IN([.$M89];[#REF!];[.$S89];[#REF!];[.$Y89];[#REF!];[.$AE89];[#REF!];[.$AK89];[#REF!];[.$AQ89];[#REF!])" office:value-type="string" office:string-value="" calcext:value-type="error">
            <text:p>#REF!</text:p>
          </table:table-cell>
          <table:table-cell table:formula="of:=MEDIAN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EDIAN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EDIAN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EDIAN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EDIAN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EDIAN([.$M89];[#REF!];[.$S89];[#REF!];[.$Y89];[#REF!];[.$AE89];[#REF!];[.$AK89];[#REF!];[.$AQ89];[#REF!])" office:value-type="string" office:string-value="" calcext:value-type="error">
            <text:p>#REF!</text:p>
          </table:table-cell>
          <table:table-cell table:formula="of:=MAX([.$H89];[#REF!];[.$N89];[#REF!];[.$T89];[#REF!];[.$Z89];[#REF!];[.$AF89];[#REF!];[.$AL89];[#REF!])" office:value-type="string" office:string-value="" calcext:value-type="error">
            <text:p>#REF!</text:p>
          </table:table-cell>
          <table:table-cell table:formula="of:=MAX([.$I89];[#REF!];[.$O89];[#REF!];[.$U89];[#REF!];[.$AA89];[#REF!];[.$AG89];[#REF!];[.$AM89];[#REF!])" office:value-type="string" office:string-value="" calcext:value-type="error">
            <text:p>#REF!</text:p>
          </table:table-cell>
          <table:table-cell table:formula="of:=MAX([.$J89];[#REF!];[.$P89];[#REF!];[.$V89];[#REF!];[.$AB89];[#REF!];[.$AH89];[#REF!];[.$AN89];[#REF!])" office:value-type="string" office:string-value="" calcext:value-type="error">
            <text:p>#REF!</text:p>
          </table:table-cell>
          <table:table-cell table:formula="of:=MAX([.$K89];[#REF!];[.$Q89];[#REF!];[.$W89];[#REF!];[.$AC89];[#REF!];[.$AI89];[#REF!];[.$AO89];[#REF!])" office:value-type="string" office:string-value="" calcext:value-type="error">
            <text:p>#REF!</text:p>
          </table:table-cell>
          <table:table-cell table:formula="of:=MAX([.$L89];[#REF!];[.$R89];[#REF!];[.$X89];[#REF!];[.$AD89];[#REF!];[.$AJ89];[#REF!];[.$AP89];[#REF!])" office:value-type="string" office:string-value="" calcext:value-type="error">
            <text:p>#REF!</text:p>
          </table:table-cell>
          <table:table-cell table:formula="of:=MAX([.$M89];[#REF!];[.$S89];[#REF!];[.$Y89];[#REF!];[.$AE89];[#REF!];[.$AK89];[#REF!];[.$AQ8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207-sokoban-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IN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IN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IN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IN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IN([.$M90];[#REF!];[.$S90];[#REF!];[.$Y90];[#REF!];[.$AE90];[#REF!];[.$AK90];[#REF!];[.$AQ90];[#REF!])" office:value-type="string" office:string-value="" calcext:value-type="error">
            <text:p>#REF!</text:p>
          </table:table-cell>
          <table:table-cell table:formula="of:=MEDIAN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EDIAN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EDIAN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EDIAN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EDIAN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EDIAN([.$M90];[#REF!];[.$S90];[#REF!];[.$Y90];[#REF!];[.$AE90];[#REF!];[.$AK90];[#REF!];[.$AQ90];[#REF!])" office:value-type="string" office:string-value="" calcext:value-type="error">
            <text:p>#REF!</text:p>
          </table:table-cell>
          <table:table-cell table:formula="of:=MAX([.$H90];[#REF!];[.$N90];[#REF!];[.$T90];[#REF!];[.$Z90];[#REF!];[.$AF90];[#REF!];[.$AL90];[#REF!])" office:value-type="string" office:string-value="" calcext:value-type="error">
            <text:p>#REF!</text:p>
          </table:table-cell>
          <table:table-cell table:formula="of:=MAX([.$I90];[#REF!];[.$O90];[#REF!];[.$U90];[#REF!];[.$AA90];[#REF!];[.$AG90];[#REF!];[.$AM90];[#REF!])" office:value-type="string" office:string-value="" calcext:value-type="error">
            <text:p>#REF!</text:p>
          </table:table-cell>
          <table:table-cell table:formula="of:=MAX([.$J90];[#REF!];[.$P90];[#REF!];[.$V90];[#REF!];[.$AB90];[#REF!];[.$AH90];[#REF!];[.$AN90];[#REF!])" office:value-type="string" office:string-value="" calcext:value-type="error">
            <text:p>#REF!</text:p>
          </table:table-cell>
          <table:table-cell table:formula="of:=MAX([.$K90];[#REF!];[.$Q90];[#REF!];[.$W90];[#REF!];[.$AC90];[#REF!];[.$AI90];[#REF!];[.$AO90];[#REF!])" office:value-type="string" office:string-value="" calcext:value-type="error">
            <text:p>#REF!</text:p>
          </table:table-cell>
          <table:table-cell table:formula="of:=MAX([.$L90];[#REF!];[.$R90];[#REF!];[.$X90];[#REF!];[.$AD90];[#REF!];[.$AJ90];[#REF!];[.$AP90];[#REF!])" office:value-type="string" office:string-value="" calcext:value-type="error">
            <text:p>#REF!</text:p>
          </table:table-cell>
          <table:table-cell table:formula="of:=MAX([.$M90];[#REF!];[.$S90];[#REF!];[.$Y90];[#REF!];[.$AE90];[#REF!];[.$AK90];[#REF!];[.$AQ9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272-sokoban-13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IN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IN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IN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IN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IN([.$M91];[#REF!];[.$S91];[#REF!];[.$Y91];[#REF!];[.$AE91];[#REF!];[.$AK91];[#REF!];[.$AQ91];[#REF!])" office:value-type="string" office:string-value="" calcext:value-type="error">
            <text:p>#REF!</text:p>
          </table:table-cell>
          <table:table-cell table:formula="of:=MEDIAN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EDIAN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EDIAN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EDIAN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EDIAN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EDIAN([.$M91];[#REF!];[.$S91];[#REF!];[.$Y91];[#REF!];[.$AE91];[#REF!];[.$AK91];[#REF!];[.$AQ91];[#REF!])" office:value-type="string" office:string-value="" calcext:value-type="error">
            <text:p>#REF!</text:p>
          </table:table-cell>
          <table:table-cell table:formula="of:=MAX([.$H91];[#REF!];[.$N91];[#REF!];[.$T91];[#REF!];[.$Z91];[#REF!];[.$AF91];[#REF!];[.$AL91];[#REF!])" office:value-type="string" office:string-value="" calcext:value-type="error">
            <text:p>#REF!</text:p>
          </table:table-cell>
          <table:table-cell table:formula="of:=MAX([.$I91];[#REF!];[.$O91];[#REF!];[.$U91];[#REF!];[.$AA91];[#REF!];[.$AG91];[#REF!];[.$AM91];[#REF!])" office:value-type="string" office:string-value="" calcext:value-type="error">
            <text:p>#REF!</text:p>
          </table:table-cell>
          <table:table-cell table:formula="of:=MAX([.$J91];[#REF!];[.$P91];[#REF!];[.$V91];[#REF!];[.$AB91];[#REF!];[.$AH91];[#REF!];[.$AN91];[#REF!])" office:value-type="string" office:string-value="" calcext:value-type="error">
            <text:p>#REF!</text:p>
          </table:table-cell>
          <table:table-cell table:formula="of:=MAX([.$K91];[#REF!];[.$Q91];[#REF!];[.$W91];[#REF!];[.$AC91];[#REF!];[.$AI91];[#REF!];[.$AO91];[#REF!])" office:value-type="string" office:string-value="" calcext:value-type="error">
            <text:p>#REF!</text:p>
          </table:table-cell>
          <table:table-cell table:formula="of:=MAX([.$L91];[#REF!];[.$R91];[#REF!];[.$X91];[#REF!];[.$AD91];[#REF!];[.$AJ91];[#REF!];[.$AP91];[#REF!])" office:value-type="string" office:string-value="" calcext:value-type="error">
            <text:p>#REF!</text:p>
          </table:table-cell>
          <table:table-cell table:formula="of:=MAX([.$M91];[#REF!];[.$S91];[#REF!];[.$Y91];[#REF!];[.$AE91];[#REF!];[.$AK91];[#REF!];[.$AQ9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395-sokoban-4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IN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IN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IN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IN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IN([.$M92];[#REF!];[.$S92];[#REF!];[.$Y92];[#REF!];[.$AE92];[#REF!];[.$AK92];[#REF!];[.$AQ92];[#REF!])" office:value-type="string" office:string-value="" calcext:value-type="error">
            <text:p>#REF!</text:p>
          </table:table-cell>
          <table:table-cell table:formula="of:=MEDIAN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EDIAN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EDIAN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EDIAN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EDIAN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EDIAN([.$M92];[#REF!];[.$S92];[#REF!];[.$Y92];[#REF!];[.$AE92];[#REF!];[.$AK92];[#REF!];[.$AQ92];[#REF!])" office:value-type="string" office:string-value="" calcext:value-type="error">
            <text:p>#REF!</text:p>
          </table:table-cell>
          <table:table-cell table:formula="of:=MAX([.$H92];[#REF!];[.$N92];[#REF!];[.$T92];[#REF!];[.$Z92];[#REF!];[.$AF92];[#REF!];[.$AL92];[#REF!])" office:value-type="string" office:string-value="" calcext:value-type="error">
            <text:p>#REF!</text:p>
          </table:table-cell>
          <table:table-cell table:formula="of:=MAX([.$I92];[#REF!];[.$O92];[#REF!];[.$U92];[#REF!];[.$AA92];[#REF!];[.$AG92];[#REF!];[.$AM92];[#REF!])" office:value-type="string" office:string-value="" calcext:value-type="error">
            <text:p>#REF!</text:p>
          </table:table-cell>
          <table:table-cell table:formula="of:=MAX([.$J92];[#REF!];[.$P92];[#REF!];[.$V92];[#REF!];[.$AB92];[#REF!];[.$AH92];[#REF!];[.$AN92];[#REF!])" office:value-type="string" office:string-value="" calcext:value-type="error">
            <text:p>#REF!</text:p>
          </table:table-cell>
          <table:table-cell table:formula="of:=MAX([.$K92];[#REF!];[.$Q92];[#REF!];[.$W92];[#REF!];[.$AC92];[#REF!];[.$AI92];[#REF!];[.$AO92];[#REF!])" office:value-type="string" office:string-value="" calcext:value-type="error">
            <text:p>#REF!</text:p>
          </table:table-cell>
          <table:table-cell table:formula="of:=MAX([.$L92];[#REF!];[.$R92];[#REF!];[.$X92];[#REF!];[.$AD92];[#REF!];[.$AJ92];[#REF!];[.$AP92];[#REF!])" office:value-type="string" office:string-value="" calcext:value-type="error">
            <text:p>#REF!</text:p>
          </table:table-cell>
          <table:table-cell table:formula="of:=MAX([.$M92];[#REF!];[.$S92];[#REF!];[.$Y92];[#REF!];[.$AE92];[#REF!];[.$AK92];[#REF!];[.$AQ9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418-sokoban-3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IN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IN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IN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IN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IN([.$M93];[#REF!];[.$S93];[#REF!];[.$Y93];[#REF!];[.$AE93];[#REF!];[.$AK93];[#REF!];[.$AQ93];[#REF!])" office:value-type="string" office:string-value="" calcext:value-type="error">
            <text:p>#REF!</text:p>
          </table:table-cell>
          <table:table-cell table:formula="of:=MEDIAN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EDIAN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EDIAN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EDIAN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EDIAN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EDIAN([.$M93];[#REF!];[.$S93];[#REF!];[.$Y93];[#REF!];[.$AE93];[#REF!];[.$AK93];[#REF!];[.$AQ93];[#REF!])" office:value-type="string" office:string-value="" calcext:value-type="error">
            <text:p>#REF!</text:p>
          </table:table-cell>
          <table:table-cell table:formula="of:=MAX([.$H93];[#REF!];[.$N93];[#REF!];[.$T93];[#REF!];[.$Z93];[#REF!];[.$AF93];[#REF!];[.$AL93];[#REF!])" office:value-type="string" office:string-value="" calcext:value-type="error">
            <text:p>#REF!</text:p>
          </table:table-cell>
          <table:table-cell table:formula="of:=MAX([.$I93];[#REF!];[.$O93];[#REF!];[.$U93];[#REF!];[.$AA93];[#REF!];[.$AG93];[#REF!];[.$AM93];[#REF!])" office:value-type="string" office:string-value="" calcext:value-type="error">
            <text:p>#REF!</text:p>
          </table:table-cell>
          <table:table-cell table:formula="of:=MAX([.$J93];[#REF!];[.$P93];[#REF!];[.$V93];[#REF!];[.$AB93];[#REF!];[.$AH93];[#REF!];[.$AN93];[#REF!])" office:value-type="string" office:string-value="" calcext:value-type="error">
            <text:p>#REF!</text:p>
          </table:table-cell>
          <table:table-cell table:formula="of:=MAX([.$K93];[#REF!];[.$Q93];[#REF!];[.$W93];[#REF!];[.$AC93];[#REF!];[.$AI93];[#REF!];[.$AO93];[#REF!])" office:value-type="string" office:string-value="" calcext:value-type="error">
            <text:p>#REF!</text:p>
          </table:table-cell>
          <table:table-cell table:formula="of:=MAX([.$L93];[#REF!];[.$R93];[#REF!];[.$X93];[#REF!];[.$AD93];[#REF!];[.$AJ93];[#REF!];[.$AP93];[#REF!])" office:value-type="string" office:string-value="" calcext:value-type="error">
            <text:p>#REF!</text:p>
          </table:table-cell>
          <table:table-cell table:formula="of:=MAX([.$M93];[#REF!];[.$S93];[#REF!];[.$Y93];[#REF!];[.$AE93];[#REF!];[.$AK93];[#REF!];[.$AQ9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428-sokoban-12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IN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IN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IN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IN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IN([.$M94];[#REF!];[.$S94];[#REF!];[.$Y94];[#REF!];[.$AE94];[#REF!];[.$AK94];[#REF!];[.$AQ94];[#REF!])" office:value-type="string" office:string-value="" calcext:value-type="error">
            <text:p>#REF!</text:p>
          </table:table-cell>
          <table:table-cell table:formula="of:=MEDIAN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EDIAN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EDIAN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EDIAN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EDIAN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EDIAN([.$M94];[#REF!];[.$S94];[#REF!];[.$Y94];[#REF!];[.$AE94];[#REF!];[.$AK94];[#REF!];[.$AQ94];[#REF!])" office:value-type="string" office:string-value="" calcext:value-type="error">
            <text:p>#REF!</text:p>
          </table:table-cell>
          <table:table-cell table:formula="of:=MAX([.$H94];[#REF!];[.$N94];[#REF!];[.$T94];[#REF!];[.$Z94];[#REF!];[.$AF94];[#REF!];[.$AL94];[#REF!])" office:value-type="string" office:string-value="" calcext:value-type="error">
            <text:p>#REF!</text:p>
          </table:table-cell>
          <table:table-cell table:formula="of:=MAX([.$I94];[#REF!];[.$O94];[#REF!];[.$U94];[#REF!];[.$AA94];[#REF!];[.$AG94];[#REF!];[.$AM94];[#REF!])" office:value-type="string" office:string-value="" calcext:value-type="error">
            <text:p>#REF!</text:p>
          </table:table-cell>
          <table:table-cell table:formula="of:=MAX([.$J94];[#REF!];[.$P94];[#REF!];[.$V94];[#REF!];[.$AB94];[#REF!];[.$AH94];[#REF!];[.$AN94];[#REF!])" office:value-type="string" office:string-value="" calcext:value-type="error">
            <text:p>#REF!</text:p>
          </table:table-cell>
          <table:table-cell table:formula="of:=MAX([.$K94];[#REF!];[.$Q94];[#REF!];[.$W94];[#REF!];[.$AC94];[#REF!];[.$AI94];[#REF!];[.$AO94];[#REF!])" office:value-type="string" office:string-value="" calcext:value-type="error">
            <text:p>#REF!</text:p>
          </table:table-cell>
          <table:table-cell table:formula="of:=MAX([.$L94];[#REF!];[.$R94];[#REF!];[.$X94];[#REF!];[.$AD94];[#REF!];[.$AJ94];[#REF!];[.$AP94];[#REF!])" office:value-type="string" office:string-value="" calcext:value-type="error">
            <text:p>#REF!</text:p>
          </table:table-cell>
          <table:table-cell table:formula="of:=MAX([.$M94];[#REF!];[.$S94];[#REF!];[.$Y94];[#REF!];[.$AE94];[#REF!];[.$AK94];[#REF!];[.$AQ9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474-sokoban-5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IN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IN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IN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IN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IN([.$M95];[#REF!];[.$S95];[#REF!];[.$Y95];[#REF!];[.$AE95];[#REF!];[.$AK95];[#REF!];[.$AQ95];[#REF!])" office:value-type="string" office:string-value="" calcext:value-type="error">
            <text:p>#REF!</text:p>
          </table:table-cell>
          <table:table-cell table:formula="of:=MEDIAN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EDIAN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EDIAN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EDIAN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EDIAN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EDIAN([.$M95];[#REF!];[.$S95];[#REF!];[.$Y95];[#REF!];[.$AE95];[#REF!];[.$AK95];[#REF!];[.$AQ95];[#REF!])" office:value-type="string" office:string-value="" calcext:value-type="error">
            <text:p>#REF!</text:p>
          </table:table-cell>
          <table:table-cell table:formula="of:=MAX([.$H95];[#REF!];[.$N95];[#REF!];[.$T95];[#REF!];[.$Z95];[#REF!];[.$AF95];[#REF!];[.$AL95];[#REF!])" office:value-type="string" office:string-value="" calcext:value-type="error">
            <text:p>#REF!</text:p>
          </table:table-cell>
          <table:table-cell table:formula="of:=MAX([.$I95];[#REF!];[.$O95];[#REF!];[.$U95];[#REF!];[.$AA95];[#REF!];[.$AG95];[#REF!];[.$AM95];[#REF!])" office:value-type="string" office:string-value="" calcext:value-type="error">
            <text:p>#REF!</text:p>
          </table:table-cell>
          <table:table-cell table:formula="of:=MAX([.$J95];[#REF!];[.$P95];[#REF!];[.$V95];[#REF!];[.$AB95];[#REF!];[.$AH95];[#REF!];[.$AN95];[#REF!])" office:value-type="string" office:string-value="" calcext:value-type="error">
            <text:p>#REF!</text:p>
          </table:table-cell>
          <table:table-cell table:formula="of:=MAX([.$K95];[#REF!];[.$Q95];[#REF!];[.$W95];[#REF!];[.$AC95];[#REF!];[.$AI95];[#REF!];[.$AO95];[#REF!])" office:value-type="string" office:string-value="" calcext:value-type="error">
            <text:p>#REF!</text:p>
          </table:table-cell>
          <table:table-cell table:formula="of:=MAX([.$L95];[#REF!];[.$R95];[#REF!];[.$X95];[#REF!];[.$AD95];[#REF!];[.$AJ95];[#REF!];[.$AP95];[#REF!])" office:value-type="string" office:string-value="" calcext:value-type="error">
            <text:p>#REF!</text:p>
          </table:table-cell>
          <table:table-cell table:formula="of:=MAX([.$M95];[#REF!];[.$S95];[#REF!];[.$Y95];[#REF!];[.$AE95];[#REF!];[.$AK95];[#REF!];[.$AQ9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516-sokoban-20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IN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IN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IN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IN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IN([.$M96];[#REF!];[.$S96];[#REF!];[.$Y96];[#REF!];[.$AE96];[#REF!];[.$AK96];[#REF!];[.$AQ96];[#REF!])" office:value-type="string" office:string-value="" calcext:value-type="error">
            <text:p>#REF!</text:p>
          </table:table-cell>
          <table:table-cell table:formula="of:=MEDIAN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EDIAN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EDIAN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EDIAN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EDIAN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EDIAN([.$M96];[#REF!];[.$S96];[#REF!];[.$Y96];[#REF!];[.$AE96];[#REF!];[.$AK96];[#REF!];[.$AQ96];[#REF!])" office:value-type="string" office:string-value="" calcext:value-type="error">
            <text:p>#REF!</text:p>
          </table:table-cell>
          <table:table-cell table:formula="of:=MAX([.$H96];[#REF!];[.$N96];[#REF!];[.$T96];[#REF!];[.$Z96];[#REF!];[.$AF96];[#REF!];[.$AL96];[#REF!])" office:value-type="string" office:string-value="" calcext:value-type="error">
            <text:p>#REF!</text:p>
          </table:table-cell>
          <table:table-cell table:formula="of:=MAX([.$I96];[#REF!];[.$O96];[#REF!];[.$U96];[#REF!];[.$AA96];[#REF!];[.$AG96];[#REF!];[.$AM96];[#REF!])" office:value-type="string" office:string-value="" calcext:value-type="error">
            <text:p>#REF!</text:p>
          </table:table-cell>
          <table:table-cell table:formula="of:=MAX([.$J96];[#REF!];[.$P96];[#REF!];[.$V96];[#REF!];[.$AB96];[#REF!];[.$AH96];[#REF!];[.$AN96];[#REF!])" office:value-type="string" office:string-value="" calcext:value-type="error">
            <text:p>#REF!</text:p>
          </table:table-cell>
          <table:table-cell table:formula="of:=MAX([.$K96];[#REF!];[.$Q96];[#REF!];[.$W96];[#REF!];[.$AC96];[#REF!];[.$AI96];[#REF!];[.$AO96];[#REF!])" office:value-type="string" office:string-value="" calcext:value-type="error">
            <text:p>#REF!</text:p>
          </table:table-cell>
          <table:table-cell table:formula="of:=MAX([.$L96];[#REF!];[.$R96];[#REF!];[.$X96];[#REF!];[.$AD96];[#REF!];[.$AJ96];[#REF!];[.$AP96];[#REF!])" office:value-type="string" office:string-value="" calcext:value-type="error">
            <text:p>#REF!</text:p>
          </table:table-cell>
          <table:table-cell table:formula="of:=MAX([.$M96];[#REF!];[.$S96];[#REF!];[.$Y96];[#REF!];[.$AE96];[#REF!];[.$AK96];[#REF!];[.$AQ9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685-sokoban-10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IN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IN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IN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IN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IN([.$M97];[#REF!];[.$S97];[#REF!];[.$Y97];[#REF!];[.$AE97];[#REF!];[.$AK97];[#REF!];[.$AQ97];[#REF!])" office:value-type="string" office:string-value="" calcext:value-type="error">
            <text:p>#REF!</text:p>
          </table:table-cell>
          <table:table-cell table:formula="of:=MEDIAN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EDIAN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EDIAN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EDIAN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EDIAN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EDIAN([.$M97];[#REF!];[.$S97];[#REF!];[.$Y97];[#REF!];[.$AE97];[#REF!];[.$AK97];[#REF!];[.$AQ97];[#REF!])" office:value-type="string" office:string-value="" calcext:value-type="error">
            <text:p>#REF!</text:p>
          </table:table-cell>
          <table:table-cell table:formula="of:=MAX([.$H97];[#REF!];[.$N97];[#REF!];[.$T97];[#REF!];[.$Z97];[#REF!];[.$AF97];[#REF!];[.$AL97];[#REF!])" office:value-type="string" office:string-value="" calcext:value-type="error">
            <text:p>#REF!</text:p>
          </table:table-cell>
          <table:table-cell table:formula="of:=MAX([.$I97];[#REF!];[.$O97];[#REF!];[.$U97];[#REF!];[.$AA97];[#REF!];[.$AG97];[#REF!];[.$AM97];[#REF!])" office:value-type="string" office:string-value="" calcext:value-type="error">
            <text:p>#REF!</text:p>
          </table:table-cell>
          <table:table-cell table:formula="of:=MAX([.$J97];[#REF!];[.$P97];[#REF!];[.$V97];[#REF!];[.$AB97];[#REF!];[.$AH97];[#REF!];[.$AN97];[#REF!])" office:value-type="string" office:string-value="" calcext:value-type="error">
            <text:p>#REF!</text:p>
          </table:table-cell>
          <table:table-cell table:formula="of:=MAX([.$K97];[#REF!];[.$Q97];[#REF!];[.$W97];[#REF!];[.$AC97];[#REF!];[.$AI97];[#REF!];[.$AO97];[#REF!])" office:value-type="string" office:string-value="" calcext:value-type="error">
            <text:p>#REF!</text:p>
          </table:table-cell>
          <table:table-cell table:formula="of:=MAX([.$L97];[#REF!];[.$R97];[#REF!];[.$X97];[#REF!];[.$AD97];[#REF!];[.$AJ97];[#REF!];[.$AP97];[#REF!])" office:value-type="string" office:string-value="" calcext:value-type="error">
            <text:p>#REF!</text:p>
          </table:table-cell>
          <table:table-cell table:formula="of:=MAX([.$M97];[#REF!];[.$S97];[#REF!];[.$Y97];[#REF!];[.$AE97];[#REF!];[.$AK97];[#REF!];[.$AQ9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760-sokoban-48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IN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IN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IN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IN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IN([.$M98];[#REF!];[.$S98];[#REF!];[.$Y98];[#REF!];[.$AE98];[#REF!];[.$AK98];[#REF!];[.$AQ98];[#REF!])" office:value-type="string" office:string-value="" calcext:value-type="error">
            <text:p>#REF!</text:p>
          </table:table-cell>
          <table:table-cell table:formula="of:=MEDIAN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EDIAN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EDIAN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EDIAN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EDIAN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EDIAN([.$M98];[#REF!];[.$S98];[#REF!];[.$Y98];[#REF!];[.$AE98];[#REF!];[.$AK98];[#REF!];[.$AQ98];[#REF!])" office:value-type="string" office:string-value="" calcext:value-type="error">
            <text:p>#REF!</text:p>
          </table:table-cell>
          <table:table-cell table:formula="of:=MAX([.$H98];[#REF!];[.$N98];[#REF!];[.$T98];[#REF!];[.$Z98];[#REF!];[.$AF98];[#REF!];[.$AL98];[#REF!])" office:value-type="string" office:string-value="" calcext:value-type="error">
            <text:p>#REF!</text:p>
          </table:table-cell>
          <table:table-cell table:formula="of:=MAX([.$I98];[#REF!];[.$O98];[#REF!];[.$U98];[#REF!];[.$AA98];[#REF!];[.$AG98];[#REF!];[.$AM98];[#REF!])" office:value-type="string" office:string-value="" calcext:value-type="error">
            <text:p>#REF!</text:p>
          </table:table-cell>
          <table:table-cell table:formula="of:=MAX([.$J98];[#REF!];[.$P98];[#REF!];[.$V98];[#REF!];[.$AB98];[#REF!];[.$AH98];[#REF!];[.$AN98];[#REF!])" office:value-type="string" office:string-value="" calcext:value-type="error">
            <text:p>#REF!</text:p>
          </table:table-cell>
          <table:table-cell table:formula="of:=MAX([.$K98];[#REF!];[.$Q98];[#REF!];[.$W98];[#REF!];[.$AC98];[#REF!];[.$AI98];[#REF!];[.$AO98];[#REF!])" office:value-type="string" office:string-value="" calcext:value-type="error">
            <text:p>#REF!</text:p>
          </table:table-cell>
          <table:table-cell table:formula="of:=MAX([.$L98];[#REF!];[.$R98];[#REF!];[.$X98];[#REF!];[.$AD98];[#REF!];[.$AJ98];[#REF!];[.$AP98];[#REF!])" office:value-type="string" office:string-value="" calcext:value-type="error">
            <text:p>#REF!</text:p>
          </table:table-cell>
          <table:table-cell table:formula="of:=MAX([.$M98];[#REF!];[.$S98];[#REF!];[.$Y98];[#REF!];[.$AE98];[#REF!];[.$AK98];[#REF!];[.$AQ9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791-sokoban-27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IN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IN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IN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IN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IN([.$M99];[#REF!];[.$S99];[#REF!];[.$Y99];[#REF!];[.$AE99];[#REF!];[.$AK99];[#REF!];[.$AQ99];[#REF!])" office:value-type="string" office:string-value="" calcext:value-type="error">
            <text:p>#REF!</text:p>
          </table:table-cell>
          <table:table-cell table:formula="of:=MEDIAN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EDIAN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EDIAN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EDIAN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EDIAN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EDIAN([.$M99];[#REF!];[.$S99];[#REF!];[.$Y99];[#REF!];[.$AE99];[#REF!];[.$AK99];[#REF!];[.$AQ99];[#REF!])" office:value-type="string" office:string-value="" calcext:value-type="error">
            <text:p>#REF!</text:p>
          </table:table-cell>
          <table:table-cell table:formula="of:=MAX([.$H99];[#REF!];[.$N99];[#REF!];[.$T99];[#REF!];[.$Z99];[#REF!];[.$AF99];[#REF!];[.$AL99];[#REF!])" office:value-type="string" office:string-value="" calcext:value-type="error">
            <text:p>#REF!</text:p>
          </table:table-cell>
          <table:table-cell table:formula="of:=MAX([.$I99];[#REF!];[.$O99];[#REF!];[.$U99];[#REF!];[.$AA99];[#REF!];[.$AG99];[#REF!];[.$AM99];[#REF!])" office:value-type="string" office:string-value="" calcext:value-type="error">
            <text:p>#REF!</text:p>
          </table:table-cell>
          <table:table-cell table:formula="of:=MAX([.$J99];[#REF!];[.$P99];[#REF!];[.$V99];[#REF!];[.$AB99];[#REF!];[.$AH99];[#REF!];[.$AN99];[#REF!])" office:value-type="string" office:string-value="" calcext:value-type="error">
            <text:p>#REF!</text:p>
          </table:table-cell>
          <table:table-cell table:formula="of:=MAX([.$K99];[#REF!];[.$Q99];[#REF!];[.$W99];[#REF!];[.$AC99];[#REF!];[.$AI99];[#REF!];[.$AO99];[#REF!])" office:value-type="string" office:string-value="" calcext:value-type="error">
            <text:p>#REF!</text:p>
          </table:table-cell>
          <table:table-cell table:formula="of:=MAX([.$L99];[#REF!];[.$R99];[#REF!];[.$X99];[#REF!];[.$AD99];[#REF!];[.$AJ99];[#REF!];[.$AP99];[#REF!])" office:value-type="string" office:string-value="" calcext:value-type="error">
            <text:p>#REF!</text:p>
          </table:table-cell>
          <table:table-cell table:formula="of:=MAX([.$M99];[#REF!];[.$S99];[#REF!];[.$Y99];[#REF!];[.$AE99];[#REF!];[.$AK99];[#REF!];[.$AQ9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809-sokoban-28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IN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IN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IN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IN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IN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IN([.$M100];[#REF!];[.$S100];[#REF!];[.$Y100];[#REF!];[.$AE100];[#REF!];[.$AK100];[#REF!];[.$AQ100];[#REF!])" office:value-type="string" office:string-value="" calcext:value-type="error">
            <text:p>#REF!</text:p>
          </table:table-cell>
          <table:table-cell table:formula="of:=MEDIAN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EDIAN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EDIAN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EDIAN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EDIAN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EDIAN([.$M100];[#REF!];[.$S100];[#REF!];[.$Y100];[#REF!];[.$AE100];[#REF!];[.$AK100];[#REF!];[.$AQ100];[#REF!])" office:value-type="string" office:string-value="" calcext:value-type="error">
            <text:p>#REF!</text:p>
          </table:table-cell>
          <table:table-cell table:formula="of:=MAX([.$H100];[#REF!];[.$N100];[#REF!];[.$T100];[#REF!];[.$Z100];[#REF!];[.$AF100];[#REF!];[.$AL100];[#REF!])" office:value-type="string" office:string-value="" calcext:value-type="error">
            <text:p>#REF!</text:p>
          </table:table-cell>
          <table:table-cell table:formula="of:=MAX([.$I100];[#REF!];[.$O100];[#REF!];[.$U100];[#REF!];[.$AA100];[#REF!];[.$AG100];[#REF!];[.$AM100];[#REF!])" office:value-type="string" office:string-value="" calcext:value-type="error">
            <text:p>#REF!</text:p>
          </table:table-cell>
          <table:table-cell table:formula="of:=MAX([.$J100];[#REF!];[.$P100];[#REF!];[.$V100];[#REF!];[.$AB100];[#REF!];[.$AH100];[#REF!];[.$AN100];[#REF!])" office:value-type="string" office:string-value="" calcext:value-type="error">
            <text:p>#REF!</text:p>
          </table:table-cell>
          <table:table-cell table:formula="of:=MAX([.$K100];[#REF!];[.$Q100];[#REF!];[.$W100];[#REF!];[.$AC100];[#REF!];[.$AI100];[#REF!];[.$AO100];[#REF!])" office:value-type="string" office:string-value="" calcext:value-type="error">
            <text:p>#REF!</text:p>
          </table:table-cell>
          <table:table-cell table:formula="of:=MAX([.$L100];[#REF!];[.$R100];[#REF!];[.$X100];[#REF!];[.$AD100];[#REF!];[.$AJ100];[#REF!];[.$AP100];[#REF!])" office:value-type="string" office:string-value="" calcext:value-type="error">
            <text:p>#REF!</text:p>
          </table:table-cell>
          <table:table-cell table:formula="of:=MAX([.$M100];[#REF!];[.$S100];[#REF!];[.$Y100];[#REF!];[.$AE100];[#REF!];[.$AK100];[#REF!];[.$AQ10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950-sokoban-87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IN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IN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IN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IN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IN([.$M101];[#REF!];[.$S101];[#REF!];[.$Y101];[#REF!];[.$AE101];[#REF!];[.$AK101];[#REF!];[.$AQ101];[#REF!])" office:value-type="string" office:string-value="" calcext:value-type="error">
            <text:p>#REF!</text:p>
          </table:table-cell>
          <table:table-cell table:formula="of:=MEDIAN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EDIAN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EDIAN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EDIAN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EDIAN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EDIAN([.$M101];[#REF!];[.$S101];[#REF!];[.$Y101];[#REF!];[.$AE101];[#REF!];[.$AK101];[#REF!];[.$AQ101];[#REF!])" office:value-type="string" office:string-value="" calcext:value-type="error">
            <text:p>#REF!</text:p>
          </table:table-cell>
          <table:table-cell table:formula="of:=MAX([.$H101];[#REF!];[.$N101];[#REF!];[.$T101];[#REF!];[.$Z101];[#REF!];[.$AF101];[#REF!];[.$AL101];[#REF!])" office:value-type="string" office:string-value="" calcext:value-type="error">
            <text:p>#REF!</text:p>
          </table:table-cell>
          <table:table-cell table:formula="of:=MAX([.$I101];[#REF!];[.$O101];[#REF!];[.$U101];[#REF!];[.$AA101];[#REF!];[.$AG101];[#REF!];[.$AM101];[#REF!])" office:value-type="string" office:string-value="" calcext:value-type="error">
            <text:p>#REF!</text:p>
          </table:table-cell>
          <table:table-cell table:formula="of:=MAX([.$J101];[#REF!];[.$P101];[#REF!];[.$V101];[#REF!];[.$AB101];[#REF!];[.$AH101];[#REF!];[.$AN101];[#REF!])" office:value-type="string" office:string-value="" calcext:value-type="error">
            <text:p>#REF!</text:p>
          </table:table-cell>
          <table:table-cell table:formula="of:=MAX([.$K101];[#REF!];[.$Q101];[#REF!];[.$W101];[#REF!];[.$AC101];[#REF!];[.$AI101];[#REF!];[.$AO101];[#REF!])" office:value-type="string" office:string-value="" calcext:value-type="error">
            <text:p>#REF!</text:p>
          </table:table-cell>
          <table:table-cell table:formula="of:=MAX([.$L101];[#REF!];[.$R101];[#REF!];[.$X101];[#REF!];[.$AD101];[#REF!];[.$AJ101];[#REF!];[.$AP101];[#REF!])" office:value-type="string" office:string-value="" calcext:value-type="error">
            <text:p>#REF!</text:p>
          </table:table-cell>
          <table:table-cell table:formula="of:=MAX([.$M101];[#REF!];[.$S101];[#REF!];[.$Y101];[#REF!];[.$AE101];[#REF!];[.$AK101];[#REF!];[.$AQ10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/0984-sokoban-16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IN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IN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IN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IN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IN([.$M102];[#REF!];[.$S102];[#REF!];[.$Y102];[#REF!];[.$AE102];[#REF!];[.$AK102];[#REF!];[.$AQ102];[#REF!])" office:value-type="string" office:string-value="" calcext:value-type="error">
            <text:p>#REF!</text:p>
          </table:table-cell>
          <table:table-cell table:formula="of:=MEDIAN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EDIAN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EDIAN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EDIAN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EDIAN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EDIAN([.$M102];[#REF!];[.$S102];[#REF!];[.$Y102];[#REF!];[.$AE102];[#REF!];[.$AK102];[#REF!];[.$AQ102];[#REF!])" office:value-type="string" office:string-value="" calcext:value-type="error">
            <text:p>#REF!</text:p>
          </table:table-cell>
          <table:table-cell table:formula="of:=MAX([.$H102];[#REF!];[.$N102];[#REF!];[.$T102];[#REF!];[.$Z102];[#REF!];[.$AF102];[#REF!];[.$AL102];[#REF!])" office:value-type="string" office:string-value="" calcext:value-type="error">
            <text:p>#REF!</text:p>
          </table:table-cell>
          <table:table-cell table:formula="of:=MAX([.$I102];[#REF!];[.$O102];[#REF!];[.$U102];[#REF!];[.$AA102];[#REF!];[.$AG102];[#REF!];[.$AM102];[#REF!])" office:value-type="string" office:string-value="" calcext:value-type="error">
            <text:p>#REF!</text:p>
          </table:table-cell>
          <table:table-cell table:formula="of:=MAX([.$J102];[#REF!];[.$P102];[#REF!];[.$V102];[#REF!];[.$AB102];[#REF!];[.$AH102];[#REF!];[.$AN102];[#REF!])" office:value-type="string" office:string-value="" calcext:value-type="error">
            <text:p>#REF!</text:p>
          </table:table-cell>
          <table:table-cell table:formula="of:=MAX([.$K102];[#REF!];[.$Q102];[#REF!];[.$W102];[#REF!];[.$AC102];[#REF!];[.$AI102];[#REF!];[.$AO102];[#REF!])" office:value-type="string" office:string-value="" calcext:value-type="error">
            <text:p>#REF!</text:p>
          </table:table-cell>
          <table:table-cell table:formula="of:=MAX([.$L102];[#REF!];[.$R102];[#REF!];[.$X102];[#REF!];[.$AD102];[#REF!];[.$AJ102];[#REF!];[.$AP102];[#REF!])" office:value-type="string" office:string-value="" calcext:value-type="error">
            <text:p>#REF!</text:p>
          </table:table-cell>
          <table:table-cell table:formula="of:=MAX([.$M102];[#REF!];[.$S102];[#REF!];[.$Y102];[#REF!];[.$AE102];[#REF!];[.$AK102];[#REF!];[.$AQ10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09-visitall-36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48663" calcext:value-type="float">
            <text:p>3848663</text:p>
          </table:table-cell>
          <table:table-cell office:value-type="float" office:value="3270378" calcext:value-type="float">
            <text:p>327037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9.57" calcext:value-type="float">
            <text:p>189.57</text:p>
          </table:table-cell>
          <table:table-cell office:value-type="float" office:value="188.535" calcext:value-type="float">
            <text:p>188.535</text:p>
          </table:table-cell>
          <table:table-cell office:value-type="float" office:value="1246373" calcext:value-type="float">
            <text:p>1246373</text:p>
          </table:table-cell>
          <table:table-cell office:value-type="float" office:value="911261" calcext:value-type="float">
            <text:p>91126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formula="of:=MIN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IN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IN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IN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IN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IN([.$M103];[#REF!];[.$S103];[#REF!];[.$Y103];[#REF!];[.$AE103];[#REF!];[.$AK103];[#REF!];[.$AQ103];[#REF!])" office:value-type="string" office:string-value="" calcext:value-type="error">
            <text:p>#REF!</text:p>
          </table:table-cell>
          <table:table-cell table:formula="of:=MEDIAN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EDIAN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EDIAN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EDIAN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EDIAN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EDIAN([.$M103];[#REF!];[.$S103];[#REF!];[.$Y103];[#REF!];[.$AE103];[#REF!];[.$AK103];[#REF!];[.$AQ103];[#REF!])" office:value-type="string" office:string-value="" calcext:value-type="error">
            <text:p>#REF!</text:p>
          </table:table-cell>
          <table:table-cell table:formula="of:=MAX([.$H103];[#REF!];[.$N103];[#REF!];[.$T103];[#REF!];[.$Z103];[#REF!];[.$AF103];[#REF!];[.$AL103];[#REF!])" office:value-type="string" office:string-value="" calcext:value-type="error">
            <text:p>#REF!</text:p>
          </table:table-cell>
          <table:table-cell table:formula="of:=MAX([.$I103];[#REF!];[.$O103];[#REF!];[.$U103];[#REF!];[.$AA103];[#REF!];[.$AG103];[#REF!];[.$AM103];[#REF!])" office:value-type="string" office:string-value="" calcext:value-type="error">
            <text:p>#REF!</text:p>
          </table:table-cell>
          <table:table-cell table:formula="of:=MAX([.$J103];[#REF!];[.$P103];[#REF!];[.$V103];[#REF!];[.$AB103];[#REF!];[.$AH103];[#REF!];[.$AN103];[#REF!])" office:value-type="string" office:string-value="" calcext:value-type="error">
            <text:p>#REF!</text:p>
          </table:table-cell>
          <table:table-cell table:formula="of:=MAX([.$K103];[#REF!];[.$Q103];[#REF!];[.$W103];[#REF!];[.$AC103];[#REF!];[.$AI103];[#REF!];[.$AO103];[#REF!])" office:value-type="string" office:string-value="" calcext:value-type="error">
            <text:p>#REF!</text:p>
          </table:table-cell>
          <table:table-cell table:formula="of:=MAX([.$L103];[#REF!];[.$R103];[#REF!];[.$X103];[#REF!];[.$AD103];[#REF!];[.$AJ103];[#REF!];[.$AP103];[#REF!])" office:value-type="string" office:string-value="" calcext:value-type="error">
            <text:p>#REF!</text:p>
          </table:table-cell>
          <table:table-cell table:formula="of:=MAX([.$M103];[#REF!];[.$S103];[#REF!];[.$Y103];[#REF!];[.$AE103];[#REF!];[.$AK103];[#REF!];[.$AQ10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12-visitall-36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18340" calcext:value-type="float">
            <text:p>3818340</text:p>
          </table:table-cell>
          <table:table-cell office:value-type="float" office:value="3270674" calcext:value-type="float">
            <text:p>327067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68856" calcext:value-type="float">
            <text:p>4568856</text:p>
          </table:table-cell>
          <table:table-cell office:value-type="float" office:value="3552390" calcext:value-type="float">
            <text:p>35523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formula="of:=MIN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IN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IN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IN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IN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IN([.$M104];[#REF!];[.$S104];[#REF!];[.$Y104];[#REF!];[.$AE104];[#REF!];[.$AK104];[#REF!];[.$AQ104];[#REF!])" office:value-type="string" office:string-value="" calcext:value-type="error">
            <text:p>#REF!</text:p>
          </table:table-cell>
          <table:table-cell table:formula="of:=MEDIAN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EDIAN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EDIAN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EDIAN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EDIAN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EDIAN([.$M104];[#REF!];[.$S104];[#REF!];[.$Y104];[#REF!];[.$AE104];[#REF!];[.$AK104];[#REF!];[.$AQ104];[#REF!])" office:value-type="string" office:string-value="" calcext:value-type="error">
            <text:p>#REF!</text:p>
          </table:table-cell>
          <table:table-cell table:formula="of:=MAX([.$H104];[#REF!];[.$N104];[#REF!];[.$T104];[#REF!];[.$Z104];[#REF!];[.$AF104];[#REF!];[.$AL104];[#REF!])" office:value-type="string" office:string-value="" calcext:value-type="error">
            <text:p>#REF!</text:p>
          </table:table-cell>
          <table:table-cell table:formula="of:=MAX([.$I104];[#REF!];[.$O104];[#REF!];[.$U104];[#REF!];[.$AA104];[#REF!];[.$AG104];[#REF!];[.$AM104];[#REF!])" office:value-type="string" office:string-value="" calcext:value-type="error">
            <text:p>#REF!</text:p>
          </table:table-cell>
          <table:table-cell table:formula="of:=MAX([.$J104];[#REF!];[.$P104];[#REF!];[.$V104];[#REF!];[.$AB104];[#REF!];[.$AH104];[#REF!];[.$AN104];[#REF!])" office:value-type="string" office:string-value="" calcext:value-type="error">
            <text:p>#REF!</text:p>
          </table:table-cell>
          <table:table-cell table:formula="of:=MAX([.$K104];[#REF!];[.$Q104];[#REF!];[.$W104];[#REF!];[.$AC104];[#REF!];[.$AI104];[#REF!];[.$AO104];[#REF!])" office:value-type="string" office:string-value="" calcext:value-type="error">
            <text:p>#REF!</text:p>
          </table:table-cell>
          <table:table-cell table:formula="of:=MAX([.$L104];[#REF!];[.$R104];[#REF!];[.$X104];[#REF!];[.$AD104];[#REF!];[.$AJ104];[#REF!];[.$AP104];[#REF!])" office:value-type="string" office:string-value="" calcext:value-type="error">
            <text:p>#REF!</text:p>
          </table:table-cell>
          <table:table-cell table:formula="of:=MAX([.$M104];[#REF!];[.$S104];[#REF!];[.$Y104];[#REF!];[.$AE104];[#REF!];[.$AK104];[#REF!];[.$AQ10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19-visitall-67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54028" calcext:value-type="float">
            <text:p>3854028</text:p>
          </table:table-cell>
          <table:table-cell office:value-type="float" office:value="3329764" calcext:value-type="float">
            <text:p>332976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936743" calcext:value-type="float">
            <text:p>4936743</text:p>
          </table:table-cell>
          <table:table-cell office:value-type="float" office:value="3879470" calcext:value-type="float">
            <text:p>387947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MIN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IN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IN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IN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IN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IN([.$M105];[#REF!];[.$S105];[#REF!];[.$Y105];[#REF!];[.$AE105];[#REF!];[.$AK105];[#REF!];[.$AQ105];[#REF!])" office:value-type="string" office:string-value="" calcext:value-type="error">
            <text:p>#REF!</text:p>
          </table:table-cell>
          <table:table-cell table:formula="of:=MEDIAN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EDIAN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EDIAN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EDIAN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EDIAN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EDIAN([.$M105];[#REF!];[.$S105];[#REF!];[.$Y105];[#REF!];[.$AE105];[#REF!];[.$AK105];[#REF!];[.$AQ105];[#REF!])" office:value-type="string" office:string-value="" calcext:value-type="error">
            <text:p>#REF!</text:p>
          </table:table-cell>
          <table:table-cell table:formula="of:=MAX([.$H105];[#REF!];[.$N105];[#REF!];[.$T105];[#REF!];[.$Z105];[#REF!];[.$AF105];[#REF!];[.$AL105];[#REF!])" office:value-type="string" office:string-value="" calcext:value-type="error">
            <text:p>#REF!</text:p>
          </table:table-cell>
          <table:table-cell table:formula="of:=MAX([.$I105];[#REF!];[.$O105];[#REF!];[.$U105];[#REF!];[.$AA105];[#REF!];[.$AG105];[#REF!];[.$AM105];[#REF!])" office:value-type="string" office:string-value="" calcext:value-type="error">
            <text:p>#REF!</text:p>
          </table:table-cell>
          <table:table-cell table:formula="of:=MAX([.$J105];[#REF!];[.$P105];[#REF!];[.$V105];[#REF!];[.$AB105];[#REF!];[.$AH105];[#REF!];[.$AN105];[#REF!])" office:value-type="string" office:string-value="" calcext:value-type="error">
            <text:p>#REF!</text:p>
          </table:table-cell>
          <table:table-cell table:formula="of:=MAX([.$K105];[#REF!];[.$Q105];[#REF!];[.$W105];[#REF!];[.$AC105];[#REF!];[.$AI105];[#REF!];[.$AO105];[#REF!])" office:value-type="string" office:string-value="" calcext:value-type="error">
            <text:p>#REF!</text:p>
          </table:table-cell>
          <table:table-cell table:formula="of:=MAX([.$L105];[#REF!];[.$R105];[#REF!];[.$X105];[#REF!];[.$AD105];[#REF!];[.$AJ105];[#REF!];[.$AP105];[#REF!])" office:value-type="string" office:string-value="" calcext:value-type="error">
            <text:p>#REF!</text:p>
          </table:table-cell>
          <table:table-cell table:formula="of:=MAX([.$M105];[#REF!];[.$S105];[#REF!];[.$Y105];[#REF!];[.$AE105];[#REF!];[.$AK105];[#REF!];[.$AQ10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20-visitall-67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21694" calcext:value-type="float">
            <text:p>3821694</text:p>
          </table:table-cell>
          <table:table-cell office:value-type="float" office:value="3254957" calcext:value-type="float">
            <text:p>32549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74579" calcext:value-type="float">
            <text:p>3674579</text:p>
          </table:table-cell>
          <table:table-cell office:value-type="float" office:value="2893531" calcext:value-type="float">
            <text:p>28935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formula="of:=MIN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IN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IN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IN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IN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IN([.$M106];[#REF!];[.$S106];[#REF!];[.$Y106];[#REF!];[.$AE106];[#REF!];[.$AK106];[#REF!];[.$AQ106];[#REF!])" office:value-type="string" office:string-value="" calcext:value-type="error">
            <text:p>#REF!</text:p>
          </table:table-cell>
          <table:table-cell table:formula="of:=MEDIAN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EDIAN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EDIAN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EDIAN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EDIAN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EDIAN([.$M106];[#REF!];[.$S106];[#REF!];[.$Y106];[#REF!];[.$AE106];[#REF!];[.$AK106];[#REF!];[.$AQ106];[#REF!])" office:value-type="string" office:string-value="" calcext:value-type="error">
            <text:p>#REF!</text:p>
          </table:table-cell>
          <table:table-cell table:formula="of:=MAX([.$H106];[#REF!];[.$N106];[#REF!];[.$T106];[#REF!];[.$Z106];[#REF!];[.$AF106];[#REF!];[.$AL106];[#REF!])" office:value-type="string" office:string-value="" calcext:value-type="error">
            <text:p>#REF!</text:p>
          </table:table-cell>
          <table:table-cell table:formula="of:=MAX([.$I106];[#REF!];[.$O106];[#REF!];[.$U106];[#REF!];[.$AA106];[#REF!];[.$AG106];[#REF!];[.$AM106];[#REF!])" office:value-type="string" office:string-value="" calcext:value-type="error">
            <text:p>#REF!</text:p>
          </table:table-cell>
          <table:table-cell table:formula="of:=MAX([.$J106];[#REF!];[.$P106];[#REF!];[.$V106];[#REF!];[.$AB106];[#REF!];[.$AH106];[#REF!];[.$AN106];[#REF!])" office:value-type="string" office:string-value="" calcext:value-type="error">
            <text:p>#REF!</text:p>
          </table:table-cell>
          <table:table-cell table:formula="of:=MAX([.$K106];[#REF!];[.$Q106];[#REF!];[.$W106];[#REF!];[.$AC106];[#REF!];[.$AI106];[#REF!];[.$AO106];[#REF!])" office:value-type="string" office:string-value="" calcext:value-type="error">
            <text:p>#REF!</text:p>
          </table:table-cell>
          <table:table-cell table:formula="of:=MAX([.$L106];[#REF!];[.$R106];[#REF!];[.$X106];[#REF!];[.$AD106];[#REF!];[.$AJ106];[#REF!];[.$AP106];[#REF!])" office:value-type="string" office:string-value="" calcext:value-type="error">
            <text:p>#REF!</text:p>
          </table:table-cell>
          <table:table-cell table:formula="of:=MAX([.$M106];[#REF!];[.$S106];[#REF!];[.$Y106];[#REF!];[.$AE106];[#REF!];[.$AK106];[#REF!];[.$AQ10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29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38266" calcext:value-type="float">
            <text:p>3938266</text:p>
          </table:table-cell>
          <table:table-cell office:value-type="float" office:value="3346021" calcext:value-type="float">
            <text:p>33460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7.3" calcext:value-type="float">
            <text:p>167.3</text:p>
          </table:table-cell>
          <table:table-cell office:value-type="float" office:value="165.99" calcext:value-type="float">
            <text:p>165.99</text:p>
          </table:table-cell>
          <table:table-cell office:value-type="float" office:value="1208720" calcext:value-type="float">
            <text:p>1208720</text:p>
          </table:table-cell>
          <table:table-cell office:value-type="float" office:value="907041" calcext:value-type="float">
            <text:p>9070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formula="of:=MIN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IN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IN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IN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IN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IN([.$M107];[#REF!];[.$S107];[#REF!];[.$Y107];[#REF!];[.$AE107];[#REF!];[.$AK107];[#REF!];[.$AQ107];[#REF!])" office:value-type="string" office:string-value="" calcext:value-type="error">
            <text:p>#REF!</text:p>
          </table:table-cell>
          <table:table-cell table:formula="of:=MEDIAN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EDIAN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EDIAN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EDIAN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EDIAN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EDIAN([.$M107];[#REF!];[.$S107];[#REF!];[.$Y107];[#REF!];[.$AE107];[#REF!];[.$AK107];[#REF!];[.$AQ107];[#REF!])" office:value-type="string" office:string-value="" calcext:value-type="error">
            <text:p>#REF!</text:p>
          </table:table-cell>
          <table:table-cell table:formula="of:=MAX([.$H107];[#REF!];[.$N107];[#REF!];[.$T107];[#REF!];[.$Z107];[#REF!];[.$AF107];[#REF!];[.$AL107];[#REF!])" office:value-type="string" office:string-value="" calcext:value-type="error">
            <text:p>#REF!</text:p>
          </table:table-cell>
          <table:table-cell table:formula="of:=MAX([.$I107];[#REF!];[.$O107];[#REF!];[.$U107];[#REF!];[.$AA107];[#REF!];[.$AG107];[#REF!];[.$AM107];[#REF!])" office:value-type="string" office:string-value="" calcext:value-type="error">
            <text:p>#REF!</text:p>
          </table:table-cell>
          <table:table-cell table:formula="of:=MAX([.$J107];[#REF!];[.$P107];[#REF!];[.$V107];[#REF!];[.$AB107];[#REF!];[.$AH107];[#REF!];[.$AN107];[#REF!])" office:value-type="string" office:string-value="" calcext:value-type="error">
            <text:p>#REF!</text:p>
          </table:table-cell>
          <table:table-cell table:formula="of:=MAX([.$K107];[#REF!];[.$Q107];[#REF!];[.$W107];[#REF!];[.$AC107];[#REF!];[.$AI107];[#REF!];[.$AO107];[#REF!])" office:value-type="string" office:string-value="" calcext:value-type="error">
            <text:p>#REF!</text:p>
          </table:table-cell>
          <table:table-cell table:formula="of:=MAX([.$L107];[#REF!];[.$R107];[#REF!];[.$X107];[#REF!];[.$AD107];[#REF!];[.$AJ107];[#REF!];[.$AP107];[#REF!])" office:value-type="string" office:string-value="" calcext:value-type="error">
            <text:p>#REF!</text:p>
          </table:table-cell>
          <table:table-cell table:formula="of:=MAX([.$M107];[#REF!];[.$S107];[#REF!];[.$Y107];[#REF!];[.$AE107];[#REF!];[.$AK107];[#REF!];[.$AQ10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30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67283" calcext:value-type="float">
            <text:p>3667283</text:p>
          </table:table-cell>
          <table:table-cell office:value-type="float" office:value="3123879" calcext:value-type="float">
            <text:p>312387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71.12" calcext:value-type="float">
            <text:p>171.12</text:p>
          </table:table-cell>
          <table:table-cell office:value-type="float" office:value="169.527" calcext:value-type="float">
            <text:p>169.527</text:p>
          </table:table-cell>
          <table:table-cell office:value-type="float" office:value="1149957" calcext:value-type="float">
            <text:p>1149957</text:p>
          </table:table-cell>
          <table:table-cell office:value-type="float" office:value="851319" calcext:value-type="float">
            <text:p>8513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formula="of:=MIN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IN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IN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IN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IN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IN([.$M108];[#REF!];[.$S108];[#REF!];[.$Y108];[#REF!];[.$AE108];[#REF!];[.$AK108];[#REF!];[.$AQ108];[#REF!])" office:value-type="string" office:string-value="" calcext:value-type="error">
            <text:p>#REF!</text:p>
          </table:table-cell>
          <table:table-cell table:formula="of:=MEDIAN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EDIAN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EDIAN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EDIAN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EDIAN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EDIAN([.$M108];[#REF!];[.$S108];[#REF!];[.$Y108];[#REF!];[.$AE108];[#REF!];[.$AK108];[#REF!];[.$AQ108];[#REF!])" office:value-type="string" office:string-value="" calcext:value-type="error">
            <text:p>#REF!</text:p>
          </table:table-cell>
          <table:table-cell table:formula="of:=MAX([.$H108];[#REF!];[.$N108];[#REF!];[.$T108];[#REF!];[.$Z108];[#REF!];[.$AF108];[#REF!];[.$AL108];[#REF!])" office:value-type="string" office:string-value="" calcext:value-type="error">
            <text:p>#REF!</text:p>
          </table:table-cell>
          <table:table-cell table:formula="of:=MAX([.$I108];[#REF!];[.$O108];[#REF!];[.$U108];[#REF!];[.$AA108];[#REF!];[.$AG108];[#REF!];[.$AM108];[#REF!])" office:value-type="string" office:string-value="" calcext:value-type="error">
            <text:p>#REF!</text:p>
          </table:table-cell>
          <table:table-cell table:formula="of:=MAX([.$J108];[#REF!];[.$P108];[#REF!];[.$V108];[#REF!];[.$AB108];[#REF!];[.$AH108];[#REF!];[.$AN108];[#REF!])" office:value-type="string" office:string-value="" calcext:value-type="error">
            <text:p>#REF!</text:p>
          </table:table-cell>
          <table:table-cell table:formula="of:=MAX([.$K108];[#REF!];[.$Q108];[#REF!];[.$W108];[#REF!];[.$AC108];[#REF!];[.$AI108];[#REF!];[.$AO108];[#REF!])" office:value-type="string" office:string-value="" calcext:value-type="error">
            <text:p>#REF!</text:p>
          </table:table-cell>
          <table:table-cell table:formula="of:=MAX([.$L108];[#REF!];[.$R108];[#REF!];[.$X108];[#REF!];[.$AD108];[#REF!];[.$AJ108];[#REF!];[.$AP108];[#REF!])" office:value-type="string" office:string-value="" calcext:value-type="error">
            <text:p>#REF!</text:p>
          </table:table-cell>
          <table:table-cell table:formula="of:=MAX([.$M108];[#REF!];[.$S108];[#REF!];[.$Y108];[#REF!];[.$AE108];[#REF!];[.$AK108];[#REF!];[.$AQ10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31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60085" calcext:value-type="float">
            <text:p>3560085</text:p>
          </table:table-cell>
          <table:table-cell office:value-type="float" office:value="3016313" calcext:value-type="float">
            <text:p>30163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1.03" calcext:value-type="float">
            <text:p>141.03</text:p>
          </table:table-cell>
          <table:table-cell office:value-type="float" office:value="140.057" calcext:value-type="float">
            <text:p>140.057</text:p>
          </table:table-cell>
          <table:table-cell office:value-type="float" office:value="1085460" calcext:value-type="float">
            <text:p>1085460</text:p>
          </table:table-cell>
          <table:table-cell office:value-type="float" office:value="788574" calcext:value-type="float">
            <text:p>78857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formula="of:=MIN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IN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IN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IN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IN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IN([.$M109];[#REF!];[.$S109];[#REF!];[.$Y109];[#REF!];[.$AE109];[#REF!];[.$AK109];[#REF!];[.$AQ109];[#REF!])" office:value-type="string" office:string-value="" calcext:value-type="error">
            <text:p>#REF!</text:p>
          </table:table-cell>
          <table:table-cell table:formula="of:=MEDIAN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EDIAN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EDIAN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EDIAN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EDIAN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EDIAN([.$M109];[#REF!];[.$S109];[#REF!];[.$Y109];[#REF!];[.$AE109];[#REF!];[.$AK109];[#REF!];[.$AQ109];[#REF!])" office:value-type="string" office:string-value="" calcext:value-type="error">
            <text:p>#REF!</text:p>
          </table:table-cell>
          <table:table-cell table:formula="of:=MAX([.$H109];[#REF!];[.$N109];[#REF!];[.$T109];[#REF!];[.$Z109];[#REF!];[.$AF109];[#REF!];[.$AL109];[#REF!])" office:value-type="string" office:string-value="" calcext:value-type="error">
            <text:p>#REF!</text:p>
          </table:table-cell>
          <table:table-cell table:formula="of:=MAX([.$I109];[#REF!];[.$O109];[#REF!];[.$U109];[#REF!];[.$AA109];[#REF!];[.$AG109];[#REF!];[.$AM109];[#REF!])" office:value-type="string" office:string-value="" calcext:value-type="error">
            <text:p>#REF!</text:p>
          </table:table-cell>
          <table:table-cell table:formula="of:=MAX([.$J109];[#REF!];[.$P109];[#REF!];[.$V109];[#REF!];[.$AB109];[#REF!];[.$AH109];[#REF!];[.$AN109];[#REF!])" office:value-type="string" office:string-value="" calcext:value-type="error">
            <text:p>#REF!</text:p>
          </table:table-cell>
          <table:table-cell table:formula="of:=MAX([.$K109];[#REF!];[.$Q109];[#REF!];[.$W109];[#REF!];[.$AC109];[#REF!];[.$AI109];[#REF!];[.$AO109];[#REF!])" office:value-type="string" office:string-value="" calcext:value-type="error">
            <text:p>#REF!</text:p>
          </table:table-cell>
          <table:table-cell table:formula="of:=MAX([.$L109];[#REF!];[.$R109];[#REF!];[.$X109];[#REF!];[.$AD109];[#REF!];[.$AJ109];[#REF!];[.$AP109];[#REF!])" office:value-type="string" office:string-value="" calcext:value-type="error">
            <text:p>#REF!</text:p>
          </table:table-cell>
          <table:table-cell table:formula="of:=MAX([.$M109];[#REF!];[.$S109];[#REF!];[.$Y109];[#REF!];[.$AE109];[#REF!];[.$AK109];[#REF!];[.$AQ10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37-visitall-73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05913" calcext:value-type="float">
            <text:p>3605913</text:p>
          </table:table-cell>
          <table:table-cell office:value-type="float" office:value="2967429" calcext:value-type="float">
            <text:p>29674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09598" calcext:value-type="float">
            <text:p>3509598</text:p>
          </table:table-cell>
          <table:table-cell office:value-type="float" office:value="2750193" calcext:value-type="float">
            <text:p>275019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formula="of:=MIN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IN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IN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IN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IN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IN([.$M110];[#REF!];[.$S110];[#REF!];[.$Y110];[#REF!];[.$AE110];[#REF!];[.$AK110];[#REF!];[.$AQ110];[#REF!])" office:value-type="string" office:string-value="" calcext:value-type="error">
            <text:p>#REF!</text:p>
          </table:table-cell>
          <table:table-cell table:formula="of:=MEDIAN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EDIAN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EDIAN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EDIAN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EDIAN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EDIAN([.$M110];[#REF!];[.$S110];[#REF!];[.$Y110];[#REF!];[.$AE110];[#REF!];[.$AK110];[#REF!];[.$AQ110];[#REF!])" office:value-type="string" office:string-value="" calcext:value-type="error">
            <text:p>#REF!</text:p>
          </table:table-cell>
          <table:table-cell table:formula="of:=MAX([.$H110];[#REF!];[.$N110];[#REF!];[.$T110];[#REF!];[.$Z110];[#REF!];[.$AF110];[#REF!];[.$AL110];[#REF!])" office:value-type="string" office:string-value="" calcext:value-type="error">
            <text:p>#REF!</text:p>
          </table:table-cell>
          <table:table-cell table:formula="of:=MAX([.$I110];[#REF!];[.$O110];[#REF!];[.$U110];[#REF!];[.$AA110];[#REF!];[.$AG110];[#REF!];[.$AM110];[#REF!])" office:value-type="string" office:string-value="" calcext:value-type="error">
            <text:p>#REF!</text:p>
          </table:table-cell>
          <table:table-cell table:formula="of:=MAX([.$J110];[#REF!];[.$P110];[#REF!];[.$V110];[#REF!];[.$AB110];[#REF!];[.$AH110];[#REF!];[.$AN110];[#REF!])" office:value-type="string" office:string-value="" calcext:value-type="error">
            <text:p>#REF!</text:p>
          </table:table-cell>
          <table:table-cell table:formula="of:=MAX([.$K110];[#REF!];[.$Q110];[#REF!];[.$W110];[#REF!];[.$AC110];[#REF!];[.$AI110];[#REF!];[.$AO110];[#REF!])" office:value-type="string" office:string-value="" calcext:value-type="error">
            <text:p>#REF!</text:p>
          </table:table-cell>
          <table:table-cell table:formula="of:=MAX([.$L110];[#REF!];[.$R110];[#REF!];[.$X110];[#REF!];[.$AD110];[#REF!];[.$AJ110];[#REF!];[.$AP110];[#REF!])" office:value-type="string" office:string-value="" calcext:value-type="error">
            <text:p>#REF!</text:p>
          </table:table-cell>
          <table:table-cell table:formula="of:=MAX([.$M110];[#REF!];[.$S110];[#REF!];[.$Y110];[#REF!];[.$AE110];[#REF!];[.$AK110];[#REF!];[.$AQ11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40-visitall-73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26249" calcext:value-type="float">
            <text:p>3726249</text:p>
          </table:table-cell>
          <table:table-cell office:value-type="float" office:value="3149675" calcext:value-type="float">
            <text:p>31496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7512" calcext:value-type="float">
            <text:p>3147512</text:p>
          </table:table-cell>
          <table:table-cell office:value-type="float" office:value="2425212" calcext:value-type="float">
            <text:p>242521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MIN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IN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IN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IN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IN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IN([.$M111];[#REF!];[.$S111];[#REF!];[.$Y111];[#REF!];[.$AE111];[#REF!];[.$AK111];[#REF!];[.$AQ111];[#REF!])" office:value-type="string" office:string-value="" calcext:value-type="error">
            <text:p>#REF!</text:p>
          </table:table-cell>
          <table:table-cell table:formula="of:=MEDIAN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EDIAN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EDIAN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EDIAN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EDIAN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EDIAN([.$M111];[#REF!];[.$S111];[#REF!];[.$Y111];[#REF!];[.$AE111];[#REF!];[.$AK111];[#REF!];[.$AQ111];[#REF!])" office:value-type="string" office:string-value="" calcext:value-type="error">
            <text:p>#REF!</text:p>
          </table:table-cell>
          <table:table-cell table:formula="of:=MAX([.$H111];[#REF!];[.$N111];[#REF!];[.$T111];[#REF!];[.$Z111];[#REF!];[.$AF111];[#REF!];[.$AL111];[#REF!])" office:value-type="string" office:string-value="" calcext:value-type="error">
            <text:p>#REF!</text:p>
          </table:table-cell>
          <table:table-cell table:formula="of:=MAX([.$I111];[#REF!];[.$O111];[#REF!];[.$U111];[#REF!];[.$AA111];[#REF!];[.$AG111];[#REF!];[.$AM111];[#REF!])" office:value-type="string" office:string-value="" calcext:value-type="error">
            <text:p>#REF!</text:p>
          </table:table-cell>
          <table:table-cell table:formula="of:=MAX([.$J111];[#REF!];[.$P111];[#REF!];[.$V111];[#REF!];[.$AB111];[#REF!];[.$AH111];[#REF!];[.$AN111];[#REF!])" office:value-type="string" office:string-value="" calcext:value-type="error">
            <text:p>#REF!</text:p>
          </table:table-cell>
          <table:table-cell table:formula="of:=MAX([.$K111];[#REF!];[.$Q111];[#REF!];[.$W111];[#REF!];[.$AC111];[#REF!];[.$AI111];[#REF!];[.$AO111];[#REF!])" office:value-type="string" office:string-value="" calcext:value-type="error">
            <text:p>#REF!</text:p>
          </table:table-cell>
          <table:table-cell table:formula="of:=MAX([.$L111];[#REF!];[.$R111];[#REF!];[.$X111];[#REF!];[.$AD111];[#REF!];[.$AJ111];[#REF!];[.$AP111];[#REF!])" office:value-type="string" office:string-value="" calcext:value-type="error">
            <text:p>#REF!</text:p>
          </table:table-cell>
          <table:table-cell table:formula="of:=MAX([.$M111];[#REF!];[.$S111];[#REF!];[.$Y111];[#REF!];[.$AE111];[#REF!];[.$AK111];[#REF!];[.$AQ11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57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15165" calcext:value-type="float">
            <text:p>3615165</text:p>
          </table:table-cell>
          <table:table-cell office:value-type="float" office:value="3056972" calcext:value-type="float">
            <text:p>30569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62234" calcext:value-type="float">
            <text:p>3962234</text:p>
          </table:table-cell>
          <table:table-cell office:value-type="float" office:value="3043659" calcext:value-type="float">
            <text:p>304365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table:formula="of:=MIN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IN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IN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IN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IN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IN([.$M112];[#REF!];[.$S112];[#REF!];[.$Y112];[#REF!];[.$AE112];[#REF!];[.$AK112];[#REF!];[.$AQ112];[#REF!])" office:value-type="string" office:string-value="" calcext:value-type="error">
            <text:p>#REF!</text:p>
          </table:table-cell>
          <table:table-cell table:formula="of:=MEDIAN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EDIAN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EDIAN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EDIAN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EDIAN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EDIAN([.$M112];[#REF!];[.$S112];[#REF!];[.$Y112];[#REF!];[.$AE112];[#REF!];[.$AK112];[#REF!];[.$AQ112];[#REF!])" office:value-type="string" office:string-value="" calcext:value-type="error">
            <text:p>#REF!</text:p>
          </table:table-cell>
          <table:table-cell table:formula="of:=MAX([.$H112];[#REF!];[.$N112];[#REF!];[.$T112];[#REF!];[.$Z112];[#REF!];[.$AF112];[#REF!];[.$AL112];[#REF!])" office:value-type="string" office:string-value="" calcext:value-type="error">
            <text:p>#REF!</text:p>
          </table:table-cell>
          <table:table-cell table:formula="of:=MAX([.$I112];[#REF!];[.$O112];[#REF!];[.$U112];[#REF!];[.$AA112];[#REF!];[.$AG112];[#REF!];[.$AM112];[#REF!])" office:value-type="string" office:string-value="" calcext:value-type="error">
            <text:p>#REF!</text:p>
          </table:table-cell>
          <table:table-cell table:formula="of:=MAX([.$J112];[#REF!];[.$P112];[#REF!];[.$V112];[#REF!];[.$AB112];[#REF!];[.$AH112];[#REF!];[.$AN112];[#REF!])" office:value-type="string" office:string-value="" calcext:value-type="error">
            <text:p>#REF!</text:p>
          </table:table-cell>
          <table:table-cell table:formula="of:=MAX([.$K112];[#REF!];[.$Q112];[#REF!];[.$W112];[#REF!];[.$AC112];[#REF!];[.$AI112];[#REF!];[.$AO112];[#REF!])" office:value-type="string" office:string-value="" calcext:value-type="error">
            <text:p>#REF!</text:p>
          </table:table-cell>
          <table:table-cell table:formula="of:=MAX([.$L112];[#REF!];[.$R112];[#REF!];[.$X112];[#REF!];[.$AD112];[#REF!];[.$AJ112];[#REF!];[.$AP112];[#REF!])" office:value-type="string" office:string-value="" calcext:value-type="error">
            <text:p>#REF!</text:p>
          </table:table-cell>
          <table:table-cell table:formula="of:=MAX([.$M112];[#REF!];[.$S112];[#REF!];[.$Y112];[#REF!];[.$AE112];[#REF!];[.$AK112];[#REF!];[.$AQ11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59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88424" calcext:value-type="float">
            <text:p>3888424</text:p>
          </table:table-cell>
          <table:table-cell office:value-type="float" office:value="3308904" calcext:value-type="float">
            <text:p>33089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286536" calcext:value-type="float">
            <text:p>3286536</text:p>
          </table:table-cell>
          <table:table-cell office:value-type="float" office:value="2556990" calcext:value-type="float">
            <text:p>255699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MIN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IN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IN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IN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IN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IN([.$M113];[#REF!];[.$S113];[#REF!];[.$Y113];[#REF!];[.$AE113];[#REF!];[.$AK113];[#REF!];[.$AQ113];[#REF!])" office:value-type="string" office:string-value="" calcext:value-type="error">
            <text:p>#REF!</text:p>
          </table:table-cell>
          <table:table-cell table:formula="of:=MEDIAN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EDIAN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EDIAN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EDIAN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EDIAN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EDIAN([.$M113];[#REF!];[.$S113];[#REF!];[.$Y113];[#REF!];[.$AE113];[#REF!];[.$AK113];[#REF!];[.$AQ113];[#REF!])" office:value-type="string" office:string-value="" calcext:value-type="error">
            <text:p>#REF!</text:p>
          </table:table-cell>
          <table:table-cell table:formula="of:=MAX([.$H113];[#REF!];[.$N113];[#REF!];[.$T113];[#REF!];[.$Z113];[#REF!];[.$AF113];[#REF!];[.$AL113];[#REF!])" office:value-type="string" office:string-value="" calcext:value-type="error">
            <text:p>#REF!</text:p>
          </table:table-cell>
          <table:table-cell table:formula="of:=MAX([.$I113];[#REF!];[.$O113];[#REF!];[.$U113];[#REF!];[.$AA113];[#REF!];[.$AG113];[#REF!];[.$AM113];[#REF!])" office:value-type="string" office:string-value="" calcext:value-type="error">
            <text:p>#REF!</text:p>
          </table:table-cell>
          <table:table-cell table:formula="of:=MAX([.$J113];[#REF!];[.$P113];[#REF!];[.$V113];[#REF!];[.$AB113];[#REF!];[.$AH113];[#REF!];[.$AN113];[#REF!])" office:value-type="string" office:string-value="" calcext:value-type="error">
            <text:p>#REF!</text:p>
          </table:table-cell>
          <table:table-cell table:formula="of:=MAX([.$K113];[#REF!];[.$Q113];[#REF!];[.$W113];[#REF!];[.$AC113];[#REF!];[.$AI113];[#REF!];[.$AO113];[#REF!])" office:value-type="string" office:string-value="" calcext:value-type="error">
            <text:p>#REF!</text:p>
          </table:table-cell>
          <table:table-cell table:formula="of:=MAX([.$L113];[#REF!];[.$R113];[#REF!];[.$X113];[#REF!];[.$AD113];[#REF!];[.$AJ113];[#REF!];[.$AP113];[#REF!])" office:value-type="string" office:string-value="" calcext:value-type="error">
            <text:p>#REF!</text:p>
          </table:table-cell>
          <table:table-cell table:formula="of:=MAX([.$M113];[#REF!];[.$S113];[#REF!];[.$Y113];[#REF!];[.$AE113];[#REF!];[.$AK113];[#REF!];[.$AQ113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60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09864" calcext:value-type="float">
            <text:p>3309864</text:p>
          </table:table-cell>
          <table:table-cell office:value-type="float" office:value="2733718" calcext:value-type="float">
            <text:p>27337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90930" calcext:value-type="float">
            <text:p>3590930</text:p>
          </table:table-cell>
          <table:table-cell office:value-type="float" office:value="2805780" calcext:value-type="float">
            <text:p>280578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MIN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IN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IN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IN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IN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IN([.$M114];[#REF!];[.$S114];[#REF!];[.$Y114];[#REF!];[.$AE114];[#REF!];[.$AK114];[#REF!];[.$AQ114];[#REF!])" office:value-type="string" office:string-value="" calcext:value-type="error">
            <text:p>#REF!</text:p>
          </table:table-cell>
          <table:table-cell table:formula="of:=MEDIAN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EDIAN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EDIAN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EDIAN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EDIAN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EDIAN([.$M114];[#REF!];[.$S114];[#REF!];[.$Y114];[#REF!];[.$AE114];[#REF!];[.$AK114];[#REF!];[.$AQ114];[#REF!])" office:value-type="string" office:string-value="" calcext:value-type="error">
            <text:p>#REF!</text:p>
          </table:table-cell>
          <table:table-cell table:formula="of:=MAX([.$H114];[#REF!];[.$N114];[#REF!];[.$T114];[#REF!];[.$Z114];[#REF!];[.$AF114];[#REF!];[.$AL114];[#REF!])" office:value-type="string" office:string-value="" calcext:value-type="error">
            <text:p>#REF!</text:p>
          </table:table-cell>
          <table:table-cell table:formula="of:=MAX([.$I114];[#REF!];[.$O114];[#REF!];[.$U114];[#REF!];[.$AA114];[#REF!];[.$AG114];[#REF!];[.$AM114];[#REF!])" office:value-type="string" office:string-value="" calcext:value-type="error">
            <text:p>#REF!</text:p>
          </table:table-cell>
          <table:table-cell table:formula="of:=MAX([.$J114];[#REF!];[.$P114];[#REF!];[.$V114];[#REF!];[.$AB114];[#REF!];[.$AH114];[#REF!];[.$AN114];[#REF!])" office:value-type="string" office:string-value="" calcext:value-type="error">
            <text:p>#REF!</text:p>
          </table:table-cell>
          <table:table-cell table:formula="of:=MAX([.$K114];[#REF!];[.$Q114];[#REF!];[.$W114];[#REF!];[.$AC114];[#REF!];[.$AI114];[#REF!];[.$AO114];[#REF!])" office:value-type="string" office:string-value="" calcext:value-type="error">
            <text:p>#REF!</text:p>
          </table:table-cell>
          <table:table-cell table:formula="of:=MAX([.$L114];[#REF!];[.$R114];[#REF!];[.$X114];[#REF!];[.$AD114];[#REF!];[.$AJ114];[#REF!];[.$AP114];[#REF!])" office:value-type="string" office:string-value="" calcext:value-type="error">
            <text:p>#REF!</text:p>
          </table:table-cell>
          <table:table-cell table:formula="of:=MAX([.$M114];[#REF!];[.$S114];[#REF!];[.$Y114];[#REF!];[.$AE114];[#REF!];[.$AK114];[#REF!];[.$AQ114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70-visitall-4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05846" calcext:value-type="float">
            <text:p>3705846</text:p>
          </table:table-cell>
          <table:table-cell office:value-type="float" office:value="3148261" calcext:value-type="float">
            <text:p>31482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63.95" calcext:value-type="float">
            <text:p>263.95</text:p>
          </table:table-cell>
          <table:table-cell office:value-type="float" office:value="262.897" calcext:value-type="float">
            <text:p>262.897</text:p>
          </table:table-cell>
          <table:table-cell office:value-type="float" office:value="1615996" calcext:value-type="float">
            <text:p>1615996</text:p>
          </table:table-cell>
          <table:table-cell office:value-type="float" office:value="1192812" calcext:value-type="float">
            <text:p>119281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table:formula="of:=MIN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IN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IN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IN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IN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IN([.$M115];[#REF!];[.$S115];[#REF!];[.$Y115];[#REF!];[.$AE115];[#REF!];[.$AK115];[#REF!];[.$AQ115];[#REF!])" office:value-type="string" office:string-value="" calcext:value-type="error">
            <text:p>#REF!</text:p>
          </table:table-cell>
          <table:table-cell table:formula="of:=MEDIAN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EDIAN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EDIAN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EDIAN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EDIAN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EDIAN([.$M115];[#REF!];[.$S115];[#REF!];[.$Y115];[#REF!];[.$AE115];[#REF!];[.$AK115];[#REF!];[.$AQ115];[#REF!])" office:value-type="string" office:string-value="" calcext:value-type="error">
            <text:p>#REF!</text:p>
          </table:table-cell>
          <table:table-cell table:formula="of:=MAX([.$H115];[#REF!];[.$N115];[#REF!];[.$T115];[#REF!];[.$Z115];[#REF!];[.$AF115];[#REF!];[.$AL115];[#REF!])" office:value-type="string" office:string-value="" calcext:value-type="error">
            <text:p>#REF!</text:p>
          </table:table-cell>
          <table:table-cell table:formula="of:=MAX([.$I115];[#REF!];[.$O115];[#REF!];[.$U115];[#REF!];[.$AA115];[#REF!];[.$AG115];[#REF!];[.$AM115];[#REF!])" office:value-type="string" office:string-value="" calcext:value-type="error">
            <text:p>#REF!</text:p>
          </table:table-cell>
          <table:table-cell table:formula="of:=MAX([.$J115];[#REF!];[.$P115];[#REF!];[.$V115];[#REF!];[.$AB115];[#REF!];[.$AH115];[#REF!];[.$AN115];[#REF!])" office:value-type="string" office:string-value="" calcext:value-type="error">
            <text:p>#REF!</text:p>
          </table:table-cell>
          <table:table-cell table:formula="of:=MAX([.$K115];[#REF!];[.$Q115];[#REF!];[.$W115];[#REF!];[.$AC115];[#REF!];[.$AI115];[#REF!];[.$AO115];[#REF!])" office:value-type="string" office:string-value="" calcext:value-type="error">
            <text:p>#REF!</text:p>
          </table:table-cell>
          <table:table-cell table:formula="of:=MAX([.$L115];[#REF!];[.$R115];[#REF!];[.$X115];[#REF!];[.$AD115];[#REF!];[.$AJ115];[#REF!];[.$AP115];[#REF!])" office:value-type="string" office:string-value="" calcext:value-type="error">
            <text:p>#REF!</text:p>
          </table:table-cell>
          <table:table-cell table:formula="of:=MAX([.$M115];[#REF!];[.$S115];[#REF!];[.$Y115];[#REF!];[.$AE115];[#REF!];[.$AK115];[#REF!];[.$AQ115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71-visitall-4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02533" calcext:value-type="float">
            <text:p>3602533</text:p>
          </table:table-cell>
          <table:table-cell office:value-type="float" office:value="3009178" calcext:value-type="float">
            <text:p>300917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5.63" calcext:value-type="float">
            <text:p>835.63</text:p>
          </table:table-cell>
          <table:table-cell office:value-type="float" office:value="834.42" calcext:value-type="float">
            <text:p>834.42</text:p>
          </table:table-cell>
          <table:table-cell office:value-type="float" office:value="3742550" calcext:value-type="float">
            <text:p>3742550</text:p>
          </table:table-cell>
          <table:table-cell office:value-type="float" office:value="2794593" calcext:value-type="float">
            <text:p>279459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formula="of:=MIN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IN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IN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IN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IN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IN([.$M116];[#REF!];[.$S116];[#REF!];[.$Y116];[#REF!];[.$AE116];[#REF!];[.$AK116];[#REF!];[.$AQ116];[#REF!])" office:value-type="string" office:string-value="" calcext:value-type="error">
            <text:p>#REF!</text:p>
          </table:table-cell>
          <table:table-cell table:formula="of:=MEDIAN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EDIAN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EDIAN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EDIAN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EDIAN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EDIAN([.$M116];[#REF!];[.$S116];[#REF!];[.$Y116];[#REF!];[.$AE116];[#REF!];[.$AK116];[#REF!];[.$AQ116];[#REF!])" office:value-type="string" office:string-value="" calcext:value-type="error">
            <text:p>#REF!</text:p>
          </table:table-cell>
          <table:table-cell table:formula="of:=MAX([.$H116];[#REF!];[.$N116];[#REF!];[.$T116];[#REF!];[.$Z116];[#REF!];[.$AF116];[#REF!];[.$AL116];[#REF!])" office:value-type="string" office:string-value="" calcext:value-type="error">
            <text:p>#REF!</text:p>
          </table:table-cell>
          <table:table-cell table:formula="of:=MAX([.$I116];[#REF!];[.$O116];[#REF!];[.$U116];[#REF!];[.$AA116];[#REF!];[.$AG116];[#REF!];[.$AM116];[#REF!])" office:value-type="string" office:string-value="" calcext:value-type="error">
            <text:p>#REF!</text:p>
          </table:table-cell>
          <table:table-cell table:formula="of:=MAX([.$J116];[#REF!];[.$P116];[#REF!];[.$V116];[#REF!];[.$AB116];[#REF!];[.$AH116];[#REF!];[.$AN116];[#REF!])" office:value-type="string" office:string-value="" calcext:value-type="error">
            <text:p>#REF!</text:p>
          </table:table-cell>
          <table:table-cell table:formula="of:=MAX([.$K116];[#REF!];[.$Q116];[#REF!];[.$W116];[#REF!];[.$AC116];[#REF!];[.$AI116];[#REF!];[.$AO116];[#REF!])" office:value-type="string" office:string-value="" calcext:value-type="error">
            <text:p>#REF!</text:p>
          </table:table-cell>
          <table:table-cell table:formula="of:=MAX([.$L116];[#REF!];[.$R116];[#REF!];[.$X116];[#REF!];[.$AD116];[#REF!];[.$AJ116];[#REF!];[.$AP116];[#REF!])" office:value-type="string" office:string-value="" calcext:value-type="error">
            <text:p>#REF!</text:p>
          </table:table-cell>
          <table:table-cell table:formula="of:=MAX([.$M116];[#REF!];[.$S116];[#REF!];[.$Y116];[#REF!];[.$AE116];[#REF!];[.$AK116];[#REF!];[.$AQ116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77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21233" calcext:value-type="float">
            <text:p>3521233</text:p>
          </table:table-cell>
          <table:table-cell office:value-type="float" office:value="2949309" calcext:value-type="float">
            <text:p>294930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56638" calcext:value-type="float">
            <text:p>3656638</text:p>
          </table:table-cell>
          <table:table-cell office:value-type="float" office:value="2851819" calcext:value-type="float">
            <text:p>28518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9" calcext:value-type="float">
            <text:p>1509</text:p>
          </table:table-cell>
          <table:table-cell office:value-type="float" office:value="1191" calcext:value-type="float">
            <text:p>1191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table:formula="of:=MIN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IN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IN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IN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IN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IN([.$M117];[#REF!];[.$S117];[#REF!];[.$Y117];[#REF!];[.$AE117];[#REF!];[.$AK117];[#REF!];[.$AQ117];[#REF!])" office:value-type="string" office:string-value="" calcext:value-type="error">
            <text:p>#REF!</text:p>
          </table:table-cell>
          <table:table-cell table:formula="of:=MEDIAN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EDIAN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EDIAN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EDIAN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EDIAN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EDIAN([.$M117];[#REF!];[.$S117];[#REF!];[.$Y117];[#REF!];[.$AE117];[#REF!];[.$AK117];[#REF!];[.$AQ117];[#REF!])" office:value-type="string" office:string-value="" calcext:value-type="error">
            <text:p>#REF!</text:p>
          </table:table-cell>
          <table:table-cell table:formula="of:=MAX([.$H117];[#REF!];[.$N117];[#REF!];[.$T117];[#REF!];[.$Z117];[#REF!];[.$AF117];[#REF!];[.$AL117];[#REF!])" office:value-type="string" office:string-value="" calcext:value-type="error">
            <text:p>#REF!</text:p>
          </table:table-cell>
          <table:table-cell table:formula="of:=MAX([.$I117];[#REF!];[.$O117];[#REF!];[.$U117];[#REF!];[.$AA117];[#REF!];[.$AG117];[#REF!];[.$AM117];[#REF!])" office:value-type="string" office:string-value="" calcext:value-type="error">
            <text:p>#REF!</text:p>
          </table:table-cell>
          <table:table-cell table:formula="of:=MAX([.$J117];[#REF!];[.$P117];[#REF!];[.$V117];[#REF!];[.$AB117];[#REF!];[.$AH117];[#REF!];[.$AN117];[#REF!])" office:value-type="string" office:string-value="" calcext:value-type="error">
            <text:p>#REF!</text:p>
          </table:table-cell>
          <table:table-cell table:formula="of:=MAX([.$K117];[#REF!];[.$Q117];[#REF!];[.$W117];[#REF!];[.$AC117];[#REF!];[.$AI117];[#REF!];[.$AO117];[#REF!])" office:value-type="string" office:string-value="" calcext:value-type="error">
            <text:p>#REF!</text:p>
          </table:table-cell>
          <table:table-cell table:formula="of:=MAX([.$L117];[#REF!];[.$R117];[#REF!];[.$X117];[#REF!];[.$AD117];[#REF!];[.$AJ117];[#REF!];[.$AP117];[#REF!])" office:value-type="string" office:string-value="" calcext:value-type="error">
            <text:p>#REF!</text:p>
          </table:table-cell>
          <table:table-cell table:formula="of:=MAX([.$M117];[#REF!];[.$S117];[#REF!];[.$Y117];[#REF!];[.$AE117];[#REF!];[.$AK117];[#REF!];[.$AQ117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78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58956" calcext:value-type="float">
            <text:p>3558956</text:p>
          </table:table-cell>
          <table:table-cell office:value-type="float" office:value="3030687" calcext:value-type="float">
            <text:p>303068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78108" calcext:value-type="float">
            <text:p>5078108</text:p>
          </table:table-cell>
          <table:table-cell office:value-type="float" office:value="4150301" calcext:value-type="float">
            <text:p>41503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formula="of:=MIN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IN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IN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IN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IN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IN([.$M118];[#REF!];[.$S118];[#REF!];[.$Y118];[#REF!];[.$AE118];[#REF!];[.$AK118];[#REF!];[.$AQ118];[#REF!])" office:value-type="string" office:string-value="" calcext:value-type="error">
            <text:p>#REF!</text:p>
          </table:table-cell>
          <table:table-cell table:formula="of:=MEDIAN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EDIAN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EDIAN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EDIAN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EDIAN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EDIAN([.$M118];[#REF!];[.$S118];[#REF!];[.$Y118];[#REF!];[.$AE118];[#REF!];[.$AK118];[#REF!];[.$AQ118];[#REF!])" office:value-type="string" office:string-value="" calcext:value-type="error">
            <text:p>#REF!</text:p>
          </table:table-cell>
          <table:table-cell table:formula="of:=MAX([.$H118];[#REF!];[.$N118];[#REF!];[.$T118];[#REF!];[.$Z118];[#REF!];[.$AF118];[#REF!];[.$AL118];[#REF!])" office:value-type="string" office:string-value="" calcext:value-type="error">
            <text:p>#REF!</text:p>
          </table:table-cell>
          <table:table-cell table:formula="of:=MAX([.$I118];[#REF!];[.$O118];[#REF!];[.$U118];[#REF!];[.$AA118];[#REF!];[.$AG118];[#REF!];[.$AM118];[#REF!])" office:value-type="string" office:string-value="" calcext:value-type="error">
            <text:p>#REF!</text:p>
          </table:table-cell>
          <table:table-cell table:formula="of:=MAX([.$J118];[#REF!];[.$P118];[#REF!];[.$V118];[#REF!];[.$AB118];[#REF!];[.$AH118];[#REF!];[.$AN118];[#REF!])" office:value-type="string" office:string-value="" calcext:value-type="error">
            <text:p>#REF!</text:p>
          </table:table-cell>
          <table:table-cell table:formula="of:=MAX([.$K118];[#REF!];[.$Q118];[#REF!];[.$W118];[#REF!];[.$AC118];[#REF!];[.$AI118];[#REF!];[.$AO118];[#REF!])" office:value-type="string" office:string-value="" calcext:value-type="error">
            <text:p>#REF!</text:p>
          </table:table-cell>
          <table:table-cell table:formula="of:=MAX([.$L118];[#REF!];[.$R118];[#REF!];[.$X118];[#REF!];[.$AD118];[#REF!];[.$AJ118];[#REF!];[.$AP118];[#REF!])" office:value-type="string" office:string-value="" calcext:value-type="error">
            <text:p>#REF!</text:p>
          </table:table-cell>
          <table:table-cell table:formula="of:=MAX([.$M118];[#REF!];[.$S118];[#REF!];[.$Y118];[#REF!];[.$AE118];[#REF!];[.$AK118];[#REF!];[.$AQ118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80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73472" calcext:value-type="float">
            <text:p>3173472</text:p>
          </table:table-cell>
          <table:table-cell office:value-type="float" office:value="2684717" calcext:value-type="float">
            <text:p>26847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21162" calcext:value-type="float">
            <text:p>3621162</text:p>
          </table:table-cell>
          <table:table-cell office:value-type="float" office:value="2814234" calcext:value-type="float">
            <text:p>281423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MIN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IN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IN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IN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IN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IN([.$M119];[#REF!];[.$S119];[#REF!];[.$Y119];[#REF!];[.$AE119];[#REF!];[.$AK119];[#REF!];[.$AQ119];[#REF!])" office:value-type="string" office:string-value="" calcext:value-type="error">
            <text:p>#REF!</text:p>
          </table:table-cell>
          <table:table-cell table:formula="of:=MEDIAN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EDIAN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EDIAN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EDIAN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EDIAN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EDIAN([.$M119];[#REF!];[.$S119];[#REF!];[.$Y119];[#REF!];[.$AE119];[#REF!];[.$AK119];[#REF!];[.$AQ119];[#REF!])" office:value-type="string" office:string-value="" calcext:value-type="error">
            <text:p>#REF!</text:p>
          </table:table-cell>
          <table:table-cell table:formula="of:=MAX([.$H119];[#REF!];[.$N119];[#REF!];[.$T119];[#REF!];[.$Z119];[#REF!];[.$AF119];[#REF!];[.$AL119];[#REF!])" office:value-type="string" office:string-value="" calcext:value-type="error">
            <text:p>#REF!</text:p>
          </table:table-cell>
          <table:table-cell table:formula="of:=MAX([.$I119];[#REF!];[.$O119];[#REF!];[.$U119];[#REF!];[.$AA119];[#REF!];[.$AG119];[#REF!];[.$AM119];[#REF!])" office:value-type="string" office:string-value="" calcext:value-type="error">
            <text:p>#REF!</text:p>
          </table:table-cell>
          <table:table-cell table:formula="of:=MAX([.$J119];[#REF!];[.$P119];[#REF!];[.$V119];[#REF!];[.$AB119];[#REF!];[.$AH119];[#REF!];[.$AN119];[#REF!])" office:value-type="string" office:string-value="" calcext:value-type="error">
            <text:p>#REF!</text:p>
          </table:table-cell>
          <table:table-cell table:formula="of:=MAX([.$K119];[#REF!];[.$Q119];[#REF!];[.$W119];[#REF!];[.$AC119];[#REF!];[.$AI119];[#REF!];[.$AO119];[#REF!])" office:value-type="string" office:string-value="" calcext:value-type="error">
            <text:p>#REF!</text:p>
          </table:table-cell>
          <table:table-cell table:formula="of:=MAX([.$L119];[#REF!];[.$R119];[#REF!];[.$X119];[#REF!];[.$AD119];[#REF!];[.$AJ119];[#REF!];[.$AP119];[#REF!])" office:value-type="string" office:string-value="" calcext:value-type="error">
            <text:p>#REF!</text:p>
          </table:table-cell>
          <table:table-cell table:formula="of:=MAX([.$M119];[#REF!];[.$S119];[#REF!];[.$Y119];[#REF!];[.$AE119];[#REF!];[.$AK119];[#REF!];[.$AQ119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89-visitall-66-1.asp</text:p>
          </table:table-cell>
          <table:table-cell office:value-type="float" office:value="791.93" calcext:value-type="float">
            <text:p>791.93</text:p>
          </table:table-cell>
          <table:table-cell office:value-type="float" office:value="791.858" calcext:value-type="float">
            <text:p>791.858</text:p>
          </table:table-cell>
          <table:table-cell office:value-type="float" office:value="3289473" calcext:value-type="float">
            <text:p>3289473</text:p>
          </table:table-cell>
          <table:table-cell office:value-type="float" office:value="2769314" calcext:value-type="float">
            <text:p>27693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.3</text:p>
          </table:table-cell>
          <table:table-cell office:value-type="float" office:value="99.207" calcext:value-type="float">
            <text:p>99.207</text:p>
          </table:table-cell>
          <table:table-cell office:value-type="float" office:value="829986" calcext:value-type="float">
            <text:p>829986</text:p>
          </table:table-cell>
          <table:table-cell office:value-type="float" office:value="602827" calcext:value-type="float">
            <text:p>60282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formula="of:=MIN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IN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IN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IN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IN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IN([.$M120];[#REF!];[.$S120];[#REF!];[.$Y120];[#REF!];[.$AE120];[#REF!];[.$AK120];[#REF!];[.$AQ120];[#REF!])" office:value-type="string" office:string-value="" calcext:value-type="error">
            <text:p>#REF!</text:p>
          </table:table-cell>
          <table:table-cell table:formula="of:=MEDIAN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EDIAN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EDIAN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EDIAN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EDIAN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EDIAN([.$M120];[#REF!];[.$S120];[#REF!];[.$Y120];[#REF!];[.$AE120];[#REF!];[.$AK120];[#REF!];[.$AQ120];[#REF!])" office:value-type="string" office:string-value="" calcext:value-type="error">
            <text:p>#REF!</text:p>
          </table:table-cell>
          <table:table-cell table:formula="of:=MAX([.$H120];[#REF!];[.$N120];[#REF!];[.$T120];[#REF!];[.$Z120];[#REF!];[.$AF120];[#REF!];[.$AL120];[#REF!])" office:value-type="string" office:string-value="" calcext:value-type="error">
            <text:p>#REF!</text:p>
          </table:table-cell>
          <table:table-cell table:formula="of:=MAX([.$I120];[#REF!];[.$O120];[#REF!];[.$U120];[#REF!];[.$AA120];[#REF!];[.$AG120];[#REF!];[.$AM120];[#REF!])" office:value-type="string" office:string-value="" calcext:value-type="error">
            <text:p>#REF!</text:p>
          </table:table-cell>
          <table:table-cell table:formula="of:=MAX([.$J120];[#REF!];[.$P120];[#REF!];[.$V120];[#REF!];[.$AB120];[#REF!];[.$AH120];[#REF!];[.$AN120];[#REF!])" office:value-type="string" office:string-value="" calcext:value-type="error">
            <text:p>#REF!</text:p>
          </table:table-cell>
          <table:table-cell table:formula="of:=MAX([.$K120];[#REF!];[.$Q120];[#REF!];[.$W120];[#REF!];[.$AC120];[#REF!];[.$AI120];[#REF!];[.$AO120];[#REF!])" office:value-type="string" office:string-value="" calcext:value-type="error">
            <text:p>#REF!</text:p>
          </table:table-cell>
          <table:table-cell table:formula="of:=MAX([.$L120];[#REF!];[.$R120];[#REF!];[.$X120];[#REF!];[.$AD120];[#REF!];[.$AJ120];[#REF!];[.$AP120];[#REF!])" office:value-type="string" office:string-value="" calcext:value-type="error">
            <text:p>#REF!</text:p>
          </table:table-cell>
          <table:table-cell table:formula="of:=MAX([.$M120];[#REF!];[.$S120];[#REF!];[.$Y120];[#REF!];[.$AE120];[#REF!];[.$AK120];[#REF!];[.$AQ120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099-visitall-122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98474" calcext:value-type="float">
            <text:p>3698474</text:p>
          </table:table-cell>
          <table:table-cell office:value-type="float" office:value="3177206" calcext:value-type="float">
            <text:p>31772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48814" calcext:value-type="float">
            <text:p>3348814</text:p>
          </table:table-cell>
          <table:table-cell office:value-type="float" office:value="2591451" calcext:value-type="float">
            <text:p>259145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MIN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IN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IN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IN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IN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IN([.$M121];[#REF!];[.$S121];[#REF!];[.$Y121];[#REF!];[.$AE121];[#REF!];[.$AK121];[#REF!];[.$AQ121];[#REF!])" office:value-type="string" office:string-value="" calcext:value-type="error">
            <text:p>#REF!</text:p>
          </table:table-cell>
          <table:table-cell table:formula="of:=MEDIAN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EDIAN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EDIAN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EDIAN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EDIAN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EDIAN([.$M121];[#REF!];[.$S121];[#REF!];[.$Y121];[#REF!];[.$AE121];[#REF!];[.$AK121];[#REF!];[.$AQ121];[#REF!])" office:value-type="string" office:string-value="" calcext:value-type="error">
            <text:p>#REF!</text:p>
          </table:table-cell>
          <table:table-cell table:formula="of:=MAX([.$H121];[#REF!];[.$N121];[#REF!];[.$T121];[#REF!];[.$Z121];[#REF!];[.$AF121];[#REF!];[.$AL121];[#REF!])" office:value-type="string" office:string-value="" calcext:value-type="error">
            <text:p>#REF!</text:p>
          </table:table-cell>
          <table:table-cell table:formula="of:=MAX([.$I121];[#REF!];[.$O121];[#REF!];[.$U121];[#REF!];[.$AA121];[#REF!];[.$AG121];[#REF!];[.$AM121];[#REF!])" office:value-type="string" office:string-value="" calcext:value-type="error">
            <text:p>#REF!</text:p>
          </table:table-cell>
          <table:table-cell table:formula="of:=MAX([.$J121];[#REF!];[.$P121];[#REF!];[.$V121];[#REF!];[.$AB121];[#REF!];[.$AH121];[#REF!];[.$AN121];[#REF!])" office:value-type="string" office:string-value="" calcext:value-type="error">
            <text:p>#REF!</text:p>
          </table:table-cell>
          <table:table-cell table:formula="of:=MAX([.$K121];[#REF!];[.$Q121];[#REF!];[.$W121];[#REF!];[.$AC121];[#REF!];[.$AI121];[#REF!];[.$AO121];[#REF!])" office:value-type="string" office:string-value="" calcext:value-type="error">
            <text:p>#REF!</text:p>
          </table:table-cell>
          <table:table-cell table:formula="of:=MAX([.$L121];[#REF!];[.$R121];[#REF!];[.$X121];[#REF!];[.$AD121];[#REF!];[.$AJ121];[#REF!];[.$AP121];[#REF!])" office:value-type="string" office:string-value="" calcext:value-type="error">
            <text:p>#REF!</text:p>
          </table:table-cell>
          <table:table-cell table:formula="of:=MAX([.$M121];[#REF!];[.$S121];[#REF!];[.$Y121];[#REF!];[.$AE121];[#REF!];[.$AK121];[#REF!];[.$AQ121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/0100-visitall-122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287306" calcext:value-type="float">
            <text:p>3287306</text:p>
          </table:table-cell>
          <table:table-cell office:value-type="float" office:value="2728130" calcext:value-type="float">
            <text:p>272813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68472" calcext:value-type="float">
            <text:p>3368472</text:p>
          </table:table-cell>
          <table:table-cell office:value-type="float" office:value="2606579" calcext:value-type="float">
            <text:p>260657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table:formula="of:=MIN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IN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IN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IN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IN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IN([.$M122];[#REF!];[.$S122];[#REF!];[.$Y122];[#REF!];[.$AE122];[#REF!];[.$AK122];[#REF!];[.$AQ122];[#REF!])" office:value-type="string" office:string-value="" calcext:value-type="error">
            <text:p>#REF!</text:p>
          </table:table-cell>
          <table:table-cell table:formula="of:=MEDIAN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EDIAN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EDIAN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EDIAN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EDIAN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EDIAN([.$M122];[#REF!];[.$S122];[#REF!];[.$Y122];[#REF!];[.$AE122];[#REF!];[.$AK122];[#REF!];[.$AQ122];[#REF!])" office:value-type="string" office:string-value="" calcext:value-type="error">
            <text:p>#REF!</text:p>
          </table:table-cell>
          <table:table-cell table:formula="of:=MAX([.$H122];[#REF!];[.$N122];[#REF!];[.$T122];[#REF!];[.$Z122];[#REF!];[.$AF122];[#REF!];[.$AL122];[#REF!])" office:value-type="string" office:string-value="" calcext:value-type="error">
            <text:p>#REF!</text:p>
          </table:table-cell>
          <table:table-cell table:formula="of:=MAX([.$I122];[#REF!];[.$O122];[#REF!];[.$U122];[#REF!];[.$AA122];[#REF!];[.$AG122];[#REF!];[.$AM122];[#REF!])" office:value-type="string" office:string-value="" calcext:value-type="error">
            <text:p>#REF!</text:p>
          </table:table-cell>
          <table:table-cell table:formula="of:=MAX([.$J122];[#REF!];[.$P122];[#REF!];[.$V122];[#REF!];[.$AB122];[#REF!];[.$AH122];[#REF!];[.$AN122];[#REF!])" office:value-type="string" office:string-value="" calcext:value-type="error">
            <text:p>#REF!</text:p>
          </table:table-cell>
          <table:table-cell table:formula="of:=MAX([.$K122];[#REF!];[.$Q122];[#REF!];[.$W122];[#REF!];[.$AC122];[#REF!];[.$AI122];[#REF!];[.$AO122];[#REF!])" office:value-type="string" office:string-value="" calcext:value-type="error">
            <text:p>#REF!</text:p>
          </table:table-cell>
          <table:table-cell table:formula="of:=MAX([.$L122];[#REF!];[.$R122];[#REF!];[.$X122];[#REF!];[.$AD122];[#REF!];[.$AJ122];[#REF!];[.$AP122];[#REF!])" office:value-type="string" office:string-value="" calcext:value-type="error">
            <text:p>#REF!</text:p>
          </table:table-cell>
          <table:table-cell table:formula="of:=MAX([.$M122];[#REF!];[.$S122];[#REF!];[.$Y122];[#REF!];[.$AE122];[#REF!];[.$AK122];[#REF!];[.$AQ122];[#REF!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"/>
          <table:table-cell table:formula="of:=SUM([.H3:.H122])" office:value-type="float" office:value="74401.69" calcext:value-type="float">
            <text:p>74401.69</text:p>
          </table:table-cell>
          <table:table-cell table:formula="of:=SUM([.I3:.I122])" office:value-type="float" office:value="74368.516" calcext:value-type="float">
            <text:p>74368.516</text:p>
          </table:table-cell>
          <table:table-cell table:formula="of:=SUM([.J3:.J122])" office:value-type="float" office:value="441854995" calcext:value-type="float">
            <text:p>441854995</text:p>
          </table:table-cell>
          <table:table-cell table:formula="of:=SUM([.K3:.K122])" office:value-type="float" office:value="187789987" calcext:value-type="float">
            <text:p>187789987</text:p>
          </table:table-cell>
          <table:table-cell table:formula="of:=SUM([.L3:.L122])" office:value-type="float" office:value="14187" calcext:value-type="float">
            <text:p>14187</text:p>
          </table:table-cell>
          <table:table-cell table:formula="of:=SUM([.M3:.M122])" office:value-type="float" office:value="0" calcext:value-type="float">
            <text:p>0</text:p>
          </table:table-cell>
          <table:table-cell table:formula="of:=SUM([.N3:.N122])" office:value-type="float" office:value="78847.02" calcext:value-type="float">
            <text:p>78847.02</text:p>
          </table:table-cell>
          <table:table-cell table:formula="of:=SUM([.O3:.O122])" office:value-type="float" office:value="78813.723" calcext:value-type="float">
            <text:p>78813.723</text:p>
          </table:table-cell>
          <table:table-cell table:formula="of:=SUM([.P3:.P122])" office:value-type="float" office:value="357426106" calcext:value-type="float">
            <text:p>357426106</text:p>
          </table:table-cell>
          <table:table-cell table:formula="of:=SUM([.Q3:.Q122])" office:value-type="float" office:value="130596778" calcext:value-type="float">
            <text:p>130596778</text:p>
          </table:table-cell>
          <table:table-cell table:formula="of:=SUM([.R3:.R122])" office:value-type="float" office:value="46210" calcext:value-type="float">
            <text:p>46210</text:p>
          </table:table-cell>
          <table:table-cell table:formula="of:=SUM([.S3:.S122])" office:value-type="float" office:value="31138" calcext:value-type="float">
            <text:p>31138</text:p>
          </table:table-cell>
          <table:table-cell table:formula="of:=SUM([.T3:.T122])" office:value-type="float" office:value="78800.39" calcext:value-type="float">
            <text:p>78800.39</text:p>
          </table:table-cell>
          <table:table-cell table:formula="of:=SUM([.U3:.U122])" office:value-type="float" office:value="78767.335" calcext:value-type="float">
            <text:p>78767.335</text:p>
          </table:table-cell>
          <table:table-cell table:formula="of:=SUM([.V3:.V122])" office:value-type="float" office:value="361696750" calcext:value-type="float">
            <text:p>361696750</text:p>
          </table:table-cell>
          <table:table-cell table:formula="of:=SUM([.W3:.W122])" office:value-type="float" office:value="129711058" calcext:value-type="float">
            <text:p>129711058</text:p>
          </table:table-cell>
          <table:table-cell table:formula="of:=SUM([.X3:.X122])" office:value-type="float" office:value="46845" calcext:value-type="float">
            <text:p>46845</text:p>
          </table:table-cell>
          <table:table-cell table:formula="of:=SUM([.Y3:.Y122])" office:value-type="float" office:value="37745" calcext:value-type="float">
            <text:p>37745</text:p>
          </table:table-cell>
          <table:table-cell table:formula="of:=SUM([.Z3:.Z122])" office:value-type="float" office:value="78735.66" calcext:value-type="float">
            <text:p>78735.66</text:p>
          </table:table-cell>
          <table:table-cell table:formula="of:=SUM([.AA3:.AA122])" office:value-type="float" office:value="78716.09" calcext:value-type="float">
            <text:p>78716.09</text:p>
          </table:table-cell>
          <table:table-cell table:formula="of:=SUM([.AB3:.AB122])" office:value-type="float" office:value="365887061" calcext:value-type="float">
            <text:p>365887061</text:p>
          </table:table-cell>
          <table:table-cell table:formula="of:=SUM([.AC3:.AC122])" office:value-type="float" office:value="133236358" calcext:value-type="float">
            <text:p>133236358</text:p>
          </table:table-cell>
          <table:table-cell table:formula="of:=SUM([.AD3:.AD122])" office:value-type="float" office:value="45829" calcext:value-type="float">
            <text:p>45829</text:p>
          </table:table-cell>
          <table:table-cell table:formula="of:=SUM([.AE3:.AE122])" office:value-type="float" office:value="16000" calcext:value-type="float">
            <text:p>16000</text:p>
          </table:table-cell>
          <table:table-cell table:formula="of:=SUM([.AF3:.AF122])" office:value-type="float" office:value="78817.48" calcext:value-type="float">
            <text:p>78817.48</text:p>
          </table:table-cell>
          <table:table-cell table:formula="of:=SUM([.AG3:.AG122])" office:value-type="float" office:value="78789.274" calcext:value-type="float">
            <text:p>78789.274</text:p>
          </table:table-cell>
          <table:table-cell table:formula="of:=SUM([.AH3:.AH122])" office:value-type="float" office:value="357941117" calcext:value-type="float">
            <text:p>357941117</text:p>
          </table:table-cell>
          <table:table-cell table:formula="of:=SUM([.AI3:.AI122])" office:value-type="float" office:value="131892225" calcext:value-type="float">
            <text:p>131892225</text:p>
          </table:table-cell>
          <table:table-cell table:formula="of:=SUM([.AJ3:.AJ122])" office:value-type="float" office:value="45068" calcext:value-type="float">
            <text:p>45068</text:p>
          </table:table-cell>
          <table:table-cell table:formula="of:=SUM([.AK3:.AK122])" office:value-type="float" office:value="13494" calcext:value-type="float">
            <text:p>13494</text:p>
          </table:table-cell>
          <table:table-cell table:formula="of:=SUM([.AL3:.AL122])" office:value-type="float" office:value="77896.53" calcext:value-type="float">
            <text:p>77896.53</text:p>
          </table:table-cell>
          <table:table-cell table:formula="of:=SUM([.AM3:.AM122])" office:value-type="float" office:value="77860.18" calcext:value-type="float">
            <text:p>77860.18</text:p>
          </table:table-cell>
          <table:table-cell table:formula="of:=SUM([.AN3:.AN122])" office:value-type="float" office:value="361407136" calcext:value-type="float">
            <text:p>361407136</text:p>
          </table:table-cell>
          <table:table-cell table:formula="of:=SUM([.AO3:.AO122])" office:value-type="float" office:value="129859933" calcext:value-type="float">
            <text:p>129859933</text:p>
          </table:table-cell>
          <table:table-cell table:formula="of:=SUM([.AP3:.AP122])" office:value-type="float" office:value="45738" calcext:value-type="float">
            <text:p>45738</text:p>
          </table:table-cell>
          <table:table-cell table:formula="of:=SUM([.AQ3:.AQ122])" office:value-type="float" office:value="28601" calcext:value-type="float">
            <text:p>28601</text:p>
          </table:table-cell>
          <table:table-cell table:formula="of:=SUM([.AR3:.AR122])" office:value-type="string" office:string-value="" calcext:value-type="error">
            <text:p>#REF!</text:p>
          </table:table-cell>
          <table:table-cell table:formula="of:=SUM([.AS3:.AS122])" office:value-type="string" office:string-value="" calcext:value-type="error">
            <text:p>#REF!</text:p>
          </table:table-cell>
          <table:table-cell table:formula="of:=SUM([.AT3:.AT122])" office:value-type="string" office:string-value="" calcext:value-type="error">
            <text:p>#REF!</text:p>
          </table:table-cell>
          <table:table-cell table:formula="of:=SUM([.AU3:.AU122])" office:value-type="string" office:string-value="" calcext:value-type="error">
            <text:p>#REF!</text:p>
          </table:table-cell>
          <table:table-cell table:formula="of:=SUM([.AV3:.AV122])" office:value-type="string" office:string-value="" calcext:value-type="error">
            <text:p>#REF!</text:p>
          </table:table-cell>
          <table:table-cell table:formula="of:=SUM([.AW3:.AW122])" office:value-type="string" office:string-value="" calcext:value-type="error">
            <text:p>#REF!</text:p>
          </table:table-cell>
          <table:table-cell table:formula="of:=SUM([.AX3:.AX122])" office:value-type="string" office:string-value="" calcext:value-type="error">
            <text:p>#REF!</text:p>
          </table:table-cell>
          <table:table-cell table:formula="of:=SUM([.AY3:.AY122])" office:value-type="string" office:string-value="" calcext:value-type="error">
            <text:p>#REF!</text:p>
          </table:table-cell>
          <table:table-cell table:formula="of:=SUM([.AZ3:.AZ122])" office:value-type="string" office:string-value="" calcext:value-type="error">
            <text:p>#REF!</text:p>
          </table:table-cell>
          <table:table-cell table:formula="of:=SUM([.BA3:.BA122])" office:value-type="string" office:string-value="" calcext:value-type="error">
            <text:p>#REF!</text:p>
          </table:table-cell>
          <table:table-cell table:formula="of:=SUM([.BB3:.BB122])" office:value-type="string" office:string-value="" calcext:value-type="error">
            <text:p>#REF!</text:p>
          </table:table-cell>
          <table:table-cell table:formula="of:=SUM([.BC3:.BC122])" office:value-type="string" office:string-value="" calcext:value-type="error">
            <text:p>#REF!</text:p>
          </table:table-cell>
          <table:table-cell table:formula="of:=SUM([.BD3:.BD122])" office:value-type="string" office:string-value="" calcext:value-type="error">
            <text:p>#REF!</text:p>
          </table:table-cell>
          <table:table-cell table:formula="of:=SUM([.BE3:.BE122])" office:value-type="string" office:string-value="" calcext:value-type="error">
            <text:p>#REF!</text:p>
          </table:table-cell>
          <table:table-cell table:formula="of:=SUM([.BF3:.BF122])" office:value-type="string" office:string-value="" calcext:value-type="error">
            <text:p>#REF!</text:p>
          </table:table-cell>
          <table:table-cell table:formula="of:=SUM([.BG3:.BG122])" office:value-type="string" office:string-value="" calcext:value-type="error">
            <text:p>#REF!</text:p>
          </table:table-cell>
          <table:table-cell table:formula="of:=SUM([.BH3:.BH122])" office:value-type="string" office:string-value="" calcext:value-type="error">
            <text:p>#REF!</text:p>
          </table:table-cell>
          <table:table-cell table:formula="of:=SUM([.BI3:.BI12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6"/>
          <table:table-cell table:formula="of:=AVERAGE([.H3:.H122])" office:value-type="float" office:value="620.014083333333" calcext:value-type="float">
            <text:p>620.014083333333</text:p>
          </table:table-cell>
          <table:table-cell table:formula="of:=AVERAGE([.I3:.I122])" office:value-type="float" office:value="619.737633333333" calcext:value-type="float">
            <text:p>619.737633333333</text:p>
          </table:table-cell>
          <table:table-cell table:formula="of:=AVERAGE([.J3:.J122])" office:value-type="float" office:value="4418549.95" calcext:value-type="float">
            <text:p>4418549.95</text:p>
          </table:table-cell>
          <table:table-cell table:formula="of:=AVERAGE([.K3:.K122])" office:value-type="float" office:value="1877899.87" calcext:value-type="float">
            <text:p>1877899.87</text:p>
          </table:table-cell>
          <table:table-cell table:formula="of:=AVERAGE([.L3:.L122])" office:value-type="float" office:value="118.225" calcext:value-type="float">
            <text:p>118.225</text:p>
          </table:table-cell>
          <table:table-cell table:formula="of:=AVERAGE([.M3:.M122])" office:value-type="float" office:value="0" calcext:value-type="float">
            <text:p>0</text:p>
          </table:table-cell>
          <table:table-cell table:formula="of:=AVERAGE([.N3:.N122])" office:value-type="float" office:value="657.0585" calcext:value-type="float">
            <text:p>657.0585</text:p>
          </table:table-cell>
          <table:table-cell table:formula="of:=AVERAGE([.O3:.O122])" office:value-type="float" office:value="656.781025" calcext:value-type="float">
            <text:p>656.781025</text:p>
          </table:table-cell>
          <table:table-cell table:formula="of:=AVERAGE([.P3:.P122])" office:value-type="float" office:value="3574261.06" calcext:value-type="float">
            <text:p>3574261.06</text:p>
          </table:table-cell>
          <table:table-cell table:formula="of:=AVERAGE([.Q3:.Q122])" office:value-type="float" office:value="1305967.78" calcext:value-type="float">
            <text:p>1305967.78</text:p>
          </table:table-cell>
          <table:table-cell table:formula="of:=AVERAGE([.R3:.R122])" office:value-type="float" office:value="385.083333333333" calcext:value-type="float">
            <text:p>385.083333333333</text:p>
          </table:table-cell>
          <table:table-cell table:formula="of:=AVERAGE([.S3:.S122])" office:value-type="float" office:value="259.483333333333" calcext:value-type="float">
            <text:p>259.483333333333</text:p>
          </table:table-cell>
          <table:table-cell table:formula="of:=AVERAGE([.T3:.T122])" office:value-type="float" office:value="656.669916666667" calcext:value-type="float">
            <text:p>656.669916666667</text:p>
          </table:table-cell>
          <table:table-cell table:formula="of:=AVERAGE([.U3:.U122])" office:value-type="float" office:value="656.394458333334" calcext:value-type="float">
            <text:p>656.394458333334</text:p>
          </table:table-cell>
          <table:table-cell table:formula="of:=AVERAGE([.V3:.V122])" office:value-type="float" office:value="3616967.5" calcext:value-type="float">
            <text:p>3616967.5</text:p>
          </table:table-cell>
          <table:table-cell table:formula="of:=AVERAGE([.W3:.W122])" office:value-type="float" office:value="1297110.58" calcext:value-type="float">
            <text:p>1297110.58</text:p>
          </table:table-cell>
          <table:table-cell table:formula="of:=AVERAGE([.X3:.X122])" office:value-type="float" office:value="390.375" calcext:value-type="float">
            <text:p>390.375</text:p>
          </table:table-cell>
          <table:table-cell table:formula="of:=AVERAGE([.Y3:.Y122])" office:value-type="float" office:value="314.541666666667" calcext:value-type="float">
            <text:p>314.541666666667</text:p>
          </table:table-cell>
          <table:table-cell table:formula="of:=AVERAGE([.Z3:.Z122])" office:value-type="float" office:value="656.1305" calcext:value-type="float">
            <text:p>656.1305</text:p>
          </table:table-cell>
          <table:table-cell table:formula="of:=AVERAGE([.AA3:.AA122])" office:value-type="float" office:value="655.967416666667" calcext:value-type="float">
            <text:p>655.967416666667</text:p>
          </table:table-cell>
          <table:table-cell table:formula="of:=AVERAGE([.AB3:.AB122])" office:value-type="float" office:value="3658870.61" calcext:value-type="float">
            <text:p>3658870.61</text:p>
          </table:table-cell>
          <table:table-cell table:formula="of:=AVERAGE([.AC3:.AC122])" office:value-type="float" office:value="1332363.58" calcext:value-type="float">
            <text:p>1332363.58</text:p>
          </table:table-cell>
          <table:table-cell table:formula="of:=AVERAGE([.AD3:.AD122])" office:value-type="float" office:value="381.908333333333" calcext:value-type="float">
            <text:p>381.908333333333</text:p>
          </table:table-cell>
          <table:table-cell table:formula="of:=AVERAGE([.AE3:.AE122])" office:value-type="float" office:value="133.333333333333" calcext:value-type="float">
            <text:p>133.333333333333</text:p>
          </table:table-cell>
          <table:table-cell table:formula="of:=AVERAGE([.AF3:.AF122])" office:value-type="float" office:value="656.812333333333" calcext:value-type="float">
            <text:p>656.812333333333</text:p>
          </table:table-cell>
          <table:table-cell table:formula="of:=AVERAGE([.AG3:.AG122])" office:value-type="float" office:value="656.577283333333" calcext:value-type="float">
            <text:p>656.577283333333</text:p>
          </table:table-cell>
          <table:table-cell table:formula="of:=AVERAGE([.AH3:.AH122])" office:value-type="float" office:value="3579411.17" calcext:value-type="float">
            <text:p>3579411.17</text:p>
          </table:table-cell>
          <table:table-cell table:formula="of:=AVERAGE([.AI3:.AI122])" office:value-type="float" office:value="1318922.25" calcext:value-type="float">
            <text:p>1318922.25</text:p>
          </table:table-cell>
          <table:table-cell table:formula="of:=AVERAGE([.AJ3:.AJ122])" office:value-type="float" office:value="375.566666666667" calcext:value-type="float">
            <text:p>375.566666666667</text:p>
          </table:table-cell>
          <table:table-cell table:formula="of:=AVERAGE([.AK3:.AK122])" office:value-type="float" office:value="112.45" calcext:value-type="float">
            <text:p>112.45</text:p>
          </table:table-cell>
          <table:table-cell table:formula="of:=AVERAGE([.AL3:.AL122])" office:value-type="float" office:value="649.13775" calcext:value-type="float">
            <text:p>649.13775</text:p>
          </table:table-cell>
          <table:table-cell table:formula="of:=AVERAGE([.AM3:.AM122])" office:value-type="float" office:value="648.834833333333" calcext:value-type="float">
            <text:p>648.834833333333</text:p>
          </table:table-cell>
          <table:table-cell table:formula="of:=AVERAGE([.AN3:.AN122])" office:value-type="float" office:value="3614071.36" calcext:value-type="float">
            <text:p>3614071.36</text:p>
          </table:table-cell>
          <table:table-cell table:formula="of:=AVERAGE([.AO3:.AO122])" office:value-type="float" office:value="1298599.33" calcext:value-type="float">
            <text:p>1298599.33</text:p>
          </table:table-cell>
          <table:table-cell table:formula="of:=AVERAGE([.AP3:.AP122])" office:value-type="float" office:value="381.15" calcext:value-type="float">
            <text:p>381.15</text:p>
          </table:table-cell>
          <table:table-cell table:formula="of:=AVERAGE([.AQ3:.AQ122])" office:value-type="float" office:value="238.341666666667" calcext:value-type="float">
            <text:p>238.341666666667</text:p>
          </table:table-cell>
          <table:table-cell table:formula="of:=AVERAGE([.AR3:.AR122])" office:value-type="string" office:string-value="" calcext:value-type="error">
            <text:p>#REF!</text:p>
          </table:table-cell>
          <table:table-cell table:formula="of:=AVERAGE([.AS3:.AS122])" office:value-type="string" office:string-value="" calcext:value-type="error">
            <text:p>#REF!</text:p>
          </table:table-cell>
          <table:table-cell table:formula="of:=AVERAGE([.AT3:.AT122])" office:value-type="string" office:string-value="" calcext:value-type="error">
            <text:p>#REF!</text:p>
          </table:table-cell>
          <table:table-cell table:formula="of:=AVERAGE([.AU3:.AU122])" office:value-type="string" office:string-value="" calcext:value-type="error">
            <text:p>#REF!</text:p>
          </table:table-cell>
          <table:table-cell table:formula="of:=AVERAGE([.AV3:.AV122])" office:value-type="string" office:string-value="" calcext:value-type="error">
            <text:p>#REF!</text:p>
          </table:table-cell>
          <table:table-cell table:formula="of:=AVERAGE([.AW3:.AW122])" office:value-type="string" office:string-value="" calcext:value-type="error">
            <text:p>#REF!</text:p>
          </table:table-cell>
          <table:table-cell table:formula="of:=AVERAGE([.AX3:.AX122])" office:value-type="string" office:string-value="" calcext:value-type="error">
            <text:p>#REF!</text:p>
          </table:table-cell>
          <table:table-cell table:formula="of:=AVERAGE([.AY3:.AY122])" office:value-type="string" office:string-value="" calcext:value-type="error">
            <text:p>#REF!</text:p>
          </table:table-cell>
          <table:table-cell table:formula="of:=AVERAGE([.AZ3:.AZ122])" office:value-type="string" office:string-value="" calcext:value-type="error">
            <text:p>#REF!</text:p>
          </table:table-cell>
          <table:table-cell table:formula="of:=AVERAGE([.BA3:.BA122])" office:value-type="string" office:string-value="" calcext:value-type="error">
            <text:p>#REF!</text:p>
          </table:table-cell>
          <table:table-cell table:formula="of:=AVERAGE([.BB3:.BB122])" office:value-type="string" office:string-value="" calcext:value-type="error">
            <text:p>#REF!</text:p>
          </table:table-cell>
          <table:table-cell table:formula="of:=AVERAGE([.BC3:.BC122])" office:value-type="string" office:string-value="" calcext:value-type="error">
            <text:p>#REF!</text:p>
          </table:table-cell>
          <table:table-cell table:formula="of:=AVERAGE([.BD3:.BD122])" office:value-type="string" office:string-value="" calcext:value-type="error">
            <text:p>#REF!</text:p>
          </table:table-cell>
          <table:table-cell table:formula="of:=AVERAGE([.BE3:.BE122])" office:value-type="string" office:string-value="" calcext:value-type="error">
            <text:p>#REF!</text:p>
          </table:table-cell>
          <table:table-cell table:formula="of:=AVERAGE([.BF3:.BF122])" office:value-type="string" office:string-value="" calcext:value-type="error">
            <text:p>#REF!</text:p>
          </table:table-cell>
          <table:table-cell table:formula="of:=AVERAGE([.BG3:.BG122])" office:value-type="string" office:string-value="" calcext:value-type="error">
            <text:p>#REF!</text:p>
          </table:table-cell>
          <table:table-cell table:formula="of:=AVERAGE([.BH3:.BH122])" office:value-type="string" office:string-value="" calcext:value-type="error">
            <text:p>#REF!</text:p>
          </table:table-cell>
          <table:table-cell table:formula="of:=AVERAGE([.BI3:.BI12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number-columns-repeated="6"/>
          <table:table-cell table:formula="of:=STDEV([.H3:.H122])" office:value-type="float" office:value="384.483195396118" calcext:value-type="float">
            <text:p>384.483195396118</text:p>
          </table:table-cell>
          <table:table-cell table:formula="of:=STDEV([.I3:.I122])" office:value-type="float" office:value="384.811430565693" calcext:value-type="float">
            <text:p>384.811430565693</text:p>
          </table:table-cell>
          <table:table-cell table:formula="of:=STDEV([.J3:.J122])" office:value-type="float" office:value="4712644.46186868" calcext:value-type="float">
            <text:p>4712644.46186868</text:p>
          </table:table-cell>
          <table:table-cell table:formula="of:=STDEV([.K3:.K122])" office:value-type="float" office:value="2083093.43406686" calcext:value-type="float">
            <text:p>2083093.43406686</text:p>
          </table:table-cell>
          <table:table-cell table:formula="of:=STDEV([.L3:.L122])" office:value-type="float" office:value="102.761980225334" calcext:value-type="float">
            <text:p>102.761980225334</text:p>
          </table:table-cell>
          <table:table-cell table:formula="of:=STDEV([.M3:.M122])" office:value-type="float" office:value="0" calcext:value-type="float">
            <text:p>0</text:p>
          </table:table-cell>
          <table:table-cell table:formula="of:=STDEV([.N3:.N122])" office:value-type="float" office:value="375.350934877878" calcext:value-type="float">
            <text:p>375.350934877878</text:p>
          </table:table-cell>
          <table:table-cell table:formula="of:=STDEV([.O3:.O122])" office:value-type="float" office:value="375.720766710627" calcext:value-type="float">
            <text:p>375.720766710627</text:p>
          </table:table-cell>
          <table:table-cell table:formula="of:=STDEV([.P3:.P122])" office:value-type="float" office:value="4820428.53582677" calcext:value-type="float">
            <text:p>4820428.53582677</text:p>
          </table:table-cell>
          <table:table-cell table:formula="of:=STDEV([.Q3:.Q122])" office:value-type="float" office:value="1929527.33312652" calcext:value-type="float">
            <text:p>1929527.33312652</text:p>
          </table:table-cell>
          <table:table-cell table:formula="of:=STDEV([.R3:.R122])" office:value-type="float" office:value="609.363651873075" calcext:value-type="float">
            <text:p>609.363651873075</text:p>
          </table:table-cell>
          <table:table-cell table:formula="of:=STDEV([.S3:.S122])" office:value-type="float" office:value="434.378895585377" calcext:value-type="float">
            <text:p>434.378895585377</text:p>
          </table:table-cell>
          <table:table-cell table:formula="of:=STDEV([.T3:.T122])" office:value-type="float" office:value="375.65132235991" calcext:value-type="float">
            <text:p>375.65132235991</text:p>
          </table:table-cell>
          <table:table-cell table:formula="of:=STDEV([.U3:.U122])" office:value-type="float" office:value="376.042154342595" calcext:value-type="float">
            <text:p>376.042154342595</text:p>
          </table:table-cell>
          <table:table-cell table:formula="of:=STDEV([.V3:.V122])" office:value-type="float" office:value="4774774.12481511" calcext:value-type="float">
            <text:p>4774774.12481511</text:p>
          </table:table-cell>
          <table:table-cell table:formula="of:=STDEV([.W3:.W122])" office:value-type="float" office:value="1878979.21258439" calcext:value-type="float">
            <text:p>1878979.21258439</text:p>
          </table:table-cell>
          <table:table-cell table:formula="of:=STDEV([.X3:.X122])" office:value-type="float" office:value="612.075859835427" calcext:value-type="float">
            <text:p>612.075859835427</text:p>
          </table:table-cell>
          <table:table-cell table:formula="of:=STDEV([.Y3:.Y122])" office:value-type="float" office:value="556.384032415212" calcext:value-type="float">
            <text:p>556.384032415212</text:p>
          </table:table-cell>
          <table:table-cell table:formula="of:=STDEV([.Z3:.Z122])" office:value-type="float" office:value="371.210191153953" calcext:value-type="float">
            <text:p>371.210191153953</text:p>
          </table:table-cell>
          <table:table-cell table:formula="of:=STDEV([.AA3:.AA122])" office:value-type="float" office:value="371.437064993476" calcext:value-type="float">
            <text:p>371.437064993476</text:p>
          </table:table-cell>
          <table:table-cell table:formula="of:=STDEV([.AB3:.AB122])" office:value-type="float" office:value="4819552.378368" calcext:value-type="float">
            <text:p>4819552.378368</text:p>
          </table:table-cell>
          <table:table-cell table:formula="of:=STDEV([.AC3:.AC122])" office:value-type="float" office:value="1957392.50983051" calcext:value-type="float">
            <text:p>1957392.50983051</text:p>
          </table:table-cell>
          <table:table-cell table:formula="of:=STDEV([.AD3:.AD122])" office:value-type="float" office:value="614.958890418508" calcext:value-type="float">
            <text:p>614.958890418508</text:p>
          </table:table-cell>
          <table:table-cell table:formula="of:=STDEV([.AE3:.AE122])" office:value-type="float" office:value="222.035402330248" calcext:value-type="float">
            <text:p>222.035402330248</text:p>
          </table:table-cell>
          <table:table-cell table:formula="of:=STDEV([.AF3:.AF122])" office:value-type="float" office:value="376.694562302748" calcext:value-type="float">
            <text:p>376.694562302748</text:p>
          </table:table-cell>
          <table:table-cell table:formula="of:=STDEV([.AG3:.AG122])" office:value-type="float" office:value="377.020034247857" calcext:value-type="float">
            <text:p>377.020034247857</text:p>
          </table:table-cell>
          <table:table-cell table:formula="of:=STDEV([.AH3:.AH122])" office:value-type="float" office:value="4832580.56924097" calcext:value-type="float">
            <text:p>4832580.56924097</text:p>
          </table:table-cell>
          <table:table-cell table:formula="of:=STDEV([.AI3:.AI122])" office:value-type="float" office:value="1982571.22178234" calcext:value-type="float">
            <text:p>1982571.22178234</text:p>
          </table:table-cell>
          <table:table-cell table:formula="of:=STDEV([.AJ3:.AJ122])" office:value-type="float" office:value="619.004483134053" calcext:value-type="float">
            <text:p>619.004483134053</text:p>
          </table:table-cell>
          <table:table-cell table:formula="of:=STDEV([.AK3:.AK122])" office:value-type="float" office:value="209.109189040503" calcext:value-type="float">
            <text:p>209.109189040503</text:p>
          </table:table-cell>
          <table:table-cell table:formula="of:=STDEV([.AL3:.AL122])" office:value-type="float" office:value="381.804083935755" calcext:value-type="float">
            <text:p>381.804083935755</text:p>
          </table:table-cell>
          <table:table-cell table:formula="of:=STDEV([.AM3:.AM122])" office:value-type="float" office:value="382.194036665907" calcext:value-type="float">
            <text:p>382.194036665907</text:p>
          </table:table-cell>
          <table:table-cell table:formula="of:=STDEV([.AN3:.AN122])" office:value-type="float" office:value="4847472.9174827" calcext:value-type="float">
            <text:p>4847472.9174827</text:p>
          </table:table-cell>
          <table:table-cell table:formula="of:=STDEV([.AO3:.AO122])" office:value-type="float" office:value="1994920.21385687" calcext:value-type="float">
            <text:p>1994920.21385687</text:p>
          </table:table-cell>
          <table:table-cell table:formula="of:=STDEV([.AP3:.AP122])" office:value-type="float" office:value="615.377272406902" calcext:value-type="float">
            <text:p>615.377272406902</text:p>
          </table:table-cell>
          <table:table-cell table:formula="of:=STDEV([.AQ3:.AQ122])" office:value-type="float" office:value="397.498237316177" calcext:value-type="float">
            <text:p>397.498237316177</text:p>
          </table:table-cell>
          <table:table-cell table:formula="of:=STDEV([.AR3:.AR122])" office:value-type="string" office:string-value="" calcext:value-type="error">
            <text:p>#REF!</text:p>
          </table:table-cell>
          <table:table-cell table:formula="of:=STDEV([.AS3:.AS122])" office:value-type="string" office:string-value="" calcext:value-type="error">
            <text:p>#REF!</text:p>
          </table:table-cell>
          <table:table-cell table:formula="of:=STDEV([.AT3:.AT122])" office:value-type="string" office:string-value="" calcext:value-type="error">
            <text:p>#REF!</text:p>
          </table:table-cell>
          <table:table-cell table:formula="of:=STDEV([.AU3:.AU122])" office:value-type="string" office:string-value="" calcext:value-type="error">
            <text:p>#REF!</text:p>
          </table:table-cell>
          <table:table-cell table:formula="of:=STDEV([.AV3:.AV122])" office:value-type="string" office:string-value="" calcext:value-type="error">
            <text:p>#REF!</text:p>
          </table:table-cell>
          <table:table-cell table:formula="of:=STDEV([.AW3:.AW122])" office:value-type="string" office:string-value="" calcext:value-type="error">
            <text:p>#REF!</text:p>
          </table:table-cell>
          <table:table-cell table:formula="of:=STDEV([.AX3:.AX122])" office:value-type="string" office:string-value="" calcext:value-type="error">
            <text:p>#REF!</text:p>
          </table:table-cell>
          <table:table-cell table:formula="of:=STDEV([.AY3:.AY122])" office:value-type="string" office:string-value="" calcext:value-type="error">
            <text:p>#REF!</text:p>
          </table:table-cell>
          <table:table-cell table:formula="of:=STDEV([.AZ3:.AZ122])" office:value-type="string" office:string-value="" calcext:value-type="error">
            <text:p>#REF!</text:p>
          </table:table-cell>
          <table:table-cell table:formula="of:=STDEV([.BA3:.BA122])" office:value-type="string" office:string-value="" calcext:value-type="error">
            <text:p>#REF!</text:p>
          </table:table-cell>
          <table:table-cell table:formula="of:=STDEV([.BB3:.BB122])" office:value-type="string" office:string-value="" calcext:value-type="error">
            <text:p>#REF!</text:p>
          </table:table-cell>
          <table:table-cell table:formula="of:=STDEV([.BC3:.BC122])" office:value-type="string" office:string-value="" calcext:value-type="error">
            <text:p>#REF!</text:p>
          </table:table-cell>
          <table:table-cell table:formula="of:=STDEV([.BD3:.BD122])" office:value-type="string" office:string-value="" calcext:value-type="error">
            <text:p>#REF!</text:p>
          </table:table-cell>
          <table:table-cell table:formula="of:=STDEV([.BE3:.BE122])" office:value-type="string" office:string-value="" calcext:value-type="error">
            <text:p>#REF!</text:p>
          </table:table-cell>
          <table:table-cell table:formula="of:=STDEV([.BF3:.BF122])" office:value-type="string" office:string-value="" calcext:value-type="error">
            <text:p>#REF!</text:p>
          </table:table-cell>
          <table:table-cell table:formula="of:=STDEV([.BG3:.BG122])" office:value-type="string" office:string-value="" calcext:value-type="error">
            <text:p>#REF!</text:p>
          </table:table-cell>
          <table:table-cell table:formula="of:=STDEV([.BH3:.BH122])" office:value-type="string" office:string-value="" calcext:value-type="error">
            <text:p>#REF!</text:p>
          </table:table-cell>
          <table:table-cell table:formula="of:=STDEV([.BI3:.BI12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columns-repeated="6"/>
          <table:table-cell table:number-matrix-columns-spanned="1" table:number-matrix-rows-spanned="1" table:formula="of:=SUM(([.H3:.H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I3:.I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J3:.J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M3:.M122]-[.$AW3:.$AW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N3:.N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O3:.O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P3:.P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S3:.S122]-[.$AW3:.$AW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T3:.T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U3:.U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V3:.V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Y3:.Y122]-[.$AW3:.$AW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Z3:.Z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A3:.AA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B3:.AB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E3:.AE122]-[.$AW3:.$AW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F3:.AF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G3:.AG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H3:.AH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K3:.AK122]-[.$AW3:.$AW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L3:.AL122]-[.$AR3:.$AR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M3:.AM122]-[.$AS3:.$AS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N3:.AN122]-[.$AT3:.$AT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122]-[.$AU3:.$AU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122]-[.$AV3:.$AV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Q3:.AQ122]-[.$AW3:.$AW122])^2)^0.5" office:value-type="string" office:string-value="" calcext:value-type="error">
            <text:p>#NUM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6"/>
          <table:table-cell table:number-matrix-columns-spanned="1" table:number-matrix-rows-spanned="1" table:formula="of:=SUM([.H3:.H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22]=[.$AW3:.$AW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22]=[.$AW3:.$AW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22]=[.$AW3:.$AW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22]=[.$AW3:.$AW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22]=[.$AW3:.$AW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22]=[.$AR3:.$AR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22]=[.$AS3:.$AS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22]=[.$AT3:.$AT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22]=[.$AU3:.$AU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22]=[.$AV3:.$AV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22]=[.$AW3:.$AW122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columns-repeated="6"/>
          <table:table-cell table:number-matrix-columns-spanned="1" table:number-matrix-rows-spanned="1" table:formula="of:=SUM([.H3:.H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22]&l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22]&l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22]&l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22]&l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22]&l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22]&l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22]&l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22]&l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22]&l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22]&l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22]&lt;[.$BC3:.$BC122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columns-repeated="6"/>
          <table:table-cell table:number-matrix-columns-spanned="1" table:number-matrix-rows-spanned="1" table:formula="of:=SUM([.H3:.H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22]&g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22]&g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22]&g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22]&g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22]&gt;[.$BC3:.$BC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22]&gt;[.$AX3:.$AX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22]&gt;[.$AY3:.$AY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22]&gt;[.$AZ3:.$AZ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22]&gt;[.$BA3:.$BA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22]&gt;[.$BB3:.$BB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22]&gt;[.$BC3:.$BC122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columns-repeated="6"/>
          <table:table-cell table:number-matrix-columns-spanned="1" table:number-matrix-rows-spanned="1" table:formula="of:=SUM([.H3:.H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122]=[.$BI3:.$BI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122]=[.$BI3:.$BI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122]=[.$BI3:.$BI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122]=[.$BI3:.$BI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122]=[.$BI3:.$BI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122]=[.$BD3:.$BD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122]=[.$BE3:.$BE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122]=[.$BF3:.$BF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122]=[.$BG3:.$BG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122]=[.$BH3:.$BH122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122]=[.$BI3:.$BI122])" office:value-type="string" office:string-value="" calcext:value-type="error">
            <text:p>#REF!</text:p>
          </table:table-cell>
          <table:table-cell table:number-columns-repeated="19"/>
        </table:table-row>
      </table:table>
      <table:table table:name="Classes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HanoiTower</text:p>
          </table:table-cell>
          <table:table-cell table:formula="of:=AVERAGE([Instances.H3:Instances.H22])" office:value-type="float" office:value="537.359" calcext:value-type="float">
            <text:p>537.359</text:p>
          </table:table-cell>
          <table:table-cell table:formula="of:=AVERAGE([Instances.I3:Instances.I22])" office:value-type="float" office:value="536.9544" calcext:value-type="float">
            <text:p>536.9544</text:p>
          </table:table-cell>
          <table:table-cell table:formula="of:=AVERAGE([Instances.J3:Instances.J22])" office:value-type="float" office:value="5805616.45" calcext:value-type="float">
            <text:p>5805616.45</text:p>
          </table:table-cell>
          <table:table-cell table:formula="of:=AVERAGE([Instances.K3:Instances.K22])" office:value-type="float" office:value="4367983.15" calcext:value-type="float">
            <text:p>4367983.15</text:p>
          </table:table-cell>
          <table:table-cell table:formula="of:=AVERAGE([Instances.L3:Instances.L22])" office:value-type="float" office:value="80.85" calcext:value-type="float">
            <text:p>80.85</text:p>
          </table:table-cell>
          <table:table-cell table:formula="of:=AVERAGE([Instances.M3:Instances.M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3:Instances.N22])" office:value-type="float" office:value="544.9445" calcext:value-type="float">
            <text:p>544.9445</text:p>
          </table:table-cell>
          <table:table-cell table:formula="of:=AVERAGE([Instances.O3:Instances.O22])" office:value-type="float" office:value="544.39785" calcext:value-type="float">
            <text:p>544.39785</text:p>
          </table:table-cell>
          <table:table-cell table:formula="of:=AVERAGE([Instances.P3:Instances.P22])" office:value-type="float" office:value="5175982.65" calcext:value-type="float">
            <text:p>5175982.65</text:p>
          </table:table-cell>
          <table:table-cell table:formula="of:=AVERAGE([Instances.Q3:Instances.Q22])" office:value-type="float" office:value="3905040.7" calcext:value-type="float">
            <text:p>3905040.7</text:p>
          </table:table-cell>
          <table:table-cell table:formula="of:=AVERAGE([Instances.R3:Instances.R22])" office:value-type="float" office:value="95.05" calcext:value-type="float">
            <text:p>95.05</text:p>
          </table:table-cell>
          <table:table-cell table:formula="of:=AVERAGE([Instances.S3:Instances.S22])" office:value-type="float" office:value="478.8" calcext:value-type="float">
            <text:p>478.8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3:Instances.T22])" office:value-type="float" office:value="554.446" calcext:value-type="float">
            <text:p>554.446</text:p>
          </table:table-cell>
          <table:table-cell table:formula="of:=AVERAGE([Instances.U3:Instances.U22])" office:value-type="float" office:value="553.89905" calcext:value-type="float">
            <text:p>553.89905</text:p>
          </table:table-cell>
          <table:table-cell table:formula="of:=AVERAGE([Instances.V3:Instances.V22])" office:value-type="float" office:value="5053056.35" calcext:value-type="float">
            <text:p>5053056.35</text:p>
          </table:table-cell>
          <table:table-cell table:formula="of:=AVERAGE([Instances.W3:Instances.W22])" office:value-type="float" office:value="3887358.25" calcext:value-type="float">
            <text:p>3887358.25</text:p>
          </table:table-cell>
          <table:table-cell table:formula="of:=AVERAGE([Instances.X3:Instances.X22])" office:value-type="float" office:value="103.15" calcext:value-type="float">
            <text:p>103.15</text:p>
          </table:table-cell>
          <table:table-cell table:formula="of:=AVERAGE([Instances.Y3:Instances.Y22])" office:value-type="float" office:value="574.15" calcext:value-type="float">
            <text:p>574.1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3:Instances.Z22])" office:value-type="float" office:value="528.5295" calcext:value-type="float">
            <text:p>528.5295</text:p>
          </table:table-cell>
          <table:table-cell table:formula="of:=AVERAGE([Instances.AA3:Instances.AA22])" office:value-type="float" office:value="528.15625" calcext:value-type="float">
            <text:p>528.15625</text:p>
          </table:table-cell>
          <table:table-cell table:formula="of:=AVERAGE([Instances.AB3:Instances.AB22])" office:value-type="float" office:value="5273195.1" calcext:value-type="float">
            <text:p>5273195.1</text:p>
          </table:table-cell>
          <table:table-cell table:formula="of:=AVERAGE([Instances.AC3:Instances.AC22])" office:value-type="float" office:value="4019347.2" calcext:value-type="float">
            <text:p>4019347.2</text:p>
          </table:table-cell>
          <table:table-cell table:formula="of:=AVERAGE([Instances.AD3:Instances.AD22])" office:value-type="float" office:value="78.95" calcext:value-type="float">
            <text:p>78.95</text:p>
          </table:table-cell>
          <table:table-cell table:formula="of:=AVERAGE([Instances.AE3:Instances.AE22])" office:value-type="float" office:value="275" calcext:value-type="float">
            <text:p>27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3:Instances.AF22])" office:value-type="float" office:value="508.38" calcext:value-type="float">
            <text:p>508.38</text:p>
          </table:table-cell>
          <table:table-cell table:formula="of:=AVERAGE([Instances.AG3:Instances.AG22])" office:value-type="float" office:value="507.81035" calcext:value-type="float">
            <text:p>507.81035</text:p>
          </table:table-cell>
          <table:table-cell table:formula="of:=AVERAGE([Instances.AH3:Instances.AH22])" office:value-type="float" office:value="5103179.7" calcext:value-type="float">
            <text:p>5103179.7</text:p>
          </table:table-cell>
          <table:table-cell table:formula="of:=AVERAGE([Instances.AI3:Instances.AI22])" office:value-type="float" office:value="3881262.45" calcext:value-type="float">
            <text:p>3881262.45</text:p>
          </table:table-cell>
          <table:table-cell table:formula="of:=AVERAGE([Instances.AJ3:Instances.AJ22])" office:value-type="float" office:value="69.9" calcext:value-type="float">
            <text:p>69.9</text:p>
          </table:table-cell>
          <table:table-cell table:formula="of:=AVERAGE([Instances.AK3:Instances.AK22])" office:value-type="float" office:value="146.4" calcext:value-type="float">
            <text:p>146.4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3:Instances.AL22])" office:value-type="float" office:value="535.8095" calcext:value-type="float">
            <text:p>535.8095</text:p>
          </table:table-cell>
          <table:table-cell table:formula="of:=AVERAGE([Instances.AM3:Instances.AM22])" office:value-type="float" office:value="535.0963" calcext:value-type="float">
            <text:p>535.0963</text:p>
          </table:table-cell>
          <table:table-cell table:formula="of:=AVERAGE([Instances.AN3:Instances.AN22])" office:value-type="float" office:value="5177778.8" calcext:value-type="float">
            <text:p>5177778.8</text:p>
          </table:table-cell>
          <table:table-cell table:formula="of:=AVERAGE([Instances.AO3:Instances.AO22])" office:value-type="float" office:value="3971972.4" calcext:value-type="float">
            <text:p>3971972.4</text:p>
          </table:table-cell>
          <table:table-cell table:formula="of:=AVERAGE([Instances.AP3:Instances.AP22])" office:value-type="float" office:value="82.1" calcext:value-type="float">
            <text:p>82.1</text:p>
          </table:table-cell>
          <table:table-cell table:formula="of:=AVERAGE([Instances.AQ3:Instances.AQ22])" office:value-type="float" office:value="434.3" calcext:value-type="float">
            <text:p>434.3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IN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IN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IN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IN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IN([.$G3];[.$M3];[.$S3];[.$Y3];[.$AE3];[.$AK3];[.$AQ3];[.$AW3];[.$BC3];[.$BI3];[.$BO3];[.$BU3])" office:value-type="string" office:string-value="" calcext:value-type="error">
            <text:p>#REF!</text:p>
          </table:table-cell>
          <table:table-cell table:formula="of:=MEDIAN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EDIAN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EDIAN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EDIAN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EDIAN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EDIAN([.$G3];[.$M3];[.$S3];[.$Y3];[.$AE3];[.$AK3];[.$AQ3];[.$AW3];[.$BC3];[.$BI3];[.$BO3];[.$BU3])" office:value-type="string" office:string-value="" calcext:value-type="error">
            <text:p>#REF!</text:p>
          </table:table-cell>
          <table:table-cell table:formula="of:=MAX([.$B3];[.$H3];[.$N3];[.$T3];[.$Z3];[.$AF3];[.$AL3];[.$AR3];[.$AX3];[.$BD3];[.$BJ3];[.$BP3])" office:value-type="string" office:string-value="" calcext:value-type="error">
            <text:p>#REF!</text:p>
          </table:table-cell>
          <table:table-cell table:formula="of:=MAX([.$C3];[.$I3];[.$O3];[.$U3];[.$AA3];[.$AG3];[.$AM3];[.$AS3];[.$AY3];[.$BE3];[.$BK3];[.$BQ3])" office:value-type="string" office:string-value="" calcext:value-type="error">
            <text:p>#REF!</text:p>
          </table:table-cell>
          <table:table-cell table:formula="of:=MAX([.$D3];[.$J3];[.$P3];[.$V3];[.$AB3];[.$AH3];[.$AN3];[.$AT3];[.$AZ3];[.$BF3];[.$BL3];[.$BR3])" office:value-type="string" office:string-value="" calcext:value-type="error">
            <text:p>#REF!</text:p>
          </table:table-cell>
          <table:table-cell table:formula="of:=MAX([.$E3];[.$K3];[.$Q3];[.$W3];[.$AC3];[.$AI3];[.$AO3];[.$AU3];[.$BA3];[.$BG3];[.$BM3];[.$BS3])" office:value-type="string" office:string-value="" calcext:value-type="error">
            <text:p>#REF!</text:p>
          </table:table-cell>
          <table:table-cell table:formula="of:=MAX([.$F3];[.$L3];[.$R3];[.$X3];[.$AD3];[.$AJ3];[.$AP3];[.$AV3];[.$BB3];[.$BH3];[.$BN3];[.$BT3])" office:value-type="string" office:string-value="" calcext:value-type="error">
            <text:p>#REF!</text:p>
          </table:table-cell>
          <table:table-cell table:formula="of:=MAX([.$G3];[.$M3];[.$S3];[.$Y3];[.$AE3];[.$AK3];[.$AQ3];[.$AW3];[.$BC3];[.$BI3];[.$BO3];[.$BU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Labyrinth</text:p>
          </table:table-cell>
          <table:table-cell table:formula="of:=AVERAGE([Instances.H23:Instances.H42])" office:value-type="float" office:value="648.0095" calcext:value-type="float">
            <text:p>648.0095</text:p>
          </table:table-cell>
          <table:table-cell table:formula="of:=AVERAGE([Instances.I23:Instances.I42])" office:value-type="float" office:value="647.9722" calcext:value-type="float">
            <text:p>647.9722</text:p>
          </table:table-cell>
          <table:table-cell table:formula="of:=AVERAGE([Instances.J23:Instances.J42])" office:value-type="float" office:value="9563772.5" calcext:value-type="float">
            <text:p>9563772.5</text:p>
          </table:table-cell>
          <table:table-cell table:formula="of:=AVERAGE([Instances.K23:Instances.K42])" office:value-type="float" office:value="644298.7" calcext:value-type="float">
            <text:p>644298.7</text:p>
          </table:table-cell>
          <table:table-cell table:formula="of:=AVERAGE([Instances.L23:Instances.L42])" office:value-type="float" office:value="247.6" calcext:value-type="float">
            <text:p>247.6</text:p>
          </table:table-cell>
          <table:table-cell table:formula="of:=AVERAGE([Instances.M23:Instances.M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23:Instances.N42])" office:value-type="float" office:value="647.855" calcext:value-type="float">
            <text:p>647.855</text:p>
          </table:table-cell>
          <table:table-cell table:formula="of:=AVERAGE([Instances.O23:Instances.O42])" office:value-type="float" office:value="647.8218" calcext:value-type="float">
            <text:p>647.8218</text:p>
          </table:table-cell>
          <table:table-cell table:formula="of:=AVERAGE([Instances.P23:Instances.P42])" office:value-type="float" office:value="9544669.6" calcext:value-type="float">
            <text:p>9544669.6</text:p>
          </table:table-cell>
          <table:table-cell table:formula="of:=AVERAGE([Instances.Q23:Instances.Q42])" office:value-type="float" office:value="643737.35" calcext:value-type="float">
            <text:p>643737.35</text:p>
          </table:table-cell>
          <table:table-cell table:formula="of:=AVERAGE([Instances.R23:Instances.R42])" office:value-type="float" office:value="246.85" calcext:value-type="float">
            <text:p>246.85</text:p>
          </table:table-cell>
          <table:table-cell table:formula="of:=AVERAGE([Instances.S23:Instances.S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23:Instances.T42])" office:value-type="float" office:value="648.6595" calcext:value-type="float">
            <text:p>648.6595</text:p>
          </table:table-cell>
          <table:table-cell table:formula="of:=AVERAGE([Instances.U23:Instances.U42])" office:value-type="float" office:value="648.6302" calcext:value-type="float">
            <text:p>648.6302</text:p>
          </table:table-cell>
          <table:table-cell table:formula="of:=AVERAGE([Instances.V23:Instances.V42])" office:value-type="float" office:value="9485750.65" calcext:value-type="float">
            <text:p>9485750.65</text:p>
          </table:table-cell>
          <table:table-cell table:formula="of:=AVERAGE([Instances.W23:Instances.W42])" office:value-type="float" office:value="637736.05" calcext:value-type="float">
            <text:p>637736.05</text:p>
          </table:table-cell>
          <table:table-cell table:formula="of:=AVERAGE([Instances.X23:Instances.X42])" office:value-type="float" office:value="245.35" calcext:value-type="float">
            <text:p>245.35</text:p>
          </table:table-cell>
          <table:table-cell table:formula="of:=AVERAGE([Instances.Y23:Instances.Y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23:Instances.Z42])" office:value-type="float" office:value="648.0255" calcext:value-type="float">
            <text:p>648.0255</text:p>
          </table:table-cell>
          <table:table-cell table:formula="of:=AVERAGE([Instances.AA23:Instances.AA42])" office:value-type="float" office:value="647.9933" calcext:value-type="float">
            <text:p>647.9933</text:p>
          </table:table-cell>
          <table:table-cell table:formula="of:=AVERAGE([Instances.AB23:Instances.AB42])" office:value-type="float" office:value="9533712.7" calcext:value-type="float">
            <text:p>9533712.7</text:p>
          </table:table-cell>
          <table:table-cell table:formula="of:=AVERAGE([Instances.AC23:Instances.AC42])" office:value-type="float" office:value="642242.5" calcext:value-type="float">
            <text:p>642242.5</text:p>
          </table:table-cell>
          <table:table-cell table:formula="of:=AVERAGE([Instances.AD23:Instances.AD42])" office:value-type="float" office:value="244.25" calcext:value-type="float">
            <text:p>244.25</text:p>
          </table:table-cell>
          <table:table-cell table:formula="of:=AVERAGE([Instances.AE23:Instances.AE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23:Instances.AF42])" office:value-type="float" office:value="649.0155" calcext:value-type="float">
            <text:p>649.0155</text:p>
          </table:table-cell>
          <table:table-cell table:formula="of:=AVERAGE([Instances.AG23:Instances.AG42])" office:value-type="float" office:value="648.9765" calcext:value-type="float">
            <text:p>648.9765</text:p>
          </table:table-cell>
          <table:table-cell table:formula="of:=AVERAGE([Instances.AH23:Instances.AH42])" office:value-type="float" office:value="9522484.25" calcext:value-type="float">
            <text:p>9522484.25</text:p>
          </table:table-cell>
          <table:table-cell table:formula="of:=AVERAGE([Instances.AI23:Instances.AI42])" office:value-type="float" office:value="640769.6" calcext:value-type="float">
            <text:p>640769.6</text:p>
          </table:table-cell>
          <table:table-cell table:formula="of:=AVERAGE([Instances.AJ23:Instances.AJ42])" office:value-type="float" office:value="245" calcext:value-type="float">
            <text:p>245</text:p>
          </table:table-cell>
          <table:table-cell table:formula="of:=AVERAGE([Instances.AK23:Instances.AK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23:Instances.AL42])" office:value-type="float" office:value="648.57" calcext:value-type="float">
            <text:p>648.57</text:p>
          </table:table-cell>
          <table:table-cell table:formula="of:=AVERAGE([Instances.AM23:Instances.AM42])" office:value-type="float" office:value="648.5327" calcext:value-type="float">
            <text:p>648.5327</text:p>
          </table:table-cell>
          <table:table-cell table:formula="of:=AVERAGE([Instances.AN23:Instances.AN42])" office:value-type="float" office:value="9482731.65" calcext:value-type="float">
            <text:p>9482731.65</text:p>
          </table:table-cell>
          <table:table-cell table:formula="of:=AVERAGE([Instances.AO23:Instances.AO42])" office:value-type="float" office:value="638101.3" calcext:value-type="float">
            <text:p>638101.3</text:p>
          </table:table-cell>
          <table:table-cell table:formula="of:=AVERAGE([Instances.AP23:Instances.AP42])" office:value-type="float" office:value="243.35" calcext:value-type="float">
            <text:p>243.35</text:p>
          </table:table-cell>
          <table:table-cell table:formula="of:=AVERAGE([Instances.AQ23:Instances.AQ4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IN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IN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IN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IN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IN([.$G4];[.$M4];[.$S4];[.$Y4];[.$AE4];[.$AK4];[.$AQ4];[.$AW4];[.$BC4];[.$BI4];[.$BO4];[.$BU4])" office:value-type="string" office:string-value="" calcext:value-type="error">
            <text:p>#REF!</text:p>
          </table:table-cell>
          <table:table-cell table:formula="of:=MEDIAN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EDIAN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EDIAN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EDIAN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EDIAN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EDIAN([.$G4];[.$M4];[.$S4];[.$Y4];[.$AE4];[.$AK4];[.$AQ4];[.$AW4];[.$BC4];[.$BI4];[.$BO4];[.$BU4])" office:value-type="string" office:string-value="" calcext:value-type="error">
            <text:p>#REF!</text:p>
          </table:table-cell>
          <table:table-cell table:formula="of:=MAX([.$B4];[.$H4];[.$N4];[.$T4];[.$Z4];[.$AF4];[.$AL4];[.$AR4];[.$AX4];[.$BD4];[.$BJ4];[.$BP4])" office:value-type="string" office:string-value="" calcext:value-type="error">
            <text:p>#REF!</text:p>
          </table:table-cell>
          <table:table-cell table:formula="of:=MAX([.$C4];[.$I4];[.$O4];[.$U4];[.$AA4];[.$AG4];[.$AM4];[.$AS4];[.$AY4];[.$BE4];[.$BK4];[.$BQ4])" office:value-type="string" office:string-value="" calcext:value-type="error">
            <text:p>#REF!</text:p>
          </table:table-cell>
          <table:table-cell table:formula="of:=MAX([.$D4];[.$J4];[.$P4];[.$V4];[.$AB4];[.$AH4];[.$AN4];[.$AT4];[.$AZ4];[.$BF4];[.$BL4];[.$BR4])" office:value-type="string" office:string-value="" calcext:value-type="error">
            <text:p>#REF!</text:p>
          </table:table-cell>
          <table:table-cell table:formula="of:=MAX([.$E4];[.$K4];[.$Q4];[.$W4];[.$AC4];[.$AI4];[.$AO4];[.$AU4];[.$BA4];[.$BG4];[.$BM4];[.$BS4])" office:value-type="string" office:string-value="" calcext:value-type="error">
            <text:p>#REF!</text:p>
          </table:table-cell>
          <table:table-cell table:formula="of:=MAX([.$F4];[.$L4];[.$R4];[.$X4];[.$AD4];[.$AJ4];[.$AP4];[.$AV4];[.$BB4];[.$BH4];[.$BN4];[.$BT4])" office:value-type="string" office:string-value="" calcext:value-type="error">
            <text:p>#REF!</text:p>
          </table:table-cell>
          <table:table-cell table:formula="of:=MAX([.$G4];[.$M4];[.$S4];[.$Y4];[.$AE4];[.$AK4];[.$AQ4];[.$AW4];[.$BC4];[.$BI4];[.$BO4];[.$BU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Nomistery</text:p>
          </table:table-cell>
          <table:table-cell table:formula="of:=AVERAGE([Instances.H43:Instances.H62])" office:value-type="float" office:value="428.6195" calcext:value-type="float">
            <text:p>428.6195</text:p>
          </table:table-cell>
          <table:table-cell table:formula="of:=AVERAGE([Instances.I43:Instances.I62])" office:value-type="float" office:value="428.12135" calcext:value-type="float">
            <text:p>428.12135</text:p>
          </table:table-cell>
          <table:table-cell table:formula="of:=AVERAGE([Instances.J43:Instances.J62])" office:value-type="float" office:value="2126422.6" calcext:value-type="float">
            <text:p>2126422.6</text:p>
          </table:table-cell>
          <table:table-cell table:formula="of:=AVERAGE([Instances.K43:Instances.K62])" office:value-type="float" office:value="897708.15" calcext:value-type="float">
            <text:p>897708.15</text:p>
          </table:table-cell>
          <table:table-cell table:formula="of:=AVERAGE([Instances.L43:Instances.L62])" office:value-type="float" office:value="156.8" calcext:value-type="float">
            <text:p>156.8</text:p>
          </table:table-cell>
          <table:table-cell table:formula="of:=AVERAGE([Instances.M43:Instances.M6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43:Instances.N62])" office:value-type="float" office:value="419.9975" calcext:value-type="float">
            <text:p>419.9975</text:p>
          </table:table-cell>
          <table:table-cell table:formula="of:=AVERAGE([Instances.O43:Instances.O62])" office:value-type="float" office:value="419.304" calcext:value-type="float">
            <text:p>419.304</text:p>
          </table:table-cell>
          <table:table-cell table:formula="of:=AVERAGE([Instances.P43:Instances.P62])" office:value-type="float" office:value="1695830.7" calcext:value-type="float">
            <text:p>1695830.7</text:p>
          </table:table-cell>
          <table:table-cell table:formula="of:=AVERAGE([Instances.Q43:Instances.Q62])" office:value-type="float" office:value="906900.35" calcext:value-type="float">
            <text:p>906900.35</text:p>
          </table:table-cell>
          <table:table-cell table:formula="of:=AVERAGE([Instances.R43:Instances.R62])" office:value-type="float" office:value="150.25" calcext:value-type="float">
            <text:p>150.25</text:p>
          </table:table-cell>
          <table:table-cell table:formula="of:=AVERAGE([Instances.S43:Instances.S62])" office:value-type="float" office:value="628.1" calcext:value-type="float">
            <text:p>628.1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43:Instances.T62])" office:value-type="float" office:value="408.327" calcext:value-type="float">
            <text:p>408.327</text:p>
          </table:table-cell>
          <table:table-cell table:formula="of:=AVERAGE([Instances.U43:Instances.U62])" office:value-type="float" office:value="407.66475" calcext:value-type="float">
            <text:p>407.66475</text:p>
          </table:table-cell>
          <table:table-cell table:formula="of:=AVERAGE([Instances.V43:Instances.V62])" office:value-type="float" office:value="2102739.3" calcext:value-type="float">
            <text:p>2102739.3</text:p>
          </table:table-cell>
          <table:table-cell table:formula="of:=AVERAGE([Instances.W43:Instances.W62])" office:value-type="float" office:value="891239.85" calcext:value-type="float">
            <text:p>891239.85</text:p>
          </table:table-cell>
          <table:table-cell table:formula="of:=AVERAGE([Instances.X43:Instances.X62])" office:value-type="float" office:value="155.9" calcext:value-type="float">
            <text:p>155.9</text:p>
          </table:table-cell>
          <table:table-cell table:formula="of:=AVERAGE([Instances.Y43:Instances.Y62])" office:value-type="float" office:value="742.6" calcext:value-type="float">
            <text:p>742.6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43:Instances.Z62])" office:value-type="float" office:value="423.441" calcext:value-type="float">
            <text:p>423.441</text:p>
          </table:table-cell>
          <table:table-cell table:formula="of:=AVERAGE([Instances.AA43:Instances.AA62])" office:value-type="float" office:value="423.114" calcext:value-type="float">
            <text:p>423.114</text:p>
          </table:table-cell>
          <table:table-cell table:formula="of:=AVERAGE([Instances.AB43:Instances.AB62])" office:value-type="float" office:value="1968511.85" calcext:value-type="float">
            <text:p>1968511.85</text:p>
          </table:table-cell>
          <table:table-cell table:formula="of:=AVERAGE([Instances.AC43:Instances.AC62])" office:value-type="float" office:value="886508.5" calcext:value-type="float">
            <text:p>886508.5</text:p>
          </table:table-cell>
          <table:table-cell table:formula="of:=AVERAGE([Instances.AD43:Instances.AD62])" office:value-type="float" office:value="149.1" calcext:value-type="float">
            <text:p>149.1</text:p>
          </table:table-cell>
          <table:table-cell table:formula="of:=AVERAGE([Instances.AE43:Instances.AE62])" office:value-type="float" office:value="300" calcext:value-type="float">
            <text:p>30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43:Instances.AF62])" office:value-type="float" office:value="456.4695" calcext:value-type="float">
            <text:p>456.4695</text:p>
          </table:table-cell>
          <table:table-cell table:formula="of:=AVERAGE([Instances.AG43:Instances.AG62])" office:value-type="float" office:value="455.9776" calcext:value-type="float">
            <text:p>455.9776</text:p>
          </table:table-cell>
          <table:table-cell table:formula="of:=AVERAGE([Instances.AH43:Instances.AH62])" office:value-type="float" office:value="1785014.7" calcext:value-type="float">
            <text:p>1785014.7</text:p>
          </table:table-cell>
          <table:table-cell table:formula="of:=AVERAGE([Instances.AI43:Instances.AI62])" office:value-type="float" office:value="977806.45" calcext:value-type="float">
            <text:p>977806.45</text:p>
          </table:table-cell>
          <table:table-cell table:formula="of:=AVERAGE([Instances.AJ43:Instances.AJ62])" office:value-type="float" office:value="127.65" calcext:value-type="float">
            <text:p>127.65</text:p>
          </table:table-cell>
          <table:table-cell table:formula="of:=AVERAGE([Instances.AK43:Instances.AK62])" office:value-type="float" office:value="270.75" calcext:value-type="float">
            <text:p>270.7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43:Instances.AL62])" office:value-type="float" office:value="377.086" calcext:value-type="float">
            <text:p>377.086</text:p>
          </table:table-cell>
          <table:table-cell table:formula="of:=AVERAGE([Instances.AM43:Instances.AM62])" office:value-type="float" office:value="376.3875" calcext:value-type="float">
            <text:p>376.3875</text:p>
          </table:table-cell>
          <table:table-cell table:formula="of:=AVERAGE([Instances.AN43:Instances.AN62])" office:value-type="float" office:value="1935232.15" calcext:value-type="float">
            <text:p>1935232.15</text:p>
          </table:table-cell>
          <table:table-cell table:formula="of:=AVERAGE([Instances.AO43:Instances.AO62])" office:value-type="float" office:value="791936.35" calcext:value-type="float">
            <text:p>791936.35</text:p>
          </table:table-cell>
          <table:table-cell table:formula="of:=AVERAGE([Instances.AP43:Instances.AP62])" office:value-type="float" office:value="144.2" calcext:value-type="float">
            <text:p>144.2</text:p>
          </table:table-cell>
          <table:table-cell table:formula="of:=AVERAGE([Instances.AQ43:Instances.AQ62])" office:value-type="float" office:value="608.45" calcext:value-type="float">
            <text:p>608.4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IN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IN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IN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IN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IN([.$G5];[.$M5];[.$S5];[.$Y5];[.$AE5];[.$AK5];[.$AQ5];[.$AW5];[.$BC5];[.$BI5];[.$BO5];[.$BU5])" office:value-type="string" office:string-value="" calcext:value-type="error">
            <text:p>#REF!</text:p>
          </table:table-cell>
          <table:table-cell table:formula="of:=MEDIAN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EDIAN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EDIAN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EDIAN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EDIAN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EDIAN([.$G5];[.$M5];[.$S5];[.$Y5];[.$AE5];[.$AK5];[.$AQ5];[.$AW5];[.$BC5];[.$BI5];[.$BO5];[.$BU5])" office:value-type="string" office:string-value="" calcext:value-type="error">
            <text:p>#REF!</text:p>
          </table:table-cell>
          <table:table-cell table:formula="of:=MAX([.$B5];[.$H5];[.$N5];[.$T5];[.$Z5];[.$AF5];[.$AL5];[.$AR5];[.$AX5];[.$BD5];[.$BJ5];[.$BP5])" office:value-type="string" office:string-value="" calcext:value-type="error">
            <text:p>#REF!</text:p>
          </table:table-cell>
          <table:table-cell table:formula="of:=MAX([.$C5];[.$I5];[.$O5];[.$U5];[.$AA5];[.$AG5];[.$AM5];[.$AS5];[.$AY5];[.$BE5];[.$BK5];[.$BQ5])" office:value-type="string" office:string-value="" calcext:value-type="error">
            <text:p>#REF!</text:p>
          </table:table-cell>
          <table:table-cell table:formula="of:=MAX([.$D5];[.$J5];[.$P5];[.$V5];[.$AB5];[.$AH5];[.$AN5];[.$AT5];[.$AZ5];[.$BF5];[.$BL5];[.$BR5])" office:value-type="string" office:string-value="" calcext:value-type="error">
            <text:p>#REF!</text:p>
          </table:table-cell>
          <table:table-cell table:formula="of:=MAX([.$E5];[.$K5];[.$Q5];[.$W5];[.$AC5];[.$AI5];[.$AO5];[.$AU5];[.$BA5];[.$BG5];[.$BM5];[.$BS5])" office:value-type="string" office:string-value="" calcext:value-type="error">
            <text:p>#REF!</text:p>
          </table:table-cell>
          <table:table-cell table:formula="of:=MAX([.$F5];[.$L5];[.$R5];[.$X5];[.$AD5];[.$AJ5];[.$AP5];[.$AV5];[.$BB5];[.$BH5];[.$BN5];[.$BT5])" office:value-type="string" office:string-value="" calcext:value-type="error">
            <text:p>#REF!</text:p>
          </table:table-cell>
          <table:table-cell table:formula="of:=MAX([.$G5];[.$M5];[.$S5];[.$Y5];[.$AE5];[.$AK5];[.$AQ5];[.$AW5];[.$BC5];[.$BI5];[.$BO5];[.$BU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RicochetRobots</text:p>
          </table:table-cell>
          <table:table-cell table:formula="of:=AVERAGE([Instances.H63:Instances.H82])" office:value-type="float" office:value="527.6515" calcext:value-type="float">
            <text:p>527.6515</text:p>
          </table:table-cell>
          <table:table-cell table:formula="of:=AVERAGE([Instances.I63:Instances.I82])" office:value-type="float" office:value="527.3462" calcext:value-type="float">
            <text:p>527.3462</text:p>
          </table:table-cell>
          <table:table-cell table:formula="of:=AVERAGE([Instances.J63:Instances.J82])" office:value-type="float" office:value="1565477" calcext:value-type="float">
            <text:p>1565477</text:p>
          </table:table-cell>
          <table:table-cell table:formula="of:=AVERAGE([Instances.K63:Instances.K82])" office:value-type="float" office:value="1131007.55" calcext:value-type="float">
            <text:p>1131007.55</text:p>
          </table:table-cell>
          <table:table-cell table:formula="of:=AVERAGE([Instances.L63:Instances.L82])" office:value-type="float" office:value="122.15" calcext:value-type="float">
            <text:p>122.15</text:p>
          </table:table-cell>
          <table:table-cell table:formula="of:=AVERAGE([Instances.M63:Instances.M8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63:Instances.N82])" office:value-type="float" office:value="529.554" calcext:value-type="float">
            <text:p>529.554</text:p>
          </table:table-cell>
          <table:table-cell table:formula="of:=AVERAGE([Instances.O63:Instances.O82])" office:value-type="float" office:value="529.1625" calcext:value-type="float">
            <text:p>529.1625</text:p>
          </table:table-cell>
          <table:table-cell table:formula="of:=AVERAGE([Instances.P63:Instances.P82])" office:value-type="float" office:value="1454695.85" calcext:value-type="float">
            <text:p>1454695.85</text:p>
          </table:table-cell>
          <table:table-cell table:formula="of:=AVERAGE([Instances.Q63:Instances.Q82])" office:value-type="float" office:value="1074052.7" calcext:value-type="float">
            <text:p>1074052.7</text:p>
          </table:table-cell>
          <table:table-cell table:formula="of:=AVERAGE([Instances.R63:Instances.R82])" office:value-type="float" office:value="125.9" calcext:value-type="float">
            <text:p>125.9</text:p>
          </table:table-cell>
          <table:table-cell table:formula="of:=AVERAGE([Instances.S63:Instances.S82])" office:value-type="float" office:value="450" calcext:value-type="float">
            <text:p>45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63:Instances.T82])" office:value-type="float" office:value="528.587" calcext:value-type="float">
            <text:p>528.587</text:p>
          </table:table-cell>
          <table:table-cell table:formula="of:=AVERAGE([Instances.U63:Instances.U82])" office:value-type="float" office:value="528.17275" calcext:value-type="float">
            <text:p>528.17275</text:p>
          </table:table-cell>
          <table:table-cell table:formula="of:=AVERAGE([Instances.V63:Instances.V82])" office:value-type="float" office:value="1443164.7" calcext:value-type="float">
            <text:p>1443164.7</text:p>
          </table:table-cell>
          <table:table-cell table:formula="of:=AVERAGE([Instances.W63:Instances.W82])" office:value-type="float" office:value="1069110.95" calcext:value-type="float">
            <text:p>1069110.95</text:p>
          </table:table-cell>
          <table:table-cell table:formula="of:=AVERAGE([Instances.X63:Instances.X82])" office:value-type="float" office:value="134" calcext:value-type="float">
            <text:p>134</text:p>
          </table:table-cell>
          <table:table-cell table:formula="of:=AVERAGE([Instances.Y63:Instances.Y82])" office:value-type="float" office:value="570.5" calcext:value-type="float">
            <text:p>570.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63:Instances.Z82])" office:value-type="float" office:value="536.787" calcext:value-type="float">
            <text:p>536.787</text:p>
          </table:table-cell>
          <table:table-cell table:formula="of:=AVERAGE([Instances.AA63:Instances.AA82])" office:value-type="float" office:value="536.54095" calcext:value-type="float">
            <text:p>536.54095</text:p>
          </table:table-cell>
          <table:table-cell table:formula="of:=AVERAGE([Instances.AB63:Instances.AB82])" office:value-type="float" office:value="1518806.9" calcext:value-type="float">
            <text:p>1518806.9</text:p>
          </table:table-cell>
          <table:table-cell table:formula="of:=AVERAGE([Instances.AC63:Instances.AC82])" office:value-type="float" office:value="1113611.9" calcext:value-type="float">
            <text:p>1113611.9</text:p>
          </table:table-cell>
          <table:table-cell table:formula="of:=AVERAGE([Instances.AD63:Instances.AD82])" office:value-type="float" office:value="119.75" calcext:value-type="float">
            <text:p>119.75</text:p>
          </table:table-cell>
          <table:table-cell table:formula="of:=AVERAGE([Instances.AE63:Instances.AE82])" office:value-type="float" office:value="225" calcext:value-type="float">
            <text:p>22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63:Instances.AF82])" office:value-type="float" office:value="527.009" calcext:value-type="float">
            <text:p>527.009</text:p>
          </table:table-cell>
          <table:table-cell table:formula="of:=AVERAGE([Instances.AG63:Instances.AG82])" office:value-type="float" office:value="526.69925" calcext:value-type="float">
            <text:p>526.69925</text:p>
          </table:table-cell>
          <table:table-cell table:formula="of:=AVERAGE([Instances.AH63:Instances.AH82])" office:value-type="float" office:value="1486230.55" calcext:value-type="float">
            <text:p>1486230.55</text:p>
          </table:table-cell>
          <table:table-cell table:formula="of:=AVERAGE([Instances.AI63:Instances.AI82])" office:value-type="float" office:value="1094649.35" calcext:value-type="float">
            <text:p>1094649.35</text:p>
          </table:table-cell>
          <table:table-cell table:formula="of:=AVERAGE([Instances.AJ63:Instances.AJ82])" office:value-type="float" office:value="108.35" calcext:value-type="float">
            <text:p>108.35</text:p>
          </table:table-cell>
          <table:table-cell table:formula="of:=AVERAGE([Instances.AK63:Instances.AK82])" office:value-type="float" office:value="257.55" calcext:value-type="float">
            <text:p>257.55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63:Instances.AL82])" office:value-type="float" office:value="533.361" calcext:value-type="float">
            <text:p>533.361</text:p>
          </table:table-cell>
          <table:table-cell table:formula="of:=AVERAGE([Instances.AM63:Instances.AM82])" office:value-type="float" office:value="532.9925" calcext:value-type="float">
            <text:p>532.9925</text:p>
          </table:table-cell>
          <table:table-cell table:formula="of:=AVERAGE([Instances.AN63:Instances.AN82])" office:value-type="float" office:value="1474487.7" calcext:value-type="float">
            <text:p>1474487.7</text:p>
          </table:table-cell>
          <table:table-cell table:formula="of:=AVERAGE([Instances.AO63:Instances.AO82])" office:value-type="float" office:value="1090878.8" calcext:value-type="float">
            <text:p>1090878.8</text:p>
          </table:table-cell>
          <table:table-cell table:formula="of:=AVERAGE([Instances.AP63:Instances.AP82])" office:value-type="float" office:value="118.15" calcext:value-type="float">
            <text:p>118.15</text:p>
          </table:table-cell>
          <table:table-cell table:formula="of:=AVERAGE([Instances.AQ63:Instances.AQ82])" office:value-type="float" office:value="387.3" calcext:value-type="float">
            <text:p>387.3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IN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IN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IN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IN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IN([.$G6];[.$M6];[.$S6];[.$Y6];[.$AE6];[.$AK6];[.$AQ6];[.$AW6];[.$BC6];[.$BI6];[.$BO6];[.$BU6])" office:value-type="string" office:string-value="" calcext:value-type="error">
            <text:p>#REF!</text:p>
          </table:table-cell>
          <table:table-cell table:formula="of:=MEDIAN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EDIAN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EDIAN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EDIAN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EDIAN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EDIAN([.$G6];[.$M6];[.$S6];[.$Y6];[.$AE6];[.$AK6];[.$AQ6];[.$AW6];[.$BC6];[.$BI6];[.$BO6];[.$BU6])" office:value-type="string" office:string-value="" calcext:value-type="error">
            <text:p>#REF!</text:p>
          </table:table-cell>
          <table:table-cell table:formula="of:=MAX([.$B6];[.$H6];[.$N6];[.$T6];[.$Z6];[.$AF6];[.$AL6];[.$AR6];[.$AX6];[.$BD6];[.$BJ6];[.$BP6])" office:value-type="string" office:string-value="" calcext:value-type="error">
            <text:p>#REF!</text:p>
          </table:table-cell>
          <table:table-cell table:formula="of:=MAX([.$C6];[.$I6];[.$O6];[.$U6];[.$AA6];[.$AG6];[.$AM6];[.$AS6];[.$AY6];[.$BE6];[.$BK6];[.$BQ6])" office:value-type="string" office:string-value="" calcext:value-type="error">
            <text:p>#REF!</text:p>
          </table:table-cell>
          <table:table-cell table:formula="of:=MAX([.$D6];[.$J6];[.$P6];[.$V6];[.$AB6];[.$AH6];[.$AN6];[.$AT6];[.$AZ6];[.$BF6];[.$BL6];[.$BR6])" office:value-type="string" office:string-value="" calcext:value-type="error">
            <text:p>#REF!</text:p>
          </table:table-cell>
          <table:table-cell table:formula="of:=MAX([.$E6];[.$K6];[.$Q6];[.$W6];[.$AC6];[.$AI6];[.$AO6];[.$AU6];[.$BA6];[.$BG6];[.$BM6];[.$BS6])" office:value-type="string" office:string-value="" calcext:value-type="error">
            <text:p>#REF!</text:p>
          </table:table-cell>
          <table:table-cell table:formula="of:=MAX([.$F6];[.$L6];[.$R6];[.$X6];[.$AD6];[.$AJ6];[.$AP6];[.$AV6];[.$BB6];[.$BH6];[.$BN6];[.$BT6])" office:value-type="string" office:string-value="" calcext:value-type="error">
            <text:p>#REF!</text:p>
          </table:table-cell>
          <table:table-cell table:formula="of:=MAX([.$G6];[.$M6];[.$S6];[.$Y6];[.$AE6];[.$AK6];[.$AQ6];[.$AW6];[.$BC6];[.$BI6];[.$BO6];[.$BU6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Sokoban</text:p>
          </table:table-cell>
          <table:table-cell table:formula="of:=AVERAGE([Instances.H83:Instances.H102])" office:value-type="float" office:value="900" calcext:value-type="float">
            <text:p>900</text:p>
          </table:table-cell>
          <table:table-cell table:formula="of:=AVERAGE([Instances.I83:Instances.I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L83:Instances.L102])" office:value-type="float" office:value="0" calcext:value-type="float">
            <text:p>0</text:p>
          </table:table-cell>
          <table:table-cell table:formula="of:=AVERAGE([Instances.M83:Instances.M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83:Instances.N102])" office:value-type="float" office:value="900" calcext:value-type="float">
            <text:p>900</text:p>
          </table:table-cell>
          <table:table-cell table:formula="of:=AVERAGE([Instances.O83:Instances.O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R83:Instances.R102])" office:value-type="float" office:value="0" calcext:value-type="float">
            <text:p>0</text:p>
          </table:table-cell>
          <table:table-cell table:formula="of:=AVERAGE([Instances.S83:Instances.S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83:Instances.T102])" office:value-type="float" office:value="900" calcext:value-type="float">
            <text:p>900</text:p>
          </table:table-cell>
          <table:table-cell table:formula="of:=AVERAGE([Instances.U83:Instances.U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X83:Instances.X102])" office:value-type="float" office:value="0.6" calcext:value-type="float">
            <text:p>0.6</text:p>
          </table:table-cell>
          <table:table-cell table:formula="of:=AVERAGE([Instances.Y83:Instances.Y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83:Instances.Z102])" office:value-type="float" office:value="900" calcext:value-type="float">
            <text:p>900</text:p>
          </table:table-cell>
          <table:table-cell table:formula="of:=AVERAGE([Instances.AA83:Instances.AA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D83:Instances.AD102])" office:value-type="float" office:value="0" calcext:value-type="float">
            <text:p>0</text:p>
          </table:table-cell>
          <table:table-cell table:formula="of:=AVERAGE([Instances.AE83:Instances.AE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83:Instances.AF102])" office:value-type="float" office:value="900" calcext:value-type="float">
            <text:p>900</text:p>
          </table:table-cell>
          <table:table-cell table:formula="of:=AVERAGE([Instances.AG83:Instances.AG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J83:Instances.AJ102])" office:value-type="float" office:value="0" calcext:value-type="float">
            <text:p>0</text:p>
          </table:table-cell>
          <table:table-cell table:formula="of:=AVERAGE([Instances.AK83:Instances.AK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83:Instances.AL102])" office:value-type="float" office:value="900" calcext:value-type="float">
            <text:p>900</text:p>
          </table:table-cell>
          <table:table-cell table:formula="of:=AVERAGE([Instances.AM83:Instances.AM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P83:Instances.AP102])" office:value-type="float" office:value="0.2" calcext:value-type="float">
            <text:p>0.2</text:p>
          </table:table-cell>
          <table:table-cell table:formula="of:=AVERAGE([Instances.AQ83:Instances.AQ10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number-columns-repeated="2" office:value-type="string" calcext:value-type="string">
            <text:p/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IN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IN([.$D7];[.$J7];[.$P7];[.$V7];[.$AB7];[.$AH7];[.$AN7];[.$AT7];[.$AZ7];[.$BF7];[.$BL7];[.$BR7])" office:value-type="float" office:value="0" calcext:value-type="float">
            <text:p>0</text:p>
          </table:table-cell>
          <table:table-cell table:formula="of:=MIN([.$E7];[.$K7];[.$Q7];[.$W7];[.$AC7];[.$AI7];[.$AO7];[.$AU7];[.$BA7];[.$BG7];[.$BM7];[.$BS7])" office:value-type="float" office:value="0" calcext:value-type="float">
            <text:p>0</text:p>
          </table:table-cell>
          <table:table-cell table:formula="of:=MIN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IN([.$G7];[.$M7];[.$S7];[.$Y7];[.$AE7];[.$AK7];[.$AQ7];[.$AW7];[.$BC7];[.$BI7];[.$BO7];[.$BU7])" office:value-type="string" office:string-value="" calcext:value-type="error">
            <text:p>#REF!</text:p>
          </table:table-cell>
          <table:table-cell table:formula="of:=MEDIAN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EDIAN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EDIAN([.$D7];[.$J7];[.$P7];[.$V7];[.$AB7];[.$AH7];[.$AN7];[.$AT7];[.$AZ7];[.$BF7];[.$BL7];[.$BR7])" office:value-type="string" office:string-value="" calcext:value-type="error">
            <text:p>#VALUE!</text:p>
          </table:table-cell>
          <table:table-cell table:formula="of:=MEDIAN([.$E7];[.$K7];[.$Q7];[.$W7];[.$AC7];[.$AI7];[.$AO7];[.$AU7];[.$BA7];[.$BG7];[.$BM7];[.$BS7])" office:value-type="string" office:string-value="" calcext:value-type="error">
            <text:p>#VALUE!</text:p>
          </table:table-cell>
          <table:table-cell table:formula="of:=MEDIAN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EDIAN([.$G7];[.$M7];[.$S7];[.$Y7];[.$AE7];[.$AK7];[.$AQ7];[.$AW7];[.$BC7];[.$BI7];[.$BO7];[.$BU7])" office:value-type="string" office:string-value="" calcext:value-type="error">
            <text:p>#REF!</text:p>
          </table:table-cell>
          <table:table-cell table:formula="of:=MAX([.$B7];[.$H7];[.$N7];[.$T7];[.$Z7];[.$AF7];[.$AL7];[.$AR7];[.$AX7];[.$BD7];[.$BJ7];[.$BP7])" office:value-type="string" office:string-value="" calcext:value-type="error">
            <text:p>#REF!</text:p>
          </table:table-cell>
          <table:table-cell table:formula="of:=MAX([.$C7];[.$I7];[.$O7];[.$U7];[.$AA7];[.$AG7];[.$AM7];[.$AS7];[.$AY7];[.$BE7];[.$BK7];[.$BQ7])" office:value-type="string" office:string-value="" calcext:value-type="error">
            <text:p>#REF!</text:p>
          </table:table-cell>
          <table:table-cell table:formula="of:=MAX([.$D7];[.$J7];[.$P7];[.$V7];[.$AB7];[.$AH7];[.$AN7];[.$AT7];[.$AZ7];[.$BF7];[.$BL7];[.$BR7])" office:value-type="float" office:value="0" calcext:value-type="float">
            <text:p>0</text:p>
          </table:table-cell>
          <table:table-cell table:formula="of:=MAX([.$E7];[.$K7];[.$Q7];[.$W7];[.$AC7];[.$AI7];[.$AO7];[.$AU7];[.$BA7];[.$BG7];[.$BM7];[.$BS7])" office:value-type="float" office:value="0" calcext:value-type="float">
            <text:p>0</text:p>
          </table:table-cell>
          <table:table-cell table:formula="of:=MAX([.$F7];[.$L7];[.$R7];[.$X7];[.$AD7];[.$AJ7];[.$AP7];[.$AV7];[.$BB7];[.$BH7];[.$BN7];[.$BT7])" office:value-type="string" office:string-value="" calcext:value-type="error">
            <text:p>#REF!</text:p>
          </table:table-cell>
          <table:table-cell table:formula="of:=MAX([.$G7];[.$M7];[.$S7];[.$Y7];[.$AE7];[.$AK7];[.$AQ7];[.$AW7];[.$BC7];[.$BI7];[.$BO7];[.$BU7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Visit-all</text:p>
          </table:table-cell>
          <table:table-cell table:formula="of:=AVERAGE([Instances.H103:Instances.H122])" office:value-type="float" office:value="678.445" calcext:value-type="float">
            <text:p>678.445</text:p>
          </table:table-cell>
          <table:table-cell table:formula="of:=AVERAGE([Instances.I103:Instances.I122])" office:value-type="float" office:value="678.03165" calcext:value-type="float">
            <text:p>678.03165</text:p>
          </table:table-cell>
          <table:table-cell table:formula="of:=AVERAGE([Instances.J103:Instances.J122])" office:value-type="float" office:value="3031461.2" calcext:value-type="float">
            <text:p>3031461.2</text:p>
          </table:table-cell>
          <table:table-cell table:formula="of:=AVERAGE([Instances.K103:Instances.K122])" office:value-type="float" office:value="2348501.8" calcext:value-type="float">
            <text:p>2348501.8</text:p>
          </table:table-cell>
          <table:table-cell table:formula="of:=AVERAGE([Instances.L103:Instances.L122])" office:value-type="float" office:value="101.95" calcext:value-type="float">
            <text:p>101.95</text:p>
          </table:table-cell>
          <table:table-cell table:formula="of:=AVERAGE([Instances.M103:Instances.M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N103:Instances.N122])" office:value-type="float" office:value="900" calcext:value-type="float">
            <text:p>900</text:p>
          </table:table-cell>
          <table:table-cell table:formula="of:=AVERAGE([Instances.O103:Instances.O122])" office:value-type="float" office:value="900" calcext:value-type="float">
            <text:p>900</text:p>
          </table:table-cell>
          <table:table-cell table:formula="of:=AVERAGE([Instances.P103:Instances.P122])" office:value-type="float" office:value="126.5" calcext:value-type="float">
            <text:p>126.5</text:p>
          </table:table-cell>
          <table:table-cell table:formula="of:=AVERAGE([Instances.Q103:Instances.Q122])" office:value-type="float" office:value="107.8" calcext:value-type="float">
            <text:p>107.8</text:p>
          </table:table-cell>
          <table:table-cell table:formula="of:=AVERAGE([Instances.R103:Instances.R122])" office:value-type="float" office:value="1692.45" calcext:value-type="float">
            <text:p>1692.45</text:p>
          </table:table-cell>
          <table:table-cell table:formula="of:=AVERAGE([Instances.S103:Instances.S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T103:Instances.T122])" office:value-type="float" office:value="900" calcext:value-type="float">
            <text:p>900</text:p>
          </table:table-cell>
          <table:table-cell table:formula="of:=AVERAGE([Instances.U103:Instances.U122])" office:value-type="float" office:value="900" calcext:value-type="float">
            <text:p>900</text:p>
          </table:table-cell>
          <table:table-cell table:formula="of:=AVERAGE([Instances.V103:Instances.V122])" office:value-type="float" office:value="126.5" calcext:value-type="float">
            <text:p>126.5</text:p>
          </table:table-cell>
          <table:table-cell table:formula="of:=AVERAGE([Instances.W103:Instances.W122])" office:value-type="float" office:value="107.8" calcext:value-type="float">
            <text:p>107.8</text:p>
          </table:table-cell>
          <table:table-cell table:formula="of:=AVERAGE([Instances.X103:Instances.X122])" office:value-type="float" office:value="1703.25" calcext:value-type="float">
            <text:p>1703.25</text:p>
          </table:table-cell>
          <table:table-cell table:formula="of:=AVERAGE([Instances.Y103:Instances.Y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Z103:Instances.Z122])" office:value-type="float" office:value="900" calcext:value-type="float">
            <text:p>900</text:p>
          </table:table-cell>
          <table:table-cell table:formula="of:=AVERAGE([Instances.AA103:Instances.AA122])" office:value-type="float" office:value="900" calcext:value-type="float">
            <text:p>900</text:p>
          </table:table-cell>
          <table:table-cell table:formula="of:=AVERAGE([Instances.AB103:Instances.AB122])" office:value-type="float" office:value="126.5" calcext:value-type="float">
            <text:p>126.5</text:p>
          </table:table-cell>
          <table:table-cell table:formula="of:=AVERAGE([Instances.AC103:Instances.AC122])" office:value-type="float" office:value="107.8" calcext:value-type="float">
            <text:p>107.8</text:p>
          </table:table-cell>
          <table:table-cell table:formula="of:=AVERAGE([Instances.AD103:Instances.AD122])" office:value-type="float" office:value="1699.4" calcext:value-type="float">
            <text:p>1699.4</text:p>
          </table:table-cell>
          <table:table-cell table:formula="of:=AVERAGE([Instances.AE103:Instances.AE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F103:Instances.AF122])" office:value-type="float" office:value="900" calcext:value-type="float">
            <text:p>900</text:p>
          </table:table-cell>
          <table:table-cell table:formula="of:=AVERAGE([Instances.AG103:Instances.AG122])" office:value-type="float" office:value="900" calcext:value-type="float">
            <text:p>900</text:p>
          </table:table-cell>
          <table:table-cell table:formula="of:=AVERAGE([Instances.AH103:Instances.AH122])" office:value-type="float" office:value="146.65" calcext:value-type="float">
            <text:p>146.65</text:p>
          </table:table-cell>
          <table:table-cell table:formula="of:=AVERAGE([Instances.AI103:Instances.AI122])" office:value-type="float" office:value="123.4" calcext:value-type="float">
            <text:p>123.4</text:p>
          </table:table-cell>
          <table:table-cell table:formula="of:=AVERAGE([Instances.AJ103:Instances.AJ122])" office:value-type="float" office:value="1702.5" calcext:value-type="float">
            <text:p>1702.5</text:p>
          </table:table-cell>
          <table:table-cell table:formula="of:=AVERAGE([Instances.AK103:Instances.AK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Instances.AL103:Instances.AL122])" office:value-type="float" office:value="900" calcext:value-type="float">
            <text:p>900</text:p>
          </table:table-cell>
          <table:table-cell table:formula="of:=AVERAGE([Instances.AM103:Instances.AM122])" office:value-type="float" office:value="900" calcext:value-type="float">
            <text:p>900</text:p>
          </table:table-cell>
          <table:table-cell table:formula="of:=AVERAGE([Instances.AN103:Instances.AN122])" office:value-type="float" office:value="126.5" calcext:value-type="float">
            <text:p>126.5</text:p>
          </table:table-cell>
          <table:table-cell table:formula="of:=AVERAGE([Instances.AO103:Instances.AO122])" office:value-type="float" office:value="107.8" calcext:value-type="float">
            <text:p>107.8</text:p>
          </table:table-cell>
          <table:table-cell table:formula="of:=AVERAGE([Instances.AP103:Instances.AP122])" office:value-type="float" office:value="1698.9" calcext:value-type="float">
            <text:p>1698.9</text:p>
          </table:table-cell>
          <table:table-cell table:formula="of:=AVERAGE([Instances.AQ103:Instances.AQ122])" office:value-type="float" office:value="0" calcext:value-type="float">
            <text:p>0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AVERAGE([#REF!])" office:value-type="string" office:string-value="" calcext:value-type="error">
            <text:p>#REF!</text:p>
          </table:table-cell>
          <table:table-cell table:formula="of:=MIN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IN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IN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IN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IN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IN([.$G8];[.$M8];[.$S8];[.$Y8];[.$AE8];[.$AK8];[.$AQ8];[.$AW8];[.$BC8];[.$BI8];[.$BO8];[.$BU8])" office:value-type="string" office:string-value="" calcext:value-type="error">
            <text:p>#REF!</text:p>
          </table:table-cell>
          <table:table-cell table:formula="of:=MEDIAN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EDIAN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EDIAN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EDIAN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EDIAN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EDIAN([.$G8];[.$M8];[.$S8];[.$Y8];[.$AE8];[.$AK8];[.$AQ8];[.$AW8];[.$BC8];[.$BI8];[.$BO8];[.$BU8])" office:value-type="string" office:string-value="" calcext:value-type="error">
            <text:p>#REF!</text:p>
          </table:table-cell>
          <table:table-cell table:formula="of:=MAX([.$B8];[.$H8];[.$N8];[.$T8];[.$Z8];[.$AF8];[.$AL8];[.$AR8];[.$AX8];[.$BD8];[.$BJ8];[.$BP8])" office:value-type="string" office:string-value="" calcext:value-type="error">
            <text:p>#REF!</text:p>
          </table:table-cell>
          <table:table-cell table:formula="of:=MAX([.$C8];[.$I8];[.$O8];[.$U8];[.$AA8];[.$AG8];[.$AM8];[.$AS8];[.$AY8];[.$BE8];[.$BK8];[.$BQ8])" office:value-type="string" office:string-value="" calcext:value-type="error">
            <text:p>#REF!</text:p>
          </table:table-cell>
          <table:table-cell table:formula="of:=MAX([.$D8];[.$J8];[.$P8];[.$V8];[.$AB8];[.$AH8];[.$AN8];[.$AT8];[.$AZ8];[.$BF8];[.$BL8];[.$BR8])" office:value-type="string" office:string-value="" calcext:value-type="error">
            <text:p>#REF!</text:p>
          </table:table-cell>
          <table:table-cell table:formula="of:=MAX([.$E8];[.$K8];[.$Q8];[.$W8];[.$AC8];[.$AI8];[.$AO8];[.$AU8];[.$BA8];[.$BG8];[.$BM8];[.$BS8])" office:value-type="string" office:string-value="" calcext:value-type="error">
            <text:p>#REF!</text:p>
          </table:table-cell>
          <table:table-cell table:formula="of:=MAX([.$F8];[.$L8];[.$R8];[.$X8];[.$AD8];[.$AJ8];[.$AP8];[.$AV8];[.$BB8];[.$BH8];[.$BN8];[.$BT8])" office:value-type="string" office:string-value="" calcext:value-type="error">
            <text:p>#REF!</text:p>
          </table:table-cell>
          <table:table-cell table:formula="of:=MAX([.$G8];[.$M8];[.$S8];[.$Y8];[.$AE8];[.$AK8];[.$AQ8];[.$AW8];[.$BC8];[.$BI8];[.$BO8];[.$BU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8])" office:value-type="float" office:value="3720.0845" calcext:value-type="float">
            <text:p>3720.0845</text:p>
          </table:table-cell>
          <table:table-cell table:formula="of:=SUM([.C3:.C8])" office:value-type="float" office:value="3718.4258" calcext:value-type="float">
            <text:p>3718.4258</text:p>
          </table:table-cell>
          <table:table-cell table:formula="of:=SUM([.D3:.D8])" office:value-type="float" office:value="22092749.75" calcext:value-type="float">
            <text:p>22092749.75</text:p>
          </table:table-cell>
          <table:table-cell table:formula="of:=SUM([.E3:.E8])" office:value-type="float" office:value="9389499.35" calcext:value-type="float">
            <text:p>9389499.35</text:p>
          </table:table-cell>
          <table:table-cell table:formula="of:=SUM([.F3:.F8])" office:value-type="float" office:value="709.35" calcext:value-type="float">
            <text:p>709.35</text:p>
          </table:table-cell>
          <table:table-cell table:formula="of:=SUM([.G3:.G8])" office:value-type="float" office:value="0" calcext:value-type="float">
            <text:p>0</text:p>
          </table:table-cell>
          <table:table-cell table:formula="of:=SUM([.H3:.H8])" office:value-type="string" office:string-value="" calcext:value-type="error">
            <text:p>#REF!</text:p>
          </table:table-cell>
          <table:table-cell table:formula="of:=SUM([.I3:.I8])" office:value-type="string" office:string-value="" calcext:value-type="error">
            <text:p>#REF!</text:p>
          </table:table-cell>
          <table:table-cell table:formula="of:=SUM([.J3:.J8])" office:value-type="string" office:string-value="" calcext:value-type="error">
            <text:p>#REF!</text:p>
          </table:table-cell>
          <table:table-cell table:formula="of:=SUM([.K3:.K8])" office:value-type="string" office:string-value="" calcext:value-type="error">
            <text:p>#REF!</text:p>
          </table:table-cell>
          <table:table-cell table:formula="of:=SUM([.L3:.L8])" office:value-type="string" office:string-value="" calcext:value-type="error">
            <text:p>#REF!</text:p>
          </table:table-cell>
          <table:table-cell table:formula="of:=SUM([.M3:.M8])" office:value-type="string" office:string-value="" calcext:value-type="error">
            <text:p>#REF!</text:p>
          </table:table-cell>
          <table:table-cell table:formula="of:=SUM([.N3:.N8])" office:value-type="float" office:value="3942.351" calcext:value-type="float">
            <text:p>3942.351</text:p>
          </table:table-cell>
          <table:table-cell table:formula="of:=SUM([.O3:.O8])" office:value-type="float" office:value="3940.68615" calcext:value-type="float">
            <text:p>3940.68615</text:p>
          </table:table-cell>
          <table:table-cell table:formula="of:=SUM([.P3:.P8])" office:value-type="float" office:value="17871305.3" calcext:value-type="float">
            <text:p>17871305.3</text:p>
          </table:table-cell>
          <table:table-cell table:formula="of:=SUM([.Q3:.Q8])" office:value-type="float" office:value="6529838.9" calcext:value-type="float">
            <text:p>6529838.9</text:p>
          </table:table-cell>
          <table:table-cell table:formula="of:=SUM([.R3:.R8])" office:value-type="float" office:value="2310.5" calcext:value-type="float">
            <text:p>2310.5</text:p>
          </table:table-cell>
          <table:table-cell table:formula="of:=SUM([.S3:.S8])" office:value-type="float" office:value="1556.9" calcext:value-type="float">
            <text:p>1556.9</text:p>
          </table:table-cell>
          <table:table-cell table:formula="of:=SUM([.T3:.T8])" office:value-type="string" office:string-value="" calcext:value-type="error">
            <text:p>#REF!</text:p>
          </table:table-cell>
          <table:table-cell table:formula="of:=SUM([.U3:.U8])" office:value-type="string" office:string-value="" calcext:value-type="error">
            <text:p>#REF!</text:p>
          </table:table-cell>
          <table:table-cell table:formula="of:=SUM([.V3:.V8])" office:value-type="string" office:string-value="" calcext:value-type="error">
            <text:p>#REF!</text:p>
          </table:table-cell>
          <table:table-cell table:formula="of:=SUM([.W3:.W8])" office:value-type="string" office:string-value="" calcext:value-type="error">
            <text:p>#REF!</text:p>
          </table:table-cell>
          <table:table-cell table:formula="of:=SUM([.X3:.X8])" office:value-type="string" office:string-value="" calcext:value-type="error">
            <text:p>#REF!</text:p>
          </table:table-cell>
          <table:table-cell table:formula="of:=SUM([.Y3:.Y8])" office:value-type="string" office:string-value="" calcext:value-type="error">
            <text:p>#REF!</text:p>
          </table:table-cell>
          <table:table-cell table:formula="of:=SUM([.Z3:.Z8])" office:value-type="float" office:value="3940.0195" calcext:value-type="float">
            <text:p>3940.0195</text:p>
          </table:table-cell>
          <table:table-cell table:formula="of:=SUM([.AA3:.AA8])" office:value-type="float" office:value="3938.36675" calcext:value-type="float">
            <text:p>3938.36675</text:p>
          </table:table-cell>
          <table:table-cell table:formula="of:=SUM([.AB3:.AB8])" office:value-type="float" office:value="18084837.5" calcext:value-type="float">
            <text:p>18084837.5</text:p>
          </table:table-cell>
          <table:table-cell table:formula="of:=SUM([.AC3:.AC8])" office:value-type="float" office:value="6485552.9" calcext:value-type="float">
            <text:p>6485552.9</text:p>
          </table:table-cell>
          <table:table-cell table:formula="of:=SUM([.AD3:.AD8])" office:value-type="float" office:value="2342.25" calcext:value-type="float">
            <text:p>2342.25</text:p>
          </table:table-cell>
          <table:table-cell table:formula="of:=SUM([.AE3:.AE8])" office:value-type="float" office:value="1887.25" calcext:value-type="float">
            <text:p>1887.25</text:p>
          </table:table-cell>
          <table:table-cell table:formula="of:=SUM([.AF3:.AF8])" office:value-type="string" office:string-value="" calcext:value-type="error">
            <text:p>#REF!</text:p>
          </table:table-cell>
          <table:table-cell table:formula="of:=SUM([.AG3:.AG8])" office:value-type="string" office:string-value="" calcext:value-type="error">
            <text:p>#REF!</text:p>
          </table:table-cell>
          <table:table-cell table:formula="of:=SUM([.AH3:.AH8])" office:value-type="string" office:string-value="" calcext:value-type="error">
            <text:p>#REF!</text:p>
          </table:table-cell>
          <table:table-cell table:formula="of:=SUM([.AI3:.AI8])" office:value-type="string" office:string-value="" calcext:value-type="error">
            <text:p>#REF!</text:p>
          </table:table-cell>
          <table:table-cell table:formula="of:=SUM([.AJ3:.AJ8])" office:value-type="string" office:string-value="" calcext:value-type="error">
            <text:p>#REF!</text:p>
          </table:table-cell>
          <table:table-cell table:formula="of:=SUM([.AK3:.AK8])" office:value-type="string" office:string-value="" calcext:value-type="error">
            <text:p>#REF!</text:p>
          </table:table-cell>
          <table:table-cell table:formula="of:=SUM([.AL3:.AL8])" office:value-type="float" office:value="3936.783" calcext:value-type="float">
            <text:p>3936.783</text:p>
          </table:table-cell>
          <table:table-cell table:formula="of:=SUM([.AM3:.AM8])" office:value-type="float" office:value="3935.8045" calcext:value-type="float">
            <text:p>3935.8045</text:p>
          </table:table-cell>
          <table:table-cell table:formula="of:=SUM([.AN3:.AN8])" office:value-type="float" office:value="18294353.05" calcext:value-type="float">
            <text:p>18294353.05</text:p>
          </table:table-cell>
          <table:table-cell table:formula="of:=SUM([.AO3:.AO8])" office:value-type="float" office:value="6661817.9" calcext:value-type="float">
            <text:p>6661817.9</text:p>
          </table:table-cell>
          <table:table-cell table:formula="of:=SUM([.AP3:.AP8])" office:value-type="float" office:value="2291.45" calcext:value-type="float">
            <text:p>2291.45</text:p>
          </table:table-cell>
          <table:table-cell table:formula="of:=SUM([.AQ3:.AQ8])" office:value-type="float" office:value="800" calcext:value-type="float">
            <text:p>800</text:p>
          </table:table-cell>
          <table:table-cell table:formula="of:=SUM([.AR3:.AR8])" office:value-type="string" office:string-value="" calcext:value-type="error">
            <text:p>#REF!</text:p>
          </table:table-cell>
          <table:table-cell table:formula="of:=SUM([.AS3:.AS8])" office:value-type="string" office:string-value="" calcext:value-type="error">
            <text:p>#REF!</text:p>
          </table:table-cell>
          <table:table-cell table:formula="of:=SUM([.AT3:.AT8])" office:value-type="string" office:string-value="" calcext:value-type="error">
            <text:p>#REF!</text:p>
          </table:table-cell>
          <table:table-cell table:formula="of:=SUM([.AU3:.AU8])" office:value-type="string" office:string-value="" calcext:value-type="error">
            <text:p>#REF!</text:p>
          </table:table-cell>
          <table:table-cell table:formula="of:=SUM([.AV3:.AV8])" office:value-type="string" office:string-value="" calcext:value-type="error">
            <text:p>#REF!</text:p>
          </table:table-cell>
          <table:table-cell table:formula="of:=SUM([.AW3:.AW8])" office:value-type="string" office:string-value="" calcext:value-type="error">
            <text:p>#REF!</text:p>
          </table:table-cell>
          <table:table-cell table:formula="of:=SUM([.AX3:.AX8])" office:value-type="float" office:value="3940.874" calcext:value-type="float">
            <text:p>3940.874</text:p>
          </table:table-cell>
          <table:table-cell table:formula="of:=SUM([.AY3:.AY8])" office:value-type="float" office:value="3939.4637" calcext:value-type="float">
            <text:p>3939.4637</text:p>
          </table:table-cell>
          <table:table-cell table:formula="of:=SUM([.AZ3:.AZ8])" office:value-type="float" office:value="17897055.85" calcext:value-type="float">
            <text:p>17897055.85</text:p>
          </table:table-cell>
          <table:table-cell table:formula="of:=SUM([.BA3:.BA8])" office:value-type="float" office:value="6594611.25" calcext:value-type="float">
            <text:p>6594611.25</text:p>
          </table:table-cell>
          <table:table-cell table:formula="of:=SUM([.BB3:.BB8])" office:value-type="float" office:value="2253.4" calcext:value-type="float">
            <text:p>2253.4</text:p>
          </table:table-cell>
          <table:table-cell table:formula="of:=SUM([.BC3:.BC8])" office:value-type="float" office:value="674.7" calcext:value-type="float">
            <text:p>674.7</text:p>
          </table:table-cell>
          <table:table-cell table:formula="of:=SUM([.BD3:.BD8])" office:value-type="string" office:string-value="" calcext:value-type="error">
            <text:p>#REF!</text:p>
          </table:table-cell>
          <table:table-cell table:formula="of:=SUM([.BE3:.BE8])" office:value-type="string" office:string-value="" calcext:value-type="error">
            <text:p>#REF!</text:p>
          </table:table-cell>
          <table:table-cell table:formula="of:=SUM([.BF3:.BF8])" office:value-type="string" office:string-value="" calcext:value-type="error">
            <text:p>#REF!</text:p>
          </table:table-cell>
          <table:table-cell table:formula="of:=SUM([.BG3:.BG8])" office:value-type="string" office:string-value="" calcext:value-type="error">
            <text:p>#REF!</text:p>
          </table:table-cell>
          <table:table-cell table:formula="of:=SUM([.BH3:.BH8])" office:value-type="string" office:string-value="" calcext:value-type="error">
            <text:p>#REF!</text:p>
          </table:table-cell>
          <table:table-cell table:formula="of:=SUM([.BI3:.BI8])" office:value-type="string" office:string-value="" calcext:value-type="error">
            <text:p>#REF!</text:p>
          </table:table-cell>
          <table:table-cell table:formula="of:=SUM([.BJ3:.BJ8])" office:value-type="float" office:value="3894.8265" calcext:value-type="float">
            <text:p>3894.8265</text:p>
          </table:table-cell>
          <table:table-cell table:formula="of:=SUM([.BK3:.BK8])" office:value-type="float" office:value="3893.009" calcext:value-type="float">
            <text:p>3893.009</text:p>
          </table:table-cell>
          <table:table-cell table:formula="of:=SUM([.BL3:.BL8])" office:value-type="float" office:value="18070356.8" calcext:value-type="float">
            <text:p>18070356.8</text:p>
          </table:table-cell>
          <table:table-cell table:formula="of:=SUM([.BM3:.BM8])" office:value-type="float" office:value="6492996.65" calcext:value-type="float">
            <text:p>6492996.65</text:p>
          </table:table-cell>
          <table:table-cell table:formula="of:=SUM([.BN3:.BN8])" office:value-type="float" office:value="2286.9" calcext:value-type="float">
            <text:p>2286.9</text:p>
          </table:table-cell>
          <table:table-cell table:formula="of:=SUM([.BO3:.BO8])" office:value-type="float" office:value="1430.05" calcext:value-type="float">
            <text:p>1430.05</text:p>
          </table:table-cell>
          <table:table-cell table:formula="of:=SUM([.BP3:.BP8])" office:value-type="string" office:string-value="" calcext:value-type="error">
            <text:p>#REF!</text:p>
          </table:table-cell>
          <table:table-cell table:formula="of:=SUM([.BQ3:.BQ8])" office:value-type="string" office:string-value="" calcext:value-type="error">
            <text:p>#REF!</text:p>
          </table:table-cell>
          <table:table-cell table:formula="of:=SUM([.BR3:.BR8])" office:value-type="string" office:string-value="" calcext:value-type="error">
            <text:p>#REF!</text:p>
          </table:table-cell>
          <table:table-cell table:formula="of:=SUM([.BS3:.BS8])" office:value-type="string" office:string-value="" calcext:value-type="error">
            <text:p>#REF!</text:p>
          </table:table-cell>
          <table:table-cell table:formula="of:=SUM([.BT3:.BT8])" office:value-type="string" office:string-value="" calcext:value-type="error">
            <text:p>#REF!</text:p>
          </table:table-cell>
          <table:table-cell table:formula="of:=SUM([.BU3:.BU8])" office:value-type="string" office:string-value="" calcext:value-type="error">
            <text:p>#REF!</text:p>
          </table:table-cell>
          <table:table-cell table:formula="of:=SUM([.BV3:.BV8])" office:value-type="string" office:string-value="" calcext:value-type="error">
            <text:p>#REF!</text:p>
          </table:table-cell>
          <table:table-cell table:formula="of:=SUM([.BW3:.BW8])" office:value-type="string" office:string-value="" calcext:value-type="error">
            <text:p>#REF!</text:p>
          </table:table-cell>
          <table:table-cell table:formula="of:=SUM([.BX3:.BX8])" office:value-type="string" office:string-value="" calcext:value-type="error">
            <text:p>#REF!</text:p>
          </table:table-cell>
          <table:table-cell table:formula="of:=SUM([.BY3:.BY8])" office:value-type="string" office:string-value="" calcext:value-type="error">
            <text:p>#REF!</text:p>
          </table:table-cell>
          <table:table-cell table:formula="of:=SUM([.BZ3:.BZ8])" office:value-type="string" office:string-value="" calcext:value-type="error">
            <text:p>#REF!</text:p>
          </table:table-cell>
          <table:table-cell table:formula="of:=SUM([.CA3:.CA8])" office:value-type="string" office:string-value="" calcext:value-type="error">
            <text:p>#REF!</text:p>
          </table:table-cell>
          <table:table-cell table:formula="of:=SUM([.CB3:.CB8])" office:value-type="string" office:string-value="" calcext:value-type="error">
            <text:p>#REF!</text:p>
          </table:table-cell>
          <table:table-cell table:formula="of:=SUM([.CC3:.CC8])" office:value-type="string" office:string-value="" calcext:value-type="error">
            <text:p>#REF!</text:p>
          </table:table-cell>
          <table:table-cell table:formula="of:=SUM([.CD3:.CD8])" office:value-type="string" office:string-value="" calcext:value-type="error">
            <text:p>#REF!</text:p>
          </table:table-cell>
          <table:table-cell table:formula="of:=SUM([.CE3:.CE8])" office:value-type="string" office:string-value="" calcext:value-type="error">
            <text:p>#REF!</text:p>
          </table:table-cell>
          <table:table-cell table:formula="of:=SUM([.CF3:.CF8])" office:value-type="string" office:string-value="" calcext:value-type="error">
            <text:p>#REF!</text:p>
          </table:table-cell>
          <table:table-cell table:formula="of:=SUM([.CG3:.CG8])" office:value-type="string" office:string-value="" calcext:value-type="error">
            <text:p>#REF!</text:p>
          </table:table-cell>
          <table:table-cell table:formula="of:=SUM([.CH3:.CH8])" office:value-type="string" office:string-value="" calcext:value-type="error">
            <text:p>#REF!</text:p>
          </table:table-cell>
          <table:table-cell table:formula="of:=SUM([.CI3:.CI8])" office:value-type="string" office:string-value="" calcext:value-type="error">
            <text:p>#REF!</text:p>
          </table:table-cell>
          <table:table-cell table:formula="of:=SUM([.CJ3:.CJ8])" office:value-type="string" office:string-value="" calcext:value-type="error">
            <text:p>#REF!</text:p>
          </table:table-cell>
          <table:table-cell table:formula="of:=SUM([.CK3:.CK8])" office:value-type="string" office:string-value="" calcext:value-type="error">
            <text:p>#REF!</text:p>
          </table:table-cell>
          <table:table-cell table:formula="of:=SUM([.CL3:.CL8])" office:value-type="string" office:string-value="" calcext:value-type="error">
            <text:p>#REF!</text:p>
          </table:table-cell>
          <table:table-cell table:formula="of:=SUM([.CM3:.CM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8])" office:value-type="float" office:value="620.014083333333" calcext:value-type="float">
            <text:p>620.014083333333</text:p>
          </table:table-cell>
          <table:table-cell table:formula="of:=AVERAGE([.C3:.C8])" office:value-type="float" office:value="619.737633333333" calcext:value-type="float">
            <text:p>619.737633333333</text:p>
          </table:table-cell>
          <table:table-cell table:formula="of:=AVERAGE([.D3:.D8])" office:value-type="float" office:value="4418549.95" calcext:value-type="float">
            <text:p>4418549.95</text:p>
          </table:table-cell>
          <table:table-cell table:formula="of:=AVERAGE([.E3:.E8])" office:value-type="float" office:value="1877899.87" calcext:value-type="float">
            <text:p>1877899.87</text:p>
          </table:table-cell>
          <table:table-cell table:formula="of:=AVERAGE([.F3:.F8])" office:value-type="float" office:value="118.225" calcext:value-type="float">
            <text:p>118.225</text:p>
          </table:table-cell>
          <table:table-cell table:formula="of:=AVERAGE([.G3:.G8])" office:value-type="float" office:value="0" calcext:value-type="float">
            <text:p>0</text:p>
          </table:table-cell>
          <table:table-cell table:formula="of:=AVERAGE([.H3:.H8])" office:value-type="string" office:string-value="" calcext:value-type="error">
            <text:p>#REF!</text:p>
          </table:table-cell>
          <table:table-cell table:formula="of:=AVERAGE([.I3:.I8])" office:value-type="string" office:string-value="" calcext:value-type="error">
            <text:p>#REF!</text:p>
          </table:table-cell>
          <table:table-cell table:formula="of:=AVERAGE([.J3:.J8])" office:value-type="string" office:string-value="" calcext:value-type="error">
            <text:p>#REF!</text:p>
          </table:table-cell>
          <table:table-cell table:formula="of:=AVERAGE([.K3:.K8])" office:value-type="string" office:string-value="" calcext:value-type="error">
            <text:p>#REF!</text:p>
          </table:table-cell>
          <table:table-cell table:formula="of:=AVERAGE([.L3:.L8])" office:value-type="string" office:string-value="" calcext:value-type="error">
            <text:p>#REF!</text:p>
          </table:table-cell>
          <table:table-cell table:formula="of:=AVERAGE([.M3:.M8])" office:value-type="string" office:string-value="" calcext:value-type="error">
            <text:p>#REF!</text:p>
          </table:table-cell>
          <table:table-cell table:formula="of:=AVERAGE([.N3:.N8])" office:value-type="float" office:value="657.0585" calcext:value-type="float">
            <text:p>657.0585</text:p>
          </table:table-cell>
          <table:table-cell table:formula="of:=AVERAGE([.O3:.O8])" office:value-type="float" office:value="656.781025" calcext:value-type="float">
            <text:p>656.781025</text:p>
          </table:table-cell>
          <table:table-cell table:formula="of:=AVERAGE([.P3:.P8])" office:value-type="float" office:value="3574261.06" calcext:value-type="float">
            <text:p>3574261.06</text:p>
          </table:table-cell>
          <table:table-cell table:formula="of:=AVERAGE([.Q3:.Q8])" office:value-type="float" office:value="1305967.78" calcext:value-type="float">
            <text:p>1305967.78</text:p>
          </table:table-cell>
          <table:table-cell table:formula="of:=AVERAGE([.R3:.R8])" office:value-type="float" office:value="385.083333333333" calcext:value-type="float">
            <text:p>385.083333333333</text:p>
          </table:table-cell>
          <table:table-cell table:formula="of:=AVERAGE([.S3:.S8])" office:value-type="float" office:value="259.483333333333" calcext:value-type="float">
            <text:p>259.483333333333</text:p>
          </table:table-cell>
          <table:table-cell table:formula="of:=AVERAGE([.T3:.T8])" office:value-type="string" office:string-value="" calcext:value-type="error">
            <text:p>#REF!</text:p>
          </table:table-cell>
          <table:table-cell table:formula="of:=AVERAGE([.U3:.U8])" office:value-type="string" office:string-value="" calcext:value-type="error">
            <text:p>#REF!</text:p>
          </table:table-cell>
          <table:table-cell table:formula="of:=AVERAGE([.V3:.V8])" office:value-type="string" office:string-value="" calcext:value-type="error">
            <text:p>#REF!</text:p>
          </table:table-cell>
          <table:table-cell table:formula="of:=AVERAGE([.W3:.W8])" office:value-type="string" office:string-value="" calcext:value-type="error">
            <text:p>#REF!</text:p>
          </table:table-cell>
          <table:table-cell table:formula="of:=AVERAGE([.X3:.X8])" office:value-type="string" office:string-value="" calcext:value-type="error">
            <text:p>#REF!</text:p>
          </table:table-cell>
          <table:table-cell table:formula="of:=AVERAGE([.Y3:.Y8])" office:value-type="string" office:string-value="" calcext:value-type="error">
            <text:p>#REF!</text:p>
          </table:table-cell>
          <table:table-cell table:formula="of:=AVERAGE([.Z3:.Z8])" office:value-type="float" office:value="656.669916666667" calcext:value-type="float">
            <text:p>656.669916666667</text:p>
          </table:table-cell>
          <table:table-cell table:formula="of:=AVERAGE([.AA3:.AA8])" office:value-type="float" office:value="656.394458333333" calcext:value-type="float">
            <text:p>656.394458333333</text:p>
          </table:table-cell>
          <table:table-cell table:formula="of:=AVERAGE([.AB3:.AB8])" office:value-type="float" office:value="3616967.5" calcext:value-type="float">
            <text:p>3616967.5</text:p>
          </table:table-cell>
          <table:table-cell table:formula="of:=AVERAGE([.AC3:.AC8])" office:value-type="float" office:value="1297110.58" calcext:value-type="float">
            <text:p>1297110.58</text:p>
          </table:table-cell>
          <table:table-cell table:formula="of:=AVERAGE([.AD3:.AD8])" office:value-type="float" office:value="390.375" calcext:value-type="float">
            <text:p>390.375</text:p>
          </table:table-cell>
          <table:table-cell table:formula="of:=AVERAGE([.AE3:.AE8])" office:value-type="float" office:value="314.541666666667" calcext:value-type="float">
            <text:p>314.541666666667</text:p>
          </table:table-cell>
          <table:table-cell table:formula="of:=AVERAGE([.AF3:.AF8])" office:value-type="string" office:string-value="" calcext:value-type="error">
            <text:p>#REF!</text:p>
          </table:table-cell>
          <table:table-cell table:formula="of:=AVERAGE([.AG3:.AG8])" office:value-type="string" office:string-value="" calcext:value-type="error">
            <text:p>#REF!</text:p>
          </table:table-cell>
          <table:table-cell table:formula="of:=AVERAGE([.AH3:.AH8])" office:value-type="string" office:string-value="" calcext:value-type="error">
            <text:p>#REF!</text:p>
          </table:table-cell>
          <table:table-cell table:formula="of:=AVERAGE([.AI3:.AI8])" office:value-type="string" office:string-value="" calcext:value-type="error">
            <text:p>#REF!</text:p>
          </table:table-cell>
          <table:table-cell table:formula="of:=AVERAGE([.AJ3:.AJ8])" office:value-type="string" office:string-value="" calcext:value-type="error">
            <text:p>#REF!</text:p>
          </table:table-cell>
          <table:table-cell table:formula="of:=AVERAGE([.AK3:.AK8])" office:value-type="string" office:string-value="" calcext:value-type="error">
            <text:p>#REF!</text:p>
          </table:table-cell>
          <table:table-cell table:formula="of:=AVERAGE([.AL3:.AL8])" office:value-type="float" office:value="656.1305" calcext:value-type="float">
            <text:p>656.1305</text:p>
          </table:table-cell>
          <table:table-cell table:formula="of:=AVERAGE([.AM3:.AM8])" office:value-type="float" office:value="655.967416666667" calcext:value-type="float">
            <text:p>655.967416666667</text:p>
          </table:table-cell>
          <table:table-cell table:formula="of:=AVERAGE([.AN3:.AN8])" office:value-type="float" office:value="3658870.61" calcext:value-type="float">
            <text:p>3658870.61</text:p>
          </table:table-cell>
          <table:table-cell table:formula="of:=AVERAGE([.AO3:.AO8])" office:value-type="float" office:value="1332363.58" calcext:value-type="float">
            <text:p>1332363.58</text:p>
          </table:table-cell>
          <table:table-cell table:formula="of:=AVERAGE([.AP3:.AP8])" office:value-type="float" office:value="381.908333333333" calcext:value-type="float">
            <text:p>381.908333333333</text:p>
          </table:table-cell>
          <table:table-cell table:formula="of:=AVERAGE([.AQ3:.AQ8])" office:value-type="float" office:value="133.333333333333" calcext:value-type="float">
            <text:p>133.333333333333</text:p>
          </table:table-cell>
          <table:table-cell table:formula="of:=AVERAGE([.AR3:.AR8])" office:value-type="string" office:string-value="" calcext:value-type="error">
            <text:p>#REF!</text:p>
          </table:table-cell>
          <table:table-cell table:formula="of:=AVERAGE([.AS3:.AS8])" office:value-type="string" office:string-value="" calcext:value-type="error">
            <text:p>#REF!</text:p>
          </table:table-cell>
          <table:table-cell table:formula="of:=AVERAGE([.AT3:.AT8])" office:value-type="string" office:string-value="" calcext:value-type="error">
            <text:p>#REF!</text:p>
          </table:table-cell>
          <table:table-cell table:formula="of:=AVERAGE([.AU3:.AU8])" office:value-type="string" office:string-value="" calcext:value-type="error">
            <text:p>#REF!</text:p>
          </table:table-cell>
          <table:table-cell table:formula="of:=AVERAGE([.AV3:.AV8])" office:value-type="string" office:string-value="" calcext:value-type="error">
            <text:p>#REF!</text:p>
          </table:table-cell>
          <table:table-cell table:formula="of:=AVERAGE([.AW3:.AW8])" office:value-type="string" office:string-value="" calcext:value-type="error">
            <text:p>#REF!</text:p>
          </table:table-cell>
          <table:table-cell table:formula="of:=AVERAGE([.AX3:.AX8])" office:value-type="float" office:value="656.812333333333" calcext:value-type="float">
            <text:p>656.812333333333</text:p>
          </table:table-cell>
          <table:table-cell table:formula="of:=AVERAGE([.AY3:.AY8])" office:value-type="float" office:value="656.577283333333" calcext:value-type="float">
            <text:p>656.577283333333</text:p>
          </table:table-cell>
          <table:table-cell table:formula="of:=AVERAGE([.AZ3:.AZ8])" office:value-type="float" office:value="3579411.17" calcext:value-type="float">
            <text:p>3579411.17</text:p>
          </table:table-cell>
          <table:table-cell table:formula="of:=AVERAGE([.BA3:.BA8])" office:value-type="float" office:value="1318922.25" calcext:value-type="float">
            <text:p>1318922.25</text:p>
          </table:table-cell>
          <table:table-cell table:formula="of:=AVERAGE([.BB3:.BB8])" office:value-type="float" office:value="375.566666666667" calcext:value-type="float">
            <text:p>375.566666666667</text:p>
          </table:table-cell>
          <table:table-cell table:formula="of:=AVERAGE([.BC3:.BC8])" office:value-type="float" office:value="112.45" calcext:value-type="float">
            <text:p>112.45</text:p>
          </table:table-cell>
          <table:table-cell table:formula="of:=AVERAGE([.BD3:.BD8])" office:value-type="string" office:string-value="" calcext:value-type="error">
            <text:p>#REF!</text:p>
          </table:table-cell>
          <table:table-cell table:formula="of:=AVERAGE([.BE3:.BE8])" office:value-type="string" office:string-value="" calcext:value-type="error">
            <text:p>#REF!</text:p>
          </table:table-cell>
          <table:table-cell table:formula="of:=AVERAGE([.BF3:.BF8])" office:value-type="string" office:string-value="" calcext:value-type="error">
            <text:p>#REF!</text:p>
          </table:table-cell>
          <table:table-cell table:formula="of:=AVERAGE([.BG3:.BG8])" office:value-type="string" office:string-value="" calcext:value-type="error">
            <text:p>#REF!</text:p>
          </table:table-cell>
          <table:table-cell table:formula="of:=AVERAGE([.BH3:.BH8])" office:value-type="string" office:string-value="" calcext:value-type="error">
            <text:p>#REF!</text:p>
          </table:table-cell>
          <table:table-cell table:formula="of:=AVERAGE([.BI3:.BI8])" office:value-type="string" office:string-value="" calcext:value-type="error">
            <text:p>#REF!</text:p>
          </table:table-cell>
          <table:table-cell table:formula="of:=AVERAGE([.BJ3:.BJ8])" office:value-type="float" office:value="649.13775" calcext:value-type="float">
            <text:p>649.13775</text:p>
          </table:table-cell>
          <table:table-cell table:formula="of:=AVERAGE([.BK3:.BK8])" office:value-type="float" office:value="648.834833333333" calcext:value-type="float">
            <text:p>648.834833333333</text:p>
          </table:table-cell>
          <table:table-cell table:formula="of:=AVERAGE([.BL3:.BL8])" office:value-type="float" office:value="3614071.36" calcext:value-type="float">
            <text:p>3614071.36</text:p>
          </table:table-cell>
          <table:table-cell table:formula="of:=AVERAGE([.BM3:.BM8])" office:value-type="float" office:value="1298599.33" calcext:value-type="float">
            <text:p>1298599.33</text:p>
          </table:table-cell>
          <table:table-cell table:formula="of:=AVERAGE([.BN3:.BN8])" office:value-type="float" office:value="381.15" calcext:value-type="float">
            <text:p>381.15</text:p>
          </table:table-cell>
          <table:table-cell table:formula="of:=AVERAGE([.BO3:.BO8])" office:value-type="float" office:value="238.341666666667" calcext:value-type="float">
            <text:p>238.341666666667</text:p>
          </table:table-cell>
          <table:table-cell table:formula="of:=AVERAGE([.BP3:.BP8])" office:value-type="string" office:string-value="" calcext:value-type="error">
            <text:p>#REF!</text:p>
          </table:table-cell>
          <table:table-cell table:formula="of:=AVERAGE([.BQ3:.BQ8])" office:value-type="string" office:string-value="" calcext:value-type="error">
            <text:p>#REF!</text:p>
          </table:table-cell>
          <table:table-cell table:formula="of:=AVERAGE([.BR3:.BR8])" office:value-type="string" office:string-value="" calcext:value-type="error">
            <text:p>#REF!</text:p>
          </table:table-cell>
          <table:table-cell table:formula="of:=AVERAGE([.BS3:.BS8])" office:value-type="string" office:string-value="" calcext:value-type="error">
            <text:p>#REF!</text:p>
          </table:table-cell>
          <table:table-cell table:formula="of:=AVERAGE([.BT3:.BT8])" office:value-type="string" office:string-value="" calcext:value-type="error">
            <text:p>#REF!</text:p>
          </table:table-cell>
          <table:table-cell table:formula="of:=AVERAGE([.BU3:.BU8])" office:value-type="string" office:string-value="" calcext:value-type="error">
            <text:p>#REF!</text:p>
          </table:table-cell>
          <table:table-cell table:formula="of:=AVERAGE([.BV3:.BV8])" office:value-type="string" office:string-value="" calcext:value-type="error">
            <text:p>#REF!</text:p>
          </table:table-cell>
          <table:table-cell table:formula="of:=AVERAGE([.BW3:.BW8])" office:value-type="string" office:string-value="" calcext:value-type="error">
            <text:p>#REF!</text:p>
          </table:table-cell>
          <table:table-cell table:formula="of:=AVERAGE([.BX3:.BX8])" office:value-type="string" office:string-value="" calcext:value-type="error">
            <text:p>#REF!</text:p>
          </table:table-cell>
          <table:table-cell table:formula="of:=AVERAGE([.BY3:.BY8])" office:value-type="string" office:string-value="" calcext:value-type="error">
            <text:p>#REF!</text:p>
          </table:table-cell>
          <table:table-cell table:formula="of:=AVERAGE([.BZ3:.BZ8])" office:value-type="string" office:string-value="" calcext:value-type="error">
            <text:p>#REF!</text:p>
          </table:table-cell>
          <table:table-cell table:formula="of:=AVERAGE([.CA3:.CA8])" office:value-type="string" office:string-value="" calcext:value-type="error">
            <text:p>#REF!</text:p>
          </table:table-cell>
          <table:table-cell table:formula="of:=AVERAGE([.CB3:.CB8])" office:value-type="string" office:string-value="" calcext:value-type="error">
            <text:p>#REF!</text:p>
          </table:table-cell>
          <table:table-cell table:formula="of:=AVERAGE([.CC3:.CC8])" office:value-type="string" office:string-value="" calcext:value-type="error">
            <text:p>#REF!</text:p>
          </table:table-cell>
          <table:table-cell table:formula="of:=AVERAGE([.CD3:.CD8])" office:value-type="string" office:string-value="" calcext:value-type="error">
            <text:p>#REF!</text:p>
          </table:table-cell>
          <table:table-cell table:formula="of:=AVERAGE([.CE3:.CE8])" office:value-type="string" office:string-value="" calcext:value-type="error">
            <text:p>#REF!</text:p>
          </table:table-cell>
          <table:table-cell table:formula="of:=AVERAGE([.CF3:.CF8])" office:value-type="string" office:string-value="" calcext:value-type="error">
            <text:p>#REF!</text:p>
          </table:table-cell>
          <table:table-cell table:formula="of:=AVERAGE([.CG3:.CG8])" office:value-type="string" office:string-value="" calcext:value-type="error">
            <text:p>#REF!</text:p>
          </table:table-cell>
          <table:table-cell table:formula="of:=AVERAGE([.CH3:.CH8])" office:value-type="string" office:string-value="" calcext:value-type="error">
            <text:p>#REF!</text:p>
          </table:table-cell>
          <table:table-cell table:formula="of:=AVERAGE([.CI3:.CI8])" office:value-type="string" office:string-value="" calcext:value-type="error">
            <text:p>#REF!</text:p>
          </table:table-cell>
          <table:table-cell table:formula="of:=AVERAGE([.CJ3:.CJ8])" office:value-type="string" office:string-value="" calcext:value-type="error">
            <text:p>#REF!</text:p>
          </table:table-cell>
          <table:table-cell table:formula="of:=AVERAGE([.CK3:.CK8])" office:value-type="string" office:string-value="" calcext:value-type="error">
            <text:p>#REF!</text:p>
          </table:table-cell>
          <table:table-cell table:formula="of:=AVERAGE([.CL3:.CL8])" office:value-type="string" office:string-value="" calcext:value-type="error">
            <text:p>#REF!</text:p>
          </table:table-cell>
          <table:table-cell table:formula="of:=AVERAGE([.CM3:.CM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8])" office:value-type="float" office:value="164.063783351908" calcext:value-type="float">
            <text:p>164.063783351908</text:p>
          </table:table-cell>
          <table:table-cell table:formula="of:=STDEV([.C3:.C8])" office:value-type="float" office:value="164.224491484418" calcext:value-type="float">
            <text:p>164.224491484418</text:p>
          </table:table-cell>
          <table:table-cell table:formula="of:=STDEV([.D3:.D8])" office:value-type="float" office:value="3305871.92777741" calcext:value-type="float">
            <text:p>3305871.92777741</text:p>
          </table:table-cell>
          <table:table-cell table:formula="of:=STDEV([.E3:.E8])" office:value-type="float" office:value="1538048.82156843" calcext:value-type="float">
            <text:p>1538048.82156843</text:p>
          </table:table-cell>
          <table:table-cell table:formula="of:=STDEV([.F3:.F8])" office:value-type="float" office:value="82.3167586218019" calcext:value-type="float">
            <text:p>82.3167586218019</text:p>
          </table:table-cell>
          <table:table-cell table:formula="of:=STDEV([.G3:.G8])" office:value-type="float" office:value="0" calcext:value-type="float">
            <text:p>0</text:p>
          </table:table-cell>
          <table:table-cell table:formula="of:=STDEV([.H3:.H8])" office:value-type="string" office:string-value="" calcext:value-type="error">
            <text:p>#REF!</text:p>
          </table:table-cell>
          <table:table-cell table:formula="of:=STDEV([.I3:.I8])" office:value-type="string" office:string-value="" calcext:value-type="error">
            <text:p>#REF!</text:p>
          </table:table-cell>
          <table:table-cell table:formula="of:=STDEV([.J3:.J8])" office:value-type="string" office:string-value="" calcext:value-type="error">
            <text:p>#REF!</text:p>
          </table:table-cell>
          <table:table-cell table:formula="of:=STDEV([.K3:.K8])" office:value-type="string" office:string-value="" calcext:value-type="error">
            <text:p>#REF!</text:p>
          </table:table-cell>
          <table:table-cell table:formula="of:=STDEV([.L3:.L8])" office:value-type="string" office:string-value="" calcext:value-type="error">
            <text:p>#REF!</text:p>
          </table:table-cell>
          <table:table-cell table:formula="of:=STDEV([.M3:.M8])" office:value-type="string" office:string-value="" calcext:value-type="error">
            <text:p>#REF!</text:p>
          </table:table-cell>
          <table:table-cell table:formula="of:=STDEV([.N3:.N8])" office:value-type="float" office:value="201.569200769364" calcext:value-type="float">
            <text:p>201.569200769364</text:p>
          </table:table-cell>
          <table:table-cell table:formula="of:=STDEV([.O3:.O8])" office:value-type="float" office:value="201.843013583234" calcext:value-type="float">
            <text:p>201.843013583234</text:p>
          </table:table-cell>
          <table:table-cell table:formula="of:=STDEV([.P3:.P8])" office:value-type="float" office:value="3840793.71146692" calcext:value-type="float">
            <text:p>3840793.71146692</text:p>
          </table:table-cell>
          <table:table-cell table:formula="of:=STDEV([.Q3:.Q8])" office:value-type="float" office:value="1509307.696535" calcext:value-type="float">
            <text:p>1509307.696535</text:p>
          </table:table-cell>
          <table:table-cell table:formula="of:=STDEV([.R3:.R8])" office:value-type="float" office:value="645.452904297956" calcext:value-type="float">
            <text:p>645.452904297956</text:p>
          </table:table-cell>
          <table:table-cell table:formula="of:=STDEV([.S3:.S8])" office:value-type="float" office:value="290.609514067703" calcext:value-type="float">
            <text:p>290.609514067703</text:p>
          </table:table-cell>
          <table:table-cell table:formula="of:=STDEV([.T3:.T8])" office:value-type="string" office:string-value="" calcext:value-type="error">
            <text:p>#REF!</text:p>
          </table:table-cell>
          <table:table-cell table:formula="of:=STDEV([.U3:.U8])" office:value-type="string" office:string-value="" calcext:value-type="error">
            <text:p>#REF!</text:p>
          </table:table-cell>
          <table:table-cell table:formula="of:=STDEV([.V3:.V8])" office:value-type="string" office:string-value="" calcext:value-type="error">
            <text:p>#REF!</text:p>
          </table:table-cell>
          <table:table-cell table:formula="of:=STDEV([.W3:.W8])" office:value-type="string" office:string-value="" calcext:value-type="error">
            <text:p>#REF!</text:p>
          </table:table-cell>
          <table:table-cell table:formula="of:=STDEV([.X3:.X8])" office:value-type="string" office:string-value="" calcext:value-type="error">
            <text:p>#REF!</text:p>
          </table:table-cell>
          <table:table-cell table:formula="of:=STDEV([.Y3:.Y8])" office:value-type="string" office:string-value="" calcext:value-type="error">
            <text:p>#REF!</text:p>
          </table:table-cell>
          <table:table-cell table:formula="of:=STDEV([.Z3:.Z8])" office:value-type="float" office:value="203.47599004512" calcext:value-type="float">
            <text:p>203.47599004512</text:p>
          </table:table-cell>
          <table:table-cell table:formula="of:=STDEV([.AA3:.AA8])" office:value-type="float" office:value="203.745030169478" calcext:value-type="float">
            <text:p>203.745030169478</text:p>
          </table:table-cell>
          <table:table-cell table:formula="of:=STDEV([.AB3:.AB8])" office:value-type="float" office:value="3761808.45209662" calcext:value-type="float">
            <text:p>3761808.45209662</text:p>
          </table:table-cell>
          <table:table-cell table:formula="of:=STDEV([.AC3:.AC8])" office:value-type="float" office:value="1503586.45036058" calcext:value-type="float">
            <text:p>1503586.45036058</text:p>
          </table:table-cell>
          <table:table-cell table:formula="of:=STDEV([.AD3:.AD8])" office:value-type="float" office:value="648.043583989534" calcext:value-type="float">
            <text:p>648.043583989534</text:p>
          </table:table-cell>
          <table:table-cell table:formula="of:=STDEV([.AE3:.AE8])" office:value-type="float" office:value="350.129825088733" calcext:value-type="float">
            <text:p>350.129825088733</text:p>
          </table:table-cell>
          <table:table-cell table:formula="of:=STDEV([.AF3:.AF8])" office:value-type="string" office:string-value="" calcext:value-type="error">
            <text:p>#REF!</text:p>
          </table:table-cell>
          <table:table-cell table:formula="of:=STDEV([.AG3:.AG8])" office:value-type="string" office:string-value="" calcext:value-type="error">
            <text:p>#REF!</text:p>
          </table:table-cell>
          <table:table-cell table:formula="of:=STDEV([.AH3:.AH8])" office:value-type="string" office:string-value="" calcext:value-type="error">
            <text:p>#REF!</text:p>
          </table:table-cell>
          <table:table-cell table:formula="of:=STDEV([.AI3:.AI8])" office:value-type="string" office:string-value="" calcext:value-type="error">
            <text:p>#REF!</text:p>
          </table:table-cell>
          <table:table-cell table:formula="of:=STDEV([.AJ3:.AJ8])" office:value-type="string" office:string-value="" calcext:value-type="error">
            <text:p>#REF!</text:p>
          </table:table-cell>
          <table:table-cell table:formula="of:=STDEV([.AK3:.AK8])" office:value-type="string" office:string-value="" calcext:value-type="error">
            <text:p>#REF!</text:p>
          </table:table-cell>
          <table:table-cell table:formula="of:=STDEV([.AL3:.AL8])" office:value-type="float" office:value="201.831437932251" calcext:value-type="float">
            <text:p>201.831437932251</text:p>
          </table:table-cell>
          <table:table-cell table:formula="of:=STDEV([.AM3:.AM8])" office:value-type="float" office:value="201.983404720196" calcext:value-type="float">
            <text:p>201.983404720196</text:p>
          </table:table-cell>
          <table:table-cell table:formula="of:=STDEV([.AN3:.AN8])" office:value-type="float" office:value="3806028.34409692" calcext:value-type="float">
            <text:p>3806028.34409692</text:p>
          </table:table-cell>
          <table:table-cell table:formula="of:=STDEV([.AO3:.AO8])" office:value-type="float" office:value="1558660.69049815" calcext:value-type="float">
            <text:p>1558660.69049815</text:p>
          </table:table-cell>
          <table:table-cell table:formula="of:=STDEV([.AP3:.AP8])" office:value-type="float" office:value="650.430403207497" calcext:value-type="float">
            <text:p>650.430403207497</text:p>
          </table:table-cell>
          <table:table-cell table:formula="of:=STDEV([.AQ3:.AQ8])" office:value-type="float" office:value="148.042786608016" calcext:value-type="float">
            <text:p>148.042786608016</text:p>
          </table:table-cell>
          <table:table-cell table:formula="of:=STDEV([.AR3:.AR8])" office:value-type="string" office:string-value="" calcext:value-type="error">
            <text:p>#REF!</text:p>
          </table:table-cell>
          <table:table-cell table:formula="of:=STDEV([.AS3:.AS8])" office:value-type="string" office:string-value="" calcext:value-type="error">
            <text:p>#REF!</text:p>
          </table:table-cell>
          <table:table-cell table:formula="of:=STDEV([.AT3:.AT8])" office:value-type="string" office:string-value="" calcext:value-type="error">
            <text:p>#REF!</text:p>
          </table:table-cell>
          <table:table-cell table:formula="of:=STDEV([.AU3:.AU8])" office:value-type="string" office:string-value="" calcext:value-type="error">
            <text:p>#REF!</text:p>
          </table:table-cell>
          <table:table-cell table:formula="of:=STDEV([.AV3:.AV8])" office:value-type="string" office:string-value="" calcext:value-type="error">
            <text:p>#REF!</text:p>
          </table:table-cell>
          <table:table-cell table:formula="of:=STDEV([.AW3:.AW8])" office:value-type="string" office:string-value="" calcext:value-type="error">
            <text:p>#REF!</text:p>
          </table:table-cell>
          <table:table-cell table:formula="of:=STDEV([.AX3:.AX8])" office:value-type="float" office:value="198.67540705323" calcext:value-type="float">
            <text:p>198.67540705323</text:p>
          </table:table-cell>
          <table:table-cell table:formula="of:=STDEV([.AY3:.AY8])" office:value-type="float" office:value="198.900551449921" calcext:value-type="float">
            <text:p>198.900551449921</text:p>
          </table:table-cell>
          <table:table-cell table:formula="of:=STDEV([.AZ3:.AZ8])" office:value-type="float" office:value="3809671.4579758" calcext:value-type="float">
            <text:p>3809671.4579758</text:p>
          </table:table-cell>
          <table:table-cell table:formula="of:=STDEV([.BA3:.BA8])" office:value-type="float" office:value="1494269.64155431" calcext:value-type="float">
            <text:p>1494269.64155431</text:p>
          </table:table-cell>
          <table:table-cell table:formula="of:=STDEV([.BB3:.BB8])" office:value-type="float" office:value="655.003752406554" calcext:value-type="float">
            <text:p>655.003752406554</text:p>
          </table:table-cell>
          <table:table-cell table:formula="of:=STDEV([.BC3:.BC8])" office:value-type="float" office:value="130.537741668837" calcext:value-type="float">
            <text:p>130.537741668837</text:p>
          </table:table-cell>
          <table:table-cell table:formula="of:=STDEV([.BD3:.BD8])" office:value-type="string" office:string-value="" calcext:value-type="error">
            <text:p>#REF!</text:p>
          </table:table-cell>
          <table:table-cell table:formula="of:=STDEV([.BE3:.BE8])" office:value-type="string" office:string-value="" calcext:value-type="error">
            <text:p>#REF!</text:p>
          </table:table-cell>
          <table:table-cell table:formula="of:=STDEV([.BF3:.BF8])" office:value-type="string" office:string-value="" calcext:value-type="error">
            <text:p>#REF!</text:p>
          </table:table-cell>
          <table:table-cell table:formula="of:=STDEV([.BG3:.BG8])" office:value-type="string" office:string-value="" calcext:value-type="error">
            <text:p>#REF!</text:p>
          </table:table-cell>
          <table:table-cell table:formula="of:=STDEV([.BH3:.BH8])" office:value-type="string" office:string-value="" calcext:value-type="error">
            <text:p>#REF!</text:p>
          </table:table-cell>
          <table:table-cell table:formula="of:=STDEV([.BI3:.BI8])" office:value-type="string" office:string-value="" calcext:value-type="error">
            <text:p>#REF!</text:p>
          </table:table-cell>
          <table:table-cell table:formula="of:=STDEV([.BJ3:.BJ8])" office:value-type="float" office:value="212.661121062067" calcext:value-type="float">
            <text:p>212.661121062067</text:p>
          </table:table-cell>
          <table:table-cell table:formula="of:=STDEV([.BK3:.BK8])" office:value-type="float" office:value="212.956062498964" calcext:value-type="float">
            <text:p>212.956062498964</text:p>
          </table:table-cell>
          <table:table-cell table:formula="of:=STDEV([.BL3:.BL8])" office:value-type="float" office:value="3786267.00523177" calcext:value-type="float">
            <text:p>3786267.00523177</text:p>
          </table:table-cell>
          <table:table-cell table:formula="of:=STDEV([.BM3:.BM8])" office:value-type="float" office:value="1546699.44287851" calcext:value-type="float">
            <text:p>1546699.44287851</text:p>
          </table:table-cell>
          <table:table-cell table:formula="of:=STDEV([.BN3:.BN8])" office:value-type="float" office:value="650.434010488382" calcext:value-type="float">
            <text:p>650.434010488382</text:p>
          </table:table-cell>
          <table:table-cell table:formula="of:=STDEV([.BO3:.BO8])" office:value-type="float" office:value="271.289027453501" calcext:value-type="float">
            <text:p>271.289027453501</text:p>
          </table:table-cell>
          <table:table-cell table:formula="of:=STDEV([.BP3:.BP8])" office:value-type="string" office:string-value="" calcext:value-type="error">
            <text:p>#REF!</text:p>
          </table:table-cell>
          <table:table-cell table:formula="of:=STDEV([.BQ3:.BQ8])" office:value-type="string" office:string-value="" calcext:value-type="error">
            <text:p>#REF!</text:p>
          </table:table-cell>
          <table:table-cell table:formula="of:=STDEV([.BR3:.BR8])" office:value-type="string" office:string-value="" calcext:value-type="error">
            <text:p>#REF!</text:p>
          </table:table-cell>
          <table:table-cell table:formula="of:=STDEV([.BS3:.BS8])" office:value-type="string" office:string-value="" calcext:value-type="error">
            <text:p>#REF!</text:p>
          </table:table-cell>
          <table:table-cell table:formula="of:=STDEV([.BT3:.BT8])" office:value-type="string" office:string-value="" calcext:value-type="error">
            <text:p>#REF!</text:p>
          </table:table-cell>
          <table:table-cell table:formula="of:=STDEV([.BU3:.BU8])" office:value-type="string" office:string-value="" calcext:value-type="error">
            <text:p>#REF!</text:p>
          </table:table-cell>
          <table:table-cell table:formula="of:=STDEV([.BV3:.BV8])" office:value-type="string" office:string-value="" calcext:value-type="error">
            <text:p>#REF!</text:p>
          </table:table-cell>
          <table:table-cell table:formula="of:=STDEV([.BW3:.BW8])" office:value-type="string" office:string-value="" calcext:value-type="error">
            <text:p>#REF!</text:p>
          </table:table-cell>
          <table:table-cell table:formula="of:=STDEV([.BX3:.BX8])" office:value-type="string" office:string-value="" calcext:value-type="error">
            <text:p>#REF!</text:p>
          </table:table-cell>
          <table:table-cell table:formula="of:=STDEV([.BY3:.BY8])" office:value-type="string" office:string-value="" calcext:value-type="error">
            <text:p>#REF!</text:p>
          </table:table-cell>
          <table:table-cell table:formula="of:=STDEV([.BZ3:.BZ8])" office:value-type="string" office:string-value="" calcext:value-type="error">
            <text:p>#REF!</text:p>
          </table:table-cell>
          <table:table-cell table:formula="of:=STDEV([.CA3:.CA8])" office:value-type="string" office:string-value="" calcext:value-type="error">
            <text:p>#REF!</text:p>
          </table:table-cell>
          <table:table-cell table:formula="of:=STDEV([.CB3:.CB8])" office:value-type="string" office:string-value="" calcext:value-type="error">
            <text:p>#REF!</text:p>
          </table:table-cell>
          <table:table-cell table:formula="of:=STDEV([.CC3:.CC8])" office:value-type="string" office:string-value="" calcext:value-type="error">
            <text:p>#REF!</text:p>
          </table:table-cell>
          <table:table-cell table:formula="of:=STDEV([.CD3:.CD8])" office:value-type="string" office:string-value="" calcext:value-type="error">
            <text:p>#REF!</text:p>
          </table:table-cell>
          <table:table-cell table:formula="of:=STDEV([.CE3:.CE8])" office:value-type="string" office:string-value="" calcext:value-type="error">
            <text:p>#REF!</text:p>
          </table:table-cell>
          <table:table-cell table:formula="of:=STDEV([.CF3:.CF8])" office:value-type="string" office:string-value="" calcext:value-type="error">
            <text:p>#REF!</text:p>
          </table:table-cell>
          <table:table-cell table:formula="of:=STDEV([.CG3:.CG8])" office:value-type="string" office:string-value="" calcext:value-type="error">
            <text:p>#REF!</text:p>
          </table:table-cell>
          <table:table-cell table:formula="of:=STDEV([.CH3:.CH8])" office:value-type="string" office:string-value="" calcext:value-type="error">
            <text:p>#REF!</text:p>
          </table:table-cell>
          <table:table-cell table:formula="of:=STDEV([.CI3:.CI8])" office:value-type="string" office:string-value="" calcext:value-type="error">
            <text:p>#REF!</text:p>
          </table:table-cell>
          <table:table-cell table:formula="of:=STDEV([.CJ3:.CJ8])" office:value-type="string" office:string-value="" calcext:value-type="error">
            <text:p>#REF!</text:p>
          </table:table-cell>
          <table:table-cell table:formula="of:=STDEV([.CK3:.CK8])" office:value-type="string" office:string-value="" calcext:value-type="error">
            <text:p>#REF!</text:p>
          </table:table-cell>
          <table:table-cell table:formula="of:=STDEV([.CL3:.CL8])" office:value-type="string" office:string-value="" calcext:value-type="error">
            <text:p>#REF!</text:p>
          </table:table-cell>
          <table:table-cell table:formula="of:=STDEV([.CM3:.CM8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C3:.C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D3:.D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E3:.E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F3:.F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G3:.G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H3:.H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I3:.I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J3:.J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M3:.M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N3:.N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O3:.O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P3:.P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S3:.S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T3:.T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U3:.U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V3:.V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Y3:.Y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Z3:.Z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A3:.AA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B3:.AB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E3:.AE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F3:.AF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G3:.AG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H3:.AH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K3:.AK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L3:.AL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M3:.AM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N3:.AN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Q3:.AQ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R3:.AR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S3:.AS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T3:.AT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U3:.AU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V3:.AV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W3:.AW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X3:.AX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Y3:.AY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Z3:.AZ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A3:.BA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B3:.BB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C3:.BC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D3:.BD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E3:.BE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F3:.BF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G3:.BG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H3:.BH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I3:.BI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J3:.BJ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K3:.BK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L3:.BL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M3:.BM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N3:.BN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O3:.BO8]-[.$CA3:.$CA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P3:.BP8]-[.$BV3:.$BV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Q3:.BQ8]-[.$BW3:.$BW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R3:.BR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S3:.BS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T3:.BT8]-[.$BZ3:.$BZ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U3:.BU8]-[.$CA3:.$CA8])^2)^0.5" office:value-type="string" office:string-value="" calcext:value-type="error">
            <text:p>#NUM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8]=[.$CA3:.$CA8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8]=[.$BV3:.$BV8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8]=[.$BW3:.$BW8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8]=[.$BX3:.$BX8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8]=[.$BY3:.$BY8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8]=[.$BZ3:.$BZ8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8]=[.$CA3:.$CA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8]&l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8]&l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8]&l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8]&l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8]&l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8]&l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8]&lt;[.$CG3:.$CG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8]&gt;[.$CG3:.$CG8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8]&gt;[.$CB3:.$CB8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8]&gt;[.$CC3:.$CC8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8]&gt;[.$CD3:.$CD8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8]&gt;[.$CE3:.$CE8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8]&gt;[.$CF3:.$CF8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8]&gt;[.$CG3:.$CG8])" office:value-type="string" office:string-value="" calcext:value-type="error">
            <text:p>#REF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C3:.C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D3:.D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E3:.E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F3:.F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G3:.G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H3:.H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I3:.I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J3:.J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K3:.K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L3:.L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M3:.M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N3:.N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O3:.O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P3:.P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Q3:.Q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R3:.R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S3:.S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T3:.T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U3:.U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V3:.V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W3:.W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X3:.X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Y3:.Y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Z3:.Z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AA3:.AA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AB3:.AB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AC3:.AC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AD3:.AD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AE3:.AE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AF3:.AF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AG3:.AG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AH3:.AH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AI3:.AI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AJ3:.AJ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AK3:.AK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AL3:.AL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AM3:.AM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AN3:.AN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AO3:.AO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AP3:.AP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AQ3:.AQ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AR3:.AR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AS3:.AS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AT3:.AT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AU3:.AU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AV3:.AV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AW3:.AW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AX3:.AX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AY3:.AY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AZ3:.AZ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BA3:.BA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BB3:.BB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BC3:.BC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BD3:.BD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BE3:.BE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BF3:.BF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BG3:.BG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BH3:.BH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BI3:.BI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BJ3:.BJ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BK3:.BK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BL3:.BL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BM3:.BM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BN3:.BN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BO3:.BO8]=[.$CM3:.$CM8])" office:value-type="string" office:string-value="" calcext:value-type="error">
            <text:p>#REF!</text:p>
          </table:table-cell>
          <table:table-cell table:number-matrix-columns-spanned="1" table:number-matrix-rows-spanned="1" table:formula="of:=SUM([.BP3:.BP8]=[.$CH3:.$CH8])" office:value-type="string" office:string-value="" calcext:value-type="error">
            <text:p>#REF!</text:p>
          </table:table-cell>
          <table:table-cell table:number-matrix-columns-spanned="1" table:number-matrix-rows-spanned="1" table:formula="of:=SUM([.BQ3:.BQ8]=[.$CI3:.$CI8])" office:value-type="string" office:string-value="" calcext:value-type="error">
            <text:p>#REF!</text:p>
          </table:table-cell>
          <table:table-cell table:number-matrix-columns-spanned="1" table:number-matrix-rows-spanned="1" table:formula="of:=SUM([.BR3:.BR8]=[.$CJ3:.$CJ8])" office:value-type="string" office:string-value="" calcext:value-type="error">
            <text:p>#REF!</text:p>
          </table:table-cell>
          <table:table-cell table:number-matrix-columns-spanned="1" table:number-matrix-rows-spanned="1" table:formula="of:=SUM([.BS3:.BS8]=[.$CK3:.$CK8])" office:value-type="string" office:string-value="" calcext:value-type="error">
            <text:p>#REF!</text:p>
          </table:table-cell>
          <table:table-cell table:number-matrix-columns-spanned="1" table:number-matrix-rows-spanned="1" table:formula="of:=SUM([.BT3:.BT8]=[.$CL3:.$CL8])" office:value-type="string" office:string-value="" calcext:value-type="error">
            <text:p>#REF!</text:p>
          </table:table-cell>
          <table:table-cell table:number-matrix-columns-spanned="1" table:number-matrix-rows-spanned="1" table:formula="of:=SUM([.BU3:.BU8]=[.$CM3:.$CM8])" office:value-type="string" office:string-value="" calcext:value-type="error">
            <text:p>#REF!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22:23.079559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5-18T15:24:03.712532722</dc:date>
    <meta:editing-duration>PT4M52S</meta:editing-duration>
    <meta:editing-cycles>2</meta:editing-cycles>
    <meta:generator>LibreOffice/7.0.4.2$Linux_X86_64 LibreOffice_project/00$Build-2</meta:generator>
    <meta:document-statistic meta:table-count="2" meta:cell-count="9068" meta:object-count="0"/>
  </office:meta>
</office:document-meta>
</file>